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5.29pt"/>
    </style:style>
    <style:style style:name="co2" style:family="table-column">
      <style:table-column-properties fo:break-before="auto" style:column-width="7.14pt"/>
    </style:style>
    <style:style style:name="co3" style:family="table-column">
      <style:table-column-properties fo:break-before="auto" style:column-width="16.5pt"/>
    </style:style>
    <style:style style:name="co4" style:family="table-column">
      <style:table-column-properties fo:break-before="auto" style:column-width="59.56pt"/>
    </style:style>
    <style:style style:name="co5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map style:condition="cell-content()&gt;0" style:apply-style-name="Untitled1" style:base-cell-address="Sheet2.F9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formula="of:=[.C3]/[.C4]" office:value-type="float" office:value="27.4285714285714" calcext:value-type="float">
            <text:p>27.428571428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8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MOD(CEILING([.$C$5]*[.$D6];1)+CEILING([.$C$5]*[.E$5];1)-CEILING([.$C$5]*MOD([.$D6]+[.E$5];[.$C$4]);1);[.$C$3])" office:value-type="float" office:value="0" calcext:value-type="float">
            <text:p>0</text:p>
          </table:table-cell>
          <table:table-cell table:formula="of:=MOD(CEILING([.$C$5]*[.$D6];1)+CEILING([.$C$5]*[.F$5];1)-CEILING([.$C$5]*MOD([.$D6]+[.F$5];[.$C$4]);1);[.$C$3])" office:value-type="float" office:value="0" calcext:value-type="float">
            <text:p>0</text:p>
          </table:table-cell>
          <table:table-cell table:formula="of:=MOD(CEILING([.$C$5]*[.$D6];1)+CEILING([.$C$5]*[.G$5];1)-CEILING([.$C$5]*MOD([.$D6]+[.G$5];[.$C$4]);1);[.$C$3])" office:value-type="float" office:value="0" calcext:value-type="float">
            <text:p>0</text:p>
          </table:table-cell>
          <table:table-cell table:formula="of:=MOD(CEILING([.$C$5]*[.$D6];1)+CEILING([.$C$5]*[.H$5];1)-CEILING([.$C$5]*MOD([.$D6]+[.H$5];[.$C$4]);1);[.$C$3])" office:value-type="float" office:value="0" calcext:value-type="float">
            <text:p>0</text:p>
          </table:table-cell>
          <table:table-cell table:formula="of:=MOD(CEILING([.$C$5]*[.$D6];1)+CEILING([.$C$5]*[.I$5];1)-CEILING([.$C$5]*MOD([.$D6]+[.I$5];[.$C$4]);1);[.$C$3])" office:value-type="float" office:value="0" calcext:value-type="float">
            <text:p>0</text:p>
          </table:table-cell>
          <table:table-cell table:formula="of:=MOD(CEILING([.$C$5]*[.$D6];1)+CEILING([.$C$5]*[.J$5];1)-CEILING([.$C$5]*MOD([.$D6]+[.J$5];[.$C$4]);1);[.$C$3])" office:value-type="float" office:value="0" calcext:value-type="float">
            <text:p>0</text:p>
          </table:table-cell>
          <table:table-cell table:formula="of:=MOD(CEILING([.$C$5]*[.$D6];1)+CEILING([.$C$5]*[.K$5];1)-CEILING([.$C$5]*MOD([.$D6]+[.K$5];[.$C$4]);1);[.$C$3])" office:value-type="float" office:value="0" calcext:value-type="float">
            <text:p>0</text:p>
          </table:table-cell>
          <table:table-cell table:formula="of:=MOD(CEILING([.$C$5]*[.$D6];1)+CEILING([.$C$5]*[.L$5];1)-CEILING([.$C$5]*MOD([.$D6]+[.L$5];[.$C$4]);1);[.$C$3])" office:value-type="float" office:value="0" calcext:value-type="float">
            <text:p>0</text:p>
          </table:table-cell>
          <table:table-cell table:formula="of:=MOD(CEILING([.$C$5]*[.$D6];1)+CEILING([.$C$5]*[.M$5];1)-CEILING([.$C$5]*MOD([.$D6]+[.M$5];[.$C$4]);1);[.$C$3])" office:value-type="float" office:value="0" calcext:value-type="float">
            <text:p>0</text:p>
          </table:table-cell>
          <table:table-cell table:formula="of:=MOD(CEILING([.$C$5]*[.$D6];1)+CEILING([.$C$5]*[.N$5];1)-CEILING([.$C$5]*MOD([.$D6]+[.N$5];[.$C$4]);1);[.$C$3])" office:value-type="float" office:value="0" calcext:value-type="float">
            <text:p>0</text:p>
          </table:table-cell>
          <table:table-cell table:formula="of:=MOD(CEILING([.$C$5]*[.$D6];1)+CEILING([.$C$5]*[.O$5];1)-CEILING([.$C$5]*MOD([.$D6]+[.O$5];[.$C$4]);1);[.$C$3])" office:value-type="float" office:value="0" calcext:value-type="float">
            <text:p>0</text:p>
          </table:table-cell>
          <table:table-cell table:formula="of:=MOD(CEILING([.$C$5]*[.$D6];1)+CEILING([.$C$5]*[.P$5];1)-CEILING([.$C$5]*MOD([.$D6]+[.P$5];[.$C$4]);1);[.$C$3])" office:value-type="float" office:value="0" calcext:value-type="float">
            <text:p>0</text:p>
          </table:table-cell>
          <table:table-cell table:formula="of:=MOD(CEILING([.$C$5]*[.$D6];1)+CEILING([.$C$5]*[.Q$5];1)-CEILING([.$C$5]*MOD([.$D6]+[.Q$5];[.$C$4]);1);[.$C$3])" office:value-type="float" office:value="0" calcext:value-type="float">
            <text:p>0</text:p>
          </table:table-cell>
          <table:table-cell table:formula="of:=MOD(CEILING([.$C$5]*[.$D6];1)+CEILING([.$C$5]*[.R$5];1)-CEILING([.$C$5]*MOD([.$D6]+[.R$5];[.$C$4]);1);[.$C$3])" office:value-type="float" office:value="0" calcext:value-type="float">
            <text:p>0</text:p>
          </table:table-cell>
          <table:table-cell table:formula="of:=MOD(CEILING([.$C$5]*[.$D6];1)+CEILING([.$C$5]*[.S$5];1)-CEILING([.$C$5]*MOD([.$D6]+[.S$5];[.$C$4]);1);[.$C$3])" office:value-type="float" office:value="0" calcext:value-type="float">
            <text:p>0</text:p>
          </table:table-cell>
          <table:table-cell table:formula="of:=MOD(CEILING([.$C$5]*[.$D6];1)+CEILING([.$C$5]*[.T$5];1)-CEILING([.$C$5]*MOD([.$D6]+[.T$5];[.$C$4]);1);[.$C$3])" office:value-type="float" office:value="0" calcext:value-type="float">
            <text:p>0</text:p>
          </table:table-cell>
          <table:table-cell table:formula="of:=MOD(CEILING([.$C$5]*[.$D6];1)+CEILING([.$C$5]*[.U$5];1)-CEILING([.$C$5]*MOD([.$D6]+[.U$5];[.$C$4]);1);[.$C$3])" office:value-type="float" office:value="0" calcext:value-type="float">
            <text:p>0</text:p>
          </table:table-cell>
          <table:table-cell table:formula="of:=MOD(CEILING([.$C$5]*[.$D6];1)+CEILING([.$C$5]*[.V$5];1)-CEILING([.$C$5]*MOD([.$D6]+[.V$5];[.$C$4]);1);[.$C$3])" office:value-type="float" office:value="0" calcext:value-type="float">
            <text:p>0</text:p>
          </table:table-cell>
          <table:table-cell table:formula="of:=MOD(CEILING([.$C$5]*[.$D6];1)+CEILING([.$C$5]*[.W$5];1)-CEILING([.$C$5]*MOD([.$D6]+[.W$5];[.$C$4]);1);[.$C$3])" office:value-type="float" office:value="0" calcext:value-type="float">
            <text:p>0</text:p>
          </table:table-cell>
          <table:table-cell table:formula="of:=MOD(CEILING([.$C$5]*[.$D6];1)+CEILING([.$C$5]*[.X$5];1)-CEILING([.$C$5]*MOD([.$D6]+[.X$5];[.$C$4]);1);[.$C$3])" office:value-type="float" office:value="0" calcext:value-type="float">
            <text:p>0</text:p>
          </table:table-cell>
          <table:table-cell table:formula="of:=MOD(CEILING([.$C$5]*[.$D6];1)+CEILING([.$C$5]*[.Y$5];1)-CEILING([.$C$5]*MOD([.$D6]+[.Y$5];[.$C$4]);1);[.$C$3])" office:value-type="float" office:value="0" calcext:value-type="float">
            <text:p>0</text:p>
          </table:table-cell>
          <table:table-cell table:formula="of:=MOD(CEILING([.$C$5]*[.$D6];1)+CEILING([.$C$5]*[.Z$5];1)-CEILING([.$C$5]*MOD([.$D6]+[.Z$5];[.$C$4]);1);[.$C$3])" office:value-type="float" office:value="0" calcext:value-type="float">
            <text:p>0</text:p>
          </table:table-cell>
          <table:table-cell table:formula="of:=MOD(CEILING([.$C$5]*[.$D6];1)+CEILING([.$C$5]*[.AA$5];1)-CEILING([.$C$5]*MOD([.$D6]+[.AA$5];[.$C$4]);1);[.$C$3])" office:value-type="float" office:value="0" calcext:value-type="float">
            <text:p>0</text:p>
          </table:table-cell>
          <table:table-cell table:formula="of:=MOD(CEILING([.$C$5]*[.$D6];1)+CEILING([.$C$5]*[.AB$5];1)-CEILING([.$C$5]*MOD([.$D6]+[.AB$5];[.$C$4]);1);[.$C$3])" office:value-type="float" office:value="0" calcext:value-type="float">
            <text:p>0</text:p>
          </table:table-cell>
          <table:table-cell table:formula="of:=MOD(CEILING([.$C$5]*[.$D6];1)+CEILING([.$C$5]*[.AC$5];1)-CEILING([.$C$5]*MOD([.$D6]+[.AC$5];[.$C$4]);1);[.$C$3])" office:value-type="float" office:value="0" calcext:value-type="float">
            <text:p>0</text:p>
          </table:table-cell>
          <table:table-cell table:formula="of:=MOD(CEILING([.$C$5]*[.$D6];1)+CEILING([.$C$5]*[.AD$5];1)-CEILING([.$C$5]*MOD([.$D6]+[.AD$5];[.$C$4]);1);[.$C$3])" office:value-type="float" office:value="0" calcext:value-type="float">
            <text:p>0</text:p>
          </table:table-cell>
          <table:table-cell table:formula="of:=MOD(CEILING([.$C$5]*[.$D6];1)+CEILING([.$C$5]*[.AE$5];1)-CEILING([.$C$5]*MOD([.$D6]+[.AE$5];[.$C$4]);1);[.$C$3])" office:value-type="float" office:value="0" calcext:value-type="float">
            <text:p>0</text:p>
          </table:table-cell>
          <table:table-cell table:formula="of:=MOD(CEILING([.$C$5]*[.$D6];1)+CEILING([.$C$5]*[.AF$5];1)-CEILING([.$C$5]*MOD([.$D6]+[.AF$5];[.$C$4]);1);[.$C$3])" office:value-type="float" office:value="0" calcext:value-type="float">
            <text:p>0</text:p>
          </table:table-cell>
          <table:table-cell table:formula="of:=MOD(CEILING([.$C$5]*[.$D6];1)+CEILING([.$C$5]*[.AG$5];1)-CEILING([.$C$5]*MOD([.$D6]+[.AG$5];[.$C$4]);1);[.$C$3])" office:value-type="float" office:value="0" calcext:value-type="float">
            <text:p>0</text:p>
          </table:table-cell>
          <table:table-cell table:formula="of:=MOD(CEILING([.$C$5]*[.$D6];1)+CEILING([.$C$5]*[.AH$5];1)-CEILING([.$C$5]*MOD([.$D6]+[.AH$5];[.$C$4]);1);[.$C$3])" office:value-type="float" office:value="0" calcext:value-type="float">
            <text:p>0</text:p>
          </table:table-cell>
          <table:table-cell table:formula="of:=MOD(CEILING([.$C$5]*[.$D6];1)+CEILING([.$C$5]*[.AI$5];1)-CEILING([.$C$5]*MOD([.$D6]+[.AI$5];[.$C$4]);1);[.$C$3])" office:value-type="float" office:value="0" calcext:value-type="float">
            <text:p>0</text:p>
          </table:table-cell>
          <table:table-cell table:formula="of:=MOD(CEILING([.$C$5]*[.$D6];1)+CEILING([.$C$5]*[.AJ$5];1)-CEILING([.$C$5]*MOD([.$D6]+[.AJ$5];[.$C$4]);1);[.$C$3])" office:value-type="float" office:value="0" calcext:value-type="float">
            <text:p>0</text:p>
          </table:table-cell>
          <table:table-cell table:formula="of:=MOD(CEILING([.$C$5]*[.$D6];1)+CEILING([.$C$5]*[.AK$5];1)-CEILING([.$C$5]*MOD([.$D6]+[.AK$5];[.$C$4]);1);[.$C$3])" office:value-type="float" office:value="0" calcext:value-type="float">
            <text:p>0</text:p>
          </table:table-cell>
          <table:table-cell table:formula="of:=MOD(CEILING([.$C$5]*[.$D6];1)+CEILING([.$C$5]*[.AL$5];1)-CEILING([.$C$5]*MOD([.$D6]+[.AL$5];[.$C$4]);1);[.$C$3])" office:value-type="float" office:value="0" calcext:value-type="float">
            <text:p>0</text:p>
          </table:table-cell>
          <table:table-cell table:formula="of:=MOD(CEILING([.$C$5]*[.$D6];1)+CEILING([.$C$5]*[.AM$5];1)-CEILING([.$C$5]*MOD([.$D6]+[.AM$5];[.$C$4]);1);[.$C$3])" office:value-type="float" office:value="0" calcext:value-type="float">
            <text:p>0</text:p>
          </table:table-cell>
          <table:table-cell table:formula="of:=MOD(CEILING([.$C$5]*[.$D6];1)+CEILING([.$C$5]*[.AN$5];1)-CEILING([.$C$5]*MOD([.$D6]+[.AN$5];[.$C$4]);1);[.$C$3])" office:value-type="float" office:value="0" calcext:value-type="float">
            <text:p>0</text:p>
          </table:table-cell>
          <table:table-cell table:formula="of:=MOD(CEILING([.$C$5]*[.$D6];1)+CEILING([.$C$5]*[.AO$5];1)-CEILING([.$C$5]*MOD([.$D6]+[.AO$5];[.$C$4]);1);[.$C$3])" office:value-type="float" office:value="0" calcext:value-type="float">
            <text:p>0</text:p>
          </table:table-cell>
          <table:table-cell table:formula="of:=MOD(CEILING([.$C$5]*[.$D6];1)+CEILING([.$C$5]*[.AP$5];1)-CEILING([.$C$5]*MOD([.$D6]+[.AP$5];[.$C$4]);1);[.$C$3])" office:value-type="float" office:value="0" calcext:value-type="float">
            <text:p>0</text:p>
          </table:table-cell>
          <table:table-cell table:formula="of:=MOD(CEILING([.$C$5]*[.$D6];1)+CEILING([.$C$5]*[.AQ$5];1)-CEILING([.$C$5]*MOD([.$D6]+[.AQ$5];[.$C$4]);1);[.$C$3])" office:value-type="float" office:value="0" calcext:value-type="float">
            <text:p>0</text:p>
          </table:table-cell>
          <table:table-cell table:formula="of:=MOD(CEILING([.$C$5]*[.$D6];1)+CEILING([.$C$5]*[.AR$5];1)-CEILING([.$C$5]*MOD([.$D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sum</text:p>
          </table:table-cell>
          <table:table-cell table:formula="of:=SUM(OFFSET([.$E$6];0;0;[.$C$4];[.$C$4])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CEILING([.$C$5]*[.$D7];1)+CEILING([.$C$5]*[.E$5];1)-CEILING([.$C$5]*MOD([.$D7]+[.E$5];[.$C$4]);1);[.$C$3])" office:value-type="float" office:value="0" calcext:value-type="float">
            <text:p>0</text:p>
          </table:table-cell>
          <table:table-cell table:formula="of:=MOD(CEILING([.$C$5]*[.$D7];1)+CEILING([.$C$5]*[.F$5];1)-CEILING([.$C$5]*MOD([.$D7]+[.F$5];[.$C$4]);1);[.$C$3])" office:value-type="float" office:value="1" calcext:value-type="float">
            <text:p>1</text:p>
          </table:table-cell>
          <table:table-cell table:formula="of:=MOD(CEILING([.$C$5]*[.$D7];1)+CEILING([.$C$5]*[.G$5];1)-CEILING([.$C$5]*MOD([.$D7]+[.G$5];[.$C$4]);1);[.$C$3])" office:value-type="float" office:value="0" calcext:value-type="float">
            <text:p>0</text:p>
          </table:table-cell>
          <table:table-cell table:formula="of:=MOD(CEILING([.$C$5]*[.$D7];1)+CEILING([.$C$5]*[.H$5];1)-CEILING([.$C$5]*MOD([.$D7]+[.H$5];[.$C$4]);1);[.$C$3])" office:value-type="float" office:value="1" calcext:value-type="float">
            <text:p>1</text:p>
          </table:table-cell>
          <table:table-cell table:formula="of:=MOD(CEILING([.$C$5]*[.$D7];1)+CEILING([.$C$5]*[.I$5];1)-CEILING([.$C$5]*MOD([.$D7]+[.I$5];[.$C$4]);1);[.$C$3])" office:value-type="float" office:value="0" calcext:value-type="float">
            <text:p>0</text:p>
          </table:table-cell>
          <table:table-cell table:formula="of:=MOD(CEILING([.$C$5]*[.$D7];1)+CEILING([.$C$5]*[.J$5];1)-CEILING([.$C$5]*MOD([.$D7]+[.J$5];[.$C$4]);1);[.$C$3])" office:value-type="float" office:value="1" calcext:value-type="float">
            <text:p>1</text:p>
          </table:table-cell>
          <table:table-cell table:formula="of:=MOD(CEILING([.$C$5]*[.$D7];1)+CEILING([.$C$5]*[.K$5];1)-CEILING([.$C$5]*MOD([.$D7]+[.K$5];[.$C$4]);1);[.$C$3])" office:value-type="float" office:value="1" calcext:value-type="float">
            <text:p>1</text:p>
          </table:table-cell>
          <table:table-cell table:formula="of:=MOD(CEILING([.$C$5]*[.$D7];1)+CEILING([.$C$5]*[.L$5];1)-CEILING([.$C$5]*MOD([.$D7]+[.L$5];[.$C$4]);1);[.$C$3])" office:value-type="float" office:value="0" calcext:value-type="float">
            <text:p>0</text:p>
          </table:table-cell>
          <table:table-cell table:formula="of:=MOD(CEILING([.$C$5]*[.$D7];1)+CEILING([.$C$5]*[.M$5];1)-CEILING([.$C$5]*MOD([.$D7]+[.M$5];[.$C$4]);1);[.$C$3])" office:value-type="float" office:value="1" calcext:value-type="float">
            <text:p>1</text:p>
          </table:table-cell>
          <table:table-cell table:formula="of:=MOD(CEILING([.$C$5]*[.$D7];1)+CEILING([.$C$5]*[.N$5];1)-CEILING([.$C$5]*MOD([.$D7]+[.N$5];[.$C$4]);1);[.$C$3])" office:value-type="float" office:value="0" calcext:value-type="float">
            <text:p>0</text:p>
          </table:table-cell>
          <table:table-cell table:formula="of:=MOD(CEILING([.$C$5]*[.$D7];1)+CEILING([.$C$5]*[.O$5];1)-CEILING([.$C$5]*MOD([.$D7]+[.O$5];[.$C$4]);1);[.$C$3])" office:value-type="float" office:value="1" calcext:value-type="float">
            <text:p>1</text:p>
          </table:table-cell>
          <table:table-cell table:formula="of:=MOD(CEILING([.$C$5]*[.$D7];1)+CEILING([.$C$5]*[.P$5];1)-CEILING([.$C$5]*MOD([.$D7]+[.P$5];[.$C$4]);1);[.$C$3])" office:value-type="float" office:value="0" calcext:value-type="float">
            <text:p>0</text:p>
          </table:table-cell>
          <table:table-cell table:formula="of:=MOD(CEILING([.$C$5]*[.$D7];1)+CEILING([.$C$5]*[.Q$5];1)-CEILING([.$C$5]*MOD([.$D7]+[.Q$5];[.$C$4]);1);[.$C$3])" office:value-type="float" office:value="1" calcext:value-type="float">
            <text:p>1</text:p>
          </table:table-cell>
          <table:table-cell table:formula="of:=MOD(CEILING([.$C$5]*[.$D7];1)+CEILING([.$C$5]*[.R$5];1)-CEILING([.$C$5]*MOD([.$D7]+[.R$5];[.$C$4]);1);[.$C$3])" office:value-type="float" office:value="1" calcext:value-type="float">
            <text:p>1</text:p>
          </table:table-cell>
          <table:table-cell table:formula="of:=MOD(CEILING([.$C$5]*[.$D7];1)+CEILING([.$C$5]*[.S$5];1)-CEILING([.$C$5]*MOD([.$D7]+[.S$5];[.$C$4]);1);[.$C$3])" office:value-type="float" office:value="0" calcext:value-type="float">
            <text:p>0</text:p>
          </table:table-cell>
          <table:table-cell table:formula="of:=MOD(CEILING([.$C$5]*[.$D7];1)+CEILING([.$C$5]*[.T$5];1)-CEILING([.$C$5]*MOD([.$D7]+[.T$5];[.$C$4]);1);[.$C$3])" office:value-type="float" office:value="1" calcext:value-type="float">
            <text:p>1</text:p>
          </table:table-cell>
          <table:table-cell table:formula="of:=MOD(CEILING([.$C$5]*[.$D7];1)+CEILING([.$C$5]*[.U$5];1)-CEILING([.$C$5]*MOD([.$D7]+[.U$5];[.$C$4]);1);[.$C$3])" office:value-type="float" office:value="0" calcext:value-type="float">
            <text:p>0</text:p>
          </table:table-cell>
          <table:table-cell table:formula="of:=MOD(CEILING([.$C$5]*[.$D7];1)+CEILING([.$C$5]*[.V$5];1)-CEILING([.$C$5]*MOD([.$D7]+[.V$5];[.$C$4]);1);[.$C$3])" office:value-type="float" office:value="1" calcext:value-type="float">
            <text:p>1</text:p>
          </table:table-cell>
          <table:table-cell table:formula="of:=MOD(CEILING([.$C$5]*[.$D7];1)+CEILING([.$C$5]*[.W$5];1)-CEILING([.$C$5]*MOD([.$D7]+[.W$5];[.$C$4]);1);[.$C$3])" office:value-type="float" office:value="0" calcext:value-type="float">
            <text:p>0</text:p>
          </table:table-cell>
          <table:table-cell table:formula="of:=MOD(CEILING([.$C$5]*[.$D7];1)+CEILING([.$C$5]*[.X$5];1)-CEILING([.$C$5]*MOD([.$D7]+[.X$5];[.$C$4]);1);[.$C$3])" office:value-type="float" office:value="1" calcext:value-type="float">
            <text:p>1</text:p>
          </table:table-cell>
          <table:table-cell table:formula="of:=MOD(CEILING([.$C$5]*[.$D7];1)+CEILING([.$C$5]*[.Y$5];1)-CEILING([.$C$5]*MOD([.$D7]+[.Y$5];[.$C$4]);1);[.$C$3])" office:value-type="float" office:value="1" calcext:value-type="float">
            <text:p>1</text:p>
          </table:table-cell>
          <table:table-cell table:formula="of:=MOD(CEILING([.$C$5]*[.$D7];1)+CEILING([.$C$5]*[.Z$5];1)-CEILING([.$C$5]*MOD([.$D7]+[.Z$5];[.$C$4]);1);[.$C$3])" office:value-type="float" office:value="0" calcext:value-type="float">
            <text:p>0</text:p>
          </table:table-cell>
          <table:table-cell table:formula="of:=MOD(CEILING([.$C$5]*[.$D7];1)+CEILING([.$C$5]*[.AA$5];1)-CEILING([.$C$5]*MOD([.$D7]+[.AA$5];[.$C$4]);1);[.$C$3])" office:value-type="float" office:value="1" calcext:value-type="float">
            <text:p>1</text:p>
          </table:table-cell>
          <table:table-cell table:formula="of:=MOD(CEILING([.$C$5]*[.$D7];1)+CEILING([.$C$5]*[.AB$5];1)-CEILING([.$C$5]*MOD([.$D7]+[.AB$5];[.$C$4]);1);[.$C$3])" office:value-type="float" office:value="0" calcext:value-type="float">
            <text:p>0</text:p>
          </table:table-cell>
          <table:table-cell table:formula="of:=MOD(CEILING([.$C$5]*[.$D7];1)+CEILING([.$C$5]*[.AC$5];1)-CEILING([.$C$5]*MOD([.$D7]+[.AC$5];[.$C$4]);1);[.$C$3])" office:value-type="float" office:value="1" calcext:value-type="float">
            <text:p>1</text:p>
          </table:table-cell>
          <table:table-cell table:formula="of:=MOD(CEILING([.$C$5]*[.$D7];1)+CEILING([.$C$5]*[.AD$5];1)-CEILING([.$C$5]*MOD([.$D7]+[.AD$5];[.$C$4]);1);[.$C$3])" office:value-type="float" office:value="0" calcext:value-type="float">
            <text:p>0</text:p>
          </table:table-cell>
          <table:table-cell table:formula="of:=MOD(CEILING([.$C$5]*[.$D7];1)+CEILING([.$C$5]*[.AE$5];1)-CEILING([.$C$5]*MOD([.$D7]+[.AE$5];[.$C$4]);1);[.$C$3])" office:value-type="float" office:value="1" calcext:value-type="float">
            <text:p>1</text:p>
          </table:table-cell>
          <table:table-cell table:formula="of:=MOD(CEILING([.$C$5]*[.$D7];1)+CEILING([.$C$5]*[.AF$5];1)-CEILING([.$C$5]*MOD([.$D7]+[.AF$5];[.$C$4]);1);[.$C$3])" office:value-type="float" office:value="1" calcext:value-type="float">
            <text:p>1</text:p>
          </table:table-cell>
          <table:table-cell table:formula="of:=MOD(CEILING([.$C$5]*[.$D7];1)+CEILING([.$C$5]*[.AG$5];1)-CEILING([.$C$5]*MOD([.$D7]+[.AG$5];[.$C$4]);1);[.$C$3])" office:value-type="float" office:value="0" calcext:value-type="float">
            <text:p>0</text:p>
          </table:table-cell>
          <table:table-cell table:formula="of:=MOD(CEILING([.$C$5]*[.$D7];1)+CEILING([.$C$5]*[.AH$5];1)-CEILING([.$C$5]*MOD([.$D7]+[.AH$5];[.$C$4]);1);[.$C$3])" office:value-type="float" office:value="1" calcext:value-type="float">
            <text:p>1</text:p>
          </table:table-cell>
          <table:table-cell table:formula="of:=MOD(CEILING([.$C$5]*[.$D7];1)+CEILING([.$C$5]*[.AI$5];1)-CEILING([.$C$5]*MOD([.$D7]+[.AI$5];[.$C$4]);1);[.$C$3])" office:value-type="float" office:value="0" calcext:value-type="float">
            <text:p>0</text:p>
          </table:table-cell>
          <table:table-cell table:formula="of:=MOD(CEILING([.$C$5]*[.$D7];1)+CEILING([.$C$5]*[.AJ$5];1)-CEILING([.$C$5]*MOD([.$D7]+[.AJ$5];[.$C$4]);1);[.$C$3])" office:value-type="float" office:value="1" calcext:value-type="float">
            <text:p>1</text:p>
          </table:table-cell>
          <table:table-cell table:formula="of:=MOD(CEILING([.$C$5]*[.$D7];1)+CEILING([.$C$5]*[.AK$5];1)-CEILING([.$C$5]*MOD([.$D7]+[.AK$5];[.$C$4]);1);[.$C$3])" office:value-type="float" office:value="0" calcext:value-type="float">
            <text:p>0</text:p>
          </table:table-cell>
          <table:table-cell table:formula="of:=MOD(CEILING([.$C$5]*[.$D7];1)+CEILING([.$C$5]*[.AL$5];1)-CEILING([.$C$5]*MOD([.$D7]+[.AL$5];[.$C$4]);1);[.$C$3])" office:value-type="float" office:value="1" calcext:value-type="float">
            <text:p>1</text:p>
          </table:table-cell>
          <table:table-cell table:formula="of:=MOD(CEILING([.$C$5]*[.$D7];1)+CEILING([.$C$5]*[.AM$5];1)-CEILING([.$C$5]*MOD([.$D7]+[.AM$5];[.$C$4]);1);[.$C$3])" office:value-type="float" office:value="1" calcext:value-type="float">
            <text:p>1</text:p>
          </table:table-cell>
          <table:table-cell table:formula="of:=MOD(CEILING([.$C$5]*[.$D7];1)+CEILING([.$C$5]*[.AN$5];1)-CEILING([.$C$5]*MOD([.$D7]+[.AN$5];[.$C$4]);1);[.$C$3])" office:value-type="float" office:value="0" calcext:value-type="float">
            <text:p>0</text:p>
          </table:table-cell>
          <table:table-cell table:formula="of:=MOD(CEILING([.$C$5]*[.$D7];1)+CEILING([.$C$5]*[.AO$5];1)-CEILING([.$C$5]*MOD([.$D7]+[.AO$5];[.$C$4]);1);[.$C$3])" office:value-type="float" office:value="1" calcext:value-type="float">
            <text:p>1</text:p>
          </table:table-cell>
          <table:table-cell table:formula="of:=MOD(CEILING([.$C$5]*[.$D7];1)+CEILING([.$C$5]*[.AP$5];1)-CEILING([.$C$5]*MOD([.$D7]+[.AP$5];[.$C$4]);1);[.$C$3])" office:value-type="float" office:value="0" calcext:value-type="float">
            <text:p>0</text:p>
          </table:table-cell>
          <table:table-cell table:formula="of:=MOD(CEILING([.$C$5]*[.$D7];1)+CEILING([.$C$5]*[.AQ$5];1)-CEILING([.$C$5]*MOD([.$D7]+[.AQ$5];[.$C$4]);1);[.$C$3])" office:value-type="float" office:value="1" calcext:value-type="float">
            <text:p>1</text:p>
          </table:table-cell>
          <table:table-cell table:formula="of:=MOD(CEILING([.$C$5]*[.$D7];1)+CEILING([.$C$5]*[.AR$5];1)-CEILING([.$C$5]*MOD([.$D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formula="of:=MOD(CEILING([.$C$5]*[.$D8];1)+CEILING([.$C$5]*[.E$5];1)-CEILING([.$C$5]*MOD([.$D8]+[.E$5];[.$C$4]);1);[.$C$3])" office:value-type="float" office:value="0" calcext:value-type="float">
            <text:p>0</text:p>
          </table:table-cell>
          <table:table-cell table:formula="of:=MOD(CEILING([.$C$5]*[.$D8];1)+CEILING([.$C$5]*[.F$5];1)-CEILING([.$C$5]*MOD([.$D8]+[.F$5];[.$C$4]);1);[.$C$3])" office:value-type="float" office:value="0" calcext:value-type="float">
            <text:p>0</text:p>
          </table:table-cell>
          <table:table-cell table:formula="of:=MOD(CEILING([.$C$5]*[.$D8];1)+CEILING([.$C$5]*[.G$5];1)-CEILING([.$C$5]*MOD([.$D8]+[.G$5];[.$C$4]);1);[.$C$3])" office:value-type="float" office:value="0" calcext:value-type="float">
            <text:p>0</text:p>
          </table:table-cell>
          <table:table-cell table:formula="of:=MOD(CEILING([.$C$5]*[.$D8];1)+CEILING([.$C$5]*[.H$5];1)-CEILING([.$C$5]*MOD([.$D8]+[.H$5];[.$C$4]);1);[.$C$3])" office:value-type="float" office:value="0" calcext:value-type="float">
            <text:p>0</text:p>
          </table:table-cell>
          <table:table-cell table:formula="of:=MOD(CEILING([.$C$5]*[.$D8];1)+CEILING([.$C$5]*[.I$5];1)-CEILING([.$C$5]*MOD([.$D8]+[.I$5];[.$C$4]);1);[.$C$3])" office:value-type="float" office:value="0" calcext:value-type="float">
            <text:p>0</text:p>
          </table:table-cell>
          <table:table-cell table:formula="of:=MOD(CEILING([.$C$5]*[.$D8];1)+CEILING([.$C$5]*[.J$5];1)-CEILING([.$C$5]*MOD([.$D8]+[.J$5];[.$C$4]);1);[.$C$3])" office:value-type="float" office:value="1" calcext:value-type="float">
            <text:p>1</text:p>
          </table:table-cell>
          <table:table-cell table:formula="of:=MOD(CEILING([.$C$5]*[.$D8];1)+CEILING([.$C$5]*[.K$5];1)-CEILING([.$C$5]*MOD([.$D8]+[.K$5];[.$C$4]);1);[.$C$3])" office:value-type="float" office:value="0" calcext:value-type="float">
            <text:p>0</text:p>
          </table:table-cell>
          <table:table-cell table:formula="of:=MOD(CEILING([.$C$5]*[.$D8];1)+CEILING([.$C$5]*[.L$5];1)-CEILING([.$C$5]*MOD([.$D8]+[.L$5];[.$C$4]);1);[.$C$3])" office:value-type="float" office:value="0" calcext:value-type="float">
            <text:p>0</text:p>
          </table:table-cell>
          <table:table-cell table:formula="of:=MOD(CEILING([.$C$5]*[.$D8];1)+CEILING([.$C$5]*[.M$5];1)-CEILING([.$C$5]*MOD([.$D8]+[.M$5];[.$C$4]);1);[.$C$3])" office:value-type="float" office:value="0" calcext:value-type="float">
            <text:p>0</text:p>
          </table:table-cell>
          <table:table-cell table:formula="of:=MOD(CEILING([.$C$5]*[.$D8];1)+CEILING([.$C$5]*[.N$5];1)-CEILING([.$C$5]*MOD([.$D8]+[.N$5];[.$C$4]);1);[.$C$3])" office:value-type="float" office:value="0" calcext:value-type="float">
            <text:p>0</text:p>
          </table:table-cell>
          <table:table-cell table:formula="of:=MOD(CEILING([.$C$5]*[.$D8];1)+CEILING([.$C$5]*[.O$5];1)-CEILING([.$C$5]*MOD([.$D8]+[.O$5];[.$C$4]);1);[.$C$3])" office:value-type="float" office:value="0" calcext:value-type="float">
            <text:p>0</text:p>
          </table:table-cell>
          <table:table-cell table:formula="of:=MOD(CEILING([.$C$5]*[.$D8];1)+CEILING([.$C$5]*[.P$5];1)-CEILING([.$C$5]*MOD([.$D8]+[.P$5];[.$C$4]);1);[.$C$3])" office:value-type="float" office:value="0" calcext:value-type="float">
            <text:p>0</text:p>
          </table:table-cell>
          <table:table-cell table:formula="of:=MOD(CEILING([.$C$5]*[.$D8];1)+CEILING([.$C$5]*[.Q$5];1)-CEILING([.$C$5]*MOD([.$D8]+[.Q$5];[.$C$4]);1);[.$C$3])" office:value-type="float" office:value="1" calcext:value-type="float">
            <text:p>1</text:p>
          </table:table-cell>
          <table:table-cell table:formula="of:=MOD(CEILING([.$C$5]*[.$D8];1)+CEILING([.$C$5]*[.R$5];1)-CEILING([.$C$5]*MOD([.$D8]+[.R$5];[.$C$4]);1);[.$C$3])" office:value-type="float" office:value="0" calcext:value-type="float">
            <text:p>0</text:p>
          </table:table-cell>
          <table:table-cell table:formula="of:=MOD(CEILING([.$C$5]*[.$D8];1)+CEILING([.$C$5]*[.S$5];1)-CEILING([.$C$5]*MOD([.$D8]+[.S$5];[.$C$4]);1);[.$C$3])" office:value-type="float" office:value="0" calcext:value-type="float">
            <text:p>0</text:p>
          </table:table-cell>
          <table:table-cell table:formula="of:=MOD(CEILING([.$C$5]*[.$D8];1)+CEILING([.$C$5]*[.T$5];1)-CEILING([.$C$5]*MOD([.$D8]+[.T$5];[.$C$4]);1);[.$C$3])" office:value-type="float" office:value="0" calcext:value-type="float">
            <text:p>0</text:p>
          </table:table-cell>
          <table:table-cell table:formula="of:=MOD(CEILING([.$C$5]*[.$D8];1)+CEILING([.$C$5]*[.U$5];1)-CEILING([.$C$5]*MOD([.$D8]+[.U$5];[.$C$4]);1);[.$C$3])" office:value-type="float" office:value="0" calcext:value-type="float">
            <text:p>0</text:p>
          </table:table-cell>
          <table:table-cell table:formula="of:=MOD(CEILING([.$C$5]*[.$D8];1)+CEILING([.$C$5]*[.V$5];1)-CEILING([.$C$5]*MOD([.$D8]+[.V$5];[.$C$4]);1);[.$C$3])" office:value-type="float" office:value="0" calcext:value-type="float">
            <text:p>0</text:p>
          </table:table-cell>
          <table:table-cell table:formula="of:=MOD(CEILING([.$C$5]*[.$D8];1)+CEILING([.$C$5]*[.W$5];1)-CEILING([.$C$5]*MOD([.$D8]+[.W$5];[.$C$4]);1);[.$C$3])" office:value-type="float" office:value="0" calcext:value-type="float">
            <text:p>0</text:p>
          </table:table-cell>
          <table:table-cell table:formula="of:=MOD(CEILING([.$C$5]*[.$D8];1)+CEILING([.$C$5]*[.X$5];1)-CEILING([.$C$5]*MOD([.$D8]+[.X$5];[.$C$4]);1);[.$C$3])" office:value-type="float" office:value="1" calcext:value-type="float">
            <text:p>1</text:p>
          </table:table-cell>
          <table:table-cell table:formula="of:=MOD(CEILING([.$C$5]*[.$D8];1)+CEILING([.$C$5]*[.Y$5];1)-CEILING([.$C$5]*MOD([.$D8]+[.Y$5];[.$C$4]);1);[.$C$3])" office:value-type="float" office:value="0" calcext:value-type="float">
            <text:p>0</text:p>
          </table:table-cell>
          <table:table-cell table:formula="of:=MOD(CEILING([.$C$5]*[.$D8];1)+CEILING([.$C$5]*[.Z$5];1)-CEILING([.$C$5]*MOD([.$D8]+[.Z$5];[.$C$4]);1);[.$C$3])" office:value-type="float" office:value="0" calcext:value-type="float">
            <text:p>0</text:p>
          </table:table-cell>
          <table:table-cell table:formula="of:=MOD(CEILING([.$C$5]*[.$D8];1)+CEILING([.$C$5]*[.AA$5];1)-CEILING([.$C$5]*MOD([.$D8]+[.AA$5];[.$C$4]);1);[.$C$3])" office:value-type="float" office:value="0" calcext:value-type="float">
            <text:p>0</text:p>
          </table:table-cell>
          <table:table-cell table:formula="of:=MOD(CEILING([.$C$5]*[.$D8];1)+CEILING([.$C$5]*[.AB$5];1)-CEILING([.$C$5]*MOD([.$D8]+[.AB$5];[.$C$4]);1);[.$C$3])" office:value-type="float" office:value="0" calcext:value-type="float">
            <text:p>0</text:p>
          </table:table-cell>
          <table:table-cell table:formula="of:=MOD(CEILING([.$C$5]*[.$D8];1)+CEILING([.$C$5]*[.AC$5];1)-CEILING([.$C$5]*MOD([.$D8]+[.AC$5];[.$C$4]);1);[.$C$3])" office:value-type="float" office:value="0" calcext:value-type="float">
            <text:p>0</text:p>
          </table:table-cell>
          <table:table-cell table:formula="of:=MOD(CEILING([.$C$5]*[.$D8];1)+CEILING([.$C$5]*[.AD$5];1)-CEILING([.$C$5]*MOD([.$D8]+[.AD$5];[.$C$4]);1);[.$C$3])" office:value-type="float" office:value="0" calcext:value-type="float">
            <text:p>0</text:p>
          </table:table-cell>
          <table:table-cell table:formula="of:=MOD(CEILING([.$C$5]*[.$D8];1)+CEILING([.$C$5]*[.AE$5];1)-CEILING([.$C$5]*MOD([.$D8]+[.AE$5];[.$C$4]);1);[.$C$3])" office:value-type="float" office:value="1" calcext:value-type="float">
            <text:p>1</text:p>
          </table:table-cell>
          <table:table-cell table:formula="of:=MOD(CEILING([.$C$5]*[.$D8];1)+CEILING([.$C$5]*[.AF$5];1)-CEILING([.$C$5]*MOD([.$D8]+[.AF$5];[.$C$4]);1);[.$C$3])" office:value-type="float" office:value="0" calcext:value-type="float">
            <text:p>0</text:p>
          </table:table-cell>
          <table:table-cell table:formula="of:=MOD(CEILING([.$C$5]*[.$D8];1)+CEILING([.$C$5]*[.AG$5];1)-CEILING([.$C$5]*MOD([.$D8]+[.AG$5];[.$C$4]);1);[.$C$3])" office:value-type="float" office:value="0" calcext:value-type="float">
            <text:p>0</text:p>
          </table:table-cell>
          <table:table-cell table:formula="of:=MOD(CEILING([.$C$5]*[.$D8];1)+CEILING([.$C$5]*[.AH$5];1)-CEILING([.$C$5]*MOD([.$D8]+[.AH$5];[.$C$4]);1);[.$C$3])" office:value-type="float" office:value="0" calcext:value-type="float">
            <text:p>0</text:p>
          </table:table-cell>
          <table:table-cell table:formula="of:=MOD(CEILING([.$C$5]*[.$D8];1)+CEILING([.$C$5]*[.AI$5];1)-CEILING([.$C$5]*MOD([.$D8]+[.AI$5];[.$C$4]);1);[.$C$3])" office:value-type="float" office:value="0" calcext:value-type="float">
            <text:p>0</text:p>
          </table:table-cell>
          <table:table-cell table:formula="of:=MOD(CEILING([.$C$5]*[.$D8];1)+CEILING([.$C$5]*[.AJ$5];1)-CEILING([.$C$5]*MOD([.$D8]+[.AJ$5];[.$C$4]);1);[.$C$3])" office:value-type="float" office:value="0" calcext:value-type="float">
            <text:p>0</text:p>
          </table:table-cell>
          <table:table-cell table:formula="of:=MOD(CEILING([.$C$5]*[.$D8];1)+CEILING([.$C$5]*[.AK$5];1)-CEILING([.$C$5]*MOD([.$D8]+[.AK$5];[.$C$4]);1);[.$C$3])" office:value-type="float" office:value="0" calcext:value-type="float">
            <text:p>0</text:p>
          </table:table-cell>
          <table:table-cell table:formula="of:=MOD(CEILING([.$C$5]*[.$D8];1)+CEILING([.$C$5]*[.AL$5];1)-CEILING([.$C$5]*MOD([.$D8]+[.AL$5];[.$C$4]);1);[.$C$3])" office:value-type="float" office:value="1" calcext:value-type="float">
            <text:p>1</text:p>
          </table:table-cell>
          <table:table-cell table:formula="of:=MOD(CEILING([.$C$5]*[.$D8];1)+CEILING([.$C$5]*[.AM$5];1)-CEILING([.$C$5]*MOD([.$D8]+[.AM$5];[.$C$4]);1);[.$C$3])" office:value-type="float" office:value="0" calcext:value-type="float">
            <text:p>0</text:p>
          </table:table-cell>
          <table:table-cell table:formula="of:=MOD(CEILING([.$C$5]*[.$D8];1)+CEILING([.$C$5]*[.AN$5];1)-CEILING([.$C$5]*MOD([.$D8]+[.AN$5];[.$C$4]);1);[.$C$3])" office:value-type="float" office:value="0" calcext:value-type="float">
            <text:p>0</text:p>
          </table:table-cell>
          <table:table-cell table:formula="of:=MOD(CEILING([.$C$5]*[.$D8];1)+CEILING([.$C$5]*[.AO$5];1)-CEILING([.$C$5]*MOD([.$D8]+[.AO$5];[.$C$4]);1);[.$C$3])" office:value-type="float" office:value="0" calcext:value-type="float">
            <text:p>0</text:p>
          </table:table-cell>
          <table:table-cell table:formula="of:=MOD(CEILING([.$C$5]*[.$D8];1)+CEILING([.$C$5]*[.AP$5];1)-CEILING([.$C$5]*MOD([.$D8]+[.AP$5];[.$C$4]);1);[.$C$3])" office:value-type="float" office:value="0" calcext:value-type="float">
            <text:p>0</text:p>
          </table:table-cell>
          <table:table-cell table:formula="of:=MOD(CEILING([.$C$5]*[.$D8];1)+CEILING([.$C$5]*[.AQ$5];1)-CEILING([.$C$5]*MOD([.$D8]+[.AQ$5];[.$C$4]);1);[.$C$3])" office:value-type="float" office:value="0" calcext:value-type="float">
            <text:p>0</text:p>
          </table:table-cell>
          <table:table-cell table:formula="of:=MOD(CEILING([.$C$5]*[.$D8];1)+CEILING([.$C$5]*[.AR$5];1)-CEILING([.$C$5]*MOD([.$D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formula="of:=MOD(CEILING([.$C$5]*[.$D9];1)+CEILING([.$C$5]*[.E$5];1)-CEILING([.$C$5]*MOD([.$D9]+[.E$5];[.$C$4]);1);[.$C$3])" office:value-type="float" office:value="0" calcext:value-type="float">
            <text:p>0</text:p>
          </table:table-cell>
          <table:table-cell table:formula="of:=MOD(CEILING([.$C$5]*[.$D9];1)+CEILING([.$C$5]*[.F$5];1)-CEILING([.$C$5]*MOD([.$D9]+[.F$5];[.$C$4]);1);[.$C$3])" office:value-type="float" office:value="1" calcext:value-type="float">
            <text:p>1</text:p>
          </table:table-cell>
          <table:table-cell table:formula="of:=MOD(CEILING([.$C$5]*[.$D9];1)+CEILING([.$C$5]*[.G$5];1)-CEILING([.$C$5]*MOD([.$D9]+[.G$5];[.$C$4]);1);[.$C$3])" office:value-type="float" office:value="0" calcext:value-type="float">
            <text:p>0</text:p>
          </table:table-cell>
          <table:table-cell table:formula="of:=MOD(CEILING([.$C$5]*[.$D9];1)+CEILING([.$C$5]*[.H$5];1)-CEILING([.$C$5]*MOD([.$D9]+[.H$5];[.$C$4]);1);[.$C$3])" office:value-type="float" office:value="1" calcext:value-type="float">
            <text:p>1</text:p>
          </table:table-cell>
          <table:table-cell table:formula="of:=MOD(CEILING([.$C$5]*[.$D9];1)+CEILING([.$C$5]*[.I$5];1)-CEILING([.$C$5]*MOD([.$D9]+[.I$5];[.$C$4]);1);[.$C$3])" office:value-type="float" office:value="1" calcext:value-type="float">
            <text:p>1</text:p>
          </table:table-cell>
          <table:table-cell table:formula="of:=MOD(CEILING([.$C$5]*[.$D9];1)+CEILING([.$C$5]*[.J$5];1)-CEILING([.$C$5]*MOD([.$D9]+[.J$5];[.$C$4]);1);[.$C$3])" office:value-type="float" office:value="1" calcext:value-type="float">
            <text:p>1</text:p>
          </table:table-cell>
          <table:table-cell table:formula="of:=MOD(CEILING([.$C$5]*[.$D9];1)+CEILING([.$C$5]*[.K$5];1)-CEILING([.$C$5]*MOD([.$D9]+[.K$5];[.$C$4]);1);[.$C$3])" office:value-type="float" office:value="1" calcext:value-type="float">
            <text:p>1</text:p>
          </table:table-cell>
          <table:table-cell table:formula="of:=MOD(CEILING([.$C$5]*[.$D9];1)+CEILING([.$C$5]*[.L$5];1)-CEILING([.$C$5]*MOD([.$D9]+[.L$5];[.$C$4]);1);[.$C$3])" office:value-type="float" office:value="0" calcext:value-type="float">
            <text:p>0</text:p>
          </table:table-cell>
          <table:table-cell table:formula="of:=MOD(CEILING([.$C$5]*[.$D9];1)+CEILING([.$C$5]*[.M$5];1)-CEILING([.$C$5]*MOD([.$D9]+[.M$5];[.$C$4]);1);[.$C$3])" office:value-type="float" office:value="1" calcext:value-type="float">
            <text:p>1</text:p>
          </table:table-cell>
          <table:table-cell table:formula="of:=MOD(CEILING([.$C$5]*[.$D9];1)+CEILING([.$C$5]*[.N$5];1)-CEILING([.$C$5]*MOD([.$D9]+[.N$5];[.$C$4]);1);[.$C$3])" office:value-type="float" office:value="0" calcext:value-type="float">
            <text:p>0</text:p>
          </table:table-cell>
          <table:table-cell table:formula="of:=MOD(CEILING([.$C$5]*[.$D9];1)+CEILING([.$C$5]*[.O$5];1)-CEILING([.$C$5]*MOD([.$D9]+[.O$5];[.$C$4]);1);[.$C$3])" office:value-type="float" office:value="1" calcext:value-type="float">
            <text:p>1</text:p>
          </table:table-cell>
          <table:table-cell table:formula="of:=MOD(CEILING([.$C$5]*[.$D9];1)+CEILING([.$C$5]*[.P$5];1)-CEILING([.$C$5]*MOD([.$D9]+[.P$5];[.$C$4]);1);[.$C$3])" office:value-type="float" office:value="1" calcext:value-type="float">
            <text:p>1</text:p>
          </table:table-cell>
          <table:table-cell table:formula="of:=MOD(CEILING([.$C$5]*[.$D9];1)+CEILING([.$C$5]*[.Q$5];1)-CEILING([.$C$5]*MOD([.$D9]+[.Q$5];[.$C$4]);1);[.$C$3])" office:value-type="float" office:value="1" calcext:value-type="float">
            <text:p>1</text:p>
          </table:table-cell>
          <table:table-cell table:formula="of:=MOD(CEILING([.$C$5]*[.$D9];1)+CEILING([.$C$5]*[.R$5];1)-CEILING([.$C$5]*MOD([.$D9]+[.R$5];[.$C$4]);1);[.$C$3])" office:value-type="float" office:value="1" calcext:value-type="float">
            <text:p>1</text:p>
          </table:table-cell>
          <table:table-cell table:formula="of:=MOD(CEILING([.$C$5]*[.$D9];1)+CEILING([.$C$5]*[.S$5];1)-CEILING([.$C$5]*MOD([.$D9]+[.S$5];[.$C$4]);1);[.$C$3])" office:value-type="float" office:value="0" calcext:value-type="float">
            <text:p>0</text:p>
          </table:table-cell>
          <table:table-cell table:formula="of:=MOD(CEILING([.$C$5]*[.$D9];1)+CEILING([.$C$5]*[.T$5];1)-CEILING([.$C$5]*MOD([.$D9]+[.T$5];[.$C$4]);1);[.$C$3])" office:value-type="float" office:value="1" calcext:value-type="float">
            <text:p>1</text:p>
          </table:table-cell>
          <table:table-cell table:formula="of:=MOD(CEILING([.$C$5]*[.$D9];1)+CEILING([.$C$5]*[.U$5];1)-CEILING([.$C$5]*MOD([.$D9]+[.U$5];[.$C$4]);1);[.$C$3])" office:value-type="float" office:value="0" calcext:value-type="float">
            <text:p>0</text:p>
          </table:table-cell>
          <table:table-cell table:formula="of:=MOD(CEILING([.$C$5]*[.$D9];1)+CEILING([.$C$5]*[.V$5];1)-CEILING([.$C$5]*MOD([.$D9]+[.V$5];[.$C$4]);1);[.$C$3])" office:value-type="float" office:value="1" calcext:value-type="float">
            <text:p>1</text:p>
          </table:table-cell>
          <table:table-cell table:formula="of:=MOD(CEILING([.$C$5]*[.$D9];1)+CEILING([.$C$5]*[.W$5];1)-CEILING([.$C$5]*MOD([.$D9]+[.W$5];[.$C$4]);1);[.$C$3])" office:value-type="float" office:value="1" calcext:value-type="float">
            <text:p>1</text:p>
          </table:table-cell>
          <table:table-cell table:formula="of:=MOD(CEILING([.$C$5]*[.$D9];1)+CEILING([.$C$5]*[.X$5];1)-CEILING([.$C$5]*MOD([.$D9]+[.X$5];[.$C$4]);1);[.$C$3])" office:value-type="float" office:value="1" calcext:value-type="float">
            <text:p>1</text:p>
          </table:table-cell>
          <table:table-cell table:formula="of:=MOD(CEILING([.$C$5]*[.$D9];1)+CEILING([.$C$5]*[.Y$5];1)-CEILING([.$C$5]*MOD([.$D9]+[.Y$5];[.$C$4]);1);[.$C$3])" office:value-type="float" office:value="1" calcext:value-type="float">
            <text:p>1</text:p>
          </table:table-cell>
          <table:table-cell table:formula="of:=MOD(CEILING([.$C$5]*[.$D9];1)+CEILING([.$C$5]*[.Z$5];1)-CEILING([.$C$5]*MOD([.$D9]+[.Z$5];[.$C$4]);1);[.$C$3])" office:value-type="float" office:value="0" calcext:value-type="float">
            <text:p>0</text:p>
          </table:table-cell>
          <table:table-cell table:formula="of:=MOD(CEILING([.$C$5]*[.$D9];1)+CEILING([.$C$5]*[.AA$5];1)-CEILING([.$C$5]*MOD([.$D9]+[.AA$5];[.$C$4]);1);[.$C$3])" office:value-type="float" office:value="1" calcext:value-type="float">
            <text:p>1</text:p>
          </table:table-cell>
          <table:table-cell table:formula="of:=MOD(CEILING([.$C$5]*[.$D9];1)+CEILING([.$C$5]*[.AB$5];1)-CEILING([.$C$5]*MOD([.$D9]+[.AB$5];[.$C$4]);1);[.$C$3])" office:value-type="float" office:value="0" calcext:value-type="float">
            <text:p>0</text:p>
          </table:table-cell>
          <table:table-cell table:formula="of:=MOD(CEILING([.$C$5]*[.$D9];1)+CEILING([.$C$5]*[.AC$5];1)-CEILING([.$C$5]*MOD([.$D9]+[.AC$5];[.$C$4]);1);[.$C$3])" office:value-type="float" office:value="1" calcext:value-type="float">
            <text:p>1</text:p>
          </table:table-cell>
          <table:table-cell table:formula="of:=MOD(CEILING([.$C$5]*[.$D9];1)+CEILING([.$C$5]*[.AD$5];1)-CEILING([.$C$5]*MOD([.$D9]+[.AD$5];[.$C$4]);1);[.$C$3])" office:value-type="float" office:value="1" calcext:value-type="float">
            <text:p>1</text:p>
          </table:table-cell>
          <table:table-cell table:formula="of:=MOD(CEILING([.$C$5]*[.$D9];1)+CEILING([.$C$5]*[.AE$5];1)-CEILING([.$C$5]*MOD([.$D9]+[.AE$5];[.$C$4]);1);[.$C$3])" office:value-type="float" office:value="1" calcext:value-type="float">
            <text:p>1</text:p>
          </table:table-cell>
          <table:table-cell table:formula="of:=MOD(CEILING([.$C$5]*[.$D9];1)+CEILING([.$C$5]*[.AF$5];1)-CEILING([.$C$5]*MOD([.$D9]+[.AF$5];[.$C$4]);1);[.$C$3])" office:value-type="float" office:value="1" calcext:value-type="float">
            <text:p>1</text:p>
          </table:table-cell>
          <table:table-cell table:formula="of:=MOD(CEILING([.$C$5]*[.$D9];1)+CEILING([.$C$5]*[.AG$5];1)-CEILING([.$C$5]*MOD([.$D9]+[.AG$5];[.$C$4]);1);[.$C$3])" office:value-type="float" office:value="0" calcext:value-type="float">
            <text:p>0</text:p>
          </table:table-cell>
          <table:table-cell table:formula="of:=MOD(CEILING([.$C$5]*[.$D9];1)+CEILING([.$C$5]*[.AH$5];1)-CEILING([.$C$5]*MOD([.$D9]+[.AH$5];[.$C$4]);1);[.$C$3])" office:value-type="float" office:value="1" calcext:value-type="float">
            <text:p>1</text:p>
          </table:table-cell>
          <table:table-cell table:formula="of:=MOD(CEILING([.$C$5]*[.$D9];1)+CEILING([.$C$5]*[.AI$5];1)-CEILING([.$C$5]*MOD([.$D9]+[.AI$5];[.$C$4]);1);[.$C$3])" office:value-type="float" office:value="0" calcext:value-type="float">
            <text:p>0</text:p>
          </table:table-cell>
          <table:table-cell table:formula="of:=MOD(CEILING([.$C$5]*[.$D9];1)+CEILING([.$C$5]*[.AJ$5];1)-CEILING([.$C$5]*MOD([.$D9]+[.AJ$5];[.$C$4]);1);[.$C$3])" office:value-type="float" office:value="1" calcext:value-type="float">
            <text:p>1</text:p>
          </table:table-cell>
          <table:table-cell table:formula="of:=MOD(CEILING([.$C$5]*[.$D9];1)+CEILING([.$C$5]*[.AK$5];1)-CEILING([.$C$5]*MOD([.$D9]+[.AK$5];[.$C$4]);1);[.$C$3])" office:value-type="float" office:value="1" calcext:value-type="float">
            <text:p>1</text:p>
          </table:table-cell>
          <table:table-cell table:formula="of:=MOD(CEILING([.$C$5]*[.$D9];1)+CEILING([.$C$5]*[.AL$5];1)-CEILING([.$C$5]*MOD([.$D9]+[.AL$5];[.$C$4]);1);[.$C$3])" office:value-type="float" office:value="1" calcext:value-type="float">
            <text:p>1</text:p>
          </table:table-cell>
          <table:table-cell table:formula="of:=MOD(CEILING([.$C$5]*[.$D9];1)+CEILING([.$C$5]*[.AM$5];1)-CEILING([.$C$5]*MOD([.$D9]+[.AM$5];[.$C$4]);1);[.$C$3])" office:value-type="float" office:value="1" calcext:value-type="float">
            <text:p>1</text:p>
          </table:table-cell>
          <table:table-cell table:formula="of:=MOD(CEILING([.$C$5]*[.$D9];1)+CEILING([.$C$5]*[.AN$5];1)-CEILING([.$C$5]*MOD([.$D9]+[.AN$5];[.$C$4]);1);[.$C$3])" office:value-type="float" office:value="0" calcext:value-type="float">
            <text:p>0</text:p>
          </table:table-cell>
          <table:table-cell table:formula="of:=MOD(CEILING([.$C$5]*[.$D9];1)+CEILING([.$C$5]*[.AO$5];1)-CEILING([.$C$5]*MOD([.$D9]+[.AO$5];[.$C$4]);1);[.$C$3])" office:value-type="float" office:value="1" calcext:value-type="float">
            <text:p>1</text:p>
          </table:table-cell>
          <table:table-cell table:formula="of:=MOD(CEILING([.$C$5]*[.$D9];1)+CEILING([.$C$5]*[.AP$5];1)-CEILING([.$C$5]*MOD([.$D9]+[.AP$5];[.$C$4]);1);[.$C$3])" office:value-type="float" office:value="0" calcext:value-type="float">
            <text:p>0</text:p>
          </table:table-cell>
          <table:table-cell table:formula="of:=MOD(CEILING([.$C$5]*[.$D9];1)+CEILING([.$C$5]*[.AQ$5];1)-CEILING([.$C$5]*MOD([.$D9]+[.AQ$5];[.$C$4]);1);[.$C$3])" office:value-type="float" office:value="1" calcext:value-type="float">
            <text:p>1</text:p>
          </table:table-cell>
          <table:table-cell table:formula="of:=MOD(CEILING([.$C$5]*[.$D9];1)+CEILING([.$C$5]*[.AR$5];1)-CEILING([.$C$5]*MOD([.$D9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um</text:p>
          </table:table-cell>
          <table:table-cell/>
          <table:table-cell office:value-type="float" office:value="4" calcext:value-type="float">
            <text:p>4</text:p>
          </table:table-cell>
          <table:table-cell table:formula="of:=MOD(CEILING([.$C$5]*[.$D10];1)+CEILING([.$C$5]*[.E$5];1)-CEILING([.$C$5]*MOD([.$D10]+[.E$5];[.$C$4]);1);[.$C$3])" office:value-type="float" office:value="0" calcext:value-type="float">
            <text:p>0</text:p>
          </table:table-cell>
          <table:table-cell table:formula="of:=MOD(CEILING([.$C$5]*[.$D10];1)+CEILING([.$C$5]*[.F$5];1)-CEILING([.$C$5]*MOD([.$D10]+[.F$5];[.$C$4]);1);[.$C$3])" office:value-type="float" office:value="0" calcext:value-type="float">
            <text:p>0</text:p>
          </table:table-cell>
          <table:table-cell table:formula="of:=MOD(CEILING([.$C$5]*[.$D10];1)+CEILING([.$C$5]*[.G$5];1)-CEILING([.$C$5]*MOD([.$D10]+[.G$5];[.$C$4]);1);[.$C$3])" office:value-type="float" office:value="0" calcext:value-type="float">
            <text:p>0</text:p>
          </table:table-cell>
          <table:table-cell table:formula="of:=MOD(CEILING([.$C$5]*[.$D10];1)+CEILING([.$C$5]*[.H$5];1)-CEILING([.$C$5]*MOD([.$D10]+[.H$5];[.$C$4]);1);[.$C$3])" office:value-type="float" office:value="1" calcext:value-type="float">
            <text:p>1</text:p>
          </table:table-cell>
          <table:table-cell table:formula="of:=MOD(CEILING([.$C$5]*[.$D10];1)+CEILING([.$C$5]*[.I$5];1)-CEILING([.$C$5]*MOD([.$D10]+[.I$5];[.$C$4]);1);[.$C$3])" office:value-type="float" office:value="0" calcext:value-type="float">
            <text:p>0</text:p>
          </table:table-cell>
          <table:table-cell table:formula="of:=MOD(CEILING([.$C$5]*[.$D10];1)+CEILING([.$C$5]*[.J$5];1)-CEILING([.$C$5]*MOD([.$D10]+[.J$5];[.$C$4]);1);[.$C$3])" office:value-type="float" office:value="1" calcext:value-type="float">
            <text:p>1</text:p>
          </table:table-cell>
          <table:table-cell table:formula="of:=MOD(CEILING([.$C$5]*[.$D10];1)+CEILING([.$C$5]*[.K$5];1)-CEILING([.$C$5]*MOD([.$D10]+[.K$5];[.$C$4]);1);[.$C$3])" office:value-type="float" office:value="0" calcext:value-type="float">
            <text:p>0</text:p>
          </table:table-cell>
          <table:table-cell table:formula="of:=MOD(CEILING([.$C$5]*[.$D10];1)+CEILING([.$C$5]*[.L$5];1)-CEILING([.$C$5]*MOD([.$D10]+[.L$5];[.$C$4]);1);[.$C$3])" office:value-type="float" office:value="0" calcext:value-type="float">
            <text:p>0</text:p>
          </table:table-cell>
          <table:table-cell table:formula="of:=MOD(CEILING([.$C$5]*[.$D10];1)+CEILING([.$C$5]*[.M$5];1)-CEILING([.$C$5]*MOD([.$D10]+[.M$5];[.$C$4]);1);[.$C$3])" office:value-type="float" office:value="0" calcext:value-type="float">
            <text:p>0</text:p>
          </table:table-cell>
          <table:table-cell table:formula="of:=MOD(CEILING([.$C$5]*[.$D10];1)+CEILING([.$C$5]*[.N$5];1)-CEILING([.$C$5]*MOD([.$D10]+[.N$5];[.$C$4]);1);[.$C$3])" office:value-type="float" office:value="0" calcext:value-type="float">
            <text:p>0</text:p>
          </table:table-cell>
          <table:table-cell table:formula="of:=MOD(CEILING([.$C$5]*[.$D10];1)+CEILING([.$C$5]*[.O$5];1)-CEILING([.$C$5]*MOD([.$D10]+[.O$5];[.$C$4]);1);[.$C$3])" office:value-type="float" office:value="1" calcext:value-type="float">
            <text:p>1</text:p>
          </table:table-cell>
          <table:table-cell table:formula="of:=MOD(CEILING([.$C$5]*[.$D10];1)+CEILING([.$C$5]*[.P$5];1)-CEILING([.$C$5]*MOD([.$D10]+[.P$5];[.$C$4]);1);[.$C$3])" office:value-type="float" office:value="0" calcext:value-type="float">
            <text:p>0</text:p>
          </table:table-cell>
          <table:table-cell table:formula="of:=MOD(CEILING([.$C$5]*[.$D10];1)+CEILING([.$C$5]*[.Q$5];1)-CEILING([.$C$5]*MOD([.$D10]+[.Q$5];[.$C$4]);1);[.$C$3])" office:value-type="float" office:value="1" calcext:value-type="float">
            <text:p>1</text:p>
          </table:table-cell>
          <table:table-cell table:formula="of:=MOD(CEILING([.$C$5]*[.$D10];1)+CEILING([.$C$5]*[.R$5];1)-CEILING([.$C$5]*MOD([.$D10]+[.R$5];[.$C$4]);1);[.$C$3])" office:value-type="float" office:value="0" calcext:value-type="float">
            <text:p>0</text:p>
          </table:table-cell>
          <table:table-cell table:formula="of:=MOD(CEILING([.$C$5]*[.$D10];1)+CEILING([.$C$5]*[.S$5];1)-CEILING([.$C$5]*MOD([.$D10]+[.S$5];[.$C$4]);1);[.$C$3])" office:value-type="float" office:value="0" calcext:value-type="float">
            <text:p>0</text:p>
          </table:table-cell>
          <table:table-cell table:formula="of:=MOD(CEILING([.$C$5]*[.$D10];1)+CEILING([.$C$5]*[.T$5];1)-CEILING([.$C$5]*MOD([.$D10]+[.T$5];[.$C$4]);1);[.$C$3])" office:value-type="float" office:value="0" calcext:value-type="float">
            <text:p>0</text:p>
          </table:table-cell>
          <table:table-cell table:formula="of:=MOD(CEILING([.$C$5]*[.$D10];1)+CEILING([.$C$5]*[.U$5];1)-CEILING([.$C$5]*MOD([.$D10]+[.U$5];[.$C$4]);1);[.$C$3])" office:value-type="float" office:value="0" calcext:value-type="float">
            <text:p>0</text:p>
          </table:table-cell>
          <table:table-cell table:formula="of:=MOD(CEILING([.$C$5]*[.$D10];1)+CEILING([.$C$5]*[.V$5];1)-CEILING([.$C$5]*MOD([.$D10]+[.V$5];[.$C$4]);1);[.$C$3])" office:value-type="float" office:value="1" calcext:value-type="float">
            <text:p>1</text:p>
          </table:table-cell>
          <table:table-cell table:formula="of:=MOD(CEILING([.$C$5]*[.$D10];1)+CEILING([.$C$5]*[.W$5];1)-CEILING([.$C$5]*MOD([.$D10]+[.W$5];[.$C$4]);1);[.$C$3])" office:value-type="float" office:value="0" calcext:value-type="float">
            <text:p>0</text:p>
          </table:table-cell>
          <table:table-cell table:formula="of:=MOD(CEILING([.$C$5]*[.$D10];1)+CEILING([.$C$5]*[.X$5];1)-CEILING([.$C$5]*MOD([.$D10]+[.X$5];[.$C$4]);1);[.$C$3])" office:value-type="float" office:value="1" calcext:value-type="float">
            <text:p>1</text:p>
          </table:table-cell>
          <table:table-cell table:formula="of:=MOD(CEILING([.$C$5]*[.$D10];1)+CEILING([.$C$5]*[.Y$5];1)-CEILING([.$C$5]*MOD([.$D10]+[.Y$5];[.$C$4]);1);[.$C$3])" office:value-type="float" office:value="0" calcext:value-type="float">
            <text:p>0</text:p>
          </table:table-cell>
          <table:table-cell table:formula="of:=MOD(CEILING([.$C$5]*[.$D10];1)+CEILING([.$C$5]*[.Z$5];1)-CEILING([.$C$5]*MOD([.$D10]+[.Z$5];[.$C$4]);1);[.$C$3])" office:value-type="float" office:value="0" calcext:value-type="float">
            <text:p>0</text:p>
          </table:table-cell>
          <table:table-cell table:formula="of:=MOD(CEILING([.$C$5]*[.$D10];1)+CEILING([.$C$5]*[.AA$5];1)-CEILING([.$C$5]*MOD([.$D10]+[.AA$5];[.$C$4]);1);[.$C$3])" office:value-type="float" office:value="0" calcext:value-type="float">
            <text:p>0</text:p>
          </table:table-cell>
          <table:table-cell table:formula="of:=MOD(CEILING([.$C$5]*[.$D10];1)+CEILING([.$C$5]*[.AB$5];1)-CEILING([.$C$5]*MOD([.$D10]+[.AB$5];[.$C$4]);1);[.$C$3])" office:value-type="float" office:value="0" calcext:value-type="float">
            <text:p>0</text:p>
          </table:table-cell>
          <table:table-cell table:formula="of:=MOD(CEILING([.$C$5]*[.$D10];1)+CEILING([.$C$5]*[.AC$5];1)-CEILING([.$C$5]*MOD([.$D10]+[.AC$5];[.$C$4]);1);[.$C$3])" office:value-type="float" office:value="1" calcext:value-type="float">
            <text:p>1</text:p>
          </table:table-cell>
          <table:table-cell table:formula="of:=MOD(CEILING([.$C$5]*[.$D10];1)+CEILING([.$C$5]*[.AD$5];1)-CEILING([.$C$5]*MOD([.$D10]+[.AD$5];[.$C$4]);1);[.$C$3])" office:value-type="float" office:value="0" calcext:value-type="float">
            <text:p>0</text:p>
          </table:table-cell>
          <table:table-cell table:formula="of:=MOD(CEILING([.$C$5]*[.$D10];1)+CEILING([.$C$5]*[.AE$5];1)-CEILING([.$C$5]*MOD([.$D10]+[.AE$5];[.$C$4]);1);[.$C$3])" office:value-type="float" office:value="1" calcext:value-type="float">
            <text:p>1</text:p>
          </table:table-cell>
          <table:table-cell table:formula="of:=MOD(CEILING([.$C$5]*[.$D10];1)+CEILING([.$C$5]*[.AF$5];1)-CEILING([.$C$5]*MOD([.$D10]+[.AF$5];[.$C$4]);1);[.$C$3])" office:value-type="float" office:value="0" calcext:value-type="float">
            <text:p>0</text:p>
          </table:table-cell>
          <table:table-cell table:formula="of:=MOD(CEILING([.$C$5]*[.$D10];1)+CEILING([.$C$5]*[.AG$5];1)-CEILING([.$C$5]*MOD([.$D10]+[.AG$5];[.$C$4]);1);[.$C$3])" office:value-type="float" office:value="0" calcext:value-type="float">
            <text:p>0</text:p>
          </table:table-cell>
          <table:table-cell table:formula="of:=MOD(CEILING([.$C$5]*[.$D10];1)+CEILING([.$C$5]*[.AH$5];1)-CEILING([.$C$5]*MOD([.$D10]+[.AH$5];[.$C$4]);1);[.$C$3])" office:value-type="float" office:value="0" calcext:value-type="float">
            <text:p>0</text:p>
          </table:table-cell>
          <table:table-cell table:formula="of:=MOD(CEILING([.$C$5]*[.$D10];1)+CEILING([.$C$5]*[.AI$5];1)-CEILING([.$C$5]*MOD([.$D10]+[.AI$5];[.$C$4]);1);[.$C$3])" office:value-type="float" office:value="0" calcext:value-type="float">
            <text:p>0</text:p>
          </table:table-cell>
          <table:table-cell table:formula="of:=MOD(CEILING([.$C$5]*[.$D10];1)+CEILING([.$C$5]*[.AJ$5];1)-CEILING([.$C$5]*MOD([.$D10]+[.AJ$5];[.$C$4]);1);[.$C$3])" office:value-type="float" office:value="1" calcext:value-type="float">
            <text:p>1</text:p>
          </table:table-cell>
          <table:table-cell table:formula="of:=MOD(CEILING([.$C$5]*[.$D10];1)+CEILING([.$C$5]*[.AK$5];1)-CEILING([.$C$5]*MOD([.$D10]+[.AK$5];[.$C$4]);1);[.$C$3])" office:value-type="float" office:value="0" calcext:value-type="float">
            <text:p>0</text:p>
          </table:table-cell>
          <table:table-cell table:formula="of:=MOD(CEILING([.$C$5]*[.$D10];1)+CEILING([.$C$5]*[.AL$5];1)-CEILING([.$C$5]*MOD([.$D10]+[.AL$5];[.$C$4]);1);[.$C$3])" office:value-type="float" office:value="1" calcext:value-type="float">
            <text:p>1</text:p>
          </table:table-cell>
          <table:table-cell table:formula="of:=MOD(CEILING([.$C$5]*[.$D10];1)+CEILING([.$C$5]*[.AM$5];1)-CEILING([.$C$5]*MOD([.$D10]+[.AM$5];[.$C$4]);1);[.$C$3])" office:value-type="float" office:value="0" calcext:value-type="float">
            <text:p>0</text:p>
          </table:table-cell>
          <table:table-cell table:formula="of:=MOD(CEILING([.$C$5]*[.$D10];1)+CEILING([.$C$5]*[.AN$5];1)-CEILING([.$C$5]*MOD([.$D10]+[.AN$5];[.$C$4]);1);[.$C$3])" office:value-type="float" office:value="0" calcext:value-type="float">
            <text:p>0</text:p>
          </table:table-cell>
          <table:table-cell table:formula="of:=MOD(CEILING([.$C$5]*[.$D10];1)+CEILING([.$C$5]*[.AO$5];1)-CEILING([.$C$5]*MOD([.$D10]+[.AO$5];[.$C$4]);1);[.$C$3])" office:value-type="float" office:value="0" calcext:value-type="float">
            <text:p>0</text:p>
          </table:table-cell>
          <table:table-cell table:formula="of:=MOD(CEILING([.$C$5]*[.$D10];1)+CEILING([.$C$5]*[.AP$5];1)-CEILING([.$C$5]*MOD([.$D10]+[.AP$5];[.$C$4]);1);[.$C$3])" office:value-type="float" office:value="0" calcext:value-type="float">
            <text:p>0</text:p>
          </table:table-cell>
          <table:table-cell table:formula="of:=MOD(CEILING([.$C$5]*[.$D10];1)+CEILING([.$C$5]*[.AQ$5];1)-CEILING([.$C$5]*MOD([.$D10]+[.AQ$5];[.$C$4]);1);[.$C$3])" office:value-type="float" office:value="1" calcext:value-type="float">
            <text:p>1</text:p>
          </table:table-cell>
          <table:table-cell table:formula="of:=MOD(CEILING([.$C$5]*[.$D10];1)+CEILING([.$C$5]*[.AR$5];1)-CEILING([.$C$5]*MOD([.$D1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05" calcext:value-type="float">
            <text:p>25.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MOD(CEILING([.$C$5]*[.$D11];1)+CEILING([.$C$5]*[.E$5];1)-CEILING([.$C$5]*MOD([.$D11]+[.E$5];[.$C$4]);1);[.$C$3])" office:value-type="float" office:value="0" calcext:value-type="float">
            <text:p>0</text:p>
          </table:table-cell>
          <table:table-cell table:formula="of:=MOD(CEILING([.$C$5]*[.$D11];1)+CEILING([.$C$5]*[.F$5];1)-CEILING([.$C$5]*MOD([.$D11]+[.F$5];[.$C$4]);1);[.$C$3])" office:value-type="float" office:value="1" calcext:value-type="float">
            <text:p>1</text:p>
          </table:table-cell>
          <table:table-cell table:formula="of:=MOD(CEILING([.$C$5]*[.$D11];1)+CEILING([.$C$5]*[.G$5];1)-CEILING([.$C$5]*MOD([.$D11]+[.G$5];[.$C$4]);1);[.$C$3])" office:value-type="float" office:value="1" calcext:value-type="float">
            <text:p>1</text:p>
          </table:table-cell>
          <table:table-cell table:formula="of:=MOD(CEILING([.$C$5]*[.$D11];1)+CEILING([.$C$5]*[.H$5];1)-CEILING([.$C$5]*MOD([.$D11]+[.H$5];[.$C$4]);1);[.$C$3])" office:value-type="float" office:value="1" calcext:value-type="float">
            <text:p>1</text:p>
          </table:table-cell>
          <table:table-cell table:formula="of:=MOD(CEILING([.$C$5]*[.$D11];1)+CEILING([.$C$5]*[.I$5];1)-CEILING([.$C$5]*MOD([.$D11]+[.I$5];[.$C$4]);1);[.$C$3])" office:value-type="float" office:value="1" calcext:value-type="float">
            <text:p>1</text:p>
          </table:table-cell>
          <table:table-cell table:formula="of:=MOD(CEILING([.$C$5]*[.$D11];1)+CEILING([.$C$5]*[.J$5];1)-CEILING([.$C$5]*MOD([.$D11]+[.J$5];[.$C$4]);1);[.$C$3])" office:value-type="float" office:value="1" calcext:value-type="float">
            <text:p>1</text:p>
          </table:table-cell>
          <table:table-cell table:formula="of:=MOD(CEILING([.$C$5]*[.$D11];1)+CEILING([.$C$5]*[.K$5];1)-CEILING([.$C$5]*MOD([.$D11]+[.K$5];[.$C$4]);1);[.$C$3])" office:value-type="float" office:value="1" calcext:value-type="float">
            <text:p>1</text:p>
          </table:table-cell>
          <table:table-cell table:formula="of:=MOD(CEILING([.$C$5]*[.$D11];1)+CEILING([.$C$5]*[.L$5];1)-CEILING([.$C$5]*MOD([.$D11]+[.L$5];[.$C$4]);1);[.$C$3])" office:value-type="float" office:value="0" calcext:value-type="float">
            <text:p>0</text:p>
          </table:table-cell>
          <table:table-cell table:formula="of:=MOD(CEILING([.$C$5]*[.$D11];1)+CEILING([.$C$5]*[.M$5];1)-CEILING([.$C$5]*MOD([.$D11]+[.M$5];[.$C$4]);1);[.$C$3])" office:value-type="float" office:value="1" calcext:value-type="float">
            <text:p>1</text:p>
          </table:table-cell>
          <table:table-cell table:formula="of:=MOD(CEILING([.$C$5]*[.$D11];1)+CEILING([.$C$5]*[.N$5];1)-CEILING([.$C$5]*MOD([.$D11]+[.N$5];[.$C$4]);1);[.$C$3])" office:value-type="float" office:value="1" calcext:value-type="float">
            <text:p>1</text:p>
          </table:table-cell>
          <table:table-cell table:formula="of:=MOD(CEILING([.$C$5]*[.$D11];1)+CEILING([.$C$5]*[.O$5];1)-CEILING([.$C$5]*MOD([.$D11]+[.O$5];[.$C$4]);1);[.$C$3])" office:value-type="float" office:value="1" calcext:value-type="float">
            <text:p>1</text:p>
          </table:table-cell>
          <table:table-cell table:formula="of:=MOD(CEILING([.$C$5]*[.$D11];1)+CEILING([.$C$5]*[.P$5];1)-CEILING([.$C$5]*MOD([.$D11]+[.P$5];[.$C$4]);1);[.$C$3])" office:value-type="float" office:value="1" calcext:value-type="float">
            <text:p>1</text:p>
          </table:table-cell>
          <table:table-cell table:formula="of:=MOD(CEILING([.$C$5]*[.$D11];1)+CEILING([.$C$5]*[.Q$5];1)-CEILING([.$C$5]*MOD([.$D11]+[.Q$5];[.$C$4]);1);[.$C$3])" office:value-type="float" office:value="1" calcext:value-type="float">
            <text:p>1</text:p>
          </table:table-cell>
          <table:table-cell table:formula="of:=MOD(CEILING([.$C$5]*[.$D11];1)+CEILING([.$C$5]*[.R$5];1)-CEILING([.$C$5]*MOD([.$D11]+[.R$5];[.$C$4]);1);[.$C$3])" office:value-type="float" office:value="1" calcext:value-type="float">
            <text:p>1</text:p>
          </table:table-cell>
          <table:table-cell table:formula="of:=MOD(CEILING([.$C$5]*[.$D11];1)+CEILING([.$C$5]*[.S$5];1)-CEILING([.$C$5]*MOD([.$D11]+[.S$5];[.$C$4]);1);[.$C$3])" office:value-type="float" office:value="0" calcext:value-type="float">
            <text:p>0</text:p>
          </table:table-cell>
          <table:table-cell table:formula="of:=MOD(CEILING([.$C$5]*[.$D11];1)+CEILING([.$C$5]*[.T$5];1)-CEILING([.$C$5]*MOD([.$D11]+[.T$5];[.$C$4]);1);[.$C$3])" office:value-type="float" office:value="1" calcext:value-type="float">
            <text:p>1</text:p>
          </table:table-cell>
          <table:table-cell table:formula="of:=MOD(CEILING([.$C$5]*[.$D11];1)+CEILING([.$C$5]*[.U$5];1)-CEILING([.$C$5]*MOD([.$D11]+[.U$5];[.$C$4]);1);[.$C$3])" office:value-type="float" office:value="1" calcext:value-type="float">
            <text:p>1</text:p>
          </table:table-cell>
          <table:table-cell table:formula="of:=MOD(CEILING([.$C$5]*[.$D11];1)+CEILING([.$C$5]*[.V$5];1)-CEILING([.$C$5]*MOD([.$D11]+[.V$5];[.$C$4]);1);[.$C$3])" office:value-type="float" office:value="1" calcext:value-type="float">
            <text:p>1</text:p>
          </table:table-cell>
          <table:table-cell table:formula="of:=MOD(CEILING([.$C$5]*[.$D11];1)+CEILING([.$C$5]*[.W$5];1)-CEILING([.$C$5]*MOD([.$D11]+[.W$5];[.$C$4]);1);[.$C$3])" office:value-type="float" office:value="1" calcext:value-type="float">
            <text:p>1</text:p>
          </table:table-cell>
          <table:table-cell table:formula="of:=MOD(CEILING([.$C$5]*[.$D11];1)+CEILING([.$C$5]*[.X$5];1)-CEILING([.$C$5]*MOD([.$D11]+[.X$5];[.$C$4]);1);[.$C$3])" office:value-type="float" office:value="1" calcext:value-type="float">
            <text:p>1</text:p>
          </table:table-cell>
          <table:table-cell table:formula="of:=MOD(CEILING([.$C$5]*[.$D11];1)+CEILING([.$C$5]*[.Y$5];1)-CEILING([.$C$5]*MOD([.$D11]+[.Y$5];[.$C$4]);1);[.$C$3])" office:value-type="float" office:value="1" calcext:value-type="float">
            <text:p>1</text:p>
          </table:table-cell>
          <table:table-cell table:formula="of:=MOD(CEILING([.$C$5]*[.$D11];1)+CEILING([.$C$5]*[.Z$5];1)-CEILING([.$C$5]*MOD([.$D11]+[.Z$5];[.$C$4]);1);[.$C$3])" office:value-type="float" office:value="0" calcext:value-type="float">
            <text:p>0</text:p>
          </table:table-cell>
          <table:table-cell table:formula="of:=MOD(CEILING([.$C$5]*[.$D11];1)+CEILING([.$C$5]*[.AA$5];1)-CEILING([.$C$5]*MOD([.$D11]+[.AA$5];[.$C$4]);1);[.$C$3])" office:value-type="float" office:value="1" calcext:value-type="float">
            <text:p>1</text:p>
          </table:table-cell>
          <table:table-cell table:formula="of:=MOD(CEILING([.$C$5]*[.$D11];1)+CEILING([.$C$5]*[.AB$5];1)-CEILING([.$C$5]*MOD([.$D11]+[.AB$5];[.$C$4]);1);[.$C$3])" office:value-type="float" office:value="1" calcext:value-type="float">
            <text:p>1</text:p>
          </table:table-cell>
          <table:table-cell table:formula="of:=MOD(CEILING([.$C$5]*[.$D11];1)+CEILING([.$C$5]*[.AC$5];1)-CEILING([.$C$5]*MOD([.$D11]+[.AC$5];[.$C$4]);1);[.$C$3])" office:value-type="float" office:value="1" calcext:value-type="float">
            <text:p>1</text:p>
          </table:table-cell>
          <table:table-cell table:formula="of:=MOD(CEILING([.$C$5]*[.$D11];1)+CEILING([.$C$5]*[.AD$5];1)-CEILING([.$C$5]*MOD([.$D11]+[.AD$5];[.$C$4]);1);[.$C$3])" office:value-type="float" office:value="1" calcext:value-type="float">
            <text:p>1</text:p>
          </table:table-cell>
          <table:table-cell table:formula="of:=MOD(CEILING([.$C$5]*[.$D11];1)+CEILING([.$C$5]*[.AE$5];1)-CEILING([.$C$5]*MOD([.$D11]+[.AE$5];[.$C$4]);1);[.$C$3])" office:value-type="float" office:value="1" calcext:value-type="float">
            <text:p>1</text:p>
          </table:table-cell>
          <table:table-cell table:formula="of:=MOD(CEILING([.$C$5]*[.$D11];1)+CEILING([.$C$5]*[.AF$5];1)-CEILING([.$C$5]*MOD([.$D11]+[.AF$5];[.$C$4]);1);[.$C$3])" office:value-type="float" office:value="1" calcext:value-type="float">
            <text:p>1</text:p>
          </table:table-cell>
          <table:table-cell table:formula="of:=MOD(CEILING([.$C$5]*[.$D11];1)+CEILING([.$C$5]*[.AG$5];1)-CEILING([.$C$5]*MOD([.$D11]+[.AG$5];[.$C$4]);1);[.$C$3])" office:value-type="float" office:value="0" calcext:value-type="float">
            <text:p>0</text:p>
          </table:table-cell>
          <table:table-cell table:formula="of:=MOD(CEILING([.$C$5]*[.$D11];1)+CEILING([.$C$5]*[.AH$5];1)-CEILING([.$C$5]*MOD([.$D11]+[.AH$5];[.$C$4]);1);[.$C$3])" office:value-type="float" office:value="1" calcext:value-type="float">
            <text:p>1</text:p>
          </table:table-cell>
          <table:table-cell table:formula="of:=MOD(CEILING([.$C$5]*[.$D11];1)+CEILING([.$C$5]*[.AI$5];1)-CEILING([.$C$5]*MOD([.$D11]+[.AI$5];[.$C$4]);1);[.$C$3])" office:value-type="float" office:value="1" calcext:value-type="float">
            <text:p>1</text:p>
          </table:table-cell>
          <table:table-cell table:formula="of:=MOD(CEILING([.$C$5]*[.$D11];1)+CEILING([.$C$5]*[.AJ$5];1)-CEILING([.$C$5]*MOD([.$D11]+[.AJ$5];[.$C$4]);1);[.$C$3])" office:value-type="float" office:value="1" calcext:value-type="float">
            <text:p>1</text:p>
          </table:table-cell>
          <table:table-cell table:formula="of:=MOD(CEILING([.$C$5]*[.$D11];1)+CEILING([.$C$5]*[.AK$5];1)-CEILING([.$C$5]*MOD([.$D11]+[.AK$5];[.$C$4]);1);[.$C$3])" office:value-type="float" office:value="1" calcext:value-type="float">
            <text:p>1</text:p>
          </table:table-cell>
          <table:table-cell table:formula="of:=MOD(CEILING([.$C$5]*[.$D11];1)+CEILING([.$C$5]*[.AL$5];1)-CEILING([.$C$5]*MOD([.$D11]+[.AL$5];[.$C$4]);1);[.$C$3])" office:value-type="float" office:value="1" calcext:value-type="float">
            <text:p>1</text:p>
          </table:table-cell>
          <table:table-cell table:formula="of:=MOD(CEILING([.$C$5]*[.$D11];1)+CEILING([.$C$5]*[.AM$5];1)-CEILING([.$C$5]*MOD([.$D11]+[.AM$5];[.$C$4]);1);[.$C$3])" office:value-type="float" office:value="1" calcext:value-type="float">
            <text:p>1</text:p>
          </table:table-cell>
          <table:table-cell table:formula="of:=MOD(CEILING([.$C$5]*[.$D11];1)+CEILING([.$C$5]*[.AN$5];1)-CEILING([.$C$5]*MOD([.$D11]+[.AN$5];[.$C$4]);1);[.$C$3])" office:value-type="float" office:value="0" calcext:value-type="float">
            <text:p>0</text:p>
          </table:table-cell>
          <table:table-cell table:formula="of:=MOD(CEILING([.$C$5]*[.$D11];1)+CEILING([.$C$5]*[.AO$5];1)-CEILING([.$C$5]*MOD([.$D11]+[.AO$5];[.$C$4]);1);[.$C$3])" office:value-type="float" office:value="1" calcext:value-type="float">
            <text:p>1</text:p>
          </table:table-cell>
          <table:table-cell table:formula="of:=MOD(CEILING([.$C$5]*[.$D11];1)+CEILING([.$C$5]*[.AP$5];1)-CEILING([.$C$5]*MOD([.$D11]+[.AP$5];[.$C$4]);1);[.$C$3])" office:value-type="float" office:value="1" calcext:value-type="float">
            <text:p>1</text:p>
          </table:table-cell>
          <table:table-cell table:formula="of:=MOD(CEILING([.$C$5]*[.$D11];1)+CEILING([.$C$5]*[.AQ$5];1)-CEILING([.$C$5]*MOD([.$D11]+[.AQ$5];[.$C$4]);1);[.$C$3])" office:value-type="float" office:value="1" calcext:value-type="float">
            <text:p>1</text:p>
          </table:table-cell>
          <table:table-cell table:formula="of:=MOD(CEILING([.$C$5]*[.$D11];1)+CEILING([.$C$5]*[.AR$5];1)-CEILING([.$C$5]*MOD([.$D11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1" calcext:value-type="float">
            <text:p>25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MOD(CEILING([.$C$5]*[.$D12];1)+CEILING([.$C$5]*[.E$5];1)-CEILING([.$C$5]*MOD([.$D12]+[.E$5];[.$C$4]);1);[.$C$3])" office:value-type="float" office:value="0" calcext:value-type="float">
            <text:p>0</text:p>
          </table:table-cell>
          <table:table-cell table:formula="of:=MOD(CEILING([.$C$5]*[.$D12];1)+CEILING([.$C$5]*[.F$5];1)-CEILING([.$C$5]*MOD([.$D12]+[.F$5];[.$C$4]);1);[.$C$3])" office:value-type="float" office:value="1" calcext:value-type="float">
            <text:p>1</text:p>
          </table:table-cell>
          <table:table-cell table:formula="of:=MOD(CEILING([.$C$5]*[.$D12];1)+CEILING([.$C$5]*[.G$5];1)-CEILING([.$C$5]*MOD([.$D12]+[.G$5];[.$C$4]);1);[.$C$3])" office:value-type="float" office:value="0" calcext:value-type="float">
            <text:p>0</text:p>
          </table:table-cell>
          <table:table-cell table:formula="of:=MOD(CEILING([.$C$5]*[.$D12];1)+CEILING([.$C$5]*[.H$5];1)-CEILING([.$C$5]*MOD([.$D12]+[.H$5];[.$C$4]);1);[.$C$3])" office:value-type="float" office:value="1" calcext:value-type="float">
            <text:p>1</text:p>
          </table:table-cell>
          <table:table-cell table:formula="of:=MOD(CEILING([.$C$5]*[.$D12];1)+CEILING([.$C$5]*[.I$5];1)-CEILING([.$C$5]*MOD([.$D12]+[.I$5];[.$C$4]);1);[.$C$3])" office:value-type="float" office:value="0" calcext:value-type="float">
            <text:p>0</text:p>
          </table:table-cell>
          <table:table-cell table:formula="of:=MOD(CEILING([.$C$5]*[.$D12];1)+CEILING([.$C$5]*[.J$5];1)-CEILING([.$C$5]*MOD([.$D12]+[.J$5];[.$C$4]);1);[.$C$3])" office:value-type="float" office:value="1" calcext:value-type="float">
            <text:p>1</text:p>
          </table:table-cell>
          <table:table-cell table:formula="of:=MOD(CEILING([.$C$5]*[.$D12];1)+CEILING([.$C$5]*[.K$5];1)-CEILING([.$C$5]*MOD([.$D12]+[.K$5];[.$C$4]);1);[.$C$3])" office:value-type="float" office:value="0" calcext:value-type="float">
            <text:p>0</text:p>
          </table:table-cell>
          <table:table-cell table:formula="of:=MOD(CEILING([.$C$5]*[.$D12];1)+CEILING([.$C$5]*[.L$5];1)-CEILING([.$C$5]*MOD([.$D12]+[.L$5];[.$C$4]);1);[.$C$3])" office:value-type="float" office:value="0" calcext:value-type="float">
            <text:p>0</text:p>
          </table:table-cell>
          <table:table-cell table:formula="of:=MOD(CEILING([.$C$5]*[.$D12];1)+CEILING([.$C$5]*[.M$5];1)-CEILING([.$C$5]*MOD([.$D12]+[.M$5];[.$C$4]);1);[.$C$3])" office:value-type="float" office:value="1" calcext:value-type="float">
            <text:p>1</text:p>
          </table:table-cell>
          <table:table-cell table:formula="of:=MOD(CEILING([.$C$5]*[.$D12];1)+CEILING([.$C$5]*[.N$5];1)-CEILING([.$C$5]*MOD([.$D12]+[.N$5];[.$C$4]);1);[.$C$3])" office:value-type="float" office:value="0" calcext:value-type="float">
            <text:p>0</text:p>
          </table:table-cell>
          <table:table-cell table:formula="of:=MOD(CEILING([.$C$5]*[.$D12];1)+CEILING([.$C$5]*[.O$5];1)-CEILING([.$C$5]*MOD([.$D12]+[.O$5];[.$C$4]);1);[.$C$3])" office:value-type="float" office:value="1" calcext:value-type="float">
            <text:p>1</text:p>
          </table:table-cell>
          <table:table-cell table:formula="of:=MOD(CEILING([.$C$5]*[.$D12];1)+CEILING([.$C$5]*[.P$5];1)-CEILING([.$C$5]*MOD([.$D12]+[.P$5];[.$C$4]);1);[.$C$3])" office:value-type="float" office:value="0" calcext:value-type="float">
            <text:p>0</text:p>
          </table:table-cell>
          <table:table-cell table:formula="of:=MOD(CEILING([.$C$5]*[.$D12];1)+CEILING([.$C$5]*[.Q$5];1)-CEILING([.$C$5]*MOD([.$D12]+[.Q$5];[.$C$4]);1);[.$C$3])" office:value-type="float" office:value="1" calcext:value-type="float">
            <text:p>1</text:p>
          </table:table-cell>
          <table:table-cell table:formula="of:=MOD(CEILING([.$C$5]*[.$D12];1)+CEILING([.$C$5]*[.R$5];1)-CEILING([.$C$5]*MOD([.$D12]+[.R$5];[.$C$4]);1);[.$C$3])" office:value-type="float" office:value="0" calcext:value-type="float">
            <text:p>0</text:p>
          </table:table-cell>
          <table:table-cell table:formula="of:=MOD(CEILING([.$C$5]*[.$D12];1)+CEILING([.$C$5]*[.S$5];1)-CEILING([.$C$5]*MOD([.$D12]+[.S$5];[.$C$4]);1);[.$C$3])" office:value-type="float" office:value="0" calcext:value-type="float">
            <text:p>0</text:p>
          </table:table-cell>
          <table:table-cell table:formula="of:=MOD(CEILING([.$C$5]*[.$D12];1)+CEILING([.$C$5]*[.T$5];1)-CEILING([.$C$5]*MOD([.$D12]+[.T$5];[.$C$4]);1);[.$C$3])" office:value-type="float" office:value="1" calcext:value-type="float">
            <text:p>1</text:p>
          </table:table-cell>
          <table:table-cell table:formula="of:=MOD(CEILING([.$C$5]*[.$D12];1)+CEILING([.$C$5]*[.U$5];1)-CEILING([.$C$5]*MOD([.$D12]+[.U$5];[.$C$4]);1);[.$C$3])" office:value-type="float" office:value="0" calcext:value-type="float">
            <text:p>0</text:p>
          </table:table-cell>
          <table:table-cell table:formula="of:=MOD(CEILING([.$C$5]*[.$D12];1)+CEILING([.$C$5]*[.V$5];1)-CEILING([.$C$5]*MOD([.$D12]+[.V$5];[.$C$4]);1);[.$C$3])" office:value-type="float" office:value="1" calcext:value-type="float">
            <text:p>1</text:p>
          </table:table-cell>
          <table:table-cell table:formula="of:=MOD(CEILING([.$C$5]*[.$D12];1)+CEILING([.$C$5]*[.W$5];1)-CEILING([.$C$5]*MOD([.$D12]+[.W$5];[.$C$4]);1);[.$C$3])" office:value-type="float" office:value="0" calcext:value-type="float">
            <text:p>0</text:p>
          </table:table-cell>
          <table:table-cell table:formula="of:=MOD(CEILING([.$C$5]*[.$D12];1)+CEILING([.$C$5]*[.X$5];1)-CEILING([.$C$5]*MOD([.$D12]+[.X$5];[.$C$4]);1);[.$C$3])" office:value-type="float" office:value="1" calcext:value-type="float">
            <text:p>1</text:p>
          </table:table-cell>
          <table:table-cell table:formula="of:=MOD(CEILING([.$C$5]*[.$D12];1)+CEILING([.$C$5]*[.Y$5];1)-CEILING([.$C$5]*MOD([.$D12]+[.Y$5];[.$C$4]);1);[.$C$3])" office:value-type="float" office:value="0" calcext:value-type="float">
            <text:p>0</text:p>
          </table:table-cell>
          <table:table-cell table:formula="of:=MOD(CEILING([.$C$5]*[.$D12];1)+CEILING([.$C$5]*[.Z$5];1)-CEILING([.$C$5]*MOD([.$D12]+[.Z$5];[.$C$4]);1);[.$C$3])" office:value-type="float" office:value="0" calcext:value-type="float">
            <text:p>0</text:p>
          </table:table-cell>
          <table:table-cell table:formula="of:=MOD(CEILING([.$C$5]*[.$D12];1)+CEILING([.$C$5]*[.AA$5];1)-CEILING([.$C$5]*MOD([.$D12]+[.AA$5];[.$C$4]);1);[.$C$3])" office:value-type="float" office:value="1" calcext:value-type="float">
            <text:p>1</text:p>
          </table:table-cell>
          <table:table-cell table:formula="of:=MOD(CEILING([.$C$5]*[.$D12];1)+CEILING([.$C$5]*[.AB$5];1)-CEILING([.$C$5]*MOD([.$D12]+[.AB$5];[.$C$4]);1);[.$C$3])" office:value-type="float" office:value="0" calcext:value-type="float">
            <text:p>0</text:p>
          </table:table-cell>
          <table:table-cell table:formula="of:=MOD(CEILING([.$C$5]*[.$D12];1)+CEILING([.$C$5]*[.AC$5];1)-CEILING([.$C$5]*MOD([.$D12]+[.AC$5];[.$C$4]);1);[.$C$3])" office:value-type="float" office:value="1" calcext:value-type="float">
            <text:p>1</text:p>
          </table:table-cell>
          <table:table-cell table:formula="of:=MOD(CEILING([.$C$5]*[.$D12];1)+CEILING([.$C$5]*[.AD$5];1)-CEILING([.$C$5]*MOD([.$D12]+[.AD$5];[.$C$4]);1);[.$C$3])" office:value-type="float" office:value="0" calcext:value-type="float">
            <text:p>0</text:p>
          </table:table-cell>
          <table:table-cell table:formula="of:=MOD(CEILING([.$C$5]*[.$D12];1)+CEILING([.$C$5]*[.AE$5];1)-CEILING([.$C$5]*MOD([.$D12]+[.AE$5];[.$C$4]);1);[.$C$3])" office:value-type="float" office:value="1" calcext:value-type="float">
            <text:p>1</text:p>
          </table:table-cell>
          <table:table-cell table:formula="of:=MOD(CEILING([.$C$5]*[.$D12];1)+CEILING([.$C$5]*[.AF$5];1)-CEILING([.$C$5]*MOD([.$D12]+[.AF$5];[.$C$4]);1);[.$C$3])" office:value-type="float" office:value="0" calcext:value-type="float">
            <text:p>0</text:p>
          </table:table-cell>
          <table:table-cell table:formula="of:=MOD(CEILING([.$C$5]*[.$D12];1)+CEILING([.$C$5]*[.AG$5];1)-CEILING([.$C$5]*MOD([.$D12]+[.AG$5];[.$C$4]);1);[.$C$3])" office:value-type="float" office:value="0" calcext:value-type="float">
            <text:p>0</text:p>
          </table:table-cell>
          <table:table-cell table:formula="of:=MOD(CEILING([.$C$5]*[.$D12];1)+CEILING([.$C$5]*[.AH$5];1)-CEILING([.$C$5]*MOD([.$D12]+[.AH$5];[.$C$4]);1);[.$C$3])" office:value-type="float" office:value="1" calcext:value-type="float">
            <text:p>1</text:p>
          </table:table-cell>
          <table:table-cell table:formula="of:=MOD(CEILING([.$C$5]*[.$D12];1)+CEILING([.$C$5]*[.AI$5];1)-CEILING([.$C$5]*MOD([.$D12]+[.AI$5];[.$C$4]);1);[.$C$3])" office:value-type="float" office:value="0" calcext:value-type="float">
            <text:p>0</text:p>
          </table:table-cell>
          <table:table-cell table:formula="of:=MOD(CEILING([.$C$5]*[.$D12];1)+CEILING([.$C$5]*[.AJ$5];1)-CEILING([.$C$5]*MOD([.$D12]+[.AJ$5];[.$C$4]);1);[.$C$3])" office:value-type="float" office:value="1" calcext:value-type="float">
            <text:p>1</text:p>
          </table:table-cell>
          <table:table-cell table:formula="of:=MOD(CEILING([.$C$5]*[.$D12];1)+CEILING([.$C$5]*[.AK$5];1)-CEILING([.$C$5]*MOD([.$D12]+[.AK$5];[.$C$4]);1);[.$C$3])" office:value-type="float" office:value="0" calcext:value-type="float">
            <text:p>0</text:p>
          </table:table-cell>
          <table:table-cell table:formula="of:=MOD(CEILING([.$C$5]*[.$D12];1)+CEILING([.$C$5]*[.AL$5];1)-CEILING([.$C$5]*MOD([.$D12]+[.AL$5];[.$C$4]);1);[.$C$3])" office:value-type="float" office:value="1" calcext:value-type="float">
            <text:p>1</text:p>
          </table:table-cell>
          <table:table-cell table:formula="of:=MOD(CEILING([.$C$5]*[.$D12];1)+CEILING([.$C$5]*[.AM$5];1)-CEILING([.$C$5]*MOD([.$D12]+[.AM$5];[.$C$4]);1);[.$C$3])" office:value-type="float" office:value="0" calcext:value-type="float">
            <text:p>0</text:p>
          </table:table-cell>
          <table:table-cell table:formula="of:=MOD(CEILING([.$C$5]*[.$D12];1)+CEILING([.$C$5]*[.AN$5];1)-CEILING([.$C$5]*MOD([.$D12]+[.AN$5];[.$C$4]);1);[.$C$3])" office:value-type="float" office:value="0" calcext:value-type="float">
            <text:p>0</text:p>
          </table:table-cell>
          <table:table-cell table:formula="of:=MOD(CEILING([.$C$5]*[.$D12];1)+CEILING([.$C$5]*[.AO$5];1)-CEILING([.$C$5]*MOD([.$D12]+[.AO$5];[.$C$4]);1);[.$C$3])" office:value-type="float" office:value="1" calcext:value-type="float">
            <text:p>1</text:p>
          </table:table-cell>
          <table:table-cell table:formula="of:=MOD(CEILING([.$C$5]*[.$D12];1)+CEILING([.$C$5]*[.AP$5];1)-CEILING([.$C$5]*MOD([.$D12]+[.AP$5];[.$C$4]);1);[.$C$3])" office:value-type="float" office:value="0" calcext:value-type="float">
            <text:p>0</text:p>
          </table:table-cell>
          <table:table-cell table:formula="of:=MOD(CEILING([.$C$5]*[.$D12];1)+CEILING([.$C$5]*[.AQ$5];1)-CEILING([.$C$5]*MOD([.$D12]+[.AQ$5];[.$C$4]);1);[.$C$3])" office:value-type="float" office:value="1" calcext:value-type="float">
            <text:p>1</text:p>
          </table:table-cell>
          <table:table-cell table:formula="of:=MOD(CEILING([.$C$5]*[.$D12];1)+CEILING([.$C$5]*[.AR$5];1)-CEILING([.$C$5]*MOD([.$D1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15" calcext:value-type="float">
            <text:p>25.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MOD(CEILING([.$C$5]*[.$D13];1)+CEILING([.$C$5]*[.E$5];1)-CEILING([.$C$5]*MOD([.$D13]+[.E$5];[.$C$4]);1);[.$C$3])" office:value-type="float" office:value="0" calcext:value-type="float">
            <text:p>0</text:p>
          </table:table-cell>
          <table:table-cell table:formula="of:=MOD(CEILING([.$C$5]*[.$D13];1)+CEILING([.$C$5]*[.F$5];1)-CEILING([.$C$5]*MOD([.$D13]+[.F$5];[.$C$4]);1);[.$C$3])" office:value-type="float" office:value="0" calcext:value-type="float">
            <text:p>0</text:p>
          </table:table-cell>
          <table:table-cell table:formula="of:=MOD(CEILING([.$C$5]*[.$D13];1)+CEILING([.$C$5]*[.G$5];1)-CEILING([.$C$5]*MOD([.$D13]+[.G$5];[.$C$4]);1);[.$C$3])" office:value-type="float" office:value="0" calcext:value-type="float">
            <text:p>0</text:p>
          </table:table-cell>
          <table:table-cell table:formula="of:=MOD(CEILING([.$C$5]*[.$D13];1)+CEILING([.$C$5]*[.H$5];1)-CEILING([.$C$5]*MOD([.$D13]+[.H$5];[.$C$4]);1);[.$C$3])" office:value-type="float" office:value="0" calcext:value-type="float">
            <text:p>0</text:p>
          </table:table-cell>
          <table:table-cell table:formula="of:=MOD(CEILING([.$C$5]*[.$D13];1)+CEILING([.$C$5]*[.I$5];1)-CEILING([.$C$5]*MOD([.$D13]+[.I$5];[.$C$4]);1);[.$C$3])" office:value-type="float" office:value="0" calcext:value-type="float">
            <text:p>0</text:p>
          </table:table-cell>
          <table:table-cell table:formula="of:=MOD(CEILING([.$C$5]*[.$D13];1)+CEILING([.$C$5]*[.J$5];1)-CEILING([.$C$5]*MOD([.$D13]+[.J$5];[.$C$4]);1);[.$C$3])" office:value-type="float" office:value="0" calcext:value-type="float">
            <text:p>0</text:p>
          </table:table-cell>
          <table:table-cell table:formula="of:=MOD(CEILING([.$C$5]*[.$D13];1)+CEILING([.$C$5]*[.K$5];1)-CEILING([.$C$5]*MOD([.$D13]+[.K$5];[.$C$4]);1);[.$C$3])" office:value-type="float" office:value="0" calcext:value-type="float">
            <text:p>0</text:p>
          </table:table-cell>
          <table:table-cell table:formula="of:=MOD(CEILING([.$C$5]*[.$D13];1)+CEILING([.$C$5]*[.L$5];1)-CEILING([.$C$5]*MOD([.$D13]+[.L$5];[.$C$4]);1);[.$C$3])" office:value-type="float" office:value="0" calcext:value-type="float">
            <text:p>0</text:p>
          </table:table-cell>
          <table:table-cell table:formula="of:=MOD(CEILING([.$C$5]*[.$D13];1)+CEILING([.$C$5]*[.M$5];1)-CEILING([.$C$5]*MOD([.$D13]+[.M$5];[.$C$4]);1);[.$C$3])" office:value-type="float" office:value="0" calcext:value-type="float">
            <text:p>0</text:p>
          </table:table-cell>
          <table:table-cell table:formula="of:=MOD(CEILING([.$C$5]*[.$D13];1)+CEILING([.$C$5]*[.N$5];1)-CEILING([.$C$5]*MOD([.$D13]+[.N$5];[.$C$4]);1);[.$C$3])" office:value-type="float" office:value="0" calcext:value-type="float">
            <text:p>0</text:p>
          </table:table-cell>
          <table:table-cell table:formula="of:=MOD(CEILING([.$C$5]*[.$D13];1)+CEILING([.$C$5]*[.O$5];1)-CEILING([.$C$5]*MOD([.$D13]+[.O$5];[.$C$4]);1);[.$C$3])" office:value-type="float" office:value="0" calcext:value-type="float">
            <text:p>0</text:p>
          </table:table-cell>
          <table:table-cell table:formula="of:=MOD(CEILING([.$C$5]*[.$D13];1)+CEILING([.$C$5]*[.P$5];1)-CEILING([.$C$5]*MOD([.$D13]+[.P$5];[.$C$4]);1);[.$C$3])" office:value-type="float" office:value="0" calcext:value-type="float">
            <text:p>0</text:p>
          </table:table-cell>
          <table:table-cell table:formula="of:=MOD(CEILING([.$C$5]*[.$D13];1)+CEILING([.$C$5]*[.Q$5];1)-CEILING([.$C$5]*MOD([.$D13]+[.Q$5];[.$C$4]);1);[.$C$3])" office:value-type="float" office:value="0" calcext:value-type="float">
            <text:p>0</text:p>
          </table:table-cell>
          <table:table-cell table:formula="of:=MOD(CEILING([.$C$5]*[.$D13];1)+CEILING([.$C$5]*[.R$5];1)-CEILING([.$C$5]*MOD([.$D13]+[.R$5];[.$C$4]);1);[.$C$3])" office:value-type="float" office:value="0" calcext:value-type="float">
            <text:p>0</text:p>
          </table:table-cell>
          <table:table-cell table:formula="of:=MOD(CEILING([.$C$5]*[.$D13];1)+CEILING([.$C$5]*[.S$5];1)-CEILING([.$C$5]*MOD([.$D13]+[.S$5];[.$C$4]);1);[.$C$3])" office:value-type="float" office:value="0" calcext:value-type="float">
            <text:p>0</text:p>
          </table:table-cell>
          <table:table-cell table:formula="of:=MOD(CEILING([.$C$5]*[.$D13];1)+CEILING([.$C$5]*[.T$5];1)-CEILING([.$C$5]*MOD([.$D13]+[.T$5];[.$C$4]);1);[.$C$3])" office:value-type="float" office:value="0" calcext:value-type="float">
            <text:p>0</text:p>
          </table:table-cell>
          <table:table-cell table:formula="of:=MOD(CEILING([.$C$5]*[.$D13];1)+CEILING([.$C$5]*[.U$5];1)-CEILING([.$C$5]*MOD([.$D13]+[.U$5];[.$C$4]);1);[.$C$3])" office:value-type="float" office:value="0" calcext:value-type="float">
            <text:p>0</text:p>
          </table:table-cell>
          <table:table-cell table:formula="of:=MOD(CEILING([.$C$5]*[.$D13];1)+CEILING([.$C$5]*[.V$5];1)-CEILING([.$C$5]*MOD([.$D13]+[.V$5];[.$C$4]);1);[.$C$3])" office:value-type="float" office:value="0" calcext:value-type="float">
            <text:p>0</text:p>
          </table:table-cell>
          <table:table-cell table:formula="of:=MOD(CEILING([.$C$5]*[.$D13];1)+CEILING([.$C$5]*[.W$5];1)-CEILING([.$C$5]*MOD([.$D13]+[.W$5];[.$C$4]);1);[.$C$3])" office:value-type="float" office:value="0" calcext:value-type="float">
            <text:p>0</text:p>
          </table:table-cell>
          <table:table-cell table:formula="of:=MOD(CEILING([.$C$5]*[.$D13];1)+CEILING([.$C$5]*[.X$5];1)-CEILING([.$C$5]*MOD([.$D13]+[.X$5];[.$C$4]);1);[.$C$3])" office:value-type="float" office:value="0" calcext:value-type="float">
            <text:p>0</text:p>
          </table:table-cell>
          <table:table-cell table:formula="of:=MOD(CEILING([.$C$5]*[.$D13];1)+CEILING([.$C$5]*[.Y$5];1)-CEILING([.$C$5]*MOD([.$D13]+[.Y$5];[.$C$4]);1);[.$C$3])" office:value-type="float" office:value="0" calcext:value-type="float">
            <text:p>0</text:p>
          </table:table-cell>
          <table:table-cell table:formula="of:=MOD(CEILING([.$C$5]*[.$D13];1)+CEILING([.$C$5]*[.Z$5];1)-CEILING([.$C$5]*MOD([.$D13]+[.Z$5];[.$C$4]);1);[.$C$3])" office:value-type="float" office:value="0" calcext:value-type="float">
            <text:p>0</text:p>
          </table:table-cell>
          <table:table-cell table:formula="of:=MOD(CEILING([.$C$5]*[.$D13];1)+CEILING([.$C$5]*[.AA$5];1)-CEILING([.$C$5]*MOD([.$D13]+[.AA$5];[.$C$4]);1);[.$C$3])" office:value-type="float" office:value="0" calcext:value-type="float">
            <text:p>0</text:p>
          </table:table-cell>
          <table:table-cell table:formula="of:=MOD(CEILING([.$C$5]*[.$D13];1)+CEILING([.$C$5]*[.AB$5];1)-CEILING([.$C$5]*MOD([.$D13]+[.AB$5];[.$C$4]);1);[.$C$3])" office:value-type="float" office:value="0" calcext:value-type="float">
            <text:p>0</text:p>
          </table:table-cell>
          <table:table-cell table:formula="of:=MOD(CEILING([.$C$5]*[.$D13];1)+CEILING([.$C$5]*[.AC$5];1)-CEILING([.$C$5]*MOD([.$D13]+[.AC$5];[.$C$4]);1);[.$C$3])" office:value-type="float" office:value="0" calcext:value-type="float">
            <text:p>0</text:p>
          </table:table-cell>
          <table:table-cell table:formula="of:=MOD(CEILING([.$C$5]*[.$D13];1)+CEILING([.$C$5]*[.AD$5];1)-CEILING([.$C$5]*MOD([.$D13]+[.AD$5];[.$C$4]);1);[.$C$3])" office:value-type="float" office:value="0" calcext:value-type="float">
            <text:p>0</text:p>
          </table:table-cell>
          <table:table-cell table:formula="of:=MOD(CEILING([.$C$5]*[.$D13];1)+CEILING([.$C$5]*[.AE$5];1)-CEILING([.$C$5]*MOD([.$D13]+[.AE$5];[.$C$4]);1);[.$C$3])" office:value-type="float" office:value="0" calcext:value-type="float">
            <text:p>0</text:p>
          </table:table-cell>
          <table:table-cell table:formula="of:=MOD(CEILING([.$C$5]*[.$D13];1)+CEILING([.$C$5]*[.AF$5];1)-CEILING([.$C$5]*MOD([.$D13]+[.AF$5];[.$C$4]);1);[.$C$3])" office:value-type="float" office:value="0" calcext:value-type="float">
            <text:p>0</text:p>
          </table:table-cell>
          <table:table-cell table:formula="of:=MOD(CEILING([.$C$5]*[.$D13];1)+CEILING([.$C$5]*[.AG$5];1)-CEILING([.$C$5]*MOD([.$D13]+[.AG$5];[.$C$4]);1);[.$C$3])" office:value-type="float" office:value="0" calcext:value-type="float">
            <text:p>0</text:p>
          </table:table-cell>
          <table:table-cell table:formula="of:=MOD(CEILING([.$C$5]*[.$D13];1)+CEILING([.$C$5]*[.AH$5];1)-CEILING([.$C$5]*MOD([.$D13]+[.AH$5];[.$C$4]);1);[.$C$3])" office:value-type="float" office:value="0" calcext:value-type="float">
            <text:p>0</text:p>
          </table:table-cell>
          <table:table-cell table:formula="of:=MOD(CEILING([.$C$5]*[.$D13];1)+CEILING([.$C$5]*[.AI$5];1)-CEILING([.$C$5]*MOD([.$D13]+[.AI$5];[.$C$4]);1);[.$C$3])" office:value-type="float" office:value="0" calcext:value-type="float">
            <text:p>0</text:p>
          </table:table-cell>
          <table:table-cell table:formula="of:=MOD(CEILING([.$C$5]*[.$D13];1)+CEILING([.$C$5]*[.AJ$5];1)-CEILING([.$C$5]*MOD([.$D13]+[.AJ$5];[.$C$4]);1);[.$C$3])" office:value-type="float" office:value="0" calcext:value-type="float">
            <text:p>0</text:p>
          </table:table-cell>
          <table:table-cell table:formula="of:=MOD(CEILING([.$C$5]*[.$D13];1)+CEILING([.$C$5]*[.AK$5];1)-CEILING([.$C$5]*MOD([.$D13]+[.AK$5];[.$C$4]);1);[.$C$3])" office:value-type="float" office:value="0" calcext:value-type="float">
            <text:p>0</text:p>
          </table:table-cell>
          <table:table-cell table:formula="of:=MOD(CEILING([.$C$5]*[.$D13];1)+CEILING([.$C$5]*[.AL$5];1)-CEILING([.$C$5]*MOD([.$D13]+[.AL$5];[.$C$4]);1);[.$C$3])" office:value-type="float" office:value="0" calcext:value-type="float">
            <text:p>0</text:p>
          </table:table-cell>
          <table:table-cell table:formula="of:=MOD(CEILING([.$C$5]*[.$D13];1)+CEILING([.$C$5]*[.AM$5];1)-CEILING([.$C$5]*MOD([.$D13]+[.AM$5];[.$C$4]);1);[.$C$3])" office:value-type="float" office:value="0" calcext:value-type="float">
            <text:p>0</text:p>
          </table:table-cell>
          <table:table-cell table:formula="of:=MOD(CEILING([.$C$5]*[.$D13];1)+CEILING([.$C$5]*[.AN$5];1)-CEILING([.$C$5]*MOD([.$D13]+[.AN$5];[.$C$4]);1);[.$C$3])" office:value-type="float" office:value="0" calcext:value-type="float">
            <text:p>0</text:p>
          </table:table-cell>
          <table:table-cell table:formula="of:=MOD(CEILING([.$C$5]*[.$D13];1)+CEILING([.$C$5]*[.AO$5];1)-CEILING([.$C$5]*MOD([.$D13]+[.AO$5];[.$C$4]);1);[.$C$3])" office:value-type="float" office:value="0" calcext:value-type="float">
            <text:p>0</text:p>
          </table:table-cell>
          <table:table-cell table:formula="of:=MOD(CEILING([.$C$5]*[.$D13];1)+CEILING([.$C$5]*[.AP$5];1)-CEILING([.$C$5]*MOD([.$D13]+[.AP$5];[.$C$4]);1);[.$C$3])" office:value-type="float" office:value="0" calcext:value-type="float">
            <text:p>0</text:p>
          </table:table-cell>
          <table:table-cell table:formula="of:=MOD(CEILING([.$C$5]*[.$D13];1)+CEILING([.$C$5]*[.AQ$5];1)-CEILING([.$C$5]*MOD([.$D13]+[.AQ$5];[.$C$4]);1);[.$C$3])" office:value-type="float" office:value="0" calcext:value-type="float">
            <text:p>0</text:p>
          </table:table-cell>
          <table:table-cell table:formula="of:=MOD(CEILING([.$C$5]*[.$D13];1)+CEILING([.$C$5]*[.AR$5];1)-CEILING([.$C$5]*MOD([.$D1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2" calcext:value-type="float">
            <text:p>25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MOD(CEILING([.$C$5]*[.$D14];1)+CEILING([.$C$5]*[.E$5];1)-CEILING([.$C$5]*MOD([.$D14]+[.E$5];[.$C$4]);1);[.$C$3])" office:value-type="float" office:value="0" calcext:value-type="float">
            <text:p>0</text:p>
          </table:table-cell>
          <table:table-cell table:formula="of:=MOD(CEILING([.$C$5]*[.$D14];1)+CEILING([.$C$5]*[.F$5];1)-CEILING([.$C$5]*MOD([.$D14]+[.F$5];[.$C$4]);1);[.$C$3])" office:value-type="float" office:value="1" calcext:value-type="float">
            <text:p>1</text:p>
          </table:table-cell>
          <table:table-cell table:formula="of:=MOD(CEILING([.$C$5]*[.$D14];1)+CEILING([.$C$5]*[.G$5];1)-CEILING([.$C$5]*MOD([.$D14]+[.G$5];[.$C$4]);1);[.$C$3])" office:value-type="float" office:value="0" calcext:value-type="float">
            <text:p>0</text:p>
          </table:table-cell>
          <table:table-cell table:formula="of:=MOD(CEILING([.$C$5]*[.$D14];1)+CEILING([.$C$5]*[.H$5];1)-CEILING([.$C$5]*MOD([.$D14]+[.H$5];[.$C$4]);1);[.$C$3])" office:value-type="float" office:value="1" calcext:value-type="float">
            <text:p>1</text:p>
          </table:table-cell>
          <table:table-cell table:formula="of:=MOD(CEILING([.$C$5]*[.$D14];1)+CEILING([.$C$5]*[.I$5];1)-CEILING([.$C$5]*MOD([.$D14]+[.I$5];[.$C$4]);1);[.$C$3])" office:value-type="float" office:value="0" calcext:value-type="float">
            <text:p>0</text:p>
          </table:table-cell>
          <table:table-cell table:formula="of:=MOD(CEILING([.$C$5]*[.$D14];1)+CEILING([.$C$5]*[.J$5];1)-CEILING([.$C$5]*MOD([.$D14]+[.J$5];[.$C$4]);1);[.$C$3])" office:value-type="float" office:value="1" calcext:value-type="float">
            <text:p>1</text:p>
          </table:table-cell>
          <table:table-cell table:formula="of:=MOD(CEILING([.$C$5]*[.$D14];1)+CEILING([.$C$5]*[.K$5];1)-CEILING([.$C$5]*MOD([.$D14]+[.K$5];[.$C$4]);1);[.$C$3])" office:value-type="float" office:value="1" calcext:value-type="float">
            <text:p>1</text:p>
          </table:table-cell>
          <table:table-cell table:formula="of:=MOD(CEILING([.$C$5]*[.$D14];1)+CEILING([.$C$5]*[.L$5];1)-CEILING([.$C$5]*MOD([.$D14]+[.L$5];[.$C$4]);1);[.$C$3])" office:value-type="float" office:value="0" calcext:value-type="float">
            <text:p>0</text:p>
          </table:table-cell>
          <table:table-cell table:formula="of:=MOD(CEILING([.$C$5]*[.$D14];1)+CEILING([.$C$5]*[.M$5];1)-CEILING([.$C$5]*MOD([.$D14]+[.M$5];[.$C$4]);1);[.$C$3])" office:value-type="float" office:value="1" calcext:value-type="float">
            <text:p>1</text:p>
          </table:table-cell>
          <table:table-cell table:formula="of:=MOD(CEILING([.$C$5]*[.$D14];1)+CEILING([.$C$5]*[.N$5];1)-CEILING([.$C$5]*MOD([.$D14]+[.N$5];[.$C$4]);1);[.$C$3])" office:value-type="float" office:value="0" calcext:value-type="float">
            <text:p>0</text:p>
          </table:table-cell>
          <table:table-cell table:formula="of:=MOD(CEILING([.$C$5]*[.$D14];1)+CEILING([.$C$5]*[.O$5];1)-CEILING([.$C$5]*MOD([.$D14]+[.O$5];[.$C$4]);1);[.$C$3])" office:value-type="float" office:value="1" calcext:value-type="float">
            <text:p>1</text:p>
          </table:table-cell>
          <table:table-cell table:formula="of:=MOD(CEILING([.$C$5]*[.$D14];1)+CEILING([.$C$5]*[.P$5];1)-CEILING([.$C$5]*MOD([.$D14]+[.P$5];[.$C$4]);1);[.$C$3])" office:value-type="float" office:value="0" calcext:value-type="float">
            <text:p>0</text:p>
          </table:table-cell>
          <table:table-cell table:formula="of:=MOD(CEILING([.$C$5]*[.$D14];1)+CEILING([.$C$5]*[.Q$5];1)-CEILING([.$C$5]*MOD([.$D14]+[.Q$5];[.$C$4]);1);[.$C$3])" office:value-type="float" office:value="1" calcext:value-type="float">
            <text:p>1</text:p>
          </table:table-cell>
          <table:table-cell table:formula="of:=MOD(CEILING([.$C$5]*[.$D14];1)+CEILING([.$C$5]*[.R$5];1)-CEILING([.$C$5]*MOD([.$D14]+[.R$5];[.$C$4]);1);[.$C$3])" office:value-type="float" office:value="1" calcext:value-type="float">
            <text:p>1</text:p>
          </table:table-cell>
          <table:table-cell table:formula="of:=MOD(CEILING([.$C$5]*[.$D14];1)+CEILING([.$C$5]*[.S$5];1)-CEILING([.$C$5]*MOD([.$D14]+[.S$5];[.$C$4]);1);[.$C$3])" office:value-type="float" office:value="0" calcext:value-type="float">
            <text:p>0</text:p>
          </table:table-cell>
          <table:table-cell table:formula="of:=MOD(CEILING([.$C$5]*[.$D14];1)+CEILING([.$C$5]*[.T$5];1)-CEILING([.$C$5]*MOD([.$D14]+[.T$5];[.$C$4]);1);[.$C$3])" office:value-type="float" office:value="1" calcext:value-type="float">
            <text:p>1</text:p>
          </table:table-cell>
          <table:table-cell table:formula="of:=MOD(CEILING([.$C$5]*[.$D14];1)+CEILING([.$C$5]*[.U$5];1)-CEILING([.$C$5]*MOD([.$D14]+[.U$5];[.$C$4]);1);[.$C$3])" office:value-type="float" office:value="0" calcext:value-type="float">
            <text:p>0</text:p>
          </table:table-cell>
          <table:table-cell table:formula="of:=MOD(CEILING([.$C$5]*[.$D14];1)+CEILING([.$C$5]*[.V$5];1)-CEILING([.$C$5]*MOD([.$D14]+[.V$5];[.$C$4]);1);[.$C$3])" office:value-type="float" office:value="1" calcext:value-type="float">
            <text:p>1</text:p>
          </table:table-cell>
          <table:table-cell table:formula="of:=MOD(CEILING([.$C$5]*[.$D14];1)+CEILING([.$C$5]*[.W$5];1)-CEILING([.$C$5]*MOD([.$D14]+[.W$5];[.$C$4]);1);[.$C$3])" office:value-type="float" office:value="0" calcext:value-type="float">
            <text:p>0</text:p>
          </table:table-cell>
          <table:table-cell table:formula="of:=MOD(CEILING([.$C$5]*[.$D14];1)+CEILING([.$C$5]*[.X$5];1)-CEILING([.$C$5]*MOD([.$D14]+[.X$5];[.$C$4]);1);[.$C$3])" office:value-type="float" office:value="1" calcext:value-type="float">
            <text:p>1</text:p>
          </table:table-cell>
          <table:table-cell table:formula="of:=MOD(CEILING([.$C$5]*[.$D14];1)+CEILING([.$C$5]*[.Y$5];1)-CEILING([.$C$5]*MOD([.$D14]+[.Y$5];[.$C$4]);1);[.$C$3])" office:value-type="float" office:value="1" calcext:value-type="float">
            <text:p>1</text:p>
          </table:table-cell>
          <table:table-cell table:formula="of:=MOD(CEILING([.$C$5]*[.$D14];1)+CEILING([.$C$5]*[.Z$5];1)-CEILING([.$C$5]*MOD([.$D14]+[.Z$5];[.$C$4]);1);[.$C$3])" office:value-type="float" office:value="0" calcext:value-type="float">
            <text:p>0</text:p>
          </table:table-cell>
          <table:table-cell table:formula="of:=MOD(CEILING([.$C$5]*[.$D14];1)+CEILING([.$C$5]*[.AA$5];1)-CEILING([.$C$5]*MOD([.$D14]+[.AA$5];[.$C$4]);1);[.$C$3])" office:value-type="float" office:value="1" calcext:value-type="float">
            <text:p>1</text:p>
          </table:table-cell>
          <table:table-cell table:formula="of:=MOD(CEILING([.$C$5]*[.$D14];1)+CEILING([.$C$5]*[.AB$5];1)-CEILING([.$C$5]*MOD([.$D14]+[.AB$5];[.$C$4]);1);[.$C$3])" office:value-type="float" office:value="0" calcext:value-type="float">
            <text:p>0</text:p>
          </table:table-cell>
          <table:table-cell table:formula="of:=MOD(CEILING([.$C$5]*[.$D14];1)+CEILING([.$C$5]*[.AC$5];1)-CEILING([.$C$5]*MOD([.$D14]+[.AC$5];[.$C$4]);1);[.$C$3])" office:value-type="float" office:value="1" calcext:value-type="float">
            <text:p>1</text:p>
          </table:table-cell>
          <table:table-cell table:formula="of:=MOD(CEILING([.$C$5]*[.$D14];1)+CEILING([.$C$5]*[.AD$5];1)-CEILING([.$C$5]*MOD([.$D14]+[.AD$5];[.$C$4]);1);[.$C$3])" office:value-type="float" office:value="0" calcext:value-type="float">
            <text:p>0</text:p>
          </table:table-cell>
          <table:table-cell table:formula="of:=MOD(CEILING([.$C$5]*[.$D14];1)+CEILING([.$C$5]*[.AE$5];1)-CEILING([.$C$5]*MOD([.$D14]+[.AE$5];[.$C$4]);1);[.$C$3])" office:value-type="float" office:value="1" calcext:value-type="float">
            <text:p>1</text:p>
          </table:table-cell>
          <table:table-cell table:formula="of:=MOD(CEILING([.$C$5]*[.$D14];1)+CEILING([.$C$5]*[.AF$5];1)-CEILING([.$C$5]*MOD([.$D14]+[.AF$5];[.$C$4]);1);[.$C$3])" office:value-type="float" office:value="1" calcext:value-type="float">
            <text:p>1</text:p>
          </table:table-cell>
          <table:table-cell table:formula="of:=MOD(CEILING([.$C$5]*[.$D14];1)+CEILING([.$C$5]*[.AG$5];1)-CEILING([.$C$5]*MOD([.$D14]+[.AG$5];[.$C$4]);1);[.$C$3])" office:value-type="float" office:value="0" calcext:value-type="float">
            <text:p>0</text:p>
          </table:table-cell>
          <table:table-cell table:formula="of:=MOD(CEILING([.$C$5]*[.$D14];1)+CEILING([.$C$5]*[.AH$5];1)-CEILING([.$C$5]*MOD([.$D14]+[.AH$5];[.$C$4]);1);[.$C$3])" office:value-type="float" office:value="1" calcext:value-type="float">
            <text:p>1</text:p>
          </table:table-cell>
          <table:table-cell table:formula="of:=MOD(CEILING([.$C$5]*[.$D14];1)+CEILING([.$C$5]*[.AI$5];1)-CEILING([.$C$5]*MOD([.$D14]+[.AI$5];[.$C$4]);1);[.$C$3])" office:value-type="float" office:value="0" calcext:value-type="float">
            <text:p>0</text:p>
          </table:table-cell>
          <table:table-cell table:formula="of:=MOD(CEILING([.$C$5]*[.$D14];1)+CEILING([.$C$5]*[.AJ$5];1)-CEILING([.$C$5]*MOD([.$D14]+[.AJ$5];[.$C$4]);1);[.$C$3])" office:value-type="float" office:value="1" calcext:value-type="float">
            <text:p>1</text:p>
          </table:table-cell>
          <table:table-cell table:formula="of:=MOD(CEILING([.$C$5]*[.$D14];1)+CEILING([.$C$5]*[.AK$5];1)-CEILING([.$C$5]*MOD([.$D14]+[.AK$5];[.$C$4]);1);[.$C$3])" office:value-type="float" office:value="0" calcext:value-type="float">
            <text:p>0</text:p>
          </table:table-cell>
          <table:table-cell table:formula="of:=MOD(CEILING([.$C$5]*[.$D14];1)+CEILING([.$C$5]*[.AL$5];1)-CEILING([.$C$5]*MOD([.$D14]+[.AL$5];[.$C$4]);1);[.$C$3])" office:value-type="float" office:value="1" calcext:value-type="float">
            <text:p>1</text:p>
          </table:table-cell>
          <table:table-cell table:formula="of:=MOD(CEILING([.$C$5]*[.$D14];1)+CEILING([.$C$5]*[.AM$5];1)-CEILING([.$C$5]*MOD([.$D14]+[.AM$5];[.$C$4]);1);[.$C$3])" office:value-type="float" office:value="1" calcext:value-type="float">
            <text:p>1</text:p>
          </table:table-cell>
          <table:table-cell table:formula="of:=MOD(CEILING([.$C$5]*[.$D14];1)+CEILING([.$C$5]*[.AN$5];1)-CEILING([.$C$5]*MOD([.$D14]+[.AN$5];[.$C$4]);1);[.$C$3])" office:value-type="float" office:value="0" calcext:value-type="float">
            <text:p>0</text:p>
          </table:table-cell>
          <table:table-cell table:formula="of:=MOD(CEILING([.$C$5]*[.$D14];1)+CEILING([.$C$5]*[.AO$5];1)-CEILING([.$C$5]*MOD([.$D14]+[.AO$5];[.$C$4]);1);[.$C$3])" office:value-type="float" office:value="1" calcext:value-type="float">
            <text:p>1</text:p>
          </table:table-cell>
          <table:table-cell table:formula="of:=MOD(CEILING([.$C$5]*[.$D14];1)+CEILING([.$C$5]*[.AP$5];1)-CEILING([.$C$5]*MOD([.$D14]+[.AP$5];[.$C$4]);1);[.$C$3])" office:value-type="float" office:value="0" calcext:value-type="float">
            <text:p>0</text:p>
          </table:table-cell>
          <table:table-cell table:formula="of:=MOD(CEILING([.$C$5]*[.$D14];1)+CEILING([.$C$5]*[.AQ$5];1)-CEILING([.$C$5]*MOD([.$D14]+[.AQ$5];[.$C$4]);1);[.$C$3])" office:value-type="float" office:value="1" calcext:value-type="float">
            <text:p>1</text:p>
          </table:table-cell>
          <table:table-cell table:formula="of:=MOD(CEILING([.$C$5]*[.$D14];1)+CEILING([.$C$5]*[.AR$5];1)-CEILING([.$C$5]*MOD([.$D1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25" calcext:value-type="float">
            <text:p>25.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MOD(CEILING([.$C$5]*[.$D15];1)+CEILING([.$C$5]*[.E$5];1)-CEILING([.$C$5]*MOD([.$D15]+[.E$5];[.$C$4]);1);[.$C$3])" office:value-type="float" office:value="0" calcext:value-type="float">
            <text:p>0</text:p>
          </table:table-cell>
          <table:table-cell table:formula="of:=MOD(CEILING([.$C$5]*[.$D15];1)+CEILING([.$C$5]*[.F$5];1)-CEILING([.$C$5]*MOD([.$D15]+[.F$5];[.$C$4]);1);[.$C$3])" office:value-type="float" office:value="0" calcext:value-type="float">
            <text:p>0</text:p>
          </table:table-cell>
          <table:table-cell table:formula="of:=MOD(CEILING([.$C$5]*[.$D15];1)+CEILING([.$C$5]*[.G$5];1)-CEILING([.$C$5]*MOD([.$D15]+[.G$5];[.$C$4]);1);[.$C$3])" office:value-type="float" office:value="0" calcext:value-type="float">
            <text:p>0</text:p>
          </table:table-cell>
          <table:table-cell table:formula="of:=MOD(CEILING([.$C$5]*[.$D15];1)+CEILING([.$C$5]*[.H$5];1)-CEILING([.$C$5]*MOD([.$D15]+[.H$5];[.$C$4]);1);[.$C$3])" office:value-type="float" office:value="0" calcext:value-type="float">
            <text:p>0</text:p>
          </table:table-cell>
          <table:table-cell table:formula="of:=MOD(CEILING([.$C$5]*[.$D15];1)+CEILING([.$C$5]*[.I$5];1)-CEILING([.$C$5]*MOD([.$D15]+[.I$5];[.$C$4]);1);[.$C$3])" office:value-type="float" office:value="0" calcext:value-type="float">
            <text:p>0</text:p>
          </table:table-cell>
          <table:table-cell table:formula="of:=MOD(CEILING([.$C$5]*[.$D15];1)+CEILING([.$C$5]*[.J$5];1)-CEILING([.$C$5]*MOD([.$D15]+[.J$5];[.$C$4]);1);[.$C$3])" office:value-type="float" office:value="1" calcext:value-type="float">
            <text:p>1</text:p>
          </table:table-cell>
          <table:table-cell table:formula="of:=MOD(CEILING([.$C$5]*[.$D15];1)+CEILING([.$C$5]*[.K$5];1)-CEILING([.$C$5]*MOD([.$D15]+[.K$5];[.$C$4]);1);[.$C$3])" office:value-type="float" office:value="0" calcext:value-type="float">
            <text:p>0</text:p>
          </table:table-cell>
          <table:table-cell table:formula="of:=MOD(CEILING([.$C$5]*[.$D15];1)+CEILING([.$C$5]*[.L$5];1)-CEILING([.$C$5]*MOD([.$D15]+[.L$5];[.$C$4]);1);[.$C$3])" office:value-type="float" office:value="0" calcext:value-type="float">
            <text:p>0</text:p>
          </table:table-cell>
          <table:table-cell table:formula="of:=MOD(CEILING([.$C$5]*[.$D15];1)+CEILING([.$C$5]*[.M$5];1)-CEILING([.$C$5]*MOD([.$D15]+[.M$5];[.$C$4]);1);[.$C$3])" office:value-type="float" office:value="0" calcext:value-type="float">
            <text:p>0</text:p>
          </table:table-cell>
          <table:table-cell table:formula="of:=MOD(CEILING([.$C$5]*[.$D15];1)+CEILING([.$C$5]*[.N$5];1)-CEILING([.$C$5]*MOD([.$D15]+[.N$5];[.$C$4]);1);[.$C$3])" office:value-type="float" office:value="0" calcext:value-type="float">
            <text:p>0</text:p>
          </table:table-cell>
          <table:table-cell table:formula="of:=MOD(CEILING([.$C$5]*[.$D15];1)+CEILING([.$C$5]*[.O$5];1)-CEILING([.$C$5]*MOD([.$D15]+[.O$5];[.$C$4]);1);[.$C$3])" office:value-type="float" office:value="0" calcext:value-type="float">
            <text:p>0</text:p>
          </table:table-cell>
          <table:table-cell table:formula="of:=MOD(CEILING([.$C$5]*[.$D15];1)+CEILING([.$C$5]*[.P$5];1)-CEILING([.$C$5]*MOD([.$D15]+[.P$5];[.$C$4]);1);[.$C$3])" office:value-type="float" office:value="0" calcext:value-type="float">
            <text:p>0</text:p>
          </table:table-cell>
          <table:table-cell table:formula="of:=MOD(CEILING([.$C$5]*[.$D15];1)+CEILING([.$C$5]*[.Q$5];1)-CEILING([.$C$5]*MOD([.$D15]+[.Q$5];[.$C$4]);1);[.$C$3])" office:value-type="float" office:value="1" calcext:value-type="float">
            <text:p>1</text:p>
          </table:table-cell>
          <table:table-cell table:formula="of:=MOD(CEILING([.$C$5]*[.$D15];1)+CEILING([.$C$5]*[.R$5];1)-CEILING([.$C$5]*MOD([.$D15]+[.R$5];[.$C$4]);1);[.$C$3])" office:value-type="float" office:value="0" calcext:value-type="float">
            <text:p>0</text:p>
          </table:table-cell>
          <table:table-cell table:formula="of:=MOD(CEILING([.$C$5]*[.$D15];1)+CEILING([.$C$5]*[.S$5];1)-CEILING([.$C$5]*MOD([.$D15]+[.S$5];[.$C$4]);1);[.$C$3])" office:value-type="float" office:value="0" calcext:value-type="float">
            <text:p>0</text:p>
          </table:table-cell>
          <table:table-cell table:formula="of:=MOD(CEILING([.$C$5]*[.$D15];1)+CEILING([.$C$5]*[.T$5];1)-CEILING([.$C$5]*MOD([.$D15]+[.T$5];[.$C$4]);1);[.$C$3])" office:value-type="float" office:value="0" calcext:value-type="float">
            <text:p>0</text:p>
          </table:table-cell>
          <table:table-cell table:formula="of:=MOD(CEILING([.$C$5]*[.$D15];1)+CEILING([.$C$5]*[.U$5];1)-CEILING([.$C$5]*MOD([.$D15]+[.U$5];[.$C$4]);1);[.$C$3])" office:value-type="float" office:value="0" calcext:value-type="float">
            <text:p>0</text:p>
          </table:table-cell>
          <table:table-cell table:formula="of:=MOD(CEILING([.$C$5]*[.$D15];1)+CEILING([.$C$5]*[.V$5];1)-CEILING([.$C$5]*MOD([.$D15]+[.V$5];[.$C$4]);1);[.$C$3])" office:value-type="float" office:value="0" calcext:value-type="float">
            <text:p>0</text:p>
          </table:table-cell>
          <table:table-cell table:formula="of:=MOD(CEILING([.$C$5]*[.$D15];1)+CEILING([.$C$5]*[.W$5];1)-CEILING([.$C$5]*MOD([.$D15]+[.W$5];[.$C$4]);1);[.$C$3])" office:value-type="float" office:value="0" calcext:value-type="float">
            <text:p>0</text:p>
          </table:table-cell>
          <table:table-cell table:formula="of:=MOD(CEILING([.$C$5]*[.$D15];1)+CEILING([.$C$5]*[.X$5];1)-CEILING([.$C$5]*MOD([.$D15]+[.X$5];[.$C$4]);1);[.$C$3])" office:value-type="float" office:value="1" calcext:value-type="float">
            <text:p>1</text:p>
          </table:table-cell>
          <table:table-cell table:formula="of:=MOD(CEILING([.$C$5]*[.$D15];1)+CEILING([.$C$5]*[.Y$5];1)-CEILING([.$C$5]*MOD([.$D15]+[.Y$5];[.$C$4]);1);[.$C$3])" office:value-type="float" office:value="0" calcext:value-type="float">
            <text:p>0</text:p>
          </table:table-cell>
          <table:table-cell table:formula="of:=MOD(CEILING([.$C$5]*[.$D15];1)+CEILING([.$C$5]*[.Z$5];1)-CEILING([.$C$5]*MOD([.$D15]+[.Z$5];[.$C$4]);1);[.$C$3])" office:value-type="float" office:value="0" calcext:value-type="float">
            <text:p>0</text:p>
          </table:table-cell>
          <table:table-cell table:formula="of:=MOD(CEILING([.$C$5]*[.$D15];1)+CEILING([.$C$5]*[.AA$5];1)-CEILING([.$C$5]*MOD([.$D15]+[.AA$5];[.$C$4]);1);[.$C$3])" office:value-type="float" office:value="0" calcext:value-type="float">
            <text:p>0</text:p>
          </table:table-cell>
          <table:table-cell table:formula="of:=MOD(CEILING([.$C$5]*[.$D15];1)+CEILING([.$C$5]*[.AB$5];1)-CEILING([.$C$5]*MOD([.$D15]+[.AB$5];[.$C$4]);1);[.$C$3])" office:value-type="float" office:value="0" calcext:value-type="float">
            <text:p>0</text:p>
          </table:table-cell>
          <table:table-cell table:formula="of:=MOD(CEILING([.$C$5]*[.$D15];1)+CEILING([.$C$5]*[.AC$5];1)-CEILING([.$C$5]*MOD([.$D15]+[.AC$5];[.$C$4]);1);[.$C$3])" office:value-type="float" office:value="0" calcext:value-type="float">
            <text:p>0</text:p>
          </table:table-cell>
          <table:table-cell table:formula="of:=MOD(CEILING([.$C$5]*[.$D15];1)+CEILING([.$C$5]*[.AD$5];1)-CEILING([.$C$5]*MOD([.$D15]+[.AD$5];[.$C$4]);1);[.$C$3])" office:value-type="float" office:value="0" calcext:value-type="float">
            <text:p>0</text:p>
          </table:table-cell>
          <table:table-cell table:formula="of:=MOD(CEILING([.$C$5]*[.$D15];1)+CEILING([.$C$5]*[.AE$5];1)-CEILING([.$C$5]*MOD([.$D15]+[.AE$5];[.$C$4]);1);[.$C$3])" office:value-type="float" office:value="1" calcext:value-type="float">
            <text:p>1</text:p>
          </table:table-cell>
          <table:table-cell table:formula="of:=MOD(CEILING([.$C$5]*[.$D15];1)+CEILING([.$C$5]*[.AF$5];1)-CEILING([.$C$5]*MOD([.$D15]+[.AF$5];[.$C$4]);1);[.$C$3])" office:value-type="float" office:value="0" calcext:value-type="float">
            <text:p>0</text:p>
          </table:table-cell>
          <table:table-cell table:formula="of:=MOD(CEILING([.$C$5]*[.$D15];1)+CEILING([.$C$5]*[.AG$5];1)-CEILING([.$C$5]*MOD([.$D15]+[.AG$5];[.$C$4]);1);[.$C$3])" office:value-type="float" office:value="0" calcext:value-type="float">
            <text:p>0</text:p>
          </table:table-cell>
          <table:table-cell table:formula="of:=MOD(CEILING([.$C$5]*[.$D15];1)+CEILING([.$C$5]*[.AH$5];1)-CEILING([.$C$5]*MOD([.$D15]+[.AH$5];[.$C$4]);1);[.$C$3])" office:value-type="float" office:value="0" calcext:value-type="float">
            <text:p>0</text:p>
          </table:table-cell>
          <table:table-cell table:formula="of:=MOD(CEILING([.$C$5]*[.$D15];1)+CEILING([.$C$5]*[.AI$5];1)-CEILING([.$C$5]*MOD([.$D15]+[.AI$5];[.$C$4]);1);[.$C$3])" office:value-type="float" office:value="0" calcext:value-type="float">
            <text:p>0</text:p>
          </table:table-cell>
          <table:table-cell table:formula="of:=MOD(CEILING([.$C$5]*[.$D15];1)+CEILING([.$C$5]*[.AJ$5];1)-CEILING([.$C$5]*MOD([.$D15]+[.AJ$5];[.$C$4]);1);[.$C$3])" office:value-type="float" office:value="0" calcext:value-type="float">
            <text:p>0</text:p>
          </table:table-cell>
          <table:table-cell table:formula="of:=MOD(CEILING([.$C$5]*[.$D15];1)+CEILING([.$C$5]*[.AK$5];1)-CEILING([.$C$5]*MOD([.$D15]+[.AK$5];[.$C$4]);1);[.$C$3])" office:value-type="float" office:value="0" calcext:value-type="float">
            <text:p>0</text:p>
          </table:table-cell>
          <table:table-cell table:formula="of:=MOD(CEILING([.$C$5]*[.$D15];1)+CEILING([.$C$5]*[.AL$5];1)-CEILING([.$C$5]*MOD([.$D15]+[.AL$5];[.$C$4]);1);[.$C$3])" office:value-type="float" office:value="1" calcext:value-type="float">
            <text:p>1</text:p>
          </table:table-cell>
          <table:table-cell table:formula="of:=MOD(CEILING([.$C$5]*[.$D15];1)+CEILING([.$C$5]*[.AM$5];1)-CEILING([.$C$5]*MOD([.$D15]+[.AM$5];[.$C$4]);1);[.$C$3])" office:value-type="float" office:value="0" calcext:value-type="float">
            <text:p>0</text:p>
          </table:table-cell>
          <table:table-cell table:formula="of:=MOD(CEILING([.$C$5]*[.$D15];1)+CEILING([.$C$5]*[.AN$5];1)-CEILING([.$C$5]*MOD([.$D15]+[.AN$5];[.$C$4]);1);[.$C$3])" office:value-type="float" office:value="0" calcext:value-type="float">
            <text:p>0</text:p>
          </table:table-cell>
          <table:table-cell table:formula="of:=MOD(CEILING([.$C$5]*[.$D15];1)+CEILING([.$C$5]*[.AO$5];1)-CEILING([.$C$5]*MOD([.$D15]+[.AO$5];[.$C$4]);1);[.$C$3])" office:value-type="float" office:value="0" calcext:value-type="float">
            <text:p>0</text:p>
          </table:table-cell>
          <table:table-cell table:formula="of:=MOD(CEILING([.$C$5]*[.$D15];1)+CEILING([.$C$5]*[.AP$5];1)-CEILING([.$C$5]*MOD([.$D15]+[.AP$5];[.$C$4]);1);[.$C$3])" office:value-type="float" office:value="0" calcext:value-type="float">
            <text:p>0</text:p>
          </table:table-cell>
          <table:table-cell table:formula="of:=MOD(CEILING([.$C$5]*[.$D15];1)+CEILING([.$C$5]*[.AQ$5];1)-CEILING([.$C$5]*MOD([.$D15]+[.AQ$5];[.$C$4]);1);[.$C$3])" office:value-type="float" office:value="0" calcext:value-type="float">
            <text:p>0</text:p>
          </table:table-cell>
          <table:table-cell table:formula="of:=MOD(CEILING([.$C$5]*[.$D15];1)+CEILING([.$C$5]*[.AR$5];1)-CEILING([.$C$5]*MOD([.$D1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3" calcext:value-type="float">
            <text:p>25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MOD(CEILING([.$C$5]*[.$D16];1)+CEILING([.$C$5]*[.E$5];1)-CEILING([.$C$5]*MOD([.$D16]+[.E$5];[.$C$4]);1);[.$C$3])" office:value-type="float" office:value="0" calcext:value-type="float">
            <text:p>0</text:p>
          </table:table-cell>
          <table:table-cell table:formula="of:=MOD(CEILING([.$C$5]*[.$D16];1)+CEILING([.$C$5]*[.F$5];1)-CEILING([.$C$5]*MOD([.$D16]+[.F$5];[.$C$4]);1);[.$C$3])" office:value-type="float" office:value="1" calcext:value-type="float">
            <text:p>1</text:p>
          </table:table-cell>
          <table:table-cell table:formula="of:=MOD(CEILING([.$C$5]*[.$D16];1)+CEILING([.$C$5]*[.G$5];1)-CEILING([.$C$5]*MOD([.$D16]+[.G$5];[.$C$4]);1);[.$C$3])" office:value-type="float" office:value="0" calcext:value-type="float">
            <text:p>0</text:p>
          </table:table-cell>
          <table:table-cell table:formula="of:=MOD(CEILING([.$C$5]*[.$D16];1)+CEILING([.$C$5]*[.H$5];1)-CEILING([.$C$5]*MOD([.$D16]+[.H$5];[.$C$4]);1);[.$C$3])" office:value-type="float" office:value="1" calcext:value-type="float">
            <text:p>1</text:p>
          </table:table-cell>
          <table:table-cell table:formula="of:=MOD(CEILING([.$C$5]*[.$D16];1)+CEILING([.$C$5]*[.I$5];1)-CEILING([.$C$5]*MOD([.$D16]+[.I$5];[.$C$4]);1);[.$C$3])" office:value-type="float" office:value="1" calcext:value-type="float">
            <text:p>1</text:p>
          </table:table-cell>
          <table:table-cell table:formula="of:=MOD(CEILING([.$C$5]*[.$D16];1)+CEILING([.$C$5]*[.J$5];1)-CEILING([.$C$5]*MOD([.$D16]+[.J$5];[.$C$4]);1);[.$C$3])" office:value-type="float" office:value="1" calcext:value-type="float">
            <text:p>1</text:p>
          </table:table-cell>
          <table:table-cell table:formula="of:=MOD(CEILING([.$C$5]*[.$D16];1)+CEILING([.$C$5]*[.K$5];1)-CEILING([.$C$5]*MOD([.$D16]+[.K$5];[.$C$4]);1);[.$C$3])" office:value-type="float" office:value="1" calcext:value-type="float">
            <text:p>1</text:p>
          </table:table-cell>
          <table:table-cell table:formula="of:=MOD(CEILING([.$C$5]*[.$D16];1)+CEILING([.$C$5]*[.L$5];1)-CEILING([.$C$5]*MOD([.$D16]+[.L$5];[.$C$4]);1);[.$C$3])" office:value-type="float" office:value="0" calcext:value-type="float">
            <text:p>0</text:p>
          </table:table-cell>
          <table:table-cell table:formula="of:=MOD(CEILING([.$C$5]*[.$D16];1)+CEILING([.$C$5]*[.M$5];1)-CEILING([.$C$5]*MOD([.$D16]+[.M$5];[.$C$4]);1);[.$C$3])" office:value-type="float" office:value="1" calcext:value-type="float">
            <text:p>1</text:p>
          </table:table-cell>
          <table:table-cell table:formula="of:=MOD(CEILING([.$C$5]*[.$D16];1)+CEILING([.$C$5]*[.N$5];1)-CEILING([.$C$5]*MOD([.$D16]+[.N$5];[.$C$4]);1);[.$C$3])" office:value-type="float" office:value="0" calcext:value-type="float">
            <text:p>0</text:p>
          </table:table-cell>
          <table:table-cell table:formula="of:=MOD(CEILING([.$C$5]*[.$D16];1)+CEILING([.$C$5]*[.O$5];1)-CEILING([.$C$5]*MOD([.$D16]+[.O$5];[.$C$4]);1);[.$C$3])" office:value-type="float" office:value="1" calcext:value-type="float">
            <text:p>1</text:p>
          </table:table-cell>
          <table:table-cell table:formula="of:=MOD(CEILING([.$C$5]*[.$D16];1)+CEILING([.$C$5]*[.P$5];1)-CEILING([.$C$5]*MOD([.$D16]+[.P$5];[.$C$4]);1);[.$C$3])" office:value-type="float" office:value="1" calcext:value-type="float">
            <text:p>1</text:p>
          </table:table-cell>
          <table:table-cell table:formula="of:=MOD(CEILING([.$C$5]*[.$D16];1)+CEILING([.$C$5]*[.Q$5];1)-CEILING([.$C$5]*MOD([.$D16]+[.Q$5];[.$C$4]);1);[.$C$3])" office:value-type="float" office:value="1" calcext:value-type="float">
            <text:p>1</text:p>
          </table:table-cell>
          <table:table-cell table:formula="of:=MOD(CEILING([.$C$5]*[.$D16];1)+CEILING([.$C$5]*[.R$5];1)-CEILING([.$C$5]*MOD([.$D16]+[.R$5];[.$C$4]);1);[.$C$3])" office:value-type="float" office:value="1" calcext:value-type="float">
            <text:p>1</text:p>
          </table:table-cell>
          <table:table-cell table:formula="of:=MOD(CEILING([.$C$5]*[.$D16];1)+CEILING([.$C$5]*[.S$5];1)-CEILING([.$C$5]*MOD([.$D16]+[.S$5];[.$C$4]);1);[.$C$3])" office:value-type="float" office:value="0" calcext:value-type="float">
            <text:p>0</text:p>
          </table:table-cell>
          <table:table-cell table:formula="of:=MOD(CEILING([.$C$5]*[.$D16];1)+CEILING([.$C$5]*[.T$5];1)-CEILING([.$C$5]*MOD([.$D16]+[.T$5];[.$C$4]);1);[.$C$3])" office:value-type="float" office:value="1" calcext:value-type="float">
            <text:p>1</text:p>
          </table:table-cell>
          <table:table-cell table:formula="of:=MOD(CEILING([.$C$5]*[.$D16];1)+CEILING([.$C$5]*[.U$5];1)-CEILING([.$C$5]*MOD([.$D16]+[.U$5];[.$C$4]);1);[.$C$3])" office:value-type="float" office:value="0" calcext:value-type="float">
            <text:p>0</text:p>
          </table:table-cell>
          <table:table-cell table:formula="of:=MOD(CEILING([.$C$5]*[.$D16];1)+CEILING([.$C$5]*[.V$5];1)-CEILING([.$C$5]*MOD([.$D16]+[.V$5];[.$C$4]);1);[.$C$3])" office:value-type="float" office:value="1" calcext:value-type="float">
            <text:p>1</text:p>
          </table:table-cell>
          <table:table-cell table:formula="of:=MOD(CEILING([.$C$5]*[.$D16];1)+CEILING([.$C$5]*[.W$5];1)-CEILING([.$C$5]*MOD([.$D16]+[.W$5];[.$C$4]);1);[.$C$3])" office:value-type="float" office:value="1" calcext:value-type="float">
            <text:p>1</text:p>
          </table:table-cell>
          <table:table-cell table:formula="of:=MOD(CEILING([.$C$5]*[.$D16];1)+CEILING([.$C$5]*[.X$5];1)-CEILING([.$C$5]*MOD([.$D16]+[.X$5];[.$C$4]);1);[.$C$3])" office:value-type="float" office:value="1" calcext:value-type="float">
            <text:p>1</text:p>
          </table:table-cell>
          <table:table-cell table:formula="of:=MOD(CEILING([.$C$5]*[.$D16];1)+CEILING([.$C$5]*[.Y$5];1)-CEILING([.$C$5]*MOD([.$D16]+[.Y$5];[.$C$4]);1);[.$C$3])" office:value-type="float" office:value="1" calcext:value-type="float">
            <text:p>1</text:p>
          </table:table-cell>
          <table:table-cell table:formula="of:=MOD(CEILING([.$C$5]*[.$D16];1)+CEILING([.$C$5]*[.Z$5];1)-CEILING([.$C$5]*MOD([.$D16]+[.Z$5];[.$C$4]);1);[.$C$3])" office:value-type="float" office:value="0" calcext:value-type="float">
            <text:p>0</text:p>
          </table:table-cell>
          <table:table-cell table:formula="of:=MOD(CEILING([.$C$5]*[.$D16];1)+CEILING([.$C$5]*[.AA$5];1)-CEILING([.$C$5]*MOD([.$D16]+[.AA$5];[.$C$4]);1);[.$C$3])" office:value-type="float" office:value="1" calcext:value-type="float">
            <text:p>1</text:p>
          </table:table-cell>
          <table:table-cell table:formula="of:=MOD(CEILING([.$C$5]*[.$D16];1)+CEILING([.$C$5]*[.AB$5];1)-CEILING([.$C$5]*MOD([.$D16]+[.AB$5];[.$C$4]);1);[.$C$3])" office:value-type="float" office:value="0" calcext:value-type="float">
            <text:p>0</text:p>
          </table:table-cell>
          <table:table-cell table:formula="of:=MOD(CEILING([.$C$5]*[.$D16];1)+CEILING([.$C$5]*[.AC$5];1)-CEILING([.$C$5]*MOD([.$D16]+[.AC$5];[.$C$4]);1);[.$C$3])" office:value-type="float" office:value="1" calcext:value-type="float">
            <text:p>1</text:p>
          </table:table-cell>
          <table:table-cell table:formula="of:=MOD(CEILING([.$C$5]*[.$D16];1)+CEILING([.$C$5]*[.AD$5];1)-CEILING([.$C$5]*MOD([.$D16]+[.AD$5];[.$C$4]);1);[.$C$3])" office:value-type="float" office:value="1" calcext:value-type="float">
            <text:p>1</text:p>
          </table:table-cell>
          <table:table-cell table:formula="of:=MOD(CEILING([.$C$5]*[.$D16];1)+CEILING([.$C$5]*[.AE$5];1)-CEILING([.$C$5]*MOD([.$D16]+[.AE$5];[.$C$4]);1);[.$C$3])" office:value-type="float" office:value="1" calcext:value-type="float">
            <text:p>1</text:p>
          </table:table-cell>
          <table:table-cell table:formula="of:=MOD(CEILING([.$C$5]*[.$D16];1)+CEILING([.$C$5]*[.AF$5];1)-CEILING([.$C$5]*MOD([.$D16]+[.AF$5];[.$C$4]);1);[.$C$3])" office:value-type="float" office:value="1" calcext:value-type="float">
            <text:p>1</text:p>
          </table:table-cell>
          <table:table-cell table:formula="of:=MOD(CEILING([.$C$5]*[.$D16];1)+CEILING([.$C$5]*[.AG$5];1)-CEILING([.$C$5]*MOD([.$D16]+[.AG$5];[.$C$4]);1);[.$C$3])" office:value-type="float" office:value="0" calcext:value-type="float">
            <text:p>0</text:p>
          </table:table-cell>
          <table:table-cell table:formula="of:=MOD(CEILING([.$C$5]*[.$D16];1)+CEILING([.$C$5]*[.AH$5];1)-CEILING([.$C$5]*MOD([.$D16]+[.AH$5];[.$C$4]);1);[.$C$3])" office:value-type="float" office:value="1" calcext:value-type="float">
            <text:p>1</text:p>
          </table:table-cell>
          <table:table-cell table:formula="of:=MOD(CEILING([.$C$5]*[.$D16];1)+CEILING([.$C$5]*[.AI$5];1)-CEILING([.$C$5]*MOD([.$D16]+[.AI$5];[.$C$4]);1);[.$C$3])" office:value-type="float" office:value="0" calcext:value-type="float">
            <text:p>0</text:p>
          </table:table-cell>
          <table:table-cell table:formula="of:=MOD(CEILING([.$C$5]*[.$D16];1)+CEILING([.$C$5]*[.AJ$5];1)-CEILING([.$C$5]*MOD([.$D16]+[.AJ$5];[.$C$4]);1);[.$C$3])" office:value-type="float" office:value="1" calcext:value-type="float">
            <text:p>1</text:p>
          </table:table-cell>
          <table:table-cell table:formula="of:=MOD(CEILING([.$C$5]*[.$D16];1)+CEILING([.$C$5]*[.AK$5];1)-CEILING([.$C$5]*MOD([.$D16]+[.AK$5];[.$C$4]);1);[.$C$3])" office:value-type="float" office:value="1" calcext:value-type="float">
            <text:p>1</text:p>
          </table:table-cell>
          <table:table-cell table:formula="of:=MOD(CEILING([.$C$5]*[.$D16];1)+CEILING([.$C$5]*[.AL$5];1)-CEILING([.$C$5]*MOD([.$D16]+[.AL$5];[.$C$4]);1);[.$C$3])" office:value-type="float" office:value="1" calcext:value-type="float">
            <text:p>1</text:p>
          </table:table-cell>
          <table:table-cell table:formula="of:=MOD(CEILING([.$C$5]*[.$D16];1)+CEILING([.$C$5]*[.AM$5];1)-CEILING([.$C$5]*MOD([.$D16]+[.AM$5];[.$C$4]);1);[.$C$3])" office:value-type="float" office:value="1" calcext:value-type="float">
            <text:p>1</text:p>
          </table:table-cell>
          <table:table-cell table:formula="of:=MOD(CEILING([.$C$5]*[.$D16];1)+CEILING([.$C$5]*[.AN$5];1)-CEILING([.$C$5]*MOD([.$D16]+[.AN$5];[.$C$4]);1);[.$C$3])" office:value-type="float" office:value="0" calcext:value-type="float">
            <text:p>0</text:p>
          </table:table-cell>
          <table:table-cell table:formula="of:=MOD(CEILING([.$C$5]*[.$D16];1)+CEILING([.$C$5]*[.AO$5];1)-CEILING([.$C$5]*MOD([.$D16]+[.AO$5];[.$C$4]);1);[.$C$3])" office:value-type="float" office:value="1" calcext:value-type="float">
            <text:p>1</text:p>
          </table:table-cell>
          <table:table-cell table:formula="of:=MOD(CEILING([.$C$5]*[.$D16];1)+CEILING([.$C$5]*[.AP$5];1)-CEILING([.$C$5]*MOD([.$D16]+[.AP$5];[.$C$4]);1);[.$C$3])" office:value-type="float" office:value="0" calcext:value-type="float">
            <text:p>0</text:p>
          </table:table-cell>
          <table:table-cell table:formula="of:=MOD(CEILING([.$C$5]*[.$D16];1)+CEILING([.$C$5]*[.AQ$5];1)-CEILING([.$C$5]*MOD([.$D16]+[.AQ$5];[.$C$4]);1);[.$C$3])" office:value-type="float" office:value="1" calcext:value-type="float">
            <text:p>1</text:p>
          </table:table-cell>
          <table:table-cell table:formula="of:=MOD(CEILING([.$C$5]*[.$D16];1)+CEILING([.$C$5]*[.AR$5];1)-CEILING([.$C$5]*MOD([.$D16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35" calcext:value-type="float">
            <text:p>25.3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MOD(CEILING([.$C$5]*[.$D17];1)+CEILING([.$C$5]*[.E$5];1)-CEILING([.$C$5]*MOD([.$D17]+[.E$5];[.$C$4]);1);[.$C$3])" office:value-type="float" office:value="0" calcext:value-type="float">
            <text:p>0</text:p>
          </table:table-cell>
          <table:table-cell table:formula="of:=MOD(CEILING([.$C$5]*[.$D17];1)+CEILING([.$C$5]*[.F$5];1)-CEILING([.$C$5]*MOD([.$D17]+[.F$5];[.$C$4]);1);[.$C$3])" office:value-type="float" office:value="0" calcext:value-type="float">
            <text:p>0</text:p>
          </table:table-cell>
          <table:table-cell table:formula="of:=MOD(CEILING([.$C$5]*[.$D17];1)+CEILING([.$C$5]*[.G$5];1)-CEILING([.$C$5]*MOD([.$D17]+[.G$5];[.$C$4]);1);[.$C$3])" office:value-type="float" office:value="0" calcext:value-type="float">
            <text:p>0</text:p>
          </table:table-cell>
          <table:table-cell table:formula="of:=MOD(CEILING([.$C$5]*[.$D17];1)+CEILING([.$C$5]*[.H$5];1)-CEILING([.$C$5]*MOD([.$D17]+[.H$5];[.$C$4]);1);[.$C$3])" office:value-type="float" office:value="1" calcext:value-type="float">
            <text:p>1</text:p>
          </table:table-cell>
          <table:table-cell table:formula="of:=MOD(CEILING([.$C$5]*[.$D17];1)+CEILING([.$C$5]*[.I$5];1)-CEILING([.$C$5]*MOD([.$D17]+[.I$5];[.$C$4]);1);[.$C$3])" office:value-type="float" office:value="0" calcext:value-type="float">
            <text:p>0</text:p>
          </table:table-cell>
          <table:table-cell table:formula="of:=MOD(CEILING([.$C$5]*[.$D17];1)+CEILING([.$C$5]*[.J$5];1)-CEILING([.$C$5]*MOD([.$D17]+[.J$5];[.$C$4]);1);[.$C$3])" office:value-type="float" office:value="1" calcext:value-type="float">
            <text:p>1</text:p>
          </table:table-cell>
          <table:table-cell table:formula="of:=MOD(CEILING([.$C$5]*[.$D17];1)+CEILING([.$C$5]*[.K$5];1)-CEILING([.$C$5]*MOD([.$D17]+[.K$5];[.$C$4]);1);[.$C$3])" office:value-type="float" office:value="0" calcext:value-type="float">
            <text:p>0</text:p>
          </table:table-cell>
          <table:table-cell table:formula="of:=MOD(CEILING([.$C$5]*[.$D17];1)+CEILING([.$C$5]*[.L$5];1)-CEILING([.$C$5]*MOD([.$D17]+[.L$5];[.$C$4]);1);[.$C$3])" office:value-type="float" office:value="0" calcext:value-type="float">
            <text:p>0</text:p>
          </table:table-cell>
          <table:table-cell table:formula="of:=MOD(CEILING([.$C$5]*[.$D17];1)+CEILING([.$C$5]*[.M$5];1)-CEILING([.$C$5]*MOD([.$D17]+[.M$5];[.$C$4]);1);[.$C$3])" office:value-type="float" office:value="0" calcext:value-type="float">
            <text:p>0</text:p>
          </table:table-cell>
          <table:table-cell table:formula="of:=MOD(CEILING([.$C$5]*[.$D17];1)+CEILING([.$C$5]*[.N$5];1)-CEILING([.$C$5]*MOD([.$D17]+[.N$5];[.$C$4]);1);[.$C$3])" office:value-type="float" office:value="0" calcext:value-type="float">
            <text:p>0</text:p>
          </table:table-cell>
          <table:table-cell table:formula="of:=MOD(CEILING([.$C$5]*[.$D17];1)+CEILING([.$C$5]*[.O$5];1)-CEILING([.$C$5]*MOD([.$D17]+[.O$5];[.$C$4]);1);[.$C$3])" office:value-type="float" office:value="1" calcext:value-type="float">
            <text:p>1</text:p>
          </table:table-cell>
          <table:table-cell table:formula="of:=MOD(CEILING([.$C$5]*[.$D17];1)+CEILING([.$C$5]*[.P$5];1)-CEILING([.$C$5]*MOD([.$D17]+[.P$5];[.$C$4]);1);[.$C$3])" office:value-type="float" office:value="0" calcext:value-type="float">
            <text:p>0</text:p>
          </table:table-cell>
          <table:table-cell table:formula="of:=MOD(CEILING([.$C$5]*[.$D17];1)+CEILING([.$C$5]*[.Q$5];1)-CEILING([.$C$5]*MOD([.$D17]+[.Q$5];[.$C$4]);1);[.$C$3])" office:value-type="float" office:value="1" calcext:value-type="float">
            <text:p>1</text:p>
          </table:table-cell>
          <table:table-cell table:formula="of:=MOD(CEILING([.$C$5]*[.$D17];1)+CEILING([.$C$5]*[.R$5];1)-CEILING([.$C$5]*MOD([.$D17]+[.R$5];[.$C$4]);1);[.$C$3])" office:value-type="float" office:value="0" calcext:value-type="float">
            <text:p>0</text:p>
          </table:table-cell>
          <table:table-cell table:formula="of:=MOD(CEILING([.$C$5]*[.$D17];1)+CEILING([.$C$5]*[.S$5];1)-CEILING([.$C$5]*MOD([.$D17]+[.S$5];[.$C$4]);1);[.$C$3])" office:value-type="float" office:value="0" calcext:value-type="float">
            <text:p>0</text:p>
          </table:table-cell>
          <table:table-cell table:formula="of:=MOD(CEILING([.$C$5]*[.$D17];1)+CEILING([.$C$5]*[.T$5];1)-CEILING([.$C$5]*MOD([.$D17]+[.T$5];[.$C$4]);1);[.$C$3])" office:value-type="float" office:value="0" calcext:value-type="float">
            <text:p>0</text:p>
          </table:table-cell>
          <table:table-cell table:formula="of:=MOD(CEILING([.$C$5]*[.$D17];1)+CEILING([.$C$5]*[.U$5];1)-CEILING([.$C$5]*MOD([.$D17]+[.U$5];[.$C$4]);1);[.$C$3])" office:value-type="float" office:value="0" calcext:value-type="float">
            <text:p>0</text:p>
          </table:table-cell>
          <table:table-cell table:formula="of:=MOD(CEILING([.$C$5]*[.$D17];1)+CEILING([.$C$5]*[.V$5];1)-CEILING([.$C$5]*MOD([.$D17]+[.V$5];[.$C$4]);1);[.$C$3])" office:value-type="float" office:value="1" calcext:value-type="float">
            <text:p>1</text:p>
          </table:table-cell>
          <table:table-cell table:formula="of:=MOD(CEILING([.$C$5]*[.$D17];1)+CEILING([.$C$5]*[.W$5];1)-CEILING([.$C$5]*MOD([.$D17]+[.W$5];[.$C$4]);1);[.$C$3])" office:value-type="float" office:value="0" calcext:value-type="float">
            <text:p>0</text:p>
          </table:table-cell>
          <table:table-cell table:formula="of:=MOD(CEILING([.$C$5]*[.$D17];1)+CEILING([.$C$5]*[.X$5];1)-CEILING([.$C$5]*MOD([.$D17]+[.X$5];[.$C$4]);1);[.$C$3])" office:value-type="float" office:value="1" calcext:value-type="float">
            <text:p>1</text:p>
          </table:table-cell>
          <table:table-cell table:formula="of:=MOD(CEILING([.$C$5]*[.$D17];1)+CEILING([.$C$5]*[.Y$5];1)-CEILING([.$C$5]*MOD([.$D17]+[.Y$5];[.$C$4]);1);[.$C$3])" office:value-type="float" office:value="0" calcext:value-type="float">
            <text:p>0</text:p>
          </table:table-cell>
          <table:table-cell table:formula="of:=MOD(CEILING([.$C$5]*[.$D17];1)+CEILING([.$C$5]*[.Z$5];1)-CEILING([.$C$5]*MOD([.$D17]+[.Z$5];[.$C$4]);1);[.$C$3])" office:value-type="float" office:value="0" calcext:value-type="float">
            <text:p>0</text:p>
          </table:table-cell>
          <table:table-cell table:formula="of:=MOD(CEILING([.$C$5]*[.$D17];1)+CEILING([.$C$5]*[.AA$5];1)-CEILING([.$C$5]*MOD([.$D17]+[.AA$5];[.$C$4]);1);[.$C$3])" office:value-type="float" office:value="0" calcext:value-type="float">
            <text:p>0</text:p>
          </table:table-cell>
          <table:table-cell table:formula="of:=MOD(CEILING([.$C$5]*[.$D17];1)+CEILING([.$C$5]*[.AB$5];1)-CEILING([.$C$5]*MOD([.$D17]+[.AB$5];[.$C$4]);1);[.$C$3])" office:value-type="float" office:value="0" calcext:value-type="float">
            <text:p>0</text:p>
          </table:table-cell>
          <table:table-cell table:formula="of:=MOD(CEILING([.$C$5]*[.$D17];1)+CEILING([.$C$5]*[.AC$5];1)-CEILING([.$C$5]*MOD([.$D17]+[.AC$5];[.$C$4]);1);[.$C$3])" office:value-type="float" office:value="1" calcext:value-type="float">
            <text:p>1</text:p>
          </table:table-cell>
          <table:table-cell table:formula="of:=MOD(CEILING([.$C$5]*[.$D17];1)+CEILING([.$C$5]*[.AD$5];1)-CEILING([.$C$5]*MOD([.$D17]+[.AD$5];[.$C$4]);1);[.$C$3])" office:value-type="float" office:value="0" calcext:value-type="float">
            <text:p>0</text:p>
          </table:table-cell>
          <table:table-cell table:formula="of:=MOD(CEILING([.$C$5]*[.$D17];1)+CEILING([.$C$5]*[.AE$5];1)-CEILING([.$C$5]*MOD([.$D17]+[.AE$5];[.$C$4]);1);[.$C$3])" office:value-type="float" office:value="1" calcext:value-type="float">
            <text:p>1</text:p>
          </table:table-cell>
          <table:table-cell table:formula="of:=MOD(CEILING([.$C$5]*[.$D17];1)+CEILING([.$C$5]*[.AF$5];1)-CEILING([.$C$5]*MOD([.$D17]+[.AF$5];[.$C$4]);1);[.$C$3])" office:value-type="float" office:value="0" calcext:value-type="float">
            <text:p>0</text:p>
          </table:table-cell>
          <table:table-cell table:formula="of:=MOD(CEILING([.$C$5]*[.$D17];1)+CEILING([.$C$5]*[.AG$5];1)-CEILING([.$C$5]*MOD([.$D17]+[.AG$5];[.$C$4]);1);[.$C$3])" office:value-type="float" office:value="0" calcext:value-type="float">
            <text:p>0</text:p>
          </table:table-cell>
          <table:table-cell table:formula="of:=MOD(CEILING([.$C$5]*[.$D17];1)+CEILING([.$C$5]*[.AH$5];1)-CEILING([.$C$5]*MOD([.$D17]+[.AH$5];[.$C$4]);1);[.$C$3])" office:value-type="float" office:value="0" calcext:value-type="float">
            <text:p>0</text:p>
          </table:table-cell>
          <table:table-cell table:formula="of:=MOD(CEILING([.$C$5]*[.$D17];1)+CEILING([.$C$5]*[.AI$5];1)-CEILING([.$C$5]*MOD([.$D17]+[.AI$5];[.$C$4]);1);[.$C$3])" office:value-type="float" office:value="0" calcext:value-type="float">
            <text:p>0</text:p>
          </table:table-cell>
          <table:table-cell table:formula="of:=MOD(CEILING([.$C$5]*[.$D17];1)+CEILING([.$C$5]*[.AJ$5];1)-CEILING([.$C$5]*MOD([.$D17]+[.AJ$5];[.$C$4]);1);[.$C$3])" office:value-type="float" office:value="1" calcext:value-type="float">
            <text:p>1</text:p>
          </table:table-cell>
          <table:table-cell table:formula="of:=MOD(CEILING([.$C$5]*[.$D17];1)+CEILING([.$C$5]*[.AK$5];1)-CEILING([.$C$5]*MOD([.$D17]+[.AK$5];[.$C$4]);1);[.$C$3])" office:value-type="float" office:value="0" calcext:value-type="float">
            <text:p>0</text:p>
          </table:table-cell>
          <table:table-cell table:formula="of:=MOD(CEILING([.$C$5]*[.$D17];1)+CEILING([.$C$5]*[.AL$5];1)-CEILING([.$C$5]*MOD([.$D17]+[.AL$5];[.$C$4]);1);[.$C$3])" office:value-type="float" office:value="1" calcext:value-type="float">
            <text:p>1</text:p>
          </table:table-cell>
          <table:table-cell table:formula="of:=MOD(CEILING([.$C$5]*[.$D17];1)+CEILING([.$C$5]*[.AM$5];1)-CEILING([.$C$5]*MOD([.$D17]+[.AM$5];[.$C$4]);1);[.$C$3])" office:value-type="float" office:value="0" calcext:value-type="float">
            <text:p>0</text:p>
          </table:table-cell>
          <table:table-cell table:formula="of:=MOD(CEILING([.$C$5]*[.$D17];1)+CEILING([.$C$5]*[.AN$5];1)-CEILING([.$C$5]*MOD([.$D17]+[.AN$5];[.$C$4]);1);[.$C$3])" office:value-type="float" office:value="0" calcext:value-type="float">
            <text:p>0</text:p>
          </table:table-cell>
          <table:table-cell table:formula="of:=MOD(CEILING([.$C$5]*[.$D17];1)+CEILING([.$C$5]*[.AO$5];1)-CEILING([.$C$5]*MOD([.$D17]+[.AO$5];[.$C$4]);1);[.$C$3])" office:value-type="float" office:value="0" calcext:value-type="float">
            <text:p>0</text:p>
          </table:table-cell>
          <table:table-cell table:formula="of:=MOD(CEILING([.$C$5]*[.$D17];1)+CEILING([.$C$5]*[.AP$5];1)-CEILING([.$C$5]*MOD([.$D17]+[.AP$5];[.$C$4]);1);[.$C$3])" office:value-type="float" office:value="0" calcext:value-type="float">
            <text:p>0</text:p>
          </table:table-cell>
          <table:table-cell table:formula="of:=MOD(CEILING([.$C$5]*[.$D17];1)+CEILING([.$C$5]*[.AQ$5];1)-CEILING([.$C$5]*MOD([.$D17]+[.AQ$5];[.$C$4]);1);[.$C$3])" office:value-type="float" office:value="1" calcext:value-type="float">
            <text:p>1</text:p>
          </table:table-cell>
          <table:table-cell table:formula="of:=MOD(CEILING([.$C$5]*[.$D17];1)+CEILING([.$C$5]*[.AR$5];1)-CEILING([.$C$5]*MOD([.$D1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4" calcext:value-type="float">
            <text:p>25.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MOD(CEILING([.$C$5]*[.$D18];1)+CEILING([.$C$5]*[.E$5];1)-CEILING([.$C$5]*MOD([.$D18]+[.E$5];[.$C$4]);1);[.$C$3])" office:value-type="float" office:value="0" calcext:value-type="float">
            <text:p>0</text:p>
          </table:table-cell>
          <table:table-cell table:formula="of:=MOD(CEILING([.$C$5]*[.$D18];1)+CEILING([.$C$5]*[.F$5];1)-CEILING([.$C$5]*MOD([.$D18]+[.F$5];[.$C$4]);1);[.$C$3])" office:value-type="float" office:value="1" calcext:value-type="float">
            <text:p>1</text:p>
          </table:table-cell>
          <table:table-cell table:formula="of:=MOD(CEILING([.$C$5]*[.$D18];1)+CEILING([.$C$5]*[.G$5];1)-CEILING([.$C$5]*MOD([.$D18]+[.G$5];[.$C$4]);1);[.$C$3])" office:value-type="float" office:value="1" calcext:value-type="float">
            <text:p>1</text:p>
          </table:table-cell>
          <table:table-cell table:formula="of:=MOD(CEILING([.$C$5]*[.$D18];1)+CEILING([.$C$5]*[.H$5];1)-CEILING([.$C$5]*MOD([.$D18]+[.H$5];[.$C$4]);1);[.$C$3])" office:value-type="float" office:value="1" calcext:value-type="float">
            <text:p>1</text:p>
          </table:table-cell>
          <table:table-cell table:formula="of:=MOD(CEILING([.$C$5]*[.$D18];1)+CEILING([.$C$5]*[.I$5];1)-CEILING([.$C$5]*MOD([.$D18]+[.I$5];[.$C$4]);1);[.$C$3])" office:value-type="float" office:value="1" calcext:value-type="float">
            <text:p>1</text:p>
          </table:table-cell>
          <table:table-cell table:formula="of:=MOD(CEILING([.$C$5]*[.$D18];1)+CEILING([.$C$5]*[.J$5];1)-CEILING([.$C$5]*MOD([.$D18]+[.J$5];[.$C$4]);1);[.$C$3])" office:value-type="float" office:value="1" calcext:value-type="float">
            <text:p>1</text:p>
          </table:table-cell>
          <table:table-cell table:formula="of:=MOD(CEILING([.$C$5]*[.$D18];1)+CEILING([.$C$5]*[.K$5];1)-CEILING([.$C$5]*MOD([.$D18]+[.K$5];[.$C$4]);1);[.$C$3])" office:value-type="float" office:value="1" calcext:value-type="float">
            <text:p>1</text:p>
          </table:table-cell>
          <table:table-cell table:formula="of:=MOD(CEILING([.$C$5]*[.$D18];1)+CEILING([.$C$5]*[.L$5];1)-CEILING([.$C$5]*MOD([.$D18]+[.L$5];[.$C$4]);1);[.$C$3])" office:value-type="float" office:value="0" calcext:value-type="float">
            <text:p>0</text:p>
          </table:table-cell>
          <table:table-cell table:formula="of:=MOD(CEILING([.$C$5]*[.$D18];1)+CEILING([.$C$5]*[.M$5];1)-CEILING([.$C$5]*MOD([.$D18]+[.M$5];[.$C$4]);1);[.$C$3])" office:value-type="float" office:value="1" calcext:value-type="float">
            <text:p>1</text:p>
          </table:table-cell>
          <table:table-cell table:formula="of:=MOD(CEILING([.$C$5]*[.$D18];1)+CEILING([.$C$5]*[.N$5];1)-CEILING([.$C$5]*MOD([.$D18]+[.N$5];[.$C$4]);1);[.$C$3])" office:value-type="float" office:value="1" calcext:value-type="float">
            <text:p>1</text:p>
          </table:table-cell>
          <table:table-cell table:formula="of:=MOD(CEILING([.$C$5]*[.$D18];1)+CEILING([.$C$5]*[.O$5];1)-CEILING([.$C$5]*MOD([.$D18]+[.O$5];[.$C$4]);1);[.$C$3])" office:value-type="float" office:value="1" calcext:value-type="float">
            <text:p>1</text:p>
          </table:table-cell>
          <table:table-cell table:formula="of:=MOD(CEILING([.$C$5]*[.$D18];1)+CEILING([.$C$5]*[.P$5];1)-CEILING([.$C$5]*MOD([.$D18]+[.P$5];[.$C$4]);1);[.$C$3])" office:value-type="float" office:value="1" calcext:value-type="float">
            <text:p>1</text:p>
          </table:table-cell>
          <table:table-cell table:formula="of:=MOD(CEILING([.$C$5]*[.$D18];1)+CEILING([.$C$5]*[.Q$5];1)-CEILING([.$C$5]*MOD([.$D18]+[.Q$5];[.$C$4]);1);[.$C$3])" office:value-type="float" office:value="1" calcext:value-type="float">
            <text:p>1</text:p>
          </table:table-cell>
          <table:table-cell table:formula="of:=MOD(CEILING([.$C$5]*[.$D18];1)+CEILING([.$C$5]*[.R$5];1)-CEILING([.$C$5]*MOD([.$D18]+[.R$5];[.$C$4]);1);[.$C$3])" office:value-type="float" office:value="1" calcext:value-type="float">
            <text:p>1</text:p>
          </table:table-cell>
          <table:table-cell table:formula="of:=MOD(CEILING([.$C$5]*[.$D18];1)+CEILING([.$C$5]*[.S$5];1)-CEILING([.$C$5]*MOD([.$D18]+[.S$5];[.$C$4]);1);[.$C$3])" office:value-type="float" office:value="0" calcext:value-type="float">
            <text:p>0</text:p>
          </table:table-cell>
          <table:table-cell table:formula="of:=MOD(CEILING([.$C$5]*[.$D18];1)+CEILING([.$C$5]*[.T$5];1)-CEILING([.$C$5]*MOD([.$D18]+[.T$5];[.$C$4]);1);[.$C$3])" office:value-type="float" office:value="1" calcext:value-type="float">
            <text:p>1</text:p>
          </table:table-cell>
          <table:table-cell table:formula="of:=MOD(CEILING([.$C$5]*[.$D18];1)+CEILING([.$C$5]*[.U$5];1)-CEILING([.$C$5]*MOD([.$D18]+[.U$5];[.$C$4]);1);[.$C$3])" office:value-type="float" office:value="1" calcext:value-type="float">
            <text:p>1</text:p>
          </table:table-cell>
          <table:table-cell table:formula="of:=MOD(CEILING([.$C$5]*[.$D18];1)+CEILING([.$C$5]*[.V$5];1)-CEILING([.$C$5]*MOD([.$D18]+[.V$5];[.$C$4]);1);[.$C$3])" office:value-type="float" office:value="1" calcext:value-type="float">
            <text:p>1</text:p>
          </table:table-cell>
          <table:table-cell table:formula="of:=MOD(CEILING([.$C$5]*[.$D18];1)+CEILING([.$C$5]*[.W$5];1)-CEILING([.$C$5]*MOD([.$D18]+[.W$5];[.$C$4]);1);[.$C$3])" office:value-type="float" office:value="1" calcext:value-type="float">
            <text:p>1</text:p>
          </table:table-cell>
          <table:table-cell table:formula="of:=MOD(CEILING([.$C$5]*[.$D18];1)+CEILING([.$C$5]*[.X$5];1)-CEILING([.$C$5]*MOD([.$D18]+[.X$5];[.$C$4]);1);[.$C$3])" office:value-type="float" office:value="1" calcext:value-type="float">
            <text:p>1</text:p>
          </table:table-cell>
          <table:table-cell table:formula="of:=MOD(CEILING([.$C$5]*[.$D18];1)+CEILING([.$C$5]*[.Y$5];1)-CEILING([.$C$5]*MOD([.$D18]+[.Y$5];[.$C$4]);1);[.$C$3])" office:value-type="float" office:value="1" calcext:value-type="float">
            <text:p>1</text:p>
          </table:table-cell>
          <table:table-cell table:formula="of:=MOD(CEILING([.$C$5]*[.$D18];1)+CEILING([.$C$5]*[.Z$5];1)-CEILING([.$C$5]*MOD([.$D18]+[.Z$5];[.$C$4]);1);[.$C$3])" office:value-type="float" office:value="0" calcext:value-type="float">
            <text:p>0</text:p>
          </table:table-cell>
          <table:table-cell table:formula="of:=MOD(CEILING([.$C$5]*[.$D18];1)+CEILING([.$C$5]*[.AA$5];1)-CEILING([.$C$5]*MOD([.$D18]+[.AA$5];[.$C$4]);1);[.$C$3])" office:value-type="float" office:value="1" calcext:value-type="float">
            <text:p>1</text:p>
          </table:table-cell>
          <table:table-cell table:formula="of:=MOD(CEILING([.$C$5]*[.$D18];1)+CEILING([.$C$5]*[.AB$5];1)-CEILING([.$C$5]*MOD([.$D18]+[.AB$5];[.$C$4]);1);[.$C$3])" office:value-type="float" office:value="1" calcext:value-type="float">
            <text:p>1</text:p>
          </table:table-cell>
          <table:table-cell table:formula="of:=MOD(CEILING([.$C$5]*[.$D18];1)+CEILING([.$C$5]*[.AC$5];1)-CEILING([.$C$5]*MOD([.$D18]+[.AC$5];[.$C$4]);1);[.$C$3])" office:value-type="float" office:value="1" calcext:value-type="float">
            <text:p>1</text:p>
          </table:table-cell>
          <table:table-cell table:formula="of:=MOD(CEILING([.$C$5]*[.$D18];1)+CEILING([.$C$5]*[.AD$5];1)-CEILING([.$C$5]*MOD([.$D18]+[.AD$5];[.$C$4]);1);[.$C$3])" office:value-type="float" office:value="1" calcext:value-type="float">
            <text:p>1</text:p>
          </table:table-cell>
          <table:table-cell table:formula="of:=MOD(CEILING([.$C$5]*[.$D18];1)+CEILING([.$C$5]*[.AE$5];1)-CEILING([.$C$5]*MOD([.$D18]+[.AE$5];[.$C$4]);1);[.$C$3])" office:value-type="float" office:value="1" calcext:value-type="float">
            <text:p>1</text:p>
          </table:table-cell>
          <table:table-cell table:formula="of:=MOD(CEILING([.$C$5]*[.$D18];1)+CEILING([.$C$5]*[.AF$5];1)-CEILING([.$C$5]*MOD([.$D18]+[.AF$5];[.$C$4]);1);[.$C$3])" office:value-type="float" office:value="1" calcext:value-type="float">
            <text:p>1</text:p>
          </table:table-cell>
          <table:table-cell table:formula="of:=MOD(CEILING([.$C$5]*[.$D18];1)+CEILING([.$C$5]*[.AG$5];1)-CEILING([.$C$5]*MOD([.$D18]+[.AG$5];[.$C$4]);1);[.$C$3])" office:value-type="float" office:value="0" calcext:value-type="float">
            <text:p>0</text:p>
          </table:table-cell>
          <table:table-cell table:formula="of:=MOD(CEILING([.$C$5]*[.$D18];1)+CEILING([.$C$5]*[.AH$5];1)-CEILING([.$C$5]*MOD([.$D18]+[.AH$5];[.$C$4]);1);[.$C$3])" office:value-type="float" office:value="1" calcext:value-type="float">
            <text:p>1</text:p>
          </table:table-cell>
          <table:table-cell table:formula="of:=MOD(CEILING([.$C$5]*[.$D18];1)+CEILING([.$C$5]*[.AI$5];1)-CEILING([.$C$5]*MOD([.$D18]+[.AI$5];[.$C$4]);1);[.$C$3])" office:value-type="float" office:value="1" calcext:value-type="float">
            <text:p>1</text:p>
          </table:table-cell>
          <table:table-cell table:formula="of:=MOD(CEILING([.$C$5]*[.$D18];1)+CEILING([.$C$5]*[.AJ$5];1)-CEILING([.$C$5]*MOD([.$D18]+[.AJ$5];[.$C$4]);1);[.$C$3])" office:value-type="float" office:value="1" calcext:value-type="float">
            <text:p>1</text:p>
          </table:table-cell>
          <table:table-cell table:formula="of:=MOD(CEILING([.$C$5]*[.$D18];1)+CEILING([.$C$5]*[.AK$5];1)-CEILING([.$C$5]*MOD([.$D18]+[.AK$5];[.$C$4]);1);[.$C$3])" office:value-type="float" office:value="1" calcext:value-type="float">
            <text:p>1</text:p>
          </table:table-cell>
          <table:table-cell table:formula="of:=MOD(CEILING([.$C$5]*[.$D18];1)+CEILING([.$C$5]*[.AL$5];1)-CEILING([.$C$5]*MOD([.$D18]+[.AL$5];[.$C$4]);1);[.$C$3])" office:value-type="float" office:value="1" calcext:value-type="float">
            <text:p>1</text:p>
          </table:table-cell>
          <table:table-cell table:formula="of:=MOD(CEILING([.$C$5]*[.$D18];1)+CEILING([.$C$5]*[.AM$5];1)-CEILING([.$C$5]*MOD([.$D18]+[.AM$5];[.$C$4]);1);[.$C$3])" office:value-type="float" office:value="1" calcext:value-type="float">
            <text:p>1</text:p>
          </table:table-cell>
          <table:table-cell table:formula="of:=MOD(CEILING([.$C$5]*[.$D18];1)+CEILING([.$C$5]*[.AN$5];1)-CEILING([.$C$5]*MOD([.$D18]+[.AN$5];[.$C$4]);1);[.$C$3])" office:value-type="float" office:value="0" calcext:value-type="float">
            <text:p>0</text:p>
          </table:table-cell>
          <table:table-cell table:formula="of:=MOD(CEILING([.$C$5]*[.$D18];1)+CEILING([.$C$5]*[.AO$5];1)-CEILING([.$C$5]*MOD([.$D18]+[.AO$5];[.$C$4]);1);[.$C$3])" office:value-type="float" office:value="1" calcext:value-type="float">
            <text:p>1</text:p>
          </table:table-cell>
          <table:table-cell table:formula="of:=MOD(CEILING([.$C$5]*[.$D18];1)+CEILING([.$C$5]*[.AP$5];1)-CEILING([.$C$5]*MOD([.$D18]+[.AP$5];[.$C$4]);1);[.$C$3])" office:value-type="float" office:value="1" calcext:value-type="float">
            <text:p>1</text:p>
          </table:table-cell>
          <table:table-cell table:formula="of:=MOD(CEILING([.$C$5]*[.$D18];1)+CEILING([.$C$5]*[.AQ$5];1)-CEILING([.$C$5]*MOD([.$D18]+[.AQ$5];[.$C$4]);1);[.$C$3])" office:value-type="float" office:value="1" calcext:value-type="float">
            <text:p>1</text:p>
          </table:table-cell>
          <table:table-cell table:formula="of:=MOD(CEILING([.$C$5]*[.$D18];1)+CEILING([.$C$5]*[.AR$5];1)-CEILING([.$C$5]*MOD([.$D18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45" calcext:value-type="float">
            <text:p>25.4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MOD(CEILING([.$C$5]*[.$D19];1)+CEILING([.$C$5]*[.E$5];1)-CEILING([.$C$5]*MOD([.$D19]+[.E$5];[.$C$4]);1);[.$C$3])" office:value-type="float" office:value="0" calcext:value-type="float">
            <text:p>0</text:p>
          </table:table-cell>
          <table:table-cell table:formula="of:=MOD(CEILING([.$C$5]*[.$D19];1)+CEILING([.$C$5]*[.F$5];1)-CEILING([.$C$5]*MOD([.$D19]+[.F$5];[.$C$4]);1);[.$C$3])" office:value-type="float" office:value="1" calcext:value-type="float">
            <text:p>1</text:p>
          </table:table-cell>
          <table:table-cell table:formula="of:=MOD(CEILING([.$C$5]*[.$D19];1)+CEILING([.$C$5]*[.G$5];1)-CEILING([.$C$5]*MOD([.$D19]+[.G$5];[.$C$4]);1);[.$C$3])" office:value-type="float" office:value="0" calcext:value-type="float">
            <text:p>0</text:p>
          </table:table-cell>
          <table:table-cell table:formula="of:=MOD(CEILING([.$C$5]*[.$D19];1)+CEILING([.$C$5]*[.H$5];1)-CEILING([.$C$5]*MOD([.$D19]+[.H$5];[.$C$4]);1);[.$C$3])" office:value-type="float" office:value="1" calcext:value-type="float">
            <text:p>1</text:p>
          </table:table-cell>
          <table:table-cell table:formula="of:=MOD(CEILING([.$C$5]*[.$D19];1)+CEILING([.$C$5]*[.I$5];1)-CEILING([.$C$5]*MOD([.$D19]+[.I$5];[.$C$4]);1);[.$C$3])" office:value-type="float" office:value="0" calcext:value-type="float">
            <text:p>0</text:p>
          </table:table-cell>
          <table:table-cell table:formula="of:=MOD(CEILING([.$C$5]*[.$D19];1)+CEILING([.$C$5]*[.J$5];1)-CEILING([.$C$5]*MOD([.$D19]+[.J$5];[.$C$4]);1);[.$C$3])" office:value-type="float" office:value="1" calcext:value-type="float">
            <text:p>1</text:p>
          </table:table-cell>
          <table:table-cell table:formula="of:=MOD(CEILING([.$C$5]*[.$D19];1)+CEILING([.$C$5]*[.K$5];1)-CEILING([.$C$5]*MOD([.$D19]+[.K$5];[.$C$4]);1);[.$C$3])" office:value-type="float" office:value="0" calcext:value-type="float">
            <text:p>0</text:p>
          </table:table-cell>
          <table:table-cell table:formula="of:=MOD(CEILING([.$C$5]*[.$D19];1)+CEILING([.$C$5]*[.L$5];1)-CEILING([.$C$5]*MOD([.$D19]+[.L$5];[.$C$4]);1);[.$C$3])" office:value-type="float" office:value="0" calcext:value-type="float">
            <text:p>0</text:p>
          </table:table-cell>
          <table:table-cell table:formula="of:=MOD(CEILING([.$C$5]*[.$D19];1)+CEILING([.$C$5]*[.M$5];1)-CEILING([.$C$5]*MOD([.$D19]+[.M$5];[.$C$4]);1);[.$C$3])" office:value-type="float" office:value="1" calcext:value-type="float">
            <text:p>1</text:p>
          </table:table-cell>
          <table:table-cell table:formula="of:=MOD(CEILING([.$C$5]*[.$D19];1)+CEILING([.$C$5]*[.N$5];1)-CEILING([.$C$5]*MOD([.$D19]+[.N$5];[.$C$4]);1);[.$C$3])" office:value-type="float" office:value="0" calcext:value-type="float">
            <text:p>0</text:p>
          </table:table-cell>
          <table:table-cell table:formula="of:=MOD(CEILING([.$C$5]*[.$D19];1)+CEILING([.$C$5]*[.O$5];1)-CEILING([.$C$5]*MOD([.$D19]+[.O$5];[.$C$4]);1);[.$C$3])" office:value-type="float" office:value="1" calcext:value-type="float">
            <text:p>1</text:p>
          </table:table-cell>
          <table:table-cell table:formula="of:=MOD(CEILING([.$C$5]*[.$D19];1)+CEILING([.$C$5]*[.P$5];1)-CEILING([.$C$5]*MOD([.$D19]+[.P$5];[.$C$4]);1);[.$C$3])" office:value-type="float" office:value="0" calcext:value-type="float">
            <text:p>0</text:p>
          </table:table-cell>
          <table:table-cell table:formula="of:=MOD(CEILING([.$C$5]*[.$D19];1)+CEILING([.$C$5]*[.Q$5];1)-CEILING([.$C$5]*MOD([.$D19]+[.Q$5];[.$C$4]);1);[.$C$3])" office:value-type="float" office:value="1" calcext:value-type="float">
            <text:p>1</text:p>
          </table:table-cell>
          <table:table-cell table:formula="of:=MOD(CEILING([.$C$5]*[.$D19];1)+CEILING([.$C$5]*[.R$5];1)-CEILING([.$C$5]*MOD([.$D19]+[.R$5];[.$C$4]);1);[.$C$3])" office:value-type="float" office:value="0" calcext:value-type="float">
            <text:p>0</text:p>
          </table:table-cell>
          <table:table-cell table:formula="of:=MOD(CEILING([.$C$5]*[.$D19];1)+CEILING([.$C$5]*[.S$5];1)-CEILING([.$C$5]*MOD([.$D19]+[.S$5];[.$C$4]);1);[.$C$3])" office:value-type="float" office:value="0" calcext:value-type="float">
            <text:p>0</text:p>
          </table:table-cell>
          <table:table-cell table:formula="of:=MOD(CEILING([.$C$5]*[.$D19];1)+CEILING([.$C$5]*[.T$5];1)-CEILING([.$C$5]*MOD([.$D19]+[.T$5];[.$C$4]);1);[.$C$3])" office:value-type="float" office:value="1" calcext:value-type="float">
            <text:p>1</text:p>
          </table:table-cell>
          <table:table-cell table:formula="of:=MOD(CEILING([.$C$5]*[.$D19];1)+CEILING([.$C$5]*[.U$5];1)-CEILING([.$C$5]*MOD([.$D19]+[.U$5];[.$C$4]);1);[.$C$3])" office:value-type="float" office:value="0" calcext:value-type="float">
            <text:p>0</text:p>
          </table:table-cell>
          <table:table-cell table:formula="of:=MOD(CEILING([.$C$5]*[.$D19];1)+CEILING([.$C$5]*[.V$5];1)-CEILING([.$C$5]*MOD([.$D19]+[.V$5];[.$C$4]);1);[.$C$3])" office:value-type="float" office:value="1" calcext:value-type="float">
            <text:p>1</text:p>
          </table:table-cell>
          <table:table-cell table:formula="of:=MOD(CEILING([.$C$5]*[.$D19];1)+CEILING([.$C$5]*[.W$5];1)-CEILING([.$C$5]*MOD([.$D19]+[.W$5];[.$C$4]);1);[.$C$3])" office:value-type="float" office:value="0" calcext:value-type="float">
            <text:p>0</text:p>
          </table:table-cell>
          <table:table-cell table:formula="of:=MOD(CEILING([.$C$5]*[.$D19];1)+CEILING([.$C$5]*[.X$5];1)-CEILING([.$C$5]*MOD([.$D19]+[.X$5];[.$C$4]);1);[.$C$3])" office:value-type="float" office:value="1" calcext:value-type="float">
            <text:p>1</text:p>
          </table:table-cell>
          <table:table-cell table:formula="of:=MOD(CEILING([.$C$5]*[.$D19];1)+CEILING([.$C$5]*[.Y$5];1)-CEILING([.$C$5]*MOD([.$D19]+[.Y$5];[.$C$4]);1);[.$C$3])" office:value-type="float" office:value="0" calcext:value-type="float">
            <text:p>0</text:p>
          </table:table-cell>
          <table:table-cell table:formula="of:=MOD(CEILING([.$C$5]*[.$D19];1)+CEILING([.$C$5]*[.Z$5];1)-CEILING([.$C$5]*MOD([.$D19]+[.Z$5];[.$C$4]);1);[.$C$3])" office:value-type="float" office:value="0" calcext:value-type="float">
            <text:p>0</text:p>
          </table:table-cell>
          <table:table-cell table:formula="of:=MOD(CEILING([.$C$5]*[.$D19];1)+CEILING([.$C$5]*[.AA$5];1)-CEILING([.$C$5]*MOD([.$D19]+[.AA$5];[.$C$4]);1);[.$C$3])" office:value-type="float" office:value="1" calcext:value-type="float">
            <text:p>1</text:p>
          </table:table-cell>
          <table:table-cell table:formula="of:=MOD(CEILING([.$C$5]*[.$D19];1)+CEILING([.$C$5]*[.AB$5];1)-CEILING([.$C$5]*MOD([.$D19]+[.AB$5];[.$C$4]);1);[.$C$3])" office:value-type="float" office:value="0" calcext:value-type="float">
            <text:p>0</text:p>
          </table:table-cell>
          <table:table-cell table:formula="of:=MOD(CEILING([.$C$5]*[.$D19];1)+CEILING([.$C$5]*[.AC$5];1)-CEILING([.$C$5]*MOD([.$D19]+[.AC$5];[.$C$4]);1);[.$C$3])" office:value-type="float" office:value="1" calcext:value-type="float">
            <text:p>1</text:p>
          </table:table-cell>
          <table:table-cell table:formula="of:=MOD(CEILING([.$C$5]*[.$D19];1)+CEILING([.$C$5]*[.AD$5];1)-CEILING([.$C$5]*MOD([.$D19]+[.AD$5];[.$C$4]);1);[.$C$3])" office:value-type="float" office:value="0" calcext:value-type="float">
            <text:p>0</text:p>
          </table:table-cell>
          <table:table-cell table:formula="of:=MOD(CEILING([.$C$5]*[.$D19];1)+CEILING([.$C$5]*[.AE$5];1)-CEILING([.$C$5]*MOD([.$D19]+[.AE$5];[.$C$4]);1);[.$C$3])" office:value-type="float" office:value="1" calcext:value-type="float">
            <text:p>1</text:p>
          </table:table-cell>
          <table:table-cell table:formula="of:=MOD(CEILING([.$C$5]*[.$D19];1)+CEILING([.$C$5]*[.AF$5];1)-CEILING([.$C$5]*MOD([.$D19]+[.AF$5];[.$C$4]);1);[.$C$3])" office:value-type="float" office:value="0" calcext:value-type="float">
            <text:p>0</text:p>
          </table:table-cell>
          <table:table-cell table:formula="of:=MOD(CEILING([.$C$5]*[.$D19];1)+CEILING([.$C$5]*[.AG$5];1)-CEILING([.$C$5]*MOD([.$D19]+[.AG$5];[.$C$4]);1);[.$C$3])" office:value-type="float" office:value="0" calcext:value-type="float">
            <text:p>0</text:p>
          </table:table-cell>
          <table:table-cell table:formula="of:=MOD(CEILING([.$C$5]*[.$D19];1)+CEILING([.$C$5]*[.AH$5];1)-CEILING([.$C$5]*MOD([.$D19]+[.AH$5];[.$C$4]);1);[.$C$3])" office:value-type="float" office:value="1" calcext:value-type="float">
            <text:p>1</text:p>
          </table:table-cell>
          <table:table-cell table:formula="of:=MOD(CEILING([.$C$5]*[.$D19];1)+CEILING([.$C$5]*[.AI$5];1)-CEILING([.$C$5]*MOD([.$D19]+[.AI$5];[.$C$4]);1);[.$C$3])" office:value-type="float" office:value="0" calcext:value-type="float">
            <text:p>0</text:p>
          </table:table-cell>
          <table:table-cell table:formula="of:=MOD(CEILING([.$C$5]*[.$D19];1)+CEILING([.$C$5]*[.AJ$5];1)-CEILING([.$C$5]*MOD([.$D19]+[.AJ$5];[.$C$4]);1);[.$C$3])" office:value-type="float" office:value="1" calcext:value-type="float">
            <text:p>1</text:p>
          </table:table-cell>
          <table:table-cell table:formula="of:=MOD(CEILING([.$C$5]*[.$D19];1)+CEILING([.$C$5]*[.AK$5];1)-CEILING([.$C$5]*MOD([.$D19]+[.AK$5];[.$C$4]);1);[.$C$3])" office:value-type="float" office:value="0" calcext:value-type="float">
            <text:p>0</text:p>
          </table:table-cell>
          <table:table-cell table:formula="of:=MOD(CEILING([.$C$5]*[.$D19];1)+CEILING([.$C$5]*[.AL$5];1)-CEILING([.$C$5]*MOD([.$D19]+[.AL$5];[.$C$4]);1);[.$C$3])" office:value-type="float" office:value="1" calcext:value-type="float">
            <text:p>1</text:p>
          </table:table-cell>
          <table:table-cell table:formula="of:=MOD(CEILING([.$C$5]*[.$D19];1)+CEILING([.$C$5]*[.AM$5];1)-CEILING([.$C$5]*MOD([.$D19]+[.AM$5];[.$C$4]);1);[.$C$3])" office:value-type="float" office:value="0" calcext:value-type="float">
            <text:p>0</text:p>
          </table:table-cell>
          <table:table-cell table:formula="of:=MOD(CEILING([.$C$5]*[.$D19];1)+CEILING([.$C$5]*[.AN$5];1)-CEILING([.$C$5]*MOD([.$D19]+[.AN$5];[.$C$4]);1);[.$C$3])" office:value-type="float" office:value="0" calcext:value-type="float">
            <text:p>0</text:p>
          </table:table-cell>
          <table:table-cell table:formula="of:=MOD(CEILING([.$C$5]*[.$D19];1)+CEILING([.$C$5]*[.AO$5];1)-CEILING([.$C$5]*MOD([.$D19]+[.AO$5];[.$C$4]);1);[.$C$3])" office:value-type="float" office:value="1" calcext:value-type="float">
            <text:p>1</text:p>
          </table:table-cell>
          <table:table-cell table:formula="of:=MOD(CEILING([.$C$5]*[.$D19];1)+CEILING([.$C$5]*[.AP$5];1)-CEILING([.$C$5]*MOD([.$D19]+[.AP$5];[.$C$4]);1);[.$C$3])" office:value-type="float" office:value="0" calcext:value-type="float">
            <text:p>0</text:p>
          </table:table-cell>
          <table:table-cell table:formula="of:=MOD(CEILING([.$C$5]*[.$D19];1)+CEILING([.$C$5]*[.AQ$5];1)-CEILING([.$C$5]*MOD([.$D19]+[.AQ$5];[.$C$4]);1);[.$C$3])" office:value-type="float" office:value="1" calcext:value-type="float">
            <text:p>1</text:p>
          </table:table-cell>
          <table:table-cell table:formula="of:=MOD(CEILING([.$C$5]*[.$D19];1)+CEILING([.$C$5]*[.AR$5];1)-CEILING([.$C$5]*MOD([.$D19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5" calcext:value-type="float">
            <text:p>25.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MOD(CEILING([.$C$5]*[.$D20];1)+CEILING([.$C$5]*[.E$5];1)-CEILING([.$C$5]*MOD([.$D20]+[.E$5];[.$C$4]);1);[.$C$3])" office:value-type="float" office:value="0" calcext:value-type="float">
            <text:p>0</text:p>
          </table:table-cell>
          <table:table-cell table:formula="of:=MOD(CEILING([.$C$5]*[.$D20];1)+CEILING([.$C$5]*[.F$5];1)-CEILING([.$C$5]*MOD([.$D20]+[.F$5];[.$C$4]);1);[.$C$3])" office:value-type="float" office:value="0" calcext:value-type="float">
            <text:p>0</text:p>
          </table:table-cell>
          <table:table-cell table:formula="of:=MOD(CEILING([.$C$5]*[.$D20];1)+CEILING([.$C$5]*[.G$5];1)-CEILING([.$C$5]*MOD([.$D20]+[.G$5];[.$C$4]);1);[.$C$3])" office:value-type="float" office:value="0" calcext:value-type="float">
            <text:p>0</text:p>
          </table:table-cell>
          <table:table-cell table:formula="of:=MOD(CEILING([.$C$5]*[.$D20];1)+CEILING([.$C$5]*[.H$5];1)-CEILING([.$C$5]*MOD([.$D20]+[.H$5];[.$C$4]);1);[.$C$3])" office:value-type="float" office:value="0" calcext:value-type="float">
            <text:p>0</text:p>
          </table:table-cell>
          <table:table-cell table:formula="of:=MOD(CEILING([.$C$5]*[.$D20];1)+CEILING([.$C$5]*[.I$5];1)-CEILING([.$C$5]*MOD([.$D20]+[.I$5];[.$C$4]);1);[.$C$3])" office:value-type="float" office:value="0" calcext:value-type="float">
            <text:p>0</text:p>
          </table:table-cell>
          <table:table-cell table:formula="of:=MOD(CEILING([.$C$5]*[.$D20];1)+CEILING([.$C$5]*[.J$5];1)-CEILING([.$C$5]*MOD([.$D20]+[.J$5];[.$C$4]);1);[.$C$3])" office:value-type="float" office:value="0" calcext:value-type="float">
            <text:p>0</text:p>
          </table:table-cell>
          <table:table-cell table:formula="of:=MOD(CEILING([.$C$5]*[.$D20];1)+CEILING([.$C$5]*[.K$5];1)-CEILING([.$C$5]*MOD([.$D20]+[.K$5];[.$C$4]);1);[.$C$3])" office:value-type="float" office:value="0" calcext:value-type="float">
            <text:p>0</text:p>
          </table:table-cell>
          <table:table-cell table:formula="of:=MOD(CEILING([.$C$5]*[.$D20];1)+CEILING([.$C$5]*[.L$5];1)-CEILING([.$C$5]*MOD([.$D20]+[.L$5];[.$C$4]);1);[.$C$3])" office:value-type="float" office:value="0" calcext:value-type="float">
            <text:p>0</text:p>
          </table:table-cell>
          <table:table-cell table:formula="of:=MOD(CEILING([.$C$5]*[.$D20];1)+CEILING([.$C$5]*[.M$5];1)-CEILING([.$C$5]*MOD([.$D20]+[.M$5];[.$C$4]);1);[.$C$3])" office:value-type="float" office:value="0" calcext:value-type="float">
            <text:p>0</text:p>
          </table:table-cell>
          <table:table-cell table:formula="of:=MOD(CEILING([.$C$5]*[.$D20];1)+CEILING([.$C$5]*[.N$5];1)-CEILING([.$C$5]*MOD([.$D20]+[.N$5];[.$C$4]);1);[.$C$3])" office:value-type="float" office:value="0" calcext:value-type="float">
            <text:p>0</text:p>
          </table:table-cell>
          <table:table-cell table:formula="of:=MOD(CEILING([.$C$5]*[.$D20];1)+CEILING([.$C$5]*[.O$5];1)-CEILING([.$C$5]*MOD([.$D20]+[.O$5];[.$C$4]);1);[.$C$3])" office:value-type="float" office:value="0" calcext:value-type="float">
            <text:p>0</text:p>
          </table:table-cell>
          <table:table-cell table:formula="of:=MOD(CEILING([.$C$5]*[.$D20];1)+CEILING([.$C$5]*[.P$5];1)-CEILING([.$C$5]*MOD([.$D20]+[.P$5];[.$C$4]);1);[.$C$3])" office:value-type="float" office:value="0" calcext:value-type="float">
            <text:p>0</text:p>
          </table:table-cell>
          <table:table-cell table:formula="of:=MOD(CEILING([.$C$5]*[.$D20];1)+CEILING([.$C$5]*[.Q$5];1)-CEILING([.$C$5]*MOD([.$D20]+[.Q$5];[.$C$4]);1);[.$C$3])" office:value-type="float" office:value="0" calcext:value-type="float">
            <text:p>0</text:p>
          </table:table-cell>
          <table:table-cell table:formula="of:=MOD(CEILING([.$C$5]*[.$D20];1)+CEILING([.$C$5]*[.R$5];1)-CEILING([.$C$5]*MOD([.$D20]+[.R$5];[.$C$4]);1);[.$C$3])" office:value-type="float" office:value="0" calcext:value-type="float">
            <text:p>0</text:p>
          </table:table-cell>
          <table:table-cell table:formula="of:=MOD(CEILING([.$C$5]*[.$D20];1)+CEILING([.$C$5]*[.S$5];1)-CEILING([.$C$5]*MOD([.$D20]+[.S$5];[.$C$4]);1);[.$C$3])" office:value-type="float" office:value="0" calcext:value-type="float">
            <text:p>0</text:p>
          </table:table-cell>
          <table:table-cell table:formula="of:=MOD(CEILING([.$C$5]*[.$D20];1)+CEILING([.$C$5]*[.T$5];1)-CEILING([.$C$5]*MOD([.$D20]+[.T$5];[.$C$4]);1);[.$C$3])" office:value-type="float" office:value="0" calcext:value-type="float">
            <text:p>0</text:p>
          </table:table-cell>
          <table:table-cell table:formula="of:=MOD(CEILING([.$C$5]*[.$D20];1)+CEILING([.$C$5]*[.U$5];1)-CEILING([.$C$5]*MOD([.$D20]+[.U$5];[.$C$4]);1);[.$C$3])" office:value-type="float" office:value="0" calcext:value-type="float">
            <text:p>0</text:p>
          </table:table-cell>
          <table:table-cell table:formula="of:=MOD(CEILING([.$C$5]*[.$D20];1)+CEILING([.$C$5]*[.V$5];1)-CEILING([.$C$5]*MOD([.$D20]+[.V$5];[.$C$4]);1);[.$C$3])" office:value-type="float" office:value="0" calcext:value-type="float">
            <text:p>0</text:p>
          </table:table-cell>
          <table:table-cell table:formula="of:=MOD(CEILING([.$C$5]*[.$D20];1)+CEILING([.$C$5]*[.W$5];1)-CEILING([.$C$5]*MOD([.$D20]+[.W$5];[.$C$4]);1);[.$C$3])" office:value-type="float" office:value="0" calcext:value-type="float">
            <text:p>0</text:p>
          </table:table-cell>
          <table:table-cell table:formula="of:=MOD(CEILING([.$C$5]*[.$D20];1)+CEILING([.$C$5]*[.X$5];1)-CEILING([.$C$5]*MOD([.$D20]+[.X$5];[.$C$4]);1);[.$C$3])" office:value-type="float" office:value="0" calcext:value-type="float">
            <text:p>0</text:p>
          </table:table-cell>
          <table:table-cell table:formula="of:=MOD(CEILING([.$C$5]*[.$D20];1)+CEILING([.$C$5]*[.Y$5];1)-CEILING([.$C$5]*MOD([.$D20]+[.Y$5];[.$C$4]);1);[.$C$3])" office:value-type="float" office:value="0" calcext:value-type="float">
            <text:p>0</text:p>
          </table:table-cell>
          <table:table-cell table:formula="of:=MOD(CEILING([.$C$5]*[.$D20];1)+CEILING([.$C$5]*[.Z$5];1)-CEILING([.$C$5]*MOD([.$D20]+[.Z$5];[.$C$4]);1);[.$C$3])" office:value-type="float" office:value="0" calcext:value-type="float">
            <text:p>0</text:p>
          </table:table-cell>
          <table:table-cell table:formula="of:=MOD(CEILING([.$C$5]*[.$D20];1)+CEILING([.$C$5]*[.AA$5];1)-CEILING([.$C$5]*MOD([.$D20]+[.AA$5];[.$C$4]);1);[.$C$3])" office:value-type="float" office:value="0" calcext:value-type="float">
            <text:p>0</text:p>
          </table:table-cell>
          <table:table-cell table:formula="of:=MOD(CEILING([.$C$5]*[.$D20];1)+CEILING([.$C$5]*[.AB$5];1)-CEILING([.$C$5]*MOD([.$D20]+[.AB$5];[.$C$4]);1);[.$C$3])" office:value-type="float" office:value="0" calcext:value-type="float">
            <text:p>0</text:p>
          </table:table-cell>
          <table:table-cell table:formula="of:=MOD(CEILING([.$C$5]*[.$D20];1)+CEILING([.$C$5]*[.AC$5];1)-CEILING([.$C$5]*MOD([.$D20]+[.AC$5];[.$C$4]);1);[.$C$3])" office:value-type="float" office:value="0" calcext:value-type="float">
            <text:p>0</text:p>
          </table:table-cell>
          <table:table-cell table:formula="of:=MOD(CEILING([.$C$5]*[.$D20];1)+CEILING([.$C$5]*[.AD$5];1)-CEILING([.$C$5]*MOD([.$D20]+[.AD$5];[.$C$4]);1);[.$C$3])" office:value-type="float" office:value="0" calcext:value-type="float">
            <text:p>0</text:p>
          </table:table-cell>
          <table:table-cell table:formula="of:=MOD(CEILING([.$C$5]*[.$D20];1)+CEILING([.$C$5]*[.AE$5];1)-CEILING([.$C$5]*MOD([.$D20]+[.AE$5];[.$C$4]);1);[.$C$3])" office:value-type="float" office:value="0" calcext:value-type="float">
            <text:p>0</text:p>
          </table:table-cell>
          <table:table-cell table:formula="of:=MOD(CEILING([.$C$5]*[.$D20];1)+CEILING([.$C$5]*[.AF$5];1)-CEILING([.$C$5]*MOD([.$D20]+[.AF$5];[.$C$4]);1);[.$C$3])" office:value-type="float" office:value="0" calcext:value-type="float">
            <text:p>0</text:p>
          </table:table-cell>
          <table:table-cell table:formula="of:=MOD(CEILING([.$C$5]*[.$D20];1)+CEILING([.$C$5]*[.AG$5];1)-CEILING([.$C$5]*MOD([.$D20]+[.AG$5];[.$C$4]);1);[.$C$3])" office:value-type="float" office:value="0" calcext:value-type="float">
            <text:p>0</text:p>
          </table:table-cell>
          <table:table-cell table:formula="of:=MOD(CEILING([.$C$5]*[.$D20];1)+CEILING([.$C$5]*[.AH$5];1)-CEILING([.$C$5]*MOD([.$D20]+[.AH$5];[.$C$4]);1);[.$C$3])" office:value-type="float" office:value="0" calcext:value-type="float">
            <text:p>0</text:p>
          </table:table-cell>
          <table:table-cell table:formula="of:=MOD(CEILING([.$C$5]*[.$D20];1)+CEILING([.$C$5]*[.AI$5];1)-CEILING([.$C$5]*MOD([.$D20]+[.AI$5];[.$C$4]);1);[.$C$3])" office:value-type="float" office:value="0" calcext:value-type="float">
            <text:p>0</text:p>
          </table:table-cell>
          <table:table-cell table:formula="of:=MOD(CEILING([.$C$5]*[.$D20];1)+CEILING([.$C$5]*[.AJ$5];1)-CEILING([.$C$5]*MOD([.$D20]+[.AJ$5];[.$C$4]);1);[.$C$3])" office:value-type="float" office:value="0" calcext:value-type="float">
            <text:p>0</text:p>
          </table:table-cell>
          <table:table-cell table:formula="of:=MOD(CEILING([.$C$5]*[.$D20];1)+CEILING([.$C$5]*[.AK$5];1)-CEILING([.$C$5]*MOD([.$D20]+[.AK$5];[.$C$4]);1);[.$C$3])" office:value-type="float" office:value="0" calcext:value-type="float">
            <text:p>0</text:p>
          </table:table-cell>
          <table:table-cell table:formula="of:=MOD(CEILING([.$C$5]*[.$D20];1)+CEILING([.$C$5]*[.AL$5];1)-CEILING([.$C$5]*MOD([.$D20]+[.AL$5];[.$C$4]);1);[.$C$3])" office:value-type="float" office:value="0" calcext:value-type="float">
            <text:p>0</text:p>
          </table:table-cell>
          <table:table-cell table:formula="of:=MOD(CEILING([.$C$5]*[.$D20];1)+CEILING([.$C$5]*[.AM$5];1)-CEILING([.$C$5]*MOD([.$D20]+[.AM$5];[.$C$4]);1);[.$C$3])" office:value-type="float" office:value="0" calcext:value-type="float">
            <text:p>0</text:p>
          </table:table-cell>
          <table:table-cell table:formula="of:=MOD(CEILING([.$C$5]*[.$D20];1)+CEILING([.$C$5]*[.AN$5];1)-CEILING([.$C$5]*MOD([.$D20]+[.AN$5];[.$C$4]);1);[.$C$3])" office:value-type="float" office:value="0" calcext:value-type="float">
            <text:p>0</text:p>
          </table:table-cell>
          <table:table-cell table:formula="of:=MOD(CEILING([.$C$5]*[.$D20];1)+CEILING([.$C$5]*[.AO$5];1)-CEILING([.$C$5]*MOD([.$D20]+[.AO$5];[.$C$4]);1);[.$C$3])" office:value-type="float" office:value="0" calcext:value-type="float">
            <text:p>0</text:p>
          </table:table-cell>
          <table:table-cell table:formula="of:=MOD(CEILING([.$C$5]*[.$D20];1)+CEILING([.$C$5]*[.AP$5];1)-CEILING([.$C$5]*MOD([.$D20]+[.AP$5];[.$C$4]);1);[.$C$3])" office:value-type="float" office:value="0" calcext:value-type="float">
            <text:p>0</text:p>
          </table:table-cell>
          <table:table-cell table:formula="of:=MOD(CEILING([.$C$5]*[.$D20];1)+CEILING([.$C$5]*[.AQ$5];1)-CEILING([.$C$5]*MOD([.$D20]+[.AQ$5];[.$C$4]);1);[.$C$3])" office:value-type="float" office:value="0" calcext:value-type="float">
            <text:p>0</text:p>
          </table:table-cell>
          <table:table-cell table:formula="of:=MOD(CEILING([.$C$5]*[.$D20];1)+CEILING([.$C$5]*[.AR$5];1)-CEILING([.$C$5]*MOD([.$D2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55" calcext:value-type="float">
            <text:p>25.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MOD(CEILING([.$C$5]*[.$D21];1)+CEILING([.$C$5]*[.E$5];1)-CEILING([.$C$5]*MOD([.$D21]+[.E$5];[.$C$4]);1);[.$C$3])" office:value-type="float" office:value="0" calcext:value-type="float">
            <text:p>0</text:p>
          </table:table-cell>
          <table:table-cell table:formula="of:=MOD(CEILING([.$C$5]*[.$D21];1)+CEILING([.$C$5]*[.F$5];1)-CEILING([.$C$5]*MOD([.$D21]+[.F$5];[.$C$4]);1);[.$C$3])" office:value-type="float" office:value="1" calcext:value-type="float">
            <text:p>1</text:p>
          </table:table-cell>
          <table:table-cell table:formula="of:=MOD(CEILING([.$C$5]*[.$D21];1)+CEILING([.$C$5]*[.G$5];1)-CEILING([.$C$5]*MOD([.$D21]+[.G$5];[.$C$4]);1);[.$C$3])" office:value-type="float" office:value="0" calcext:value-type="float">
            <text:p>0</text:p>
          </table:table-cell>
          <table:table-cell table:formula="of:=MOD(CEILING([.$C$5]*[.$D21];1)+CEILING([.$C$5]*[.H$5];1)-CEILING([.$C$5]*MOD([.$D21]+[.H$5];[.$C$4]);1);[.$C$3])" office:value-type="float" office:value="1" calcext:value-type="float">
            <text:p>1</text:p>
          </table:table-cell>
          <table:table-cell table:formula="of:=MOD(CEILING([.$C$5]*[.$D21];1)+CEILING([.$C$5]*[.I$5];1)-CEILING([.$C$5]*MOD([.$D21]+[.I$5];[.$C$4]);1);[.$C$3])" office:value-type="float" office:value="0" calcext:value-type="float">
            <text:p>0</text:p>
          </table:table-cell>
          <table:table-cell table:formula="of:=MOD(CEILING([.$C$5]*[.$D21];1)+CEILING([.$C$5]*[.J$5];1)-CEILING([.$C$5]*MOD([.$D21]+[.J$5];[.$C$4]);1);[.$C$3])" office:value-type="float" office:value="1" calcext:value-type="float">
            <text:p>1</text:p>
          </table:table-cell>
          <table:table-cell table:formula="of:=MOD(CEILING([.$C$5]*[.$D21];1)+CEILING([.$C$5]*[.K$5];1)-CEILING([.$C$5]*MOD([.$D21]+[.K$5];[.$C$4]);1);[.$C$3])" office:value-type="float" office:value="1" calcext:value-type="float">
            <text:p>1</text:p>
          </table:table-cell>
          <table:table-cell table:formula="of:=MOD(CEILING([.$C$5]*[.$D21];1)+CEILING([.$C$5]*[.L$5];1)-CEILING([.$C$5]*MOD([.$D21]+[.L$5];[.$C$4]);1);[.$C$3])" office:value-type="float" office:value="0" calcext:value-type="float">
            <text:p>0</text:p>
          </table:table-cell>
          <table:table-cell table:formula="of:=MOD(CEILING([.$C$5]*[.$D21];1)+CEILING([.$C$5]*[.M$5];1)-CEILING([.$C$5]*MOD([.$D21]+[.M$5];[.$C$4]);1);[.$C$3])" office:value-type="float" office:value="1" calcext:value-type="float">
            <text:p>1</text:p>
          </table:table-cell>
          <table:table-cell table:formula="of:=MOD(CEILING([.$C$5]*[.$D21];1)+CEILING([.$C$5]*[.N$5];1)-CEILING([.$C$5]*MOD([.$D21]+[.N$5];[.$C$4]);1);[.$C$3])" office:value-type="float" office:value="0" calcext:value-type="float">
            <text:p>0</text:p>
          </table:table-cell>
          <table:table-cell table:formula="of:=MOD(CEILING([.$C$5]*[.$D21];1)+CEILING([.$C$5]*[.O$5];1)-CEILING([.$C$5]*MOD([.$D21]+[.O$5];[.$C$4]);1);[.$C$3])" office:value-type="float" office:value="1" calcext:value-type="float">
            <text:p>1</text:p>
          </table:table-cell>
          <table:table-cell table:formula="of:=MOD(CEILING([.$C$5]*[.$D21];1)+CEILING([.$C$5]*[.P$5];1)-CEILING([.$C$5]*MOD([.$D21]+[.P$5];[.$C$4]);1);[.$C$3])" office:value-type="float" office:value="0" calcext:value-type="float">
            <text:p>0</text:p>
          </table:table-cell>
          <table:table-cell table:formula="of:=MOD(CEILING([.$C$5]*[.$D21];1)+CEILING([.$C$5]*[.Q$5];1)-CEILING([.$C$5]*MOD([.$D21]+[.Q$5];[.$C$4]);1);[.$C$3])" office:value-type="float" office:value="1" calcext:value-type="float">
            <text:p>1</text:p>
          </table:table-cell>
          <table:table-cell table:formula="of:=MOD(CEILING([.$C$5]*[.$D21];1)+CEILING([.$C$5]*[.R$5];1)-CEILING([.$C$5]*MOD([.$D21]+[.R$5];[.$C$4]);1);[.$C$3])" office:value-type="float" office:value="1" calcext:value-type="float">
            <text:p>1</text:p>
          </table:table-cell>
          <table:table-cell table:formula="of:=MOD(CEILING([.$C$5]*[.$D21];1)+CEILING([.$C$5]*[.S$5];1)-CEILING([.$C$5]*MOD([.$D21]+[.S$5];[.$C$4]);1);[.$C$3])" office:value-type="float" office:value="0" calcext:value-type="float">
            <text:p>0</text:p>
          </table:table-cell>
          <table:table-cell table:formula="of:=MOD(CEILING([.$C$5]*[.$D21];1)+CEILING([.$C$5]*[.T$5];1)-CEILING([.$C$5]*MOD([.$D21]+[.T$5];[.$C$4]);1);[.$C$3])" office:value-type="float" office:value="1" calcext:value-type="float">
            <text:p>1</text:p>
          </table:table-cell>
          <table:table-cell table:formula="of:=MOD(CEILING([.$C$5]*[.$D21];1)+CEILING([.$C$5]*[.U$5];1)-CEILING([.$C$5]*MOD([.$D21]+[.U$5];[.$C$4]);1);[.$C$3])" office:value-type="float" office:value="0" calcext:value-type="float">
            <text:p>0</text:p>
          </table:table-cell>
          <table:table-cell table:formula="of:=MOD(CEILING([.$C$5]*[.$D21];1)+CEILING([.$C$5]*[.V$5];1)-CEILING([.$C$5]*MOD([.$D21]+[.V$5];[.$C$4]);1);[.$C$3])" office:value-type="float" office:value="1" calcext:value-type="float">
            <text:p>1</text:p>
          </table:table-cell>
          <table:table-cell table:formula="of:=MOD(CEILING([.$C$5]*[.$D21];1)+CEILING([.$C$5]*[.W$5];1)-CEILING([.$C$5]*MOD([.$D21]+[.W$5];[.$C$4]);1);[.$C$3])" office:value-type="float" office:value="0" calcext:value-type="float">
            <text:p>0</text:p>
          </table:table-cell>
          <table:table-cell table:formula="of:=MOD(CEILING([.$C$5]*[.$D21];1)+CEILING([.$C$5]*[.X$5];1)-CEILING([.$C$5]*MOD([.$D21]+[.X$5];[.$C$4]);1);[.$C$3])" office:value-type="float" office:value="1" calcext:value-type="float">
            <text:p>1</text:p>
          </table:table-cell>
          <table:table-cell table:formula="of:=MOD(CEILING([.$C$5]*[.$D21];1)+CEILING([.$C$5]*[.Y$5];1)-CEILING([.$C$5]*MOD([.$D21]+[.Y$5];[.$C$4]);1);[.$C$3])" office:value-type="float" office:value="1" calcext:value-type="float">
            <text:p>1</text:p>
          </table:table-cell>
          <table:table-cell table:formula="of:=MOD(CEILING([.$C$5]*[.$D21];1)+CEILING([.$C$5]*[.Z$5];1)-CEILING([.$C$5]*MOD([.$D21]+[.Z$5];[.$C$4]);1);[.$C$3])" office:value-type="float" office:value="0" calcext:value-type="float">
            <text:p>0</text:p>
          </table:table-cell>
          <table:table-cell table:formula="of:=MOD(CEILING([.$C$5]*[.$D21];1)+CEILING([.$C$5]*[.AA$5];1)-CEILING([.$C$5]*MOD([.$D21]+[.AA$5];[.$C$4]);1);[.$C$3])" office:value-type="float" office:value="1" calcext:value-type="float">
            <text:p>1</text:p>
          </table:table-cell>
          <table:table-cell table:formula="of:=MOD(CEILING([.$C$5]*[.$D21];1)+CEILING([.$C$5]*[.AB$5];1)-CEILING([.$C$5]*MOD([.$D21]+[.AB$5];[.$C$4]);1);[.$C$3])" office:value-type="float" office:value="0" calcext:value-type="float">
            <text:p>0</text:p>
          </table:table-cell>
          <table:table-cell table:formula="of:=MOD(CEILING([.$C$5]*[.$D21];1)+CEILING([.$C$5]*[.AC$5];1)-CEILING([.$C$5]*MOD([.$D21]+[.AC$5];[.$C$4]);1);[.$C$3])" office:value-type="float" office:value="1" calcext:value-type="float">
            <text:p>1</text:p>
          </table:table-cell>
          <table:table-cell table:formula="of:=MOD(CEILING([.$C$5]*[.$D21];1)+CEILING([.$C$5]*[.AD$5];1)-CEILING([.$C$5]*MOD([.$D21]+[.AD$5];[.$C$4]);1);[.$C$3])" office:value-type="float" office:value="0" calcext:value-type="float">
            <text:p>0</text:p>
          </table:table-cell>
          <table:table-cell table:formula="of:=MOD(CEILING([.$C$5]*[.$D21];1)+CEILING([.$C$5]*[.AE$5];1)-CEILING([.$C$5]*MOD([.$D21]+[.AE$5];[.$C$4]);1);[.$C$3])" office:value-type="float" office:value="1" calcext:value-type="float">
            <text:p>1</text:p>
          </table:table-cell>
          <table:table-cell table:formula="of:=MOD(CEILING([.$C$5]*[.$D21];1)+CEILING([.$C$5]*[.AF$5];1)-CEILING([.$C$5]*MOD([.$D21]+[.AF$5];[.$C$4]);1);[.$C$3])" office:value-type="float" office:value="1" calcext:value-type="float">
            <text:p>1</text:p>
          </table:table-cell>
          <table:table-cell table:formula="of:=MOD(CEILING([.$C$5]*[.$D21];1)+CEILING([.$C$5]*[.AG$5];1)-CEILING([.$C$5]*MOD([.$D21]+[.AG$5];[.$C$4]);1);[.$C$3])" office:value-type="float" office:value="0" calcext:value-type="float">
            <text:p>0</text:p>
          </table:table-cell>
          <table:table-cell table:formula="of:=MOD(CEILING([.$C$5]*[.$D21];1)+CEILING([.$C$5]*[.AH$5];1)-CEILING([.$C$5]*MOD([.$D21]+[.AH$5];[.$C$4]);1);[.$C$3])" office:value-type="float" office:value="1" calcext:value-type="float">
            <text:p>1</text:p>
          </table:table-cell>
          <table:table-cell table:formula="of:=MOD(CEILING([.$C$5]*[.$D21];1)+CEILING([.$C$5]*[.AI$5];1)-CEILING([.$C$5]*MOD([.$D21]+[.AI$5];[.$C$4]);1);[.$C$3])" office:value-type="float" office:value="0" calcext:value-type="float">
            <text:p>0</text:p>
          </table:table-cell>
          <table:table-cell table:formula="of:=MOD(CEILING([.$C$5]*[.$D21];1)+CEILING([.$C$5]*[.AJ$5];1)-CEILING([.$C$5]*MOD([.$D21]+[.AJ$5];[.$C$4]);1);[.$C$3])" office:value-type="float" office:value="1" calcext:value-type="float">
            <text:p>1</text:p>
          </table:table-cell>
          <table:table-cell table:formula="of:=MOD(CEILING([.$C$5]*[.$D21];1)+CEILING([.$C$5]*[.AK$5];1)-CEILING([.$C$5]*MOD([.$D21]+[.AK$5];[.$C$4]);1);[.$C$3])" office:value-type="float" office:value="0" calcext:value-type="float">
            <text:p>0</text:p>
          </table:table-cell>
          <table:table-cell table:formula="of:=MOD(CEILING([.$C$5]*[.$D21];1)+CEILING([.$C$5]*[.AL$5];1)-CEILING([.$C$5]*MOD([.$D21]+[.AL$5];[.$C$4]);1);[.$C$3])" office:value-type="float" office:value="1" calcext:value-type="float">
            <text:p>1</text:p>
          </table:table-cell>
          <table:table-cell table:formula="of:=MOD(CEILING([.$C$5]*[.$D21];1)+CEILING([.$C$5]*[.AM$5];1)-CEILING([.$C$5]*MOD([.$D21]+[.AM$5];[.$C$4]);1);[.$C$3])" office:value-type="float" office:value="1" calcext:value-type="float">
            <text:p>1</text:p>
          </table:table-cell>
          <table:table-cell table:formula="of:=MOD(CEILING([.$C$5]*[.$D21];1)+CEILING([.$C$5]*[.AN$5];1)-CEILING([.$C$5]*MOD([.$D21]+[.AN$5];[.$C$4]);1);[.$C$3])" office:value-type="float" office:value="0" calcext:value-type="float">
            <text:p>0</text:p>
          </table:table-cell>
          <table:table-cell table:formula="of:=MOD(CEILING([.$C$5]*[.$D21];1)+CEILING([.$C$5]*[.AO$5];1)-CEILING([.$C$5]*MOD([.$D21]+[.AO$5];[.$C$4]);1);[.$C$3])" office:value-type="float" office:value="1" calcext:value-type="float">
            <text:p>1</text:p>
          </table:table-cell>
          <table:table-cell table:formula="of:=MOD(CEILING([.$C$5]*[.$D21];1)+CEILING([.$C$5]*[.AP$5];1)-CEILING([.$C$5]*MOD([.$D21]+[.AP$5];[.$C$4]);1);[.$C$3])" office:value-type="float" office:value="0" calcext:value-type="float">
            <text:p>0</text:p>
          </table:table-cell>
          <table:table-cell table:formula="of:=MOD(CEILING([.$C$5]*[.$D21];1)+CEILING([.$C$5]*[.AQ$5];1)-CEILING([.$C$5]*MOD([.$D21]+[.AQ$5];[.$C$4]);1);[.$C$3])" office:value-type="float" office:value="1" calcext:value-type="float">
            <text:p>1</text:p>
          </table:table-cell>
          <table:table-cell table:formula="of:=MOD(CEILING([.$C$5]*[.$D21];1)+CEILING([.$C$5]*[.AR$5];1)-CEILING([.$C$5]*MOD([.$D2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6" calcext:value-type="float">
            <text:p>25.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MOD(CEILING([.$C$5]*[.$D22];1)+CEILING([.$C$5]*[.E$5];1)-CEILING([.$C$5]*MOD([.$D22]+[.E$5];[.$C$4]);1);[.$C$3])" office:value-type="float" office:value="0" calcext:value-type="float">
            <text:p>0</text:p>
          </table:table-cell>
          <table:table-cell table:formula="of:=MOD(CEILING([.$C$5]*[.$D22];1)+CEILING([.$C$5]*[.F$5];1)-CEILING([.$C$5]*MOD([.$D22]+[.F$5];[.$C$4]);1);[.$C$3])" office:value-type="float" office:value="0" calcext:value-type="float">
            <text:p>0</text:p>
          </table:table-cell>
          <table:table-cell table:formula="of:=MOD(CEILING([.$C$5]*[.$D22];1)+CEILING([.$C$5]*[.G$5];1)-CEILING([.$C$5]*MOD([.$D22]+[.G$5];[.$C$4]);1);[.$C$3])" office:value-type="float" office:value="0" calcext:value-type="float">
            <text:p>0</text:p>
          </table:table-cell>
          <table:table-cell table:formula="of:=MOD(CEILING([.$C$5]*[.$D22];1)+CEILING([.$C$5]*[.H$5];1)-CEILING([.$C$5]*MOD([.$D22]+[.H$5];[.$C$4]);1);[.$C$3])" office:value-type="float" office:value="0" calcext:value-type="float">
            <text:p>0</text:p>
          </table:table-cell>
          <table:table-cell table:formula="of:=MOD(CEILING([.$C$5]*[.$D22];1)+CEILING([.$C$5]*[.I$5];1)-CEILING([.$C$5]*MOD([.$D22]+[.I$5];[.$C$4]);1);[.$C$3])" office:value-type="float" office:value="0" calcext:value-type="float">
            <text:p>0</text:p>
          </table:table-cell>
          <table:table-cell table:formula="of:=MOD(CEILING([.$C$5]*[.$D22];1)+CEILING([.$C$5]*[.J$5];1)-CEILING([.$C$5]*MOD([.$D22]+[.J$5];[.$C$4]);1);[.$C$3])" office:value-type="float" office:value="1" calcext:value-type="float">
            <text:p>1</text:p>
          </table:table-cell>
          <table:table-cell table:formula="of:=MOD(CEILING([.$C$5]*[.$D22];1)+CEILING([.$C$5]*[.K$5];1)-CEILING([.$C$5]*MOD([.$D22]+[.K$5];[.$C$4]);1);[.$C$3])" office:value-type="float" office:value="0" calcext:value-type="float">
            <text:p>0</text:p>
          </table:table-cell>
          <table:table-cell table:formula="of:=MOD(CEILING([.$C$5]*[.$D22];1)+CEILING([.$C$5]*[.L$5];1)-CEILING([.$C$5]*MOD([.$D22]+[.L$5];[.$C$4]);1);[.$C$3])" office:value-type="float" office:value="0" calcext:value-type="float">
            <text:p>0</text:p>
          </table:table-cell>
          <table:table-cell table:formula="of:=MOD(CEILING([.$C$5]*[.$D22];1)+CEILING([.$C$5]*[.M$5];1)-CEILING([.$C$5]*MOD([.$D22]+[.M$5];[.$C$4]);1);[.$C$3])" office:value-type="float" office:value="0" calcext:value-type="float">
            <text:p>0</text:p>
          </table:table-cell>
          <table:table-cell table:formula="of:=MOD(CEILING([.$C$5]*[.$D22];1)+CEILING([.$C$5]*[.N$5];1)-CEILING([.$C$5]*MOD([.$D22]+[.N$5];[.$C$4]);1);[.$C$3])" office:value-type="float" office:value="0" calcext:value-type="float">
            <text:p>0</text:p>
          </table:table-cell>
          <table:table-cell table:formula="of:=MOD(CEILING([.$C$5]*[.$D22];1)+CEILING([.$C$5]*[.O$5];1)-CEILING([.$C$5]*MOD([.$D22]+[.O$5];[.$C$4]);1);[.$C$3])" office:value-type="float" office:value="0" calcext:value-type="float">
            <text:p>0</text:p>
          </table:table-cell>
          <table:table-cell table:formula="of:=MOD(CEILING([.$C$5]*[.$D22];1)+CEILING([.$C$5]*[.P$5];1)-CEILING([.$C$5]*MOD([.$D22]+[.P$5];[.$C$4]);1);[.$C$3])" office:value-type="float" office:value="0" calcext:value-type="float">
            <text:p>0</text:p>
          </table:table-cell>
          <table:table-cell table:formula="of:=MOD(CEILING([.$C$5]*[.$D22];1)+CEILING([.$C$5]*[.Q$5];1)-CEILING([.$C$5]*MOD([.$D22]+[.Q$5];[.$C$4]);1);[.$C$3])" office:value-type="float" office:value="1" calcext:value-type="float">
            <text:p>1</text:p>
          </table:table-cell>
          <table:table-cell table:formula="of:=MOD(CEILING([.$C$5]*[.$D22];1)+CEILING([.$C$5]*[.R$5];1)-CEILING([.$C$5]*MOD([.$D22]+[.R$5];[.$C$4]);1);[.$C$3])" office:value-type="float" office:value="0" calcext:value-type="float">
            <text:p>0</text:p>
          </table:table-cell>
          <table:table-cell table:formula="of:=MOD(CEILING([.$C$5]*[.$D22];1)+CEILING([.$C$5]*[.S$5];1)-CEILING([.$C$5]*MOD([.$D22]+[.S$5];[.$C$4]);1);[.$C$3])" office:value-type="float" office:value="0" calcext:value-type="float">
            <text:p>0</text:p>
          </table:table-cell>
          <table:table-cell table:formula="of:=MOD(CEILING([.$C$5]*[.$D22];1)+CEILING([.$C$5]*[.T$5];1)-CEILING([.$C$5]*MOD([.$D22]+[.T$5];[.$C$4]);1);[.$C$3])" office:value-type="float" office:value="0" calcext:value-type="float">
            <text:p>0</text:p>
          </table:table-cell>
          <table:table-cell table:formula="of:=MOD(CEILING([.$C$5]*[.$D22];1)+CEILING([.$C$5]*[.U$5];1)-CEILING([.$C$5]*MOD([.$D22]+[.U$5];[.$C$4]);1);[.$C$3])" office:value-type="float" office:value="0" calcext:value-type="float">
            <text:p>0</text:p>
          </table:table-cell>
          <table:table-cell table:formula="of:=MOD(CEILING([.$C$5]*[.$D22];1)+CEILING([.$C$5]*[.V$5];1)-CEILING([.$C$5]*MOD([.$D22]+[.V$5];[.$C$4]);1);[.$C$3])" office:value-type="float" office:value="0" calcext:value-type="float">
            <text:p>0</text:p>
          </table:table-cell>
          <table:table-cell table:formula="of:=MOD(CEILING([.$C$5]*[.$D22];1)+CEILING([.$C$5]*[.W$5];1)-CEILING([.$C$5]*MOD([.$D22]+[.W$5];[.$C$4]);1);[.$C$3])" office:value-type="float" office:value="0" calcext:value-type="float">
            <text:p>0</text:p>
          </table:table-cell>
          <table:table-cell table:formula="of:=MOD(CEILING([.$C$5]*[.$D22];1)+CEILING([.$C$5]*[.X$5];1)-CEILING([.$C$5]*MOD([.$D22]+[.X$5];[.$C$4]);1);[.$C$3])" office:value-type="float" office:value="1" calcext:value-type="float">
            <text:p>1</text:p>
          </table:table-cell>
          <table:table-cell table:formula="of:=MOD(CEILING([.$C$5]*[.$D22];1)+CEILING([.$C$5]*[.Y$5];1)-CEILING([.$C$5]*MOD([.$D22]+[.Y$5];[.$C$4]);1);[.$C$3])" office:value-type="float" office:value="0" calcext:value-type="float">
            <text:p>0</text:p>
          </table:table-cell>
          <table:table-cell table:formula="of:=MOD(CEILING([.$C$5]*[.$D22];1)+CEILING([.$C$5]*[.Z$5];1)-CEILING([.$C$5]*MOD([.$D22]+[.Z$5];[.$C$4]);1);[.$C$3])" office:value-type="float" office:value="0" calcext:value-type="float">
            <text:p>0</text:p>
          </table:table-cell>
          <table:table-cell table:formula="of:=MOD(CEILING([.$C$5]*[.$D22];1)+CEILING([.$C$5]*[.AA$5];1)-CEILING([.$C$5]*MOD([.$D22]+[.AA$5];[.$C$4]);1);[.$C$3])" office:value-type="float" office:value="0" calcext:value-type="float">
            <text:p>0</text:p>
          </table:table-cell>
          <table:table-cell table:formula="of:=MOD(CEILING([.$C$5]*[.$D22];1)+CEILING([.$C$5]*[.AB$5];1)-CEILING([.$C$5]*MOD([.$D22]+[.AB$5];[.$C$4]);1);[.$C$3])" office:value-type="float" office:value="0" calcext:value-type="float">
            <text:p>0</text:p>
          </table:table-cell>
          <table:table-cell table:formula="of:=MOD(CEILING([.$C$5]*[.$D22];1)+CEILING([.$C$5]*[.AC$5];1)-CEILING([.$C$5]*MOD([.$D22]+[.AC$5];[.$C$4]);1);[.$C$3])" office:value-type="float" office:value="0" calcext:value-type="float">
            <text:p>0</text:p>
          </table:table-cell>
          <table:table-cell table:formula="of:=MOD(CEILING([.$C$5]*[.$D22];1)+CEILING([.$C$5]*[.AD$5];1)-CEILING([.$C$5]*MOD([.$D22]+[.AD$5];[.$C$4]);1);[.$C$3])" office:value-type="float" office:value="0" calcext:value-type="float">
            <text:p>0</text:p>
          </table:table-cell>
          <table:table-cell table:formula="of:=MOD(CEILING([.$C$5]*[.$D22];1)+CEILING([.$C$5]*[.AE$5];1)-CEILING([.$C$5]*MOD([.$D22]+[.AE$5];[.$C$4]);1);[.$C$3])" office:value-type="float" office:value="1" calcext:value-type="float">
            <text:p>1</text:p>
          </table:table-cell>
          <table:table-cell table:formula="of:=MOD(CEILING([.$C$5]*[.$D22];1)+CEILING([.$C$5]*[.AF$5];1)-CEILING([.$C$5]*MOD([.$D22]+[.AF$5];[.$C$4]);1);[.$C$3])" office:value-type="float" office:value="0" calcext:value-type="float">
            <text:p>0</text:p>
          </table:table-cell>
          <table:table-cell table:formula="of:=MOD(CEILING([.$C$5]*[.$D22];1)+CEILING([.$C$5]*[.AG$5];1)-CEILING([.$C$5]*MOD([.$D22]+[.AG$5];[.$C$4]);1);[.$C$3])" office:value-type="float" office:value="0" calcext:value-type="float">
            <text:p>0</text:p>
          </table:table-cell>
          <table:table-cell table:formula="of:=MOD(CEILING([.$C$5]*[.$D22];1)+CEILING([.$C$5]*[.AH$5];1)-CEILING([.$C$5]*MOD([.$D22]+[.AH$5];[.$C$4]);1);[.$C$3])" office:value-type="float" office:value="0" calcext:value-type="float">
            <text:p>0</text:p>
          </table:table-cell>
          <table:table-cell table:formula="of:=MOD(CEILING([.$C$5]*[.$D22];1)+CEILING([.$C$5]*[.AI$5];1)-CEILING([.$C$5]*MOD([.$D22]+[.AI$5];[.$C$4]);1);[.$C$3])" office:value-type="float" office:value="0" calcext:value-type="float">
            <text:p>0</text:p>
          </table:table-cell>
          <table:table-cell table:formula="of:=MOD(CEILING([.$C$5]*[.$D22];1)+CEILING([.$C$5]*[.AJ$5];1)-CEILING([.$C$5]*MOD([.$D22]+[.AJ$5];[.$C$4]);1);[.$C$3])" office:value-type="float" office:value="0" calcext:value-type="float">
            <text:p>0</text:p>
          </table:table-cell>
          <table:table-cell table:formula="of:=MOD(CEILING([.$C$5]*[.$D22];1)+CEILING([.$C$5]*[.AK$5];1)-CEILING([.$C$5]*MOD([.$D22]+[.AK$5];[.$C$4]);1);[.$C$3])" office:value-type="float" office:value="0" calcext:value-type="float">
            <text:p>0</text:p>
          </table:table-cell>
          <table:table-cell table:formula="of:=MOD(CEILING([.$C$5]*[.$D22];1)+CEILING([.$C$5]*[.AL$5];1)-CEILING([.$C$5]*MOD([.$D22]+[.AL$5];[.$C$4]);1);[.$C$3])" office:value-type="float" office:value="1" calcext:value-type="float">
            <text:p>1</text:p>
          </table:table-cell>
          <table:table-cell table:formula="of:=MOD(CEILING([.$C$5]*[.$D22];1)+CEILING([.$C$5]*[.AM$5];1)-CEILING([.$C$5]*MOD([.$D22]+[.AM$5];[.$C$4]);1);[.$C$3])" office:value-type="float" office:value="0" calcext:value-type="float">
            <text:p>0</text:p>
          </table:table-cell>
          <table:table-cell table:formula="of:=MOD(CEILING([.$C$5]*[.$D22];1)+CEILING([.$C$5]*[.AN$5];1)-CEILING([.$C$5]*MOD([.$D22]+[.AN$5];[.$C$4]);1);[.$C$3])" office:value-type="float" office:value="0" calcext:value-type="float">
            <text:p>0</text:p>
          </table:table-cell>
          <table:table-cell table:formula="of:=MOD(CEILING([.$C$5]*[.$D22];1)+CEILING([.$C$5]*[.AO$5];1)-CEILING([.$C$5]*MOD([.$D22]+[.AO$5];[.$C$4]);1);[.$C$3])" office:value-type="float" office:value="0" calcext:value-type="float">
            <text:p>0</text:p>
          </table:table-cell>
          <table:table-cell table:formula="of:=MOD(CEILING([.$C$5]*[.$D22];1)+CEILING([.$C$5]*[.AP$5];1)-CEILING([.$C$5]*MOD([.$D22]+[.AP$5];[.$C$4]);1);[.$C$3])" office:value-type="float" office:value="0" calcext:value-type="float">
            <text:p>0</text:p>
          </table:table-cell>
          <table:table-cell table:formula="of:=MOD(CEILING([.$C$5]*[.$D22];1)+CEILING([.$C$5]*[.AQ$5];1)-CEILING([.$C$5]*MOD([.$D22]+[.AQ$5];[.$C$4]);1);[.$C$3])" office:value-type="float" office:value="0" calcext:value-type="float">
            <text:p>0</text:p>
          </table:table-cell>
          <table:table-cell table:formula="of:=MOD(CEILING([.$C$5]*[.$D22];1)+CEILING([.$C$5]*[.AR$5];1)-CEILING([.$C$5]*MOD([.$D2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65" calcext:value-type="float">
            <text:p>25.6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MOD(CEILING([.$C$5]*[.$D23];1)+CEILING([.$C$5]*[.E$5];1)-CEILING([.$C$5]*MOD([.$D23]+[.E$5];[.$C$4]);1);[.$C$3])" office:value-type="float" office:value="0" calcext:value-type="float">
            <text:p>0</text:p>
          </table:table-cell>
          <table:table-cell table:formula="of:=MOD(CEILING([.$C$5]*[.$D23];1)+CEILING([.$C$5]*[.F$5];1)-CEILING([.$C$5]*MOD([.$D23]+[.F$5];[.$C$4]);1);[.$C$3])" office:value-type="float" office:value="1" calcext:value-type="float">
            <text:p>1</text:p>
          </table:table-cell>
          <table:table-cell table:formula="of:=MOD(CEILING([.$C$5]*[.$D23];1)+CEILING([.$C$5]*[.G$5];1)-CEILING([.$C$5]*MOD([.$D23]+[.G$5];[.$C$4]);1);[.$C$3])" office:value-type="float" office:value="0" calcext:value-type="float">
            <text:p>0</text:p>
          </table:table-cell>
          <table:table-cell table:formula="of:=MOD(CEILING([.$C$5]*[.$D23];1)+CEILING([.$C$5]*[.H$5];1)-CEILING([.$C$5]*MOD([.$D23]+[.H$5];[.$C$4]);1);[.$C$3])" office:value-type="float" office:value="1" calcext:value-type="float">
            <text:p>1</text:p>
          </table:table-cell>
          <table:table-cell table:formula="of:=MOD(CEILING([.$C$5]*[.$D23];1)+CEILING([.$C$5]*[.I$5];1)-CEILING([.$C$5]*MOD([.$D23]+[.I$5];[.$C$4]);1);[.$C$3])" office:value-type="float" office:value="1" calcext:value-type="float">
            <text:p>1</text:p>
          </table:table-cell>
          <table:table-cell table:formula="of:=MOD(CEILING([.$C$5]*[.$D23];1)+CEILING([.$C$5]*[.J$5];1)-CEILING([.$C$5]*MOD([.$D23]+[.J$5];[.$C$4]);1);[.$C$3])" office:value-type="float" office:value="1" calcext:value-type="float">
            <text:p>1</text:p>
          </table:table-cell>
          <table:table-cell table:formula="of:=MOD(CEILING([.$C$5]*[.$D23];1)+CEILING([.$C$5]*[.K$5];1)-CEILING([.$C$5]*MOD([.$D23]+[.K$5];[.$C$4]);1);[.$C$3])" office:value-type="float" office:value="1" calcext:value-type="float">
            <text:p>1</text:p>
          </table:table-cell>
          <table:table-cell table:formula="of:=MOD(CEILING([.$C$5]*[.$D23];1)+CEILING([.$C$5]*[.L$5];1)-CEILING([.$C$5]*MOD([.$D23]+[.L$5];[.$C$4]);1);[.$C$3])" office:value-type="float" office:value="0" calcext:value-type="float">
            <text:p>0</text:p>
          </table:table-cell>
          <table:table-cell table:formula="of:=MOD(CEILING([.$C$5]*[.$D23];1)+CEILING([.$C$5]*[.M$5];1)-CEILING([.$C$5]*MOD([.$D23]+[.M$5];[.$C$4]);1);[.$C$3])" office:value-type="float" office:value="1" calcext:value-type="float">
            <text:p>1</text:p>
          </table:table-cell>
          <table:table-cell table:formula="of:=MOD(CEILING([.$C$5]*[.$D23];1)+CEILING([.$C$5]*[.N$5];1)-CEILING([.$C$5]*MOD([.$D23]+[.N$5];[.$C$4]);1);[.$C$3])" office:value-type="float" office:value="0" calcext:value-type="float">
            <text:p>0</text:p>
          </table:table-cell>
          <table:table-cell table:formula="of:=MOD(CEILING([.$C$5]*[.$D23];1)+CEILING([.$C$5]*[.O$5];1)-CEILING([.$C$5]*MOD([.$D23]+[.O$5];[.$C$4]);1);[.$C$3])" office:value-type="float" office:value="1" calcext:value-type="float">
            <text:p>1</text:p>
          </table:table-cell>
          <table:table-cell table:formula="of:=MOD(CEILING([.$C$5]*[.$D23];1)+CEILING([.$C$5]*[.P$5];1)-CEILING([.$C$5]*MOD([.$D23]+[.P$5];[.$C$4]);1);[.$C$3])" office:value-type="float" office:value="1" calcext:value-type="float">
            <text:p>1</text:p>
          </table:table-cell>
          <table:table-cell table:formula="of:=MOD(CEILING([.$C$5]*[.$D23];1)+CEILING([.$C$5]*[.Q$5];1)-CEILING([.$C$5]*MOD([.$D23]+[.Q$5];[.$C$4]);1);[.$C$3])" office:value-type="float" office:value="1" calcext:value-type="float">
            <text:p>1</text:p>
          </table:table-cell>
          <table:table-cell table:formula="of:=MOD(CEILING([.$C$5]*[.$D23];1)+CEILING([.$C$5]*[.R$5];1)-CEILING([.$C$5]*MOD([.$D23]+[.R$5];[.$C$4]);1);[.$C$3])" office:value-type="float" office:value="1" calcext:value-type="float">
            <text:p>1</text:p>
          </table:table-cell>
          <table:table-cell table:formula="of:=MOD(CEILING([.$C$5]*[.$D23];1)+CEILING([.$C$5]*[.S$5];1)-CEILING([.$C$5]*MOD([.$D23]+[.S$5];[.$C$4]);1);[.$C$3])" office:value-type="float" office:value="0" calcext:value-type="float">
            <text:p>0</text:p>
          </table:table-cell>
          <table:table-cell table:formula="of:=MOD(CEILING([.$C$5]*[.$D23];1)+CEILING([.$C$5]*[.T$5];1)-CEILING([.$C$5]*MOD([.$D23]+[.T$5];[.$C$4]);1);[.$C$3])" office:value-type="float" office:value="1" calcext:value-type="float">
            <text:p>1</text:p>
          </table:table-cell>
          <table:table-cell table:formula="of:=MOD(CEILING([.$C$5]*[.$D23];1)+CEILING([.$C$5]*[.U$5];1)-CEILING([.$C$5]*MOD([.$D23]+[.U$5];[.$C$4]);1);[.$C$3])" office:value-type="float" office:value="0" calcext:value-type="float">
            <text:p>0</text:p>
          </table:table-cell>
          <table:table-cell table:formula="of:=MOD(CEILING([.$C$5]*[.$D23];1)+CEILING([.$C$5]*[.V$5];1)-CEILING([.$C$5]*MOD([.$D23]+[.V$5];[.$C$4]);1);[.$C$3])" office:value-type="float" office:value="1" calcext:value-type="float">
            <text:p>1</text:p>
          </table:table-cell>
          <table:table-cell table:formula="of:=MOD(CEILING([.$C$5]*[.$D23];1)+CEILING([.$C$5]*[.W$5];1)-CEILING([.$C$5]*MOD([.$D23]+[.W$5];[.$C$4]);1);[.$C$3])" office:value-type="float" office:value="1" calcext:value-type="float">
            <text:p>1</text:p>
          </table:table-cell>
          <table:table-cell table:formula="of:=MOD(CEILING([.$C$5]*[.$D23];1)+CEILING([.$C$5]*[.X$5];1)-CEILING([.$C$5]*MOD([.$D23]+[.X$5];[.$C$4]);1);[.$C$3])" office:value-type="float" office:value="1" calcext:value-type="float">
            <text:p>1</text:p>
          </table:table-cell>
          <table:table-cell table:formula="of:=MOD(CEILING([.$C$5]*[.$D23];1)+CEILING([.$C$5]*[.Y$5];1)-CEILING([.$C$5]*MOD([.$D23]+[.Y$5];[.$C$4]);1);[.$C$3])" office:value-type="float" office:value="1" calcext:value-type="float">
            <text:p>1</text:p>
          </table:table-cell>
          <table:table-cell table:formula="of:=MOD(CEILING([.$C$5]*[.$D23];1)+CEILING([.$C$5]*[.Z$5];1)-CEILING([.$C$5]*MOD([.$D23]+[.Z$5];[.$C$4]);1);[.$C$3])" office:value-type="float" office:value="0" calcext:value-type="float">
            <text:p>0</text:p>
          </table:table-cell>
          <table:table-cell table:formula="of:=MOD(CEILING([.$C$5]*[.$D23];1)+CEILING([.$C$5]*[.AA$5];1)-CEILING([.$C$5]*MOD([.$D23]+[.AA$5];[.$C$4]);1);[.$C$3])" office:value-type="float" office:value="1" calcext:value-type="float">
            <text:p>1</text:p>
          </table:table-cell>
          <table:table-cell table:formula="of:=MOD(CEILING([.$C$5]*[.$D23];1)+CEILING([.$C$5]*[.AB$5];1)-CEILING([.$C$5]*MOD([.$D23]+[.AB$5];[.$C$4]);1);[.$C$3])" office:value-type="float" office:value="0" calcext:value-type="float">
            <text:p>0</text:p>
          </table:table-cell>
          <table:table-cell table:formula="of:=MOD(CEILING([.$C$5]*[.$D23];1)+CEILING([.$C$5]*[.AC$5];1)-CEILING([.$C$5]*MOD([.$D23]+[.AC$5];[.$C$4]);1);[.$C$3])" office:value-type="float" office:value="1" calcext:value-type="float">
            <text:p>1</text:p>
          </table:table-cell>
          <table:table-cell table:formula="of:=MOD(CEILING([.$C$5]*[.$D23];1)+CEILING([.$C$5]*[.AD$5];1)-CEILING([.$C$5]*MOD([.$D23]+[.AD$5];[.$C$4]);1);[.$C$3])" office:value-type="float" office:value="1" calcext:value-type="float">
            <text:p>1</text:p>
          </table:table-cell>
          <table:table-cell table:formula="of:=MOD(CEILING([.$C$5]*[.$D23];1)+CEILING([.$C$5]*[.AE$5];1)-CEILING([.$C$5]*MOD([.$D23]+[.AE$5];[.$C$4]);1);[.$C$3])" office:value-type="float" office:value="1" calcext:value-type="float">
            <text:p>1</text:p>
          </table:table-cell>
          <table:table-cell table:formula="of:=MOD(CEILING([.$C$5]*[.$D23];1)+CEILING([.$C$5]*[.AF$5];1)-CEILING([.$C$5]*MOD([.$D23]+[.AF$5];[.$C$4]);1);[.$C$3])" office:value-type="float" office:value="1" calcext:value-type="float">
            <text:p>1</text:p>
          </table:table-cell>
          <table:table-cell table:formula="of:=MOD(CEILING([.$C$5]*[.$D23];1)+CEILING([.$C$5]*[.AG$5];1)-CEILING([.$C$5]*MOD([.$D23]+[.AG$5];[.$C$4]);1);[.$C$3])" office:value-type="float" office:value="0" calcext:value-type="float">
            <text:p>0</text:p>
          </table:table-cell>
          <table:table-cell table:formula="of:=MOD(CEILING([.$C$5]*[.$D23];1)+CEILING([.$C$5]*[.AH$5];1)-CEILING([.$C$5]*MOD([.$D23]+[.AH$5];[.$C$4]);1);[.$C$3])" office:value-type="float" office:value="1" calcext:value-type="float">
            <text:p>1</text:p>
          </table:table-cell>
          <table:table-cell table:formula="of:=MOD(CEILING([.$C$5]*[.$D23];1)+CEILING([.$C$5]*[.AI$5];1)-CEILING([.$C$5]*MOD([.$D23]+[.AI$5];[.$C$4]);1);[.$C$3])" office:value-type="float" office:value="0" calcext:value-type="float">
            <text:p>0</text:p>
          </table:table-cell>
          <table:table-cell table:formula="of:=MOD(CEILING([.$C$5]*[.$D23];1)+CEILING([.$C$5]*[.AJ$5];1)-CEILING([.$C$5]*MOD([.$D23]+[.AJ$5];[.$C$4]);1);[.$C$3])" office:value-type="float" office:value="1" calcext:value-type="float">
            <text:p>1</text:p>
          </table:table-cell>
          <table:table-cell table:formula="of:=MOD(CEILING([.$C$5]*[.$D23];1)+CEILING([.$C$5]*[.AK$5];1)-CEILING([.$C$5]*MOD([.$D23]+[.AK$5];[.$C$4]);1);[.$C$3])" office:value-type="float" office:value="1" calcext:value-type="float">
            <text:p>1</text:p>
          </table:table-cell>
          <table:table-cell table:formula="of:=MOD(CEILING([.$C$5]*[.$D23];1)+CEILING([.$C$5]*[.AL$5];1)-CEILING([.$C$5]*MOD([.$D23]+[.AL$5];[.$C$4]);1);[.$C$3])" office:value-type="float" office:value="1" calcext:value-type="float">
            <text:p>1</text:p>
          </table:table-cell>
          <table:table-cell table:formula="of:=MOD(CEILING([.$C$5]*[.$D23];1)+CEILING([.$C$5]*[.AM$5];1)-CEILING([.$C$5]*MOD([.$D23]+[.AM$5];[.$C$4]);1);[.$C$3])" office:value-type="float" office:value="1" calcext:value-type="float">
            <text:p>1</text:p>
          </table:table-cell>
          <table:table-cell table:formula="of:=MOD(CEILING([.$C$5]*[.$D23];1)+CEILING([.$C$5]*[.AN$5];1)-CEILING([.$C$5]*MOD([.$D23]+[.AN$5];[.$C$4]);1);[.$C$3])" office:value-type="float" office:value="0" calcext:value-type="float">
            <text:p>0</text:p>
          </table:table-cell>
          <table:table-cell table:formula="of:=MOD(CEILING([.$C$5]*[.$D23];1)+CEILING([.$C$5]*[.AO$5];1)-CEILING([.$C$5]*MOD([.$D23]+[.AO$5];[.$C$4]);1);[.$C$3])" office:value-type="float" office:value="1" calcext:value-type="float">
            <text:p>1</text:p>
          </table:table-cell>
          <table:table-cell table:formula="of:=MOD(CEILING([.$C$5]*[.$D23];1)+CEILING([.$C$5]*[.AP$5];1)-CEILING([.$C$5]*MOD([.$D23]+[.AP$5];[.$C$4]);1);[.$C$3])" office:value-type="float" office:value="0" calcext:value-type="float">
            <text:p>0</text:p>
          </table:table-cell>
          <table:table-cell table:formula="of:=MOD(CEILING([.$C$5]*[.$D23];1)+CEILING([.$C$5]*[.AQ$5];1)-CEILING([.$C$5]*MOD([.$D23]+[.AQ$5];[.$C$4]);1);[.$C$3])" office:value-type="float" office:value="1" calcext:value-type="float">
            <text:p>1</text:p>
          </table:table-cell>
          <table:table-cell table:formula="of:=MOD(CEILING([.$C$5]*[.$D23];1)+CEILING([.$C$5]*[.AR$5];1)-CEILING([.$C$5]*MOD([.$D23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7" calcext:value-type="float">
            <text:p>25.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MOD(CEILING([.$C$5]*[.$D24];1)+CEILING([.$C$5]*[.E$5];1)-CEILING([.$C$5]*MOD([.$D24]+[.E$5];[.$C$4]);1);[.$C$3])" office:value-type="float" office:value="0" calcext:value-type="float">
            <text:p>0</text:p>
          </table:table-cell>
          <table:table-cell table:formula="of:=MOD(CEILING([.$C$5]*[.$D24];1)+CEILING([.$C$5]*[.F$5];1)-CEILING([.$C$5]*MOD([.$D24]+[.F$5];[.$C$4]);1);[.$C$3])" office:value-type="float" office:value="0" calcext:value-type="float">
            <text:p>0</text:p>
          </table:table-cell>
          <table:table-cell table:formula="of:=MOD(CEILING([.$C$5]*[.$D24];1)+CEILING([.$C$5]*[.G$5];1)-CEILING([.$C$5]*MOD([.$D24]+[.G$5];[.$C$4]);1);[.$C$3])" office:value-type="float" office:value="0" calcext:value-type="float">
            <text:p>0</text:p>
          </table:table-cell>
          <table:table-cell table:formula="of:=MOD(CEILING([.$C$5]*[.$D24];1)+CEILING([.$C$5]*[.H$5];1)-CEILING([.$C$5]*MOD([.$D24]+[.H$5];[.$C$4]);1);[.$C$3])" office:value-type="float" office:value="1" calcext:value-type="float">
            <text:p>1</text:p>
          </table:table-cell>
          <table:table-cell table:formula="of:=MOD(CEILING([.$C$5]*[.$D24];1)+CEILING([.$C$5]*[.I$5];1)-CEILING([.$C$5]*MOD([.$D24]+[.I$5];[.$C$4]);1);[.$C$3])" office:value-type="float" office:value="0" calcext:value-type="float">
            <text:p>0</text:p>
          </table:table-cell>
          <table:table-cell table:formula="of:=MOD(CEILING([.$C$5]*[.$D24];1)+CEILING([.$C$5]*[.J$5];1)-CEILING([.$C$5]*MOD([.$D24]+[.J$5];[.$C$4]);1);[.$C$3])" office:value-type="float" office:value="1" calcext:value-type="float">
            <text:p>1</text:p>
          </table:table-cell>
          <table:table-cell table:formula="of:=MOD(CEILING([.$C$5]*[.$D24];1)+CEILING([.$C$5]*[.K$5];1)-CEILING([.$C$5]*MOD([.$D24]+[.K$5];[.$C$4]);1);[.$C$3])" office:value-type="float" office:value="0" calcext:value-type="float">
            <text:p>0</text:p>
          </table:table-cell>
          <table:table-cell table:formula="of:=MOD(CEILING([.$C$5]*[.$D24];1)+CEILING([.$C$5]*[.L$5];1)-CEILING([.$C$5]*MOD([.$D24]+[.L$5];[.$C$4]);1);[.$C$3])" office:value-type="float" office:value="0" calcext:value-type="float">
            <text:p>0</text:p>
          </table:table-cell>
          <table:table-cell table:formula="of:=MOD(CEILING([.$C$5]*[.$D24];1)+CEILING([.$C$5]*[.M$5];1)-CEILING([.$C$5]*MOD([.$D24]+[.M$5];[.$C$4]);1);[.$C$3])" office:value-type="float" office:value="0" calcext:value-type="float">
            <text:p>0</text:p>
          </table:table-cell>
          <table:table-cell table:formula="of:=MOD(CEILING([.$C$5]*[.$D24];1)+CEILING([.$C$5]*[.N$5];1)-CEILING([.$C$5]*MOD([.$D24]+[.N$5];[.$C$4]);1);[.$C$3])" office:value-type="float" office:value="0" calcext:value-type="float">
            <text:p>0</text:p>
          </table:table-cell>
          <table:table-cell table:formula="of:=MOD(CEILING([.$C$5]*[.$D24];1)+CEILING([.$C$5]*[.O$5];1)-CEILING([.$C$5]*MOD([.$D24]+[.O$5];[.$C$4]);1);[.$C$3])" office:value-type="float" office:value="1" calcext:value-type="float">
            <text:p>1</text:p>
          </table:table-cell>
          <table:table-cell table:formula="of:=MOD(CEILING([.$C$5]*[.$D24];1)+CEILING([.$C$5]*[.P$5];1)-CEILING([.$C$5]*MOD([.$D24]+[.P$5];[.$C$4]);1);[.$C$3])" office:value-type="float" office:value="0" calcext:value-type="float">
            <text:p>0</text:p>
          </table:table-cell>
          <table:table-cell table:formula="of:=MOD(CEILING([.$C$5]*[.$D24];1)+CEILING([.$C$5]*[.Q$5];1)-CEILING([.$C$5]*MOD([.$D24]+[.Q$5];[.$C$4]);1);[.$C$3])" office:value-type="float" office:value="1" calcext:value-type="float">
            <text:p>1</text:p>
          </table:table-cell>
          <table:table-cell table:formula="of:=MOD(CEILING([.$C$5]*[.$D24];1)+CEILING([.$C$5]*[.R$5];1)-CEILING([.$C$5]*MOD([.$D24]+[.R$5];[.$C$4]);1);[.$C$3])" office:value-type="float" office:value="0" calcext:value-type="float">
            <text:p>0</text:p>
          </table:table-cell>
          <table:table-cell table:formula="of:=MOD(CEILING([.$C$5]*[.$D24];1)+CEILING([.$C$5]*[.S$5];1)-CEILING([.$C$5]*MOD([.$D24]+[.S$5];[.$C$4]);1);[.$C$3])" office:value-type="float" office:value="0" calcext:value-type="float">
            <text:p>0</text:p>
          </table:table-cell>
          <table:table-cell table:formula="of:=MOD(CEILING([.$C$5]*[.$D24];1)+CEILING([.$C$5]*[.T$5];1)-CEILING([.$C$5]*MOD([.$D24]+[.T$5];[.$C$4]);1);[.$C$3])" office:value-type="float" office:value="0" calcext:value-type="float">
            <text:p>0</text:p>
          </table:table-cell>
          <table:table-cell table:formula="of:=MOD(CEILING([.$C$5]*[.$D24];1)+CEILING([.$C$5]*[.U$5];1)-CEILING([.$C$5]*MOD([.$D24]+[.U$5];[.$C$4]);1);[.$C$3])" office:value-type="float" office:value="0" calcext:value-type="float">
            <text:p>0</text:p>
          </table:table-cell>
          <table:table-cell table:formula="of:=MOD(CEILING([.$C$5]*[.$D24];1)+CEILING([.$C$5]*[.V$5];1)-CEILING([.$C$5]*MOD([.$D24]+[.V$5];[.$C$4]);1);[.$C$3])" office:value-type="float" office:value="1" calcext:value-type="float">
            <text:p>1</text:p>
          </table:table-cell>
          <table:table-cell table:formula="of:=MOD(CEILING([.$C$5]*[.$D24];1)+CEILING([.$C$5]*[.W$5];1)-CEILING([.$C$5]*MOD([.$D24]+[.W$5];[.$C$4]);1);[.$C$3])" office:value-type="float" office:value="0" calcext:value-type="float">
            <text:p>0</text:p>
          </table:table-cell>
          <table:table-cell table:formula="of:=MOD(CEILING([.$C$5]*[.$D24];1)+CEILING([.$C$5]*[.X$5];1)-CEILING([.$C$5]*MOD([.$D24]+[.X$5];[.$C$4]);1);[.$C$3])" office:value-type="float" office:value="1" calcext:value-type="float">
            <text:p>1</text:p>
          </table:table-cell>
          <table:table-cell table:formula="of:=MOD(CEILING([.$C$5]*[.$D24];1)+CEILING([.$C$5]*[.Y$5];1)-CEILING([.$C$5]*MOD([.$D24]+[.Y$5];[.$C$4]);1);[.$C$3])" office:value-type="float" office:value="0" calcext:value-type="float">
            <text:p>0</text:p>
          </table:table-cell>
          <table:table-cell table:formula="of:=MOD(CEILING([.$C$5]*[.$D24];1)+CEILING([.$C$5]*[.Z$5];1)-CEILING([.$C$5]*MOD([.$D24]+[.Z$5];[.$C$4]);1);[.$C$3])" office:value-type="float" office:value="0" calcext:value-type="float">
            <text:p>0</text:p>
          </table:table-cell>
          <table:table-cell table:formula="of:=MOD(CEILING([.$C$5]*[.$D24];1)+CEILING([.$C$5]*[.AA$5];1)-CEILING([.$C$5]*MOD([.$D24]+[.AA$5];[.$C$4]);1);[.$C$3])" office:value-type="float" office:value="0" calcext:value-type="float">
            <text:p>0</text:p>
          </table:table-cell>
          <table:table-cell table:formula="of:=MOD(CEILING([.$C$5]*[.$D24];1)+CEILING([.$C$5]*[.AB$5];1)-CEILING([.$C$5]*MOD([.$D24]+[.AB$5];[.$C$4]);1);[.$C$3])" office:value-type="float" office:value="0" calcext:value-type="float">
            <text:p>0</text:p>
          </table:table-cell>
          <table:table-cell table:formula="of:=MOD(CEILING([.$C$5]*[.$D24];1)+CEILING([.$C$5]*[.AC$5];1)-CEILING([.$C$5]*MOD([.$D24]+[.AC$5];[.$C$4]);1);[.$C$3])" office:value-type="float" office:value="1" calcext:value-type="float">
            <text:p>1</text:p>
          </table:table-cell>
          <table:table-cell table:formula="of:=MOD(CEILING([.$C$5]*[.$D24];1)+CEILING([.$C$5]*[.AD$5];1)-CEILING([.$C$5]*MOD([.$D24]+[.AD$5];[.$C$4]);1);[.$C$3])" office:value-type="float" office:value="0" calcext:value-type="float">
            <text:p>0</text:p>
          </table:table-cell>
          <table:table-cell table:formula="of:=MOD(CEILING([.$C$5]*[.$D24];1)+CEILING([.$C$5]*[.AE$5];1)-CEILING([.$C$5]*MOD([.$D24]+[.AE$5];[.$C$4]);1);[.$C$3])" office:value-type="float" office:value="1" calcext:value-type="float">
            <text:p>1</text:p>
          </table:table-cell>
          <table:table-cell table:formula="of:=MOD(CEILING([.$C$5]*[.$D24];1)+CEILING([.$C$5]*[.AF$5];1)-CEILING([.$C$5]*MOD([.$D24]+[.AF$5];[.$C$4]);1);[.$C$3])" office:value-type="float" office:value="0" calcext:value-type="float">
            <text:p>0</text:p>
          </table:table-cell>
          <table:table-cell table:formula="of:=MOD(CEILING([.$C$5]*[.$D24];1)+CEILING([.$C$5]*[.AG$5];1)-CEILING([.$C$5]*MOD([.$D24]+[.AG$5];[.$C$4]);1);[.$C$3])" office:value-type="float" office:value="0" calcext:value-type="float">
            <text:p>0</text:p>
          </table:table-cell>
          <table:table-cell table:formula="of:=MOD(CEILING([.$C$5]*[.$D24];1)+CEILING([.$C$5]*[.AH$5];1)-CEILING([.$C$5]*MOD([.$D24]+[.AH$5];[.$C$4]);1);[.$C$3])" office:value-type="float" office:value="0" calcext:value-type="float">
            <text:p>0</text:p>
          </table:table-cell>
          <table:table-cell table:formula="of:=MOD(CEILING([.$C$5]*[.$D24];1)+CEILING([.$C$5]*[.AI$5];1)-CEILING([.$C$5]*MOD([.$D24]+[.AI$5];[.$C$4]);1);[.$C$3])" office:value-type="float" office:value="0" calcext:value-type="float">
            <text:p>0</text:p>
          </table:table-cell>
          <table:table-cell table:formula="of:=MOD(CEILING([.$C$5]*[.$D24];1)+CEILING([.$C$5]*[.AJ$5];1)-CEILING([.$C$5]*MOD([.$D24]+[.AJ$5];[.$C$4]);1);[.$C$3])" office:value-type="float" office:value="1" calcext:value-type="float">
            <text:p>1</text:p>
          </table:table-cell>
          <table:table-cell table:formula="of:=MOD(CEILING([.$C$5]*[.$D24];1)+CEILING([.$C$5]*[.AK$5];1)-CEILING([.$C$5]*MOD([.$D24]+[.AK$5];[.$C$4]);1);[.$C$3])" office:value-type="float" office:value="0" calcext:value-type="float">
            <text:p>0</text:p>
          </table:table-cell>
          <table:table-cell table:formula="of:=MOD(CEILING([.$C$5]*[.$D24];1)+CEILING([.$C$5]*[.AL$5];1)-CEILING([.$C$5]*MOD([.$D24]+[.AL$5];[.$C$4]);1);[.$C$3])" office:value-type="float" office:value="1" calcext:value-type="float">
            <text:p>1</text:p>
          </table:table-cell>
          <table:table-cell table:formula="of:=MOD(CEILING([.$C$5]*[.$D24];1)+CEILING([.$C$5]*[.AM$5];1)-CEILING([.$C$5]*MOD([.$D24]+[.AM$5];[.$C$4]);1);[.$C$3])" office:value-type="float" office:value="0" calcext:value-type="float">
            <text:p>0</text:p>
          </table:table-cell>
          <table:table-cell table:formula="of:=MOD(CEILING([.$C$5]*[.$D24];1)+CEILING([.$C$5]*[.AN$5];1)-CEILING([.$C$5]*MOD([.$D24]+[.AN$5];[.$C$4]);1);[.$C$3])" office:value-type="float" office:value="0" calcext:value-type="float">
            <text:p>0</text:p>
          </table:table-cell>
          <table:table-cell table:formula="of:=MOD(CEILING([.$C$5]*[.$D24];1)+CEILING([.$C$5]*[.AO$5];1)-CEILING([.$C$5]*MOD([.$D24]+[.AO$5];[.$C$4]);1);[.$C$3])" office:value-type="float" office:value="0" calcext:value-type="float">
            <text:p>0</text:p>
          </table:table-cell>
          <table:table-cell table:formula="of:=MOD(CEILING([.$C$5]*[.$D24];1)+CEILING([.$C$5]*[.AP$5];1)-CEILING([.$C$5]*MOD([.$D24]+[.AP$5];[.$C$4]);1);[.$C$3])" office:value-type="float" office:value="0" calcext:value-type="float">
            <text:p>0</text:p>
          </table:table-cell>
          <table:table-cell table:formula="of:=MOD(CEILING([.$C$5]*[.$D24];1)+CEILING([.$C$5]*[.AQ$5];1)-CEILING([.$C$5]*MOD([.$D24]+[.AQ$5];[.$C$4]);1);[.$C$3])" office:value-type="float" office:value="1" calcext:value-type="float">
            <text:p>1</text:p>
          </table:table-cell>
          <table:table-cell table:formula="of:=MOD(CEILING([.$C$5]*[.$D24];1)+CEILING([.$C$5]*[.AR$5];1)-CEILING([.$C$5]*MOD([.$D2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75" calcext:value-type="float">
            <text:p>25.7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MOD(CEILING([.$C$5]*[.$D25];1)+CEILING([.$C$5]*[.E$5];1)-CEILING([.$C$5]*MOD([.$D25]+[.E$5];[.$C$4]);1);[.$C$3])" office:value-type="float" office:value="0" calcext:value-type="float">
            <text:p>0</text:p>
          </table:table-cell>
          <table:table-cell table:formula="of:=MOD(CEILING([.$C$5]*[.$D25];1)+CEILING([.$C$5]*[.F$5];1)-CEILING([.$C$5]*MOD([.$D25]+[.F$5];[.$C$4]);1);[.$C$3])" office:value-type="float" office:value="1" calcext:value-type="float">
            <text:p>1</text:p>
          </table:table-cell>
          <table:table-cell table:formula="of:=MOD(CEILING([.$C$5]*[.$D25];1)+CEILING([.$C$5]*[.G$5];1)-CEILING([.$C$5]*MOD([.$D25]+[.G$5];[.$C$4]);1);[.$C$3])" office:value-type="float" office:value="1" calcext:value-type="float">
            <text:p>1</text:p>
          </table:table-cell>
          <table:table-cell table:formula="of:=MOD(CEILING([.$C$5]*[.$D25];1)+CEILING([.$C$5]*[.H$5];1)-CEILING([.$C$5]*MOD([.$D25]+[.H$5];[.$C$4]);1);[.$C$3])" office:value-type="float" office:value="1" calcext:value-type="float">
            <text:p>1</text:p>
          </table:table-cell>
          <table:table-cell table:formula="of:=MOD(CEILING([.$C$5]*[.$D25];1)+CEILING([.$C$5]*[.I$5];1)-CEILING([.$C$5]*MOD([.$D25]+[.I$5];[.$C$4]);1);[.$C$3])" office:value-type="float" office:value="1" calcext:value-type="float">
            <text:p>1</text:p>
          </table:table-cell>
          <table:table-cell table:formula="of:=MOD(CEILING([.$C$5]*[.$D25];1)+CEILING([.$C$5]*[.J$5];1)-CEILING([.$C$5]*MOD([.$D25]+[.J$5];[.$C$4]);1);[.$C$3])" office:value-type="float" office:value="1" calcext:value-type="float">
            <text:p>1</text:p>
          </table:table-cell>
          <table:table-cell table:formula="of:=MOD(CEILING([.$C$5]*[.$D25];1)+CEILING([.$C$5]*[.K$5];1)-CEILING([.$C$5]*MOD([.$D25]+[.K$5];[.$C$4]);1);[.$C$3])" office:value-type="float" office:value="1" calcext:value-type="float">
            <text:p>1</text:p>
          </table:table-cell>
          <table:table-cell table:formula="of:=MOD(CEILING([.$C$5]*[.$D25];1)+CEILING([.$C$5]*[.L$5];1)-CEILING([.$C$5]*MOD([.$D25]+[.L$5];[.$C$4]);1);[.$C$3])" office:value-type="float" office:value="0" calcext:value-type="float">
            <text:p>0</text:p>
          </table:table-cell>
          <table:table-cell table:formula="of:=MOD(CEILING([.$C$5]*[.$D25];1)+CEILING([.$C$5]*[.M$5];1)-CEILING([.$C$5]*MOD([.$D25]+[.M$5];[.$C$4]);1);[.$C$3])" office:value-type="float" office:value="1" calcext:value-type="float">
            <text:p>1</text:p>
          </table:table-cell>
          <table:table-cell table:formula="of:=MOD(CEILING([.$C$5]*[.$D25];1)+CEILING([.$C$5]*[.N$5];1)-CEILING([.$C$5]*MOD([.$D25]+[.N$5];[.$C$4]);1);[.$C$3])" office:value-type="float" office:value="1" calcext:value-type="float">
            <text:p>1</text:p>
          </table:table-cell>
          <table:table-cell table:formula="of:=MOD(CEILING([.$C$5]*[.$D25];1)+CEILING([.$C$5]*[.O$5];1)-CEILING([.$C$5]*MOD([.$D25]+[.O$5];[.$C$4]);1);[.$C$3])" office:value-type="float" office:value="1" calcext:value-type="float">
            <text:p>1</text:p>
          </table:table-cell>
          <table:table-cell table:formula="of:=MOD(CEILING([.$C$5]*[.$D25];1)+CEILING([.$C$5]*[.P$5];1)-CEILING([.$C$5]*MOD([.$D25]+[.P$5];[.$C$4]);1);[.$C$3])" office:value-type="float" office:value="1" calcext:value-type="float">
            <text:p>1</text:p>
          </table:table-cell>
          <table:table-cell table:formula="of:=MOD(CEILING([.$C$5]*[.$D25];1)+CEILING([.$C$5]*[.Q$5];1)-CEILING([.$C$5]*MOD([.$D25]+[.Q$5];[.$C$4]);1);[.$C$3])" office:value-type="float" office:value="1" calcext:value-type="float">
            <text:p>1</text:p>
          </table:table-cell>
          <table:table-cell table:formula="of:=MOD(CEILING([.$C$5]*[.$D25];1)+CEILING([.$C$5]*[.R$5];1)-CEILING([.$C$5]*MOD([.$D25]+[.R$5];[.$C$4]);1);[.$C$3])" office:value-type="float" office:value="1" calcext:value-type="float">
            <text:p>1</text:p>
          </table:table-cell>
          <table:table-cell table:formula="of:=MOD(CEILING([.$C$5]*[.$D25];1)+CEILING([.$C$5]*[.S$5];1)-CEILING([.$C$5]*MOD([.$D25]+[.S$5];[.$C$4]);1);[.$C$3])" office:value-type="float" office:value="0" calcext:value-type="float">
            <text:p>0</text:p>
          </table:table-cell>
          <table:table-cell table:formula="of:=MOD(CEILING([.$C$5]*[.$D25];1)+CEILING([.$C$5]*[.T$5];1)-CEILING([.$C$5]*MOD([.$D25]+[.T$5];[.$C$4]);1);[.$C$3])" office:value-type="float" office:value="1" calcext:value-type="float">
            <text:p>1</text:p>
          </table:table-cell>
          <table:table-cell table:formula="of:=MOD(CEILING([.$C$5]*[.$D25];1)+CEILING([.$C$5]*[.U$5];1)-CEILING([.$C$5]*MOD([.$D25]+[.U$5];[.$C$4]);1);[.$C$3])" office:value-type="float" office:value="1" calcext:value-type="float">
            <text:p>1</text:p>
          </table:table-cell>
          <table:table-cell table:formula="of:=MOD(CEILING([.$C$5]*[.$D25];1)+CEILING([.$C$5]*[.V$5];1)-CEILING([.$C$5]*MOD([.$D25]+[.V$5];[.$C$4]);1);[.$C$3])" office:value-type="float" office:value="1" calcext:value-type="float">
            <text:p>1</text:p>
          </table:table-cell>
          <table:table-cell table:formula="of:=MOD(CEILING([.$C$5]*[.$D25];1)+CEILING([.$C$5]*[.W$5];1)-CEILING([.$C$5]*MOD([.$D25]+[.W$5];[.$C$4]);1);[.$C$3])" office:value-type="float" office:value="1" calcext:value-type="float">
            <text:p>1</text:p>
          </table:table-cell>
          <table:table-cell table:formula="of:=MOD(CEILING([.$C$5]*[.$D25];1)+CEILING([.$C$5]*[.X$5];1)-CEILING([.$C$5]*MOD([.$D25]+[.X$5];[.$C$4]);1);[.$C$3])" office:value-type="float" office:value="1" calcext:value-type="float">
            <text:p>1</text:p>
          </table:table-cell>
          <table:table-cell table:formula="of:=MOD(CEILING([.$C$5]*[.$D25];1)+CEILING([.$C$5]*[.Y$5];1)-CEILING([.$C$5]*MOD([.$D25]+[.Y$5];[.$C$4]);1);[.$C$3])" office:value-type="float" office:value="1" calcext:value-type="float">
            <text:p>1</text:p>
          </table:table-cell>
          <table:table-cell table:formula="of:=MOD(CEILING([.$C$5]*[.$D25];1)+CEILING([.$C$5]*[.Z$5];1)-CEILING([.$C$5]*MOD([.$D25]+[.Z$5];[.$C$4]);1);[.$C$3])" office:value-type="float" office:value="0" calcext:value-type="float">
            <text:p>0</text:p>
          </table:table-cell>
          <table:table-cell table:formula="of:=MOD(CEILING([.$C$5]*[.$D25];1)+CEILING([.$C$5]*[.AA$5];1)-CEILING([.$C$5]*MOD([.$D25]+[.AA$5];[.$C$4]);1);[.$C$3])" office:value-type="float" office:value="1" calcext:value-type="float">
            <text:p>1</text:p>
          </table:table-cell>
          <table:table-cell table:formula="of:=MOD(CEILING([.$C$5]*[.$D25];1)+CEILING([.$C$5]*[.AB$5];1)-CEILING([.$C$5]*MOD([.$D25]+[.AB$5];[.$C$4]);1);[.$C$3])" office:value-type="float" office:value="1" calcext:value-type="float">
            <text:p>1</text:p>
          </table:table-cell>
          <table:table-cell table:formula="of:=MOD(CEILING([.$C$5]*[.$D25];1)+CEILING([.$C$5]*[.AC$5];1)-CEILING([.$C$5]*MOD([.$D25]+[.AC$5];[.$C$4]);1);[.$C$3])" office:value-type="float" office:value="1" calcext:value-type="float">
            <text:p>1</text:p>
          </table:table-cell>
          <table:table-cell table:formula="of:=MOD(CEILING([.$C$5]*[.$D25];1)+CEILING([.$C$5]*[.AD$5];1)-CEILING([.$C$5]*MOD([.$D25]+[.AD$5];[.$C$4]);1);[.$C$3])" office:value-type="float" office:value="1" calcext:value-type="float">
            <text:p>1</text:p>
          </table:table-cell>
          <table:table-cell table:formula="of:=MOD(CEILING([.$C$5]*[.$D25];1)+CEILING([.$C$5]*[.AE$5];1)-CEILING([.$C$5]*MOD([.$D25]+[.AE$5];[.$C$4]);1);[.$C$3])" office:value-type="float" office:value="1" calcext:value-type="float">
            <text:p>1</text:p>
          </table:table-cell>
          <table:table-cell table:formula="of:=MOD(CEILING([.$C$5]*[.$D25];1)+CEILING([.$C$5]*[.AF$5];1)-CEILING([.$C$5]*MOD([.$D25]+[.AF$5];[.$C$4]);1);[.$C$3])" office:value-type="float" office:value="1" calcext:value-type="float">
            <text:p>1</text:p>
          </table:table-cell>
          <table:table-cell table:formula="of:=MOD(CEILING([.$C$5]*[.$D25];1)+CEILING([.$C$5]*[.AG$5];1)-CEILING([.$C$5]*MOD([.$D25]+[.AG$5];[.$C$4]);1);[.$C$3])" office:value-type="float" office:value="0" calcext:value-type="float">
            <text:p>0</text:p>
          </table:table-cell>
          <table:table-cell table:formula="of:=MOD(CEILING([.$C$5]*[.$D25];1)+CEILING([.$C$5]*[.AH$5];1)-CEILING([.$C$5]*MOD([.$D25]+[.AH$5];[.$C$4]);1);[.$C$3])" office:value-type="float" office:value="1" calcext:value-type="float">
            <text:p>1</text:p>
          </table:table-cell>
          <table:table-cell table:formula="of:=MOD(CEILING([.$C$5]*[.$D25];1)+CEILING([.$C$5]*[.AI$5];1)-CEILING([.$C$5]*MOD([.$D25]+[.AI$5];[.$C$4]);1);[.$C$3])" office:value-type="float" office:value="1" calcext:value-type="float">
            <text:p>1</text:p>
          </table:table-cell>
          <table:table-cell table:formula="of:=MOD(CEILING([.$C$5]*[.$D25];1)+CEILING([.$C$5]*[.AJ$5];1)-CEILING([.$C$5]*MOD([.$D25]+[.AJ$5];[.$C$4]);1);[.$C$3])" office:value-type="float" office:value="1" calcext:value-type="float">
            <text:p>1</text:p>
          </table:table-cell>
          <table:table-cell table:formula="of:=MOD(CEILING([.$C$5]*[.$D25];1)+CEILING([.$C$5]*[.AK$5];1)-CEILING([.$C$5]*MOD([.$D25]+[.AK$5];[.$C$4]);1);[.$C$3])" office:value-type="float" office:value="1" calcext:value-type="float">
            <text:p>1</text:p>
          </table:table-cell>
          <table:table-cell table:formula="of:=MOD(CEILING([.$C$5]*[.$D25];1)+CEILING([.$C$5]*[.AL$5];1)-CEILING([.$C$5]*MOD([.$D25]+[.AL$5];[.$C$4]);1);[.$C$3])" office:value-type="float" office:value="1" calcext:value-type="float">
            <text:p>1</text:p>
          </table:table-cell>
          <table:table-cell table:formula="of:=MOD(CEILING([.$C$5]*[.$D25];1)+CEILING([.$C$5]*[.AM$5];1)-CEILING([.$C$5]*MOD([.$D25]+[.AM$5];[.$C$4]);1);[.$C$3])" office:value-type="float" office:value="1" calcext:value-type="float">
            <text:p>1</text:p>
          </table:table-cell>
          <table:table-cell table:formula="of:=MOD(CEILING([.$C$5]*[.$D25];1)+CEILING([.$C$5]*[.AN$5];1)-CEILING([.$C$5]*MOD([.$D25]+[.AN$5];[.$C$4]);1);[.$C$3])" office:value-type="float" office:value="0" calcext:value-type="float">
            <text:p>0</text:p>
          </table:table-cell>
          <table:table-cell table:formula="of:=MOD(CEILING([.$C$5]*[.$D25];1)+CEILING([.$C$5]*[.AO$5];1)-CEILING([.$C$5]*MOD([.$D25]+[.AO$5];[.$C$4]);1);[.$C$3])" office:value-type="float" office:value="1" calcext:value-type="float">
            <text:p>1</text:p>
          </table:table-cell>
          <table:table-cell table:formula="of:=MOD(CEILING([.$C$5]*[.$D25];1)+CEILING([.$C$5]*[.AP$5];1)-CEILING([.$C$5]*MOD([.$D25]+[.AP$5];[.$C$4]);1);[.$C$3])" office:value-type="float" office:value="1" calcext:value-type="float">
            <text:p>1</text:p>
          </table:table-cell>
          <table:table-cell table:formula="of:=MOD(CEILING([.$C$5]*[.$D25];1)+CEILING([.$C$5]*[.AQ$5];1)-CEILING([.$C$5]*MOD([.$D25]+[.AQ$5];[.$C$4]);1);[.$C$3])" office:value-type="float" office:value="1" calcext:value-type="float">
            <text:p>1</text:p>
          </table:table-cell>
          <table:table-cell table:formula="of:=MOD(CEILING([.$C$5]*[.$D25];1)+CEILING([.$C$5]*[.AR$5];1)-CEILING([.$C$5]*MOD([.$D25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8" calcext:value-type="float">
            <text:p>25.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MOD(CEILING([.$C$5]*[.$D26];1)+CEILING([.$C$5]*[.E$5];1)-CEILING([.$C$5]*MOD([.$D26]+[.E$5];[.$C$4]);1);[.$C$3])" office:value-type="float" office:value="0" calcext:value-type="float">
            <text:p>0</text:p>
          </table:table-cell>
          <table:table-cell table:formula="of:=MOD(CEILING([.$C$5]*[.$D26];1)+CEILING([.$C$5]*[.F$5];1)-CEILING([.$C$5]*MOD([.$D26]+[.F$5];[.$C$4]);1);[.$C$3])" office:value-type="float" office:value="1" calcext:value-type="float">
            <text:p>1</text:p>
          </table:table-cell>
          <table:table-cell table:formula="of:=MOD(CEILING([.$C$5]*[.$D26];1)+CEILING([.$C$5]*[.G$5];1)-CEILING([.$C$5]*MOD([.$D26]+[.G$5];[.$C$4]);1);[.$C$3])" office:value-type="float" office:value="0" calcext:value-type="float">
            <text:p>0</text:p>
          </table:table-cell>
          <table:table-cell table:formula="of:=MOD(CEILING([.$C$5]*[.$D26];1)+CEILING([.$C$5]*[.H$5];1)-CEILING([.$C$5]*MOD([.$D26]+[.H$5];[.$C$4]);1);[.$C$3])" office:value-type="float" office:value="1" calcext:value-type="float">
            <text:p>1</text:p>
          </table:table-cell>
          <table:table-cell table:formula="of:=MOD(CEILING([.$C$5]*[.$D26];1)+CEILING([.$C$5]*[.I$5];1)-CEILING([.$C$5]*MOD([.$D26]+[.I$5];[.$C$4]);1);[.$C$3])" office:value-type="float" office:value="0" calcext:value-type="float">
            <text:p>0</text:p>
          </table:table-cell>
          <table:table-cell table:formula="of:=MOD(CEILING([.$C$5]*[.$D26];1)+CEILING([.$C$5]*[.J$5];1)-CEILING([.$C$5]*MOD([.$D26]+[.J$5];[.$C$4]);1);[.$C$3])" office:value-type="float" office:value="1" calcext:value-type="float">
            <text:p>1</text:p>
          </table:table-cell>
          <table:table-cell table:formula="of:=MOD(CEILING([.$C$5]*[.$D26];1)+CEILING([.$C$5]*[.K$5];1)-CEILING([.$C$5]*MOD([.$D26]+[.K$5];[.$C$4]);1);[.$C$3])" office:value-type="float" office:value="0" calcext:value-type="float">
            <text:p>0</text:p>
          </table:table-cell>
          <table:table-cell table:formula="of:=MOD(CEILING([.$C$5]*[.$D26];1)+CEILING([.$C$5]*[.L$5];1)-CEILING([.$C$5]*MOD([.$D26]+[.L$5];[.$C$4]);1);[.$C$3])" office:value-type="float" office:value="0" calcext:value-type="float">
            <text:p>0</text:p>
          </table:table-cell>
          <table:table-cell table:formula="of:=MOD(CEILING([.$C$5]*[.$D26];1)+CEILING([.$C$5]*[.M$5];1)-CEILING([.$C$5]*MOD([.$D26]+[.M$5];[.$C$4]);1);[.$C$3])" office:value-type="float" office:value="1" calcext:value-type="float">
            <text:p>1</text:p>
          </table:table-cell>
          <table:table-cell table:formula="of:=MOD(CEILING([.$C$5]*[.$D26];1)+CEILING([.$C$5]*[.N$5];1)-CEILING([.$C$5]*MOD([.$D26]+[.N$5];[.$C$4]);1);[.$C$3])" office:value-type="float" office:value="0" calcext:value-type="float">
            <text:p>0</text:p>
          </table:table-cell>
          <table:table-cell table:formula="of:=MOD(CEILING([.$C$5]*[.$D26];1)+CEILING([.$C$5]*[.O$5];1)-CEILING([.$C$5]*MOD([.$D26]+[.O$5];[.$C$4]);1);[.$C$3])" office:value-type="float" office:value="1" calcext:value-type="float">
            <text:p>1</text:p>
          </table:table-cell>
          <table:table-cell table:formula="of:=MOD(CEILING([.$C$5]*[.$D26];1)+CEILING([.$C$5]*[.P$5];1)-CEILING([.$C$5]*MOD([.$D26]+[.P$5];[.$C$4]);1);[.$C$3])" office:value-type="float" office:value="0" calcext:value-type="float">
            <text:p>0</text:p>
          </table:table-cell>
          <table:table-cell table:formula="of:=MOD(CEILING([.$C$5]*[.$D26];1)+CEILING([.$C$5]*[.Q$5];1)-CEILING([.$C$5]*MOD([.$D26]+[.Q$5];[.$C$4]);1);[.$C$3])" office:value-type="float" office:value="1" calcext:value-type="float">
            <text:p>1</text:p>
          </table:table-cell>
          <table:table-cell table:formula="of:=MOD(CEILING([.$C$5]*[.$D26];1)+CEILING([.$C$5]*[.R$5];1)-CEILING([.$C$5]*MOD([.$D26]+[.R$5];[.$C$4]);1);[.$C$3])" office:value-type="float" office:value="0" calcext:value-type="float">
            <text:p>0</text:p>
          </table:table-cell>
          <table:table-cell table:formula="of:=MOD(CEILING([.$C$5]*[.$D26];1)+CEILING([.$C$5]*[.S$5];1)-CEILING([.$C$5]*MOD([.$D26]+[.S$5];[.$C$4]);1);[.$C$3])" office:value-type="float" office:value="0" calcext:value-type="float">
            <text:p>0</text:p>
          </table:table-cell>
          <table:table-cell table:formula="of:=MOD(CEILING([.$C$5]*[.$D26];1)+CEILING([.$C$5]*[.T$5];1)-CEILING([.$C$5]*MOD([.$D26]+[.T$5];[.$C$4]);1);[.$C$3])" office:value-type="float" office:value="1" calcext:value-type="float">
            <text:p>1</text:p>
          </table:table-cell>
          <table:table-cell table:formula="of:=MOD(CEILING([.$C$5]*[.$D26];1)+CEILING([.$C$5]*[.U$5];1)-CEILING([.$C$5]*MOD([.$D26]+[.U$5];[.$C$4]);1);[.$C$3])" office:value-type="float" office:value="0" calcext:value-type="float">
            <text:p>0</text:p>
          </table:table-cell>
          <table:table-cell table:formula="of:=MOD(CEILING([.$C$5]*[.$D26];1)+CEILING([.$C$5]*[.V$5];1)-CEILING([.$C$5]*MOD([.$D26]+[.V$5];[.$C$4]);1);[.$C$3])" office:value-type="float" office:value="1" calcext:value-type="float">
            <text:p>1</text:p>
          </table:table-cell>
          <table:table-cell table:formula="of:=MOD(CEILING([.$C$5]*[.$D26];1)+CEILING([.$C$5]*[.W$5];1)-CEILING([.$C$5]*MOD([.$D26]+[.W$5];[.$C$4]);1);[.$C$3])" office:value-type="float" office:value="0" calcext:value-type="float">
            <text:p>0</text:p>
          </table:table-cell>
          <table:table-cell table:formula="of:=MOD(CEILING([.$C$5]*[.$D26];1)+CEILING([.$C$5]*[.X$5];1)-CEILING([.$C$5]*MOD([.$D26]+[.X$5];[.$C$4]);1);[.$C$3])" office:value-type="float" office:value="1" calcext:value-type="float">
            <text:p>1</text:p>
          </table:table-cell>
          <table:table-cell table:formula="of:=MOD(CEILING([.$C$5]*[.$D26];1)+CEILING([.$C$5]*[.Y$5];1)-CEILING([.$C$5]*MOD([.$D26]+[.Y$5];[.$C$4]);1);[.$C$3])" office:value-type="float" office:value="0" calcext:value-type="float">
            <text:p>0</text:p>
          </table:table-cell>
          <table:table-cell table:formula="of:=MOD(CEILING([.$C$5]*[.$D26];1)+CEILING([.$C$5]*[.Z$5];1)-CEILING([.$C$5]*MOD([.$D26]+[.Z$5];[.$C$4]);1);[.$C$3])" office:value-type="float" office:value="0" calcext:value-type="float">
            <text:p>0</text:p>
          </table:table-cell>
          <table:table-cell table:formula="of:=MOD(CEILING([.$C$5]*[.$D26];1)+CEILING([.$C$5]*[.AA$5];1)-CEILING([.$C$5]*MOD([.$D26]+[.AA$5];[.$C$4]);1);[.$C$3])" office:value-type="float" office:value="1" calcext:value-type="float">
            <text:p>1</text:p>
          </table:table-cell>
          <table:table-cell table:formula="of:=MOD(CEILING([.$C$5]*[.$D26];1)+CEILING([.$C$5]*[.AB$5];1)-CEILING([.$C$5]*MOD([.$D26]+[.AB$5];[.$C$4]);1);[.$C$3])" office:value-type="float" office:value="0" calcext:value-type="float">
            <text:p>0</text:p>
          </table:table-cell>
          <table:table-cell table:formula="of:=MOD(CEILING([.$C$5]*[.$D26];1)+CEILING([.$C$5]*[.AC$5];1)-CEILING([.$C$5]*MOD([.$D26]+[.AC$5];[.$C$4]);1);[.$C$3])" office:value-type="float" office:value="1" calcext:value-type="float">
            <text:p>1</text:p>
          </table:table-cell>
          <table:table-cell table:formula="of:=MOD(CEILING([.$C$5]*[.$D26];1)+CEILING([.$C$5]*[.AD$5];1)-CEILING([.$C$5]*MOD([.$D26]+[.AD$5];[.$C$4]);1);[.$C$3])" office:value-type="float" office:value="0" calcext:value-type="float">
            <text:p>0</text:p>
          </table:table-cell>
          <table:table-cell table:formula="of:=MOD(CEILING([.$C$5]*[.$D26];1)+CEILING([.$C$5]*[.AE$5];1)-CEILING([.$C$5]*MOD([.$D26]+[.AE$5];[.$C$4]);1);[.$C$3])" office:value-type="float" office:value="1" calcext:value-type="float">
            <text:p>1</text:p>
          </table:table-cell>
          <table:table-cell table:formula="of:=MOD(CEILING([.$C$5]*[.$D26];1)+CEILING([.$C$5]*[.AF$5];1)-CEILING([.$C$5]*MOD([.$D26]+[.AF$5];[.$C$4]);1);[.$C$3])" office:value-type="float" office:value="0" calcext:value-type="float">
            <text:p>0</text:p>
          </table:table-cell>
          <table:table-cell table:formula="of:=MOD(CEILING([.$C$5]*[.$D26];1)+CEILING([.$C$5]*[.AG$5];1)-CEILING([.$C$5]*MOD([.$D26]+[.AG$5];[.$C$4]);1);[.$C$3])" office:value-type="float" office:value="0" calcext:value-type="float">
            <text:p>0</text:p>
          </table:table-cell>
          <table:table-cell table:formula="of:=MOD(CEILING([.$C$5]*[.$D26];1)+CEILING([.$C$5]*[.AH$5];1)-CEILING([.$C$5]*MOD([.$D26]+[.AH$5];[.$C$4]);1);[.$C$3])" office:value-type="float" office:value="1" calcext:value-type="float">
            <text:p>1</text:p>
          </table:table-cell>
          <table:table-cell table:formula="of:=MOD(CEILING([.$C$5]*[.$D26];1)+CEILING([.$C$5]*[.AI$5];1)-CEILING([.$C$5]*MOD([.$D26]+[.AI$5];[.$C$4]);1);[.$C$3])" office:value-type="float" office:value="0" calcext:value-type="float">
            <text:p>0</text:p>
          </table:table-cell>
          <table:table-cell table:formula="of:=MOD(CEILING([.$C$5]*[.$D26];1)+CEILING([.$C$5]*[.AJ$5];1)-CEILING([.$C$5]*MOD([.$D26]+[.AJ$5];[.$C$4]);1);[.$C$3])" office:value-type="float" office:value="1" calcext:value-type="float">
            <text:p>1</text:p>
          </table:table-cell>
          <table:table-cell table:formula="of:=MOD(CEILING([.$C$5]*[.$D26];1)+CEILING([.$C$5]*[.AK$5];1)-CEILING([.$C$5]*MOD([.$D26]+[.AK$5];[.$C$4]);1);[.$C$3])" office:value-type="float" office:value="0" calcext:value-type="float">
            <text:p>0</text:p>
          </table:table-cell>
          <table:table-cell table:formula="of:=MOD(CEILING([.$C$5]*[.$D26];1)+CEILING([.$C$5]*[.AL$5];1)-CEILING([.$C$5]*MOD([.$D26]+[.AL$5];[.$C$4]);1);[.$C$3])" office:value-type="float" office:value="1" calcext:value-type="float">
            <text:p>1</text:p>
          </table:table-cell>
          <table:table-cell table:formula="of:=MOD(CEILING([.$C$5]*[.$D26];1)+CEILING([.$C$5]*[.AM$5];1)-CEILING([.$C$5]*MOD([.$D26]+[.AM$5];[.$C$4]);1);[.$C$3])" office:value-type="float" office:value="0" calcext:value-type="float">
            <text:p>0</text:p>
          </table:table-cell>
          <table:table-cell table:formula="of:=MOD(CEILING([.$C$5]*[.$D26];1)+CEILING([.$C$5]*[.AN$5];1)-CEILING([.$C$5]*MOD([.$D26]+[.AN$5];[.$C$4]);1);[.$C$3])" office:value-type="float" office:value="0" calcext:value-type="float">
            <text:p>0</text:p>
          </table:table-cell>
          <table:table-cell table:formula="of:=MOD(CEILING([.$C$5]*[.$D26];1)+CEILING([.$C$5]*[.AO$5];1)-CEILING([.$C$5]*MOD([.$D26]+[.AO$5];[.$C$4]);1);[.$C$3])" office:value-type="float" office:value="1" calcext:value-type="float">
            <text:p>1</text:p>
          </table:table-cell>
          <table:table-cell table:formula="of:=MOD(CEILING([.$C$5]*[.$D26];1)+CEILING([.$C$5]*[.AP$5];1)-CEILING([.$C$5]*MOD([.$D26]+[.AP$5];[.$C$4]);1);[.$C$3])" office:value-type="float" office:value="0" calcext:value-type="float">
            <text:p>0</text:p>
          </table:table-cell>
          <table:table-cell table:formula="of:=MOD(CEILING([.$C$5]*[.$D26];1)+CEILING([.$C$5]*[.AQ$5];1)-CEILING([.$C$5]*MOD([.$D26]+[.AQ$5];[.$C$4]);1);[.$C$3])" office:value-type="float" office:value="1" calcext:value-type="float">
            <text:p>1</text:p>
          </table:table-cell>
          <table:table-cell table:formula="of:=MOD(CEILING([.$C$5]*[.$D26];1)+CEILING([.$C$5]*[.AR$5];1)-CEILING([.$C$5]*MOD([.$D2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85" calcext:value-type="float">
            <text:p>25.8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MOD(CEILING([.$C$5]*[.$D27];1)+CEILING([.$C$5]*[.E$5];1)-CEILING([.$C$5]*MOD([.$D27]+[.E$5];[.$C$4]);1);[.$C$3])" office:value-type="float" office:value="0" calcext:value-type="float">
            <text:p>0</text:p>
          </table:table-cell>
          <table:table-cell table:formula="of:=MOD(CEILING([.$C$5]*[.$D27];1)+CEILING([.$C$5]*[.F$5];1)-CEILING([.$C$5]*MOD([.$D27]+[.F$5];[.$C$4]);1);[.$C$3])" office:value-type="float" office:value="0" calcext:value-type="float">
            <text:p>0</text:p>
          </table:table-cell>
          <table:table-cell table:formula="of:=MOD(CEILING([.$C$5]*[.$D27];1)+CEILING([.$C$5]*[.G$5];1)-CEILING([.$C$5]*MOD([.$D27]+[.G$5];[.$C$4]);1);[.$C$3])" office:value-type="float" office:value="0" calcext:value-type="float">
            <text:p>0</text:p>
          </table:table-cell>
          <table:table-cell table:formula="of:=MOD(CEILING([.$C$5]*[.$D27];1)+CEILING([.$C$5]*[.H$5];1)-CEILING([.$C$5]*MOD([.$D27]+[.H$5];[.$C$4]);1);[.$C$3])" office:value-type="float" office:value="0" calcext:value-type="float">
            <text:p>0</text:p>
          </table:table-cell>
          <table:table-cell table:formula="of:=MOD(CEILING([.$C$5]*[.$D27];1)+CEILING([.$C$5]*[.I$5];1)-CEILING([.$C$5]*MOD([.$D27]+[.I$5];[.$C$4]);1);[.$C$3])" office:value-type="float" office:value="0" calcext:value-type="float">
            <text:p>0</text:p>
          </table:table-cell>
          <table:table-cell table:formula="of:=MOD(CEILING([.$C$5]*[.$D27];1)+CEILING([.$C$5]*[.J$5];1)-CEILING([.$C$5]*MOD([.$D27]+[.J$5];[.$C$4]);1);[.$C$3])" office:value-type="float" office:value="0" calcext:value-type="float">
            <text:p>0</text:p>
          </table:table-cell>
          <table:table-cell table:formula="of:=MOD(CEILING([.$C$5]*[.$D27];1)+CEILING([.$C$5]*[.K$5];1)-CEILING([.$C$5]*MOD([.$D27]+[.K$5];[.$C$4]);1);[.$C$3])" office:value-type="float" office:value="0" calcext:value-type="float">
            <text:p>0</text:p>
          </table:table-cell>
          <table:table-cell table:formula="of:=MOD(CEILING([.$C$5]*[.$D27];1)+CEILING([.$C$5]*[.L$5];1)-CEILING([.$C$5]*MOD([.$D27]+[.L$5];[.$C$4]);1);[.$C$3])" office:value-type="float" office:value="0" calcext:value-type="float">
            <text:p>0</text:p>
          </table:table-cell>
          <table:table-cell table:formula="of:=MOD(CEILING([.$C$5]*[.$D27];1)+CEILING([.$C$5]*[.M$5];1)-CEILING([.$C$5]*MOD([.$D27]+[.M$5];[.$C$4]);1);[.$C$3])" office:value-type="float" office:value="0" calcext:value-type="float">
            <text:p>0</text:p>
          </table:table-cell>
          <table:table-cell table:formula="of:=MOD(CEILING([.$C$5]*[.$D27];1)+CEILING([.$C$5]*[.N$5];1)-CEILING([.$C$5]*MOD([.$D27]+[.N$5];[.$C$4]);1);[.$C$3])" office:value-type="float" office:value="0" calcext:value-type="float">
            <text:p>0</text:p>
          </table:table-cell>
          <table:table-cell table:formula="of:=MOD(CEILING([.$C$5]*[.$D27];1)+CEILING([.$C$5]*[.O$5];1)-CEILING([.$C$5]*MOD([.$D27]+[.O$5];[.$C$4]);1);[.$C$3])" office:value-type="float" office:value="0" calcext:value-type="float">
            <text:p>0</text:p>
          </table:table-cell>
          <table:table-cell table:formula="of:=MOD(CEILING([.$C$5]*[.$D27];1)+CEILING([.$C$5]*[.P$5];1)-CEILING([.$C$5]*MOD([.$D27]+[.P$5];[.$C$4]);1);[.$C$3])" office:value-type="float" office:value="0" calcext:value-type="float">
            <text:p>0</text:p>
          </table:table-cell>
          <table:table-cell table:formula="of:=MOD(CEILING([.$C$5]*[.$D27];1)+CEILING([.$C$5]*[.Q$5];1)-CEILING([.$C$5]*MOD([.$D27]+[.Q$5];[.$C$4]);1);[.$C$3])" office:value-type="float" office:value="0" calcext:value-type="float">
            <text:p>0</text:p>
          </table:table-cell>
          <table:table-cell table:formula="of:=MOD(CEILING([.$C$5]*[.$D27];1)+CEILING([.$C$5]*[.R$5];1)-CEILING([.$C$5]*MOD([.$D27]+[.R$5];[.$C$4]);1);[.$C$3])" office:value-type="float" office:value="0" calcext:value-type="float">
            <text:p>0</text:p>
          </table:table-cell>
          <table:table-cell table:formula="of:=MOD(CEILING([.$C$5]*[.$D27];1)+CEILING([.$C$5]*[.S$5];1)-CEILING([.$C$5]*MOD([.$D27]+[.S$5];[.$C$4]);1);[.$C$3])" office:value-type="float" office:value="0" calcext:value-type="float">
            <text:p>0</text:p>
          </table:table-cell>
          <table:table-cell table:formula="of:=MOD(CEILING([.$C$5]*[.$D27];1)+CEILING([.$C$5]*[.T$5];1)-CEILING([.$C$5]*MOD([.$D27]+[.T$5];[.$C$4]);1);[.$C$3])" office:value-type="float" office:value="0" calcext:value-type="float">
            <text:p>0</text:p>
          </table:table-cell>
          <table:table-cell table:formula="of:=MOD(CEILING([.$C$5]*[.$D27];1)+CEILING([.$C$5]*[.U$5];1)-CEILING([.$C$5]*MOD([.$D27]+[.U$5];[.$C$4]);1);[.$C$3])" office:value-type="float" office:value="0" calcext:value-type="float">
            <text:p>0</text:p>
          </table:table-cell>
          <table:table-cell table:formula="of:=MOD(CEILING([.$C$5]*[.$D27];1)+CEILING([.$C$5]*[.V$5];1)-CEILING([.$C$5]*MOD([.$D27]+[.V$5];[.$C$4]);1);[.$C$3])" office:value-type="float" office:value="0" calcext:value-type="float">
            <text:p>0</text:p>
          </table:table-cell>
          <table:table-cell table:formula="of:=MOD(CEILING([.$C$5]*[.$D27];1)+CEILING([.$C$5]*[.W$5];1)-CEILING([.$C$5]*MOD([.$D27]+[.W$5];[.$C$4]);1);[.$C$3])" office:value-type="float" office:value="0" calcext:value-type="float">
            <text:p>0</text:p>
          </table:table-cell>
          <table:table-cell table:formula="of:=MOD(CEILING([.$C$5]*[.$D27];1)+CEILING([.$C$5]*[.X$5];1)-CEILING([.$C$5]*MOD([.$D27]+[.X$5];[.$C$4]);1);[.$C$3])" office:value-type="float" office:value="0" calcext:value-type="float">
            <text:p>0</text:p>
          </table:table-cell>
          <table:table-cell table:formula="of:=MOD(CEILING([.$C$5]*[.$D27];1)+CEILING([.$C$5]*[.Y$5];1)-CEILING([.$C$5]*MOD([.$D27]+[.Y$5];[.$C$4]);1);[.$C$3])" office:value-type="float" office:value="0" calcext:value-type="float">
            <text:p>0</text:p>
          </table:table-cell>
          <table:table-cell table:formula="of:=MOD(CEILING([.$C$5]*[.$D27];1)+CEILING([.$C$5]*[.Z$5];1)-CEILING([.$C$5]*MOD([.$D27]+[.Z$5];[.$C$4]);1);[.$C$3])" office:value-type="float" office:value="0" calcext:value-type="float">
            <text:p>0</text:p>
          </table:table-cell>
          <table:table-cell table:formula="of:=MOD(CEILING([.$C$5]*[.$D27];1)+CEILING([.$C$5]*[.AA$5];1)-CEILING([.$C$5]*MOD([.$D27]+[.AA$5];[.$C$4]);1);[.$C$3])" office:value-type="float" office:value="0" calcext:value-type="float">
            <text:p>0</text:p>
          </table:table-cell>
          <table:table-cell table:formula="of:=MOD(CEILING([.$C$5]*[.$D27];1)+CEILING([.$C$5]*[.AB$5];1)-CEILING([.$C$5]*MOD([.$D27]+[.AB$5];[.$C$4]);1);[.$C$3])" office:value-type="float" office:value="0" calcext:value-type="float">
            <text:p>0</text:p>
          </table:table-cell>
          <table:table-cell table:formula="of:=MOD(CEILING([.$C$5]*[.$D27];1)+CEILING([.$C$5]*[.AC$5];1)-CEILING([.$C$5]*MOD([.$D27]+[.AC$5];[.$C$4]);1);[.$C$3])" office:value-type="float" office:value="0" calcext:value-type="float">
            <text:p>0</text:p>
          </table:table-cell>
          <table:table-cell table:formula="of:=MOD(CEILING([.$C$5]*[.$D27];1)+CEILING([.$C$5]*[.AD$5];1)-CEILING([.$C$5]*MOD([.$D27]+[.AD$5];[.$C$4]);1);[.$C$3])" office:value-type="float" office:value="0" calcext:value-type="float">
            <text:p>0</text:p>
          </table:table-cell>
          <table:table-cell table:formula="of:=MOD(CEILING([.$C$5]*[.$D27];1)+CEILING([.$C$5]*[.AE$5];1)-CEILING([.$C$5]*MOD([.$D27]+[.AE$5];[.$C$4]);1);[.$C$3])" office:value-type="float" office:value="0" calcext:value-type="float">
            <text:p>0</text:p>
          </table:table-cell>
          <table:table-cell table:formula="of:=MOD(CEILING([.$C$5]*[.$D27];1)+CEILING([.$C$5]*[.AF$5];1)-CEILING([.$C$5]*MOD([.$D27]+[.AF$5];[.$C$4]);1);[.$C$3])" office:value-type="float" office:value="0" calcext:value-type="float">
            <text:p>0</text:p>
          </table:table-cell>
          <table:table-cell table:formula="of:=MOD(CEILING([.$C$5]*[.$D27];1)+CEILING([.$C$5]*[.AG$5];1)-CEILING([.$C$5]*MOD([.$D27]+[.AG$5];[.$C$4]);1);[.$C$3])" office:value-type="float" office:value="0" calcext:value-type="float">
            <text:p>0</text:p>
          </table:table-cell>
          <table:table-cell table:formula="of:=MOD(CEILING([.$C$5]*[.$D27];1)+CEILING([.$C$5]*[.AH$5];1)-CEILING([.$C$5]*MOD([.$D27]+[.AH$5];[.$C$4]);1);[.$C$3])" office:value-type="float" office:value="0" calcext:value-type="float">
            <text:p>0</text:p>
          </table:table-cell>
          <table:table-cell table:formula="of:=MOD(CEILING([.$C$5]*[.$D27];1)+CEILING([.$C$5]*[.AI$5];1)-CEILING([.$C$5]*MOD([.$D27]+[.AI$5];[.$C$4]);1);[.$C$3])" office:value-type="float" office:value="0" calcext:value-type="float">
            <text:p>0</text:p>
          </table:table-cell>
          <table:table-cell table:formula="of:=MOD(CEILING([.$C$5]*[.$D27];1)+CEILING([.$C$5]*[.AJ$5];1)-CEILING([.$C$5]*MOD([.$D27]+[.AJ$5];[.$C$4]);1);[.$C$3])" office:value-type="float" office:value="0" calcext:value-type="float">
            <text:p>0</text:p>
          </table:table-cell>
          <table:table-cell table:formula="of:=MOD(CEILING([.$C$5]*[.$D27];1)+CEILING([.$C$5]*[.AK$5];1)-CEILING([.$C$5]*MOD([.$D27]+[.AK$5];[.$C$4]);1);[.$C$3])" office:value-type="float" office:value="0" calcext:value-type="float">
            <text:p>0</text:p>
          </table:table-cell>
          <table:table-cell table:formula="of:=MOD(CEILING([.$C$5]*[.$D27];1)+CEILING([.$C$5]*[.AL$5];1)-CEILING([.$C$5]*MOD([.$D27]+[.AL$5];[.$C$4]);1);[.$C$3])" office:value-type="float" office:value="0" calcext:value-type="float">
            <text:p>0</text:p>
          </table:table-cell>
          <table:table-cell table:formula="of:=MOD(CEILING([.$C$5]*[.$D27];1)+CEILING([.$C$5]*[.AM$5];1)-CEILING([.$C$5]*MOD([.$D27]+[.AM$5];[.$C$4]);1);[.$C$3])" office:value-type="float" office:value="0" calcext:value-type="float">
            <text:p>0</text:p>
          </table:table-cell>
          <table:table-cell table:formula="of:=MOD(CEILING([.$C$5]*[.$D27];1)+CEILING([.$C$5]*[.AN$5];1)-CEILING([.$C$5]*MOD([.$D27]+[.AN$5];[.$C$4]);1);[.$C$3])" office:value-type="float" office:value="0" calcext:value-type="float">
            <text:p>0</text:p>
          </table:table-cell>
          <table:table-cell table:formula="of:=MOD(CEILING([.$C$5]*[.$D27];1)+CEILING([.$C$5]*[.AO$5];1)-CEILING([.$C$5]*MOD([.$D27]+[.AO$5];[.$C$4]);1);[.$C$3])" office:value-type="float" office:value="0" calcext:value-type="float">
            <text:p>0</text:p>
          </table:table-cell>
          <table:table-cell table:formula="of:=MOD(CEILING([.$C$5]*[.$D27];1)+CEILING([.$C$5]*[.AP$5];1)-CEILING([.$C$5]*MOD([.$D27]+[.AP$5];[.$C$4]);1);[.$C$3])" office:value-type="float" office:value="0" calcext:value-type="float">
            <text:p>0</text:p>
          </table:table-cell>
          <table:table-cell table:formula="of:=MOD(CEILING([.$C$5]*[.$D27];1)+CEILING([.$C$5]*[.AQ$5];1)-CEILING([.$C$5]*MOD([.$D27]+[.AQ$5];[.$C$4]);1);[.$C$3])" office:value-type="float" office:value="0" calcext:value-type="float">
            <text:p>0</text:p>
          </table:table-cell>
          <table:table-cell table:formula="of:=MOD(CEILING([.$C$5]*[.$D27];1)+CEILING([.$C$5]*[.AR$5];1)-CEILING([.$C$5]*MOD([.$D2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9" calcext:value-type="float">
            <text:p>25.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MOD(CEILING([.$C$5]*[.$D28];1)+CEILING([.$C$5]*[.E$5];1)-CEILING([.$C$5]*MOD([.$D28]+[.E$5];[.$C$4]);1);[.$C$3])" office:value-type="float" office:value="0" calcext:value-type="float">
            <text:p>0</text:p>
          </table:table-cell>
          <table:table-cell table:formula="of:=MOD(CEILING([.$C$5]*[.$D28];1)+CEILING([.$C$5]*[.F$5];1)-CEILING([.$C$5]*MOD([.$D28]+[.F$5];[.$C$4]);1);[.$C$3])" office:value-type="float" office:value="1" calcext:value-type="float">
            <text:p>1</text:p>
          </table:table-cell>
          <table:table-cell table:formula="of:=MOD(CEILING([.$C$5]*[.$D28];1)+CEILING([.$C$5]*[.G$5];1)-CEILING([.$C$5]*MOD([.$D28]+[.G$5];[.$C$4]);1);[.$C$3])" office:value-type="float" office:value="0" calcext:value-type="float">
            <text:p>0</text:p>
          </table:table-cell>
          <table:table-cell table:formula="of:=MOD(CEILING([.$C$5]*[.$D28];1)+CEILING([.$C$5]*[.H$5];1)-CEILING([.$C$5]*MOD([.$D28]+[.H$5];[.$C$4]);1);[.$C$3])" office:value-type="float" office:value="1" calcext:value-type="float">
            <text:p>1</text:p>
          </table:table-cell>
          <table:table-cell table:formula="of:=MOD(CEILING([.$C$5]*[.$D28];1)+CEILING([.$C$5]*[.I$5];1)-CEILING([.$C$5]*MOD([.$D28]+[.I$5];[.$C$4]);1);[.$C$3])" office:value-type="float" office:value="0" calcext:value-type="float">
            <text:p>0</text:p>
          </table:table-cell>
          <table:table-cell table:formula="of:=MOD(CEILING([.$C$5]*[.$D28];1)+CEILING([.$C$5]*[.J$5];1)-CEILING([.$C$5]*MOD([.$D28]+[.J$5];[.$C$4]);1);[.$C$3])" office:value-type="float" office:value="1" calcext:value-type="float">
            <text:p>1</text:p>
          </table:table-cell>
          <table:table-cell table:formula="of:=MOD(CEILING([.$C$5]*[.$D28];1)+CEILING([.$C$5]*[.K$5];1)-CEILING([.$C$5]*MOD([.$D28]+[.K$5];[.$C$4]);1);[.$C$3])" office:value-type="float" office:value="1" calcext:value-type="float">
            <text:p>1</text:p>
          </table:table-cell>
          <table:table-cell table:formula="of:=MOD(CEILING([.$C$5]*[.$D28];1)+CEILING([.$C$5]*[.L$5];1)-CEILING([.$C$5]*MOD([.$D28]+[.L$5];[.$C$4]);1);[.$C$3])" office:value-type="float" office:value="0" calcext:value-type="float">
            <text:p>0</text:p>
          </table:table-cell>
          <table:table-cell table:formula="of:=MOD(CEILING([.$C$5]*[.$D28];1)+CEILING([.$C$5]*[.M$5];1)-CEILING([.$C$5]*MOD([.$D28]+[.M$5];[.$C$4]);1);[.$C$3])" office:value-type="float" office:value="1" calcext:value-type="float">
            <text:p>1</text:p>
          </table:table-cell>
          <table:table-cell table:formula="of:=MOD(CEILING([.$C$5]*[.$D28];1)+CEILING([.$C$5]*[.N$5];1)-CEILING([.$C$5]*MOD([.$D28]+[.N$5];[.$C$4]);1);[.$C$3])" office:value-type="float" office:value="0" calcext:value-type="float">
            <text:p>0</text:p>
          </table:table-cell>
          <table:table-cell table:formula="of:=MOD(CEILING([.$C$5]*[.$D28];1)+CEILING([.$C$5]*[.O$5];1)-CEILING([.$C$5]*MOD([.$D28]+[.O$5];[.$C$4]);1);[.$C$3])" office:value-type="float" office:value="1" calcext:value-type="float">
            <text:p>1</text:p>
          </table:table-cell>
          <table:table-cell table:formula="of:=MOD(CEILING([.$C$5]*[.$D28];1)+CEILING([.$C$5]*[.P$5];1)-CEILING([.$C$5]*MOD([.$D28]+[.P$5];[.$C$4]);1);[.$C$3])" office:value-type="float" office:value="0" calcext:value-type="float">
            <text:p>0</text:p>
          </table:table-cell>
          <table:table-cell table:formula="of:=MOD(CEILING([.$C$5]*[.$D28];1)+CEILING([.$C$5]*[.Q$5];1)-CEILING([.$C$5]*MOD([.$D28]+[.Q$5];[.$C$4]);1);[.$C$3])" office:value-type="float" office:value="1" calcext:value-type="float">
            <text:p>1</text:p>
          </table:table-cell>
          <table:table-cell table:formula="of:=MOD(CEILING([.$C$5]*[.$D28];1)+CEILING([.$C$5]*[.R$5];1)-CEILING([.$C$5]*MOD([.$D28]+[.R$5];[.$C$4]);1);[.$C$3])" office:value-type="float" office:value="1" calcext:value-type="float">
            <text:p>1</text:p>
          </table:table-cell>
          <table:table-cell table:formula="of:=MOD(CEILING([.$C$5]*[.$D28];1)+CEILING([.$C$5]*[.S$5];1)-CEILING([.$C$5]*MOD([.$D28]+[.S$5];[.$C$4]);1);[.$C$3])" office:value-type="float" office:value="0" calcext:value-type="float">
            <text:p>0</text:p>
          </table:table-cell>
          <table:table-cell table:formula="of:=MOD(CEILING([.$C$5]*[.$D28];1)+CEILING([.$C$5]*[.T$5];1)-CEILING([.$C$5]*MOD([.$D28]+[.T$5];[.$C$4]);1);[.$C$3])" office:value-type="float" office:value="1" calcext:value-type="float">
            <text:p>1</text:p>
          </table:table-cell>
          <table:table-cell table:formula="of:=MOD(CEILING([.$C$5]*[.$D28];1)+CEILING([.$C$5]*[.U$5];1)-CEILING([.$C$5]*MOD([.$D28]+[.U$5];[.$C$4]);1);[.$C$3])" office:value-type="float" office:value="0" calcext:value-type="float">
            <text:p>0</text:p>
          </table:table-cell>
          <table:table-cell table:formula="of:=MOD(CEILING([.$C$5]*[.$D28];1)+CEILING([.$C$5]*[.V$5];1)-CEILING([.$C$5]*MOD([.$D28]+[.V$5];[.$C$4]);1);[.$C$3])" office:value-type="float" office:value="1" calcext:value-type="float">
            <text:p>1</text:p>
          </table:table-cell>
          <table:table-cell table:formula="of:=MOD(CEILING([.$C$5]*[.$D28];1)+CEILING([.$C$5]*[.W$5];1)-CEILING([.$C$5]*MOD([.$D28]+[.W$5];[.$C$4]);1);[.$C$3])" office:value-type="float" office:value="0" calcext:value-type="float">
            <text:p>0</text:p>
          </table:table-cell>
          <table:table-cell table:formula="of:=MOD(CEILING([.$C$5]*[.$D28];1)+CEILING([.$C$5]*[.X$5];1)-CEILING([.$C$5]*MOD([.$D28]+[.X$5];[.$C$4]);1);[.$C$3])" office:value-type="float" office:value="1" calcext:value-type="float">
            <text:p>1</text:p>
          </table:table-cell>
          <table:table-cell table:formula="of:=MOD(CEILING([.$C$5]*[.$D28];1)+CEILING([.$C$5]*[.Y$5];1)-CEILING([.$C$5]*MOD([.$D28]+[.Y$5];[.$C$4]);1);[.$C$3])" office:value-type="float" office:value="1" calcext:value-type="float">
            <text:p>1</text:p>
          </table:table-cell>
          <table:table-cell table:formula="of:=MOD(CEILING([.$C$5]*[.$D28];1)+CEILING([.$C$5]*[.Z$5];1)-CEILING([.$C$5]*MOD([.$D28]+[.Z$5];[.$C$4]);1);[.$C$3])" office:value-type="float" office:value="0" calcext:value-type="float">
            <text:p>0</text:p>
          </table:table-cell>
          <table:table-cell table:formula="of:=MOD(CEILING([.$C$5]*[.$D28];1)+CEILING([.$C$5]*[.AA$5];1)-CEILING([.$C$5]*MOD([.$D28]+[.AA$5];[.$C$4]);1);[.$C$3])" office:value-type="float" office:value="1" calcext:value-type="float">
            <text:p>1</text:p>
          </table:table-cell>
          <table:table-cell table:formula="of:=MOD(CEILING([.$C$5]*[.$D28];1)+CEILING([.$C$5]*[.AB$5];1)-CEILING([.$C$5]*MOD([.$D28]+[.AB$5];[.$C$4]);1);[.$C$3])" office:value-type="float" office:value="0" calcext:value-type="float">
            <text:p>0</text:p>
          </table:table-cell>
          <table:table-cell table:formula="of:=MOD(CEILING([.$C$5]*[.$D28];1)+CEILING([.$C$5]*[.AC$5];1)-CEILING([.$C$5]*MOD([.$D28]+[.AC$5];[.$C$4]);1);[.$C$3])" office:value-type="float" office:value="1" calcext:value-type="float">
            <text:p>1</text:p>
          </table:table-cell>
          <table:table-cell table:formula="of:=MOD(CEILING([.$C$5]*[.$D28];1)+CEILING([.$C$5]*[.AD$5];1)-CEILING([.$C$5]*MOD([.$D28]+[.AD$5];[.$C$4]);1);[.$C$3])" office:value-type="float" office:value="0" calcext:value-type="float">
            <text:p>0</text:p>
          </table:table-cell>
          <table:table-cell table:formula="of:=MOD(CEILING([.$C$5]*[.$D28];1)+CEILING([.$C$5]*[.AE$5];1)-CEILING([.$C$5]*MOD([.$D28]+[.AE$5];[.$C$4]);1);[.$C$3])" office:value-type="float" office:value="1" calcext:value-type="float">
            <text:p>1</text:p>
          </table:table-cell>
          <table:table-cell table:formula="of:=MOD(CEILING([.$C$5]*[.$D28];1)+CEILING([.$C$5]*[.AF$5];1)-CEILING([.$C$5]*MOD([.$D28]+[.AF$5];[.$C$4]);1);[.$C$3])" office:value-type="float" office:value="1" calcext:value-type="float">
            <text:p>1</text:p>
          </table:table-cell>
          <table:table-cell table:formula="of:=MOD(CEILING([.$C$5]*[.$D28];1)+CEILING([.$C$5]*[.AG$5];1)-CEILING([.$C$5]*MOD([.$D28]+[.AG$5];[.$C$4]);1);[.$C$3])" office:value-type="float" office:value="0" calcext:value-type="float">
            <text:p>0</text:p>
          </table:table-cell>
          <table:table-cell table:formula="of:=MOD(CEILING([.$C$5]*[.$D28];1)+CEILING([.$C$5]*[.AH$5];1)-CEILING([.$C$5]*MOD([.$D28]+[.AH$5];[.$C$4]);1);[.$C$3])" office:value-type="float" office:value="1" calcext:value-type="float">
            <text:p>1</text:p>
          </table:table-cell>
          <table:table-cell table:formula="of:=MOD(CEILING([.$C$5]*[.$D28];1)+CEILING([.$C$5]*[.AI$5];1)-CEILING([.$C$5]*MOD([.$D28]+[.AI$5];[.$C$4]);1);[.$C$3])" office:value-type="float" office:value="0" calcext:value-type="float">
            <text:p>0</text:p>
          </table:table-cell>
          <table:table-cell table:formula="of:=MOD(CEILING([.$C$5]*[.$D28];1)+CEILING([.$C$5]*[.AJ$5];1)-CEILING([.$C$5]*MOD([.$D28]+[.AJ$5];[.$C$4]);1);[.$C$3])" office:value-type="float" office:value="1" calcext:value-type="float">
            <text:p>1</text:p>
          </table:table-cell>
          <table:table-cell table:formula="of:=MOD(CEILING([.$C$5]*[.$D28];1)+CEILING([.$C$5]*[.AK$5];1)-CEILING([.$C$5]*MOD([.$D28]+[.AK$5];[.$C$4]);1);[.$C$3])" office:value-type="float" office:value="0" calcext:value-type="float">
            <text:p>0</text:p>
          </table:table-cell>
          <table:table-cell table:formula="of:=MOD(CEILING([.$C$5]*[.$D28];1)+CEILING([.$C$5]*[.AL$5];1)-CEILING([.$C$5]*MOD([.$D28]+[.AL$5];[.$C$4]);1);[.$C$3])" office:value-type="float" office:value="1" calcext:value-type="float">
            <text:p>1</text:p>
          </table:table-cell>
          <table:table-cell table:formula="of:=MOD(CEILING([.$C$5]*[.$D28];1)+CEILING([.$C$5]*[.AM$5];1)-CEILING([.$C$5]*MOD([.$D28]+[.AM$5];[.$C$4]);1);[.$C$3])" office:value-type="float" office:value="1" calcext:value-type="float">
            <text:p>1</text:p>
          </table:table-cell>
          <table:table-cell table:formula="of:=MOD(CEILING([.$C$5]*[.$D28];1)+CEILING([.$C$5]*[.AN$5];1)-CEILING([.$C$5]*MOD([.$D28]+[.AN$5];[.$C$4]);1);[.$C$3])" office:value-type="float" office:value="0" calcext:value-type="float">
            <text:p>0</text:p>
          </table:table-cell>
          <table:table-cell table:formula="of:=MOD(CEILING([.$C$5]*[.$D28];1)+CEILING([.$C$5]*[.AO$5];1)-CEILING([.$C$5]*MOD([.$D28]+[.AO$5];[.$C$4]);1);[.$C$3])" office:value-type="float" office:value="1" calcext:value-type="float">
            <text:p>1</text:p>
          </table:table-cell>
          <table:table-cell table:formula="of:=MOD(CEILING([.$C$5]*[.$D28];1)+CEILING([.$C$5]*[.AP$5];1)-CEILING([.$C$5]*MOD([.$D28]+[.AP$5];[.$C$4]);1);[.$C$3])" office:value-type="float" office:value="0" calcext:value-type="float">
            <text:p>0</text:p>
          </table:table-cell>
          <table:table-cell table:formula="of:=MOD(CEILING([.$C$5]*[.$D28];1)+CEILING([.$C$5]*[.AQ$5];1)-CEILING([.$C$5]*MOD([.$D28]+[.AQ$5];[.$C$4]);1);[.$C$3])" office:value-type="float" office:value="1" calcext:value-type="float">
            <text:p>1</text:p>
          </table:table-cell>
          <table:table-cell table:formula="of:=MOD(CEILING([.$C$5]*[.$D28];1)+CEILING([.$C$5]*[.AR$5];1)-CEILING([.$C$5]*MOD([.$D2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95" calcext:value-type="float">
            <text:p>25.9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MOD(CEILING([.$C$5]*[.$D29];1)+CEILING([.$C$5]*[.E$5];1)-CEILING([.$C$5]*MOD([.$D29]+[.E$5];[.$C$4]);1);[.$C$3])" office:value-type="float" office:value="0" calcext:value-type="float">
            <text:p>0</text:p>
          </table:table-cell>
          <table:table-cell table:formula="of:=MOD(CEILING([.$C$5]*[.$D29];1)+CEILING([.$C$5]*[.F$5];1)-CEILING([.$C$5]*MOD([.$D29]+[.F$5];[.$C$4]);1);[.$C$3])" office:value-type="float" office:value="0" calcext:value-type="float">
            <text:p>0</text:p>
          </table:table-cell>
          <table:table-cell table:formula="of:=MOD(CEILING([.$C$5]*[.$D29];1)+CEILING([.$C$5]*[.G$5];1)-CEILING([.$C$5]*MOD([.$D29]+[.G$5];[.$C$4]);1);[.$C$3])" office:value-type="float" office:value="0" calcext:value-type="float">
            <text:p>0</text:p>
          </table:table-cell>
          <table:table-cell table:formula="of:=MOD(CEILING([.$C$5]*[.$D29];1)+CEILING([.$C$5]*[.H$5];1)-CEILING([.$C$5]*MOD([.$D29]+[.H$5];[.$C$4]);1);[.$C$3])" office:value-type="float" office:value="0" calcext:value-type="float">
            <text:p>0</text:p>
          </table:table-cell>
          <table:table-cell table:formula="of:=MOD(CEILING([.$C$5]*[.$D29];1)+CEILING([.$C$5]*[.I$5];1)-CEILING([.$C$5]*MOD([.$D29]+[.I$5];[.$C$4]);1);[.$C$3])" office:value-type="float" office:value="0" calcext:value-type="float">
            <text:p>0</text:p>
          </table:table-cell>
          <table:table-cell table:formula="of:=MOD(CEILING([.$C$5]*[.$D29];1)+CEILING([.$C$5]*[.J$5];1)-CEILING([.$C$5]*MOD([.$D29]+[.J$5];[.$C$4]);1);[.$C$3])" office:value-type="float" office:value="1" calcext:value-type="float">
            <text:p>1</text:p>
          </table:table-cell>
          <table:table-cell table:formula="of:=MOD(CEILING([.$C$5]*[.$D29];1)+CEILING([.$C$5]*[.K$5];1)-CEILING([.$C$5]*MOD([.$D29]+[.K$5];[.$C$4]);1);[.$C$3])" office:value-type="float" office:value="0" calcext:value-type="float">
            <text:p>0</text:p>
          </table:table-cell>
          <table:table-cell table:formula="of:=MOD(CEILING([.$C$5]*[.$D29];1)+CEILING([.$C$5]*[.L$5];1)-CEILING([.$C$5]*MOD([.$D29]+[.L$5];[.$C$4]);1);[.$C$3])" office:value-type="float" office:value="0" calcext:value-type="float">
            <text:p>0</text:p>
          </table:table-cell>
          <table:table-cell table:formula="of:=MOD(CEILING([.$C$5]*[.$D29];1)+CEILING([.$C$5]*[.M$5];1)-CEILING([.$C$5]*MOD([.$D29]+[.M$5];[.$C$4]);1);[.$C$3])" office:value-type="float" office:value="0" calcext:value-type="float">
            <text:p>0</text:p>
          </table:table-cell>
          <table:table-cell table:formula="of:=MOD(CEILING([.$C$5]*[.$D29];1)+CEILING([.$C$5]*[.N$5];1)-CEILING([.$C$5]*MOD([.$D29]+[.N$5];[.$C$4]);1);[.$C$3])" office:value-type="float" office:value="0" calcext:value-type="float">
            <text:p>0</text:p>
          </table:table-cell>
          <table:table-cell table:formula="of:=MOD(CEILING([.$C$5]*[.$D29];1)+CEILING([.$C$5]*[.O$5];1)-CEILING([.$C$5]*MOD([.$D29]+[.O$5];[.$C$4]);1);[.$C$3])" office:value-type="float" office:value="0" calcext:value-type="float">
            <text:p>0</text:p>
          </table:table-cell>
          <table:table-cell table:formula="of:=MOD(CEILING([.$C$5]*[.$D29];1)+CEILING([.$C$5]*[.P$5];1)-CEILING([.$C$5]*MOD([.$D29]+[.P$5];[.$C$4]);1);[.$C$3])" office:value-type="float" office:value="0" calcext:value-type="float">
            <text:p>0</text:p>
          </table:table-cell>
          <table:table-cell table:formula="of:=MOD(CEILING([.$C$5]*[.$D29];1)+CEILING([.$C$5]*[.Q$5];1)-CEILING([.$C$5]*MOD([.$D29]+[.Q$5];[.$C$4]);1);[.$C$3])" office:value-type="float" office:value="1" calcext:value-type="float">
            <text:p>1</text:p>
          </table:table-cell>
          <table:table-cell table:formula="of:=MOD(CEILING([.$C$5]*[.$D29];1)+CEILING([.$C$5]*[.R$5];1)-CEILING([.$C$5]*MOD([.$D29]+[.R$5];[.$C$4]);1);[.$C$3])" office:value-type="float" office:value="0" calcext:value-type="float">
            <text:p>0</text:p>
          </table:table-cell>
          <table:table-cell table:formula="of:=MOD(CEILING([.$C$5]*[.$D29];1)+CEILING([.$C$5]*[.S$5];1)-CEILING([.$C$5]*MOD([.$D29]+[.S$5];[.$C$4]);1);[.$C$3])" office:value-type="float" office:value="0" calcext:value-type="float">
            <text:p>0</text:p>
          </table:table-cell>
          <table:table-cell table:formula="of:=MOD(CEILING([.$C$5]*[.$D29];1)+CEILING([.$C$5]*[.T$5];1)-CEILING([.$C$5]*MOD([.$D29]+[.T$5];[.$C$4]);1);[.$C$3])" office:value-type="float" office:value="0" calcext:value-type="float">
            <text:p>0</text:p>
          </table:table-cell>
          <table:table-cell table:formula="of:=MOD(CEILING([.$C$5]*[.$D29];1)+CEILING([.$C$5]*[.U$5];1)-CEILING([.$C$5]*MOD([.$D29]+[.U$5];[.$C$4]);1);[.$C$3])" office:value-type="float" office:value="0" calcext:value-type="float">
            <text:p>0</text:p>
          </table:table-cell>
          <table:table-cell table:formula="of:=MOD(CEILING([.$C$5]*[.$D29];1)+CEILING([.$C$5]*[.V$5];1)-CEILING([.$C$5]*MOD([.$D29]+[.V$5];[.$C$4]);1);[.$C$3])" office:value-type="float" office:value="0" calcext:value-type="float">
            <text:p>0</text:p>
          </table:table-cell>
          <table:table-cell table:formula="of:=MOD(CEILING([.$C$5]*[.$D29];1)+CEILING([.$C$5]*[.W$5];1)-CEILING([.$C$5]*MOD([.$D29]+[.W$5];[.$C$4]);1);[.$C$3])" office:value-type="float" office:value="0" calcext:value-type="float">
            <text:p>0</text:p>
          </table:table-cell>
          <table:table-cell table:formula="of:=MOD(CEILING([.$C$5]*[.$D29];1)+CEILING([.$C$5]*[.X$5];1)-CEILING([.$C$5]*MOD([.$D29]+[.X$5];[.$C$4]);1);[.$C$3])" office:value-type="float" office:value="1" calcext:value-type="float">
            <text:p>1</text:p>
          </table:table-cell>
          <table:table-cell table:formula="of:=MOD(CEILING([.$C$5]*[.$D29];1)+CEILING([.$C$5]*[.Y$5];1)-CEILING([.$C$5]*MOD([.$D29]+[.Y$5];[.$C$4]);1);[.$C$3])" office:value-type="float" office:value="0" calcext:value-type="float">
            <text:p>0</text:p>
          </table:table-cell>
          <table:table-cell table:formula="of:=MOD(CEILING([.$C$5]*[.$D29];1)+CEILING([.$C$5]*[.Z$5];1)-CEILING([.$C$5]*MOD([.$D29]+[.Z$5];[.$C$4]);1);[.$C$3])" office:value-type="float" office:value="0" calcext:value-type="float">
            <text:p>0</text:p>
          </table:table-cell>
          <table:table-cell table:formula="of:=MOD(CEILING([.$C$5]*[.$D29];1)+CEILING([.$C$5]*[.AA$5];1)-CEILING([.$C$5]*MOD([.$D29]+[.AA$5];[.$C$4]);1);[.$C$3])" office:value-type="float" office:value="0" calcext:value-type="float">
            <text:p>0</text:p>
          </table:table-cell>
          <table:table-cell table:formula="of:=MOD(CEILING([.$C$5]*[.$D29];1)+CEILING([.$C$5]*[.AB$5];1)-CEILING([.$C$5]*MOD([.$D29]+[.AB$5];[.$C$4]);1);[.$C$3])" office:value-type="float" office:value="0" calcext:value-type="float">
            <text:p>0</text:p>
          </table:table-cell>
          <table:table-cell table:formula="of:=MOD(CEILING([.$C$5]*[.$D29];1)+CEILING([.$C$5]*[.AC$5];1)-CEILING([.$C$5]*MOD([.$D29]+[.AC$5];[.$C$4]);1);[.$C$3])" office:value-type="float" office:value="0" calcext:value-type="float">
            <text:p>0</text:p>
          </table:table-cell>
          <table:table-cell table:formula="of:=MOD(CEILING([.$C$5]*[.$D29];1)+CEILING([.$C$5]*[.AD$5];1)-CEILING([.$C$5]*MOD([.$D29]+[.AD$5];[.$C$4]);1);[.$C$3])" office:value-type="float" office:value="0" calcext:value-type="float">
            <text:p>0</text:p>
          </table:table-cell>
          <table:table-cell table:formula="of:=MOD(CEILING([.$C$5]*[.$D29];1)+CEILING([.$C$5]*[.AE$5];1)-CEILING([.$C$5]*MOD([.$D29]+[.AE$5];[.$C$4]);1);[.$C$3])" office:value-type="float" office:value="1" calcext:value-type="float">
            <text:p>1</text:p>
          </table:table-cell>
          <table:table-cell table:formula="of:=MOD(CEILING([.$C$5]*[.$D29];1)+CEILING([.$C$5]*[.AF$5];1)-CEILING([.$C$5]*MOD([.$D29]+[.AF$5];[.$C$4]);1);[.$C$3])" office:value-type="float" office:value="0" calcext:value-type="float">
            <text:p>0</text:p>
          </table:table-cell>
          <table:table-cell table:formula="of:=MOD(CEILING([.$C$5]*[.$D29];1)+CEILING([.$C$5]*[.AG$5];1)-CEILING([.$C$5]*MOD([.$D29]+[.AG$5];[.$C$4]);1);[.$C$3])" office:value-type="float" office:value="0" calcext:value-type="float">
            <text:p>0</text:p>
          </table:table-cell>
          <table:table-cell table:formula="of:=MOD(CEILING([.$C$5]*[.$D29];1)+CEILING([.$C$5]*[.AH$5];1)-CEILING([.$C$5]*MOD([.$D29]+[.AH$5];[.$C$4]);1);[.$C$3])" office:value-type="float" office:value="0" calcext:value-type="float">
            <text:p>0</text:p>
          </table:table-cell>
          <table:table-cell table:formula="of:=MOD(CEILING([.$C$5]*[.$D29];1)+CEILING([.$C$5]*[.AI$5];1)-CEILING([.$C$5]*MOD([.$D29]+[.AI$5];[.$C$4]);1);[.$C$3])" office:value-type="float" office:value="0" calcext:value-type="float">
            <text:p>0</text:p>
          </table:table-cell>
          <table:table-cell table:formula="of:=MOD(CEILING([.$C$5]*[.$D29];1)+CEILING([.$C$5]*[.AJ$5];1)-CEILING([.$C$5]*MOD([.$D29]+[.AJ$5];[.$C$4]);1);[.$C$3])" office:value-type="float" office:value="0" calcext:value-type="float">
            <text:p>0</text:p>
          </table:table-cell>
          <table:table-cell table:formula="of:=MOD(CEILING([.$C$5]*[.$D29];1)+CEILING([.$C$5]*[.AK$5];1)-CEILING([.$C$5]*MOD([.$D29]+[.AK$5];[.$C$4]);1);[.$C$3])" office:value-type="float" office:value="0" calcext:value-type="float">
            <text:p>0</text:p>
          </table:table-cell>
          <table:table-cell table:formula="of:=MOD(CEILING([.$C$5]*[.$D29];1)+CEILING([.$C$5]*[.AL$5];1)-CEILING([.$C$5]*MOD([.$D29]+[.AL$5];[.$C$4]);1);[.$C$3])" office:value-type="float" office:value="1" calcext:value-type="float">
            <text:p>1</text:p>
          </table:table-cell>
          <table:table-cell table:formula="of:=MOD(CEILING([.$C$5]*[.$D29];1)+CEILING([.$C$5]*[.AM$5];1)-CEILING([.$C$5]*MOD([.$D29]+[.AM$5];[.$C$4]);1);[.$C$3])" office:value-type="float" office:value="0" calcext:value-type="float">
            <text:p>0</text:p>
          </table:table-cell>
          <table:table-cell table:formula="of:=MOD(CEILING([.$C$5]*[.$D29];1)+CEILING([.$C$5]*[.AN$5];1)-CEILING([.$C$5]*MOD([.$D29]+[.AN$5];[.$C$4]);1);[.$C$3])" office:value-type="float" office:value="0" calcext:value-type="float">
            <text:p>0</text:p>
          </table:table-cell>
          <table:table-cell table:formula="of:=MOD(CEILING([.$C$5]*[.$D29];1)+CEILING([.$C$5]*[.AO$5];1)-CEILING([.$C$5]*MOD([.$D29]+[.AO$5];[.$C$4]);1);[.$C$3])" office:value-type="float" office:value="0" calcext:value-type="float">
            <text:p>0</text:p>
          </table:table-cell>
          <table:table-cell table:formula="of:=MOD(CEILING([.$C$5]*[.$D29];1)+CEILING([.$C$5]*[.AP$5];1)-CEILING([.$C$5]*MOD([.$D29]+[.AP$5];[.$C$4]);1);[.$C$3])" office:value-type="float" office:value="0" calcext:value-type="float">
            <text:p>0</text:p>
          </table:table-cell>
          <table:table-cell table:formula="of:=MOD(CEILING([.$C$5]*[.$D29];1)+CEILING([.$C$5]*[.AQ$5];1)-CEILING([.$C$5]*MOD([.$D29]+[.AQ$5];[.$C$4]);1);[.$C$3])" office:value-type="float" office:value="0" calcext:value-type="float">
            <text:p>0</text:p>
          </table:table-cell>
          <table:table-cell table:formula="of:=MOD(CEILING([.$C$5]*[.$D29];1)+CEILING([.$C$5]*[.AR$5];1)-CEILING([.$C$5]*MOD([.$D29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MOD(CEILING([.$C$5]*[.$D30];1)+CEILING([.$C$5]*[.E$5];1)-CEILING([.$C$5]*MOD([.$D30]+[.E$5];[.$C$4]);1);[.$C$3])" office:value-type="float" office:value="0" calcext:value-type="float">
            <text:p>0</text:p>
          </table:table-cell>
          <table:table-cell table:formula="of:=MOD(CEILING([.$C$5]*[.$D30];1)+CEILING([.$C$5]*[.F$5];1)-CEILING([.$C$5]*MOD([.$D30]+[.F$5];[.$C$4]);1);[.$C$3])" office:value-type="float" office:value="1" calcext:value-type="float">
            <text:p>1</text:p>
          </table:table-cell>
          <table:table-cell table:formula="of:=MOD(CEILING([.$C$5]*[.$D30];1)+CEILING([.$C$5]*[.G$5];1)-CEILING([.$C$5]*MOD([.$D30]+[.G$5];[.$C$4]);1);[.$C$3])" office:value-type="float" office:value="0" calcext:value-type="float">
            <text:p>0</text:p>
          </table:table-cell>
          <table:table-cell table:formula="of:=MOD(CEILING([.$C$5]*[.$D30];1)+CEILING([.$C$5]*[.H$5];1)-CEILING([.$C$5]*MOD([.$D30]+[.H$5];[.$C$4]);1);[.$C$3])" office:value-type="float" office:value="1" calcext:value-type="float">
            <text:p>1</text:p>
          </table:table-cell>
          <table:table-cell table:formula="of:=MOD(CEILING([.$C$5]*[.$D30];1)+CEILING([.$C$5]*[.I$5];1)-CEILING([.$C$5]*MOD([.$D30]+[.I$5];[.$C$4]);1);[.$C$3])" office:value-type="float" office:value="1" calcext:value-type="float">
            <text:p>1</text:p>
          </table:table-cell>
          <table:table-cell table:formula="of:=MOD(CEILING([.$C$5]*[.$D30];1)+CEILING([.$C$5]*[.J$5];1)-CEILING([.$C$5]*MOD([.$D30]+[.J$5];[.$C$4]);1);[.$C$3])" office:value-type="float" office:value="1" calcext:value-type="float">
            <text:p>1</text:p>
          </table:table-cell>
          <table:table-cell table:formula="of:=MOD(CEILING([.$C$5]*[.$D30];1)+CEILING([.$C$5]*[.K$5];1)-CEILING([.$C$5]*MOD([.$D30]+[.K$5];[.$C$4]);1);[.$C$3])" office:value-type="float" office:value="1" calcext:value-type="float">
            <text:p>1</text:p>
          </table:table-cell>
          <table:table-cell table:formula="of:=MOD(CEILING([.$C$5]*[.$D30];1)+CEILING([.$C$5]*[.L$5];1)-CEILING([.$C$5]*MOD([.$D30]+[.L$5];[.$C$4]);1);[.$C$3])" office:value-type="float" office:value="0" calcext:value-type="float">
            <text:p>0</text:p>
          </table:table-cell>
          <table:table-cell table:formula="of:=MOD(CEILING([.$C$5]*[.$D30];1)+CEILING([.$C$5]*[.M$5];1)-CEILING([.$C$5]*MOD([.$D30]+[.M$5];[.$C$4]);1);[.$C$3])" office:value-type="float" office:value="1" calcext:value-type="float">
            <text:p>1</text:p>
          </table:table-cell>
          <table:table-cell table:formula="of:=MOD(CEILING([.$C$5]*[.$D30];1)+CEILING([.$C$5]*[.N$5];1)-CEILING([.$C$5]*MOD([.$D30]+[.N$5];[.$C$4]);1);[.$C$3])" office:value-type="float" office:value="0" calcext:value-type="float">
            <text:p>0</text:p>
          </table:table-cell>
          <table:table-cell table:formula="of:=MOD(CEILING([.$C$5]*[.$D30];1)+CEILING([.$C$5]*[.O$5];1)-CEILING([.$C$5]*MOD([.$D30]+[.O$5];[.$C$4]);1);[.$C$3])" office:value-type="float" office:value="1" calcext:value-type="float">
            <text:p>1</text:p>
          </table:table-cell>
          <table:table-cell table:formula="of:=MOD(CEILING([.$C$5]*[.$D30];1)+CEILING([.$C$5]*[.P$5];1)-CEILING([.$C$5]*MOD([.$D30]+[.P$5];[.$C$4]);1);[.$C$3])" office:value-type="float" office:value="1" calcext:value-type="float">
            <text:p>1</text:p>
          </table:table-cell>
          <table:table-cell table:formula="of:=MOD(CEILING([.$C$5]*[.$D30];1)+CEILING([.$C$5]*[.Q$5];1)-CEILING([.$C$5]*MOD([.$D30]+[.Q$5];[.$C$4]);1);[.$C$3])" office:value-type="float" office:value="1" calcext:value-type="float">
            <text:p>1</text:p>
          </table:table-cell>
          <table:table-cell table:formula="of:=MOD(CEILING([.$C$5]*[.$D30];1)+CEILING([.$C$5]*[.R$5];1)-CEILING([.$C$5]*MOD([.$D30]+[.R$5];[.$C$4]);1);[.$C$3])" office:value-type="float" office:value="1" calcext:value-type="float">
            <text:p>1</text:p>
          </table:table-cell>
          <table:table-cell table:formula="of:=MOD(CEILING([.$C$5]*[.$D30];1)+CEILING([.$C$5]*[.S$5];1)-CEILING([.$C$5]*MOD([.$D30]+[.S$5];[.$C$4]);1);[.$C$3])" office:value-type="float" office:value="0" calcext:value-type="float">
            <text:p>0</text:p>
          </table:table-cell>
          <table:table-cell table:formula="of:=MOD(CEILING([.$C$5]*[.$D30];1)+CEILING([.$C$5]*[.T$5];1)-CEILING([.$C$5]*MOD([.$D30]+[.T$5];[.$C$4]);1);[.$C$3])" office:value-type="float" office:value="1" calcext:value-type="float">
            <text:p>1</text:p>
          </table:table-cell>
          <table:table-cell table:formula="of:=MOD(CEILING([.$C$5]*[.$D30];1)+CEILING([.$C$5]*[.U$5];1)-CEILING([.$C$5]*MOD([.$D30]+[.U$5];[.$C$4]);1);[.$C$3])" office:value-type="float" office:value="0" calcext:value-type="float">
            <text:p>0</text:p>
          </table:table-cell>
          <table:table-cell table:formula="of:=MOD(CEILING([.$C$5]*[.$D30];1)+CEILING([.$C$5]*[.V$5];1)-CEILING([.$C$5]*MOD([.$D30]+[.V$5];[.$C$4]);1);[.$C$3])" office:value-type="float" office:value="1" calcext:value-type="float">
            <text:p>1</text:p>
          </table:table-cell>
          <table:table-cell table:formula="of:=MOD(CEILING([.$C$5]*[.$D30];1)+CEILING([.$C$5]*[.W$5];1)-CEILING([.$C$5]*MOD([.$D30]+[.W$5];[.$C$4]);1);[.$C$3])" office:value-type="float" office:value="1" calcext:value-type="float">
            <text:p>1</text:p>
          </table:table-cell>
          <table:table-cell table:formula="of:=MOD(CEILING([.$C$5]*[.$D30];1)+CEILING([.$C$5]*[.X$5];1)-CEILING([.$C$5]*MOD([.$D30]+[.X$5];[.$C$4]);1);[.$C$3])" office:value-type="float" office:value="1" calcext:value-type="float">
            <text:p>1</text:p>
          </table:table-cell>
          <table:table-cell table:formula="of:=MOD(CEILING([.$C$5]*[.$D30];1)+CEILING([.$C$5]*[.Y$5];1)-CEILING([.$C$5]*MOD([.$D30]+[.Y$5];[.$C$4]);1);[.$C$3])" office:value-type="float" office:value="1" calcext:value-type="float">
            <text:p>1</text:p>
          </table:table-cell>
          <table:table-cell table:formula="of:=MOD(CEILING([.$C$5]*[.$D30];1)+CEILING([.$C$5]*[.Z$5];1)-CEILING([.$C$5]*MOD([.$D30]+[.Z$5];[.$C$4]);1);[.$C$3])" office:value-type="float" office:value="0" calcext:value-type="float">
            <text:p>0</text:p>
          </table:table-cell>
          <table:table-cell table:formula="of:=MOD(CEILING([.$C$5]*[.$D30];1)+CEILING([.$C$5]*[.AA$5];1)-CEILING([.$C$5]*MOD([.$D30]+[.AA$5];[.$C$4]);1);[.$C$3])" office:value-type="float" office:value="1" calcext:value-type="float">
            <text:p>1</text:p>
          </table:table-cell>
          <table:table-cell table:formula="of:=MOD(CEILING([.$C$5]*[.$D30];1)+CEILING([.$C$5]*[.AB$5];1)-CEILING([.$C$5]*MOD([.$D30]+[.AB$5];[.$C$4]);1);[.$C$3])" office:value-type="float" office:value="0" calcext:value-type="float">
            <text:p>0</text:p>
          </table:table-cell>
          <table:table-cell table:formula="of:=MOD(CEILING([.$C$5]*[.$D30];1)+CEILING([.$C$5]*[.AC$5];1)-CEILING([.$C$5]*MOD([.$D30]+[.AC$5];[.$C$4]);1);[.$C$3])" office:value-type="float" office:value="1" calcext:value-type="float">
            <text:p>1</text:p>
          </table:table-cell>
          <table:table-cell table:formula="of:=MOD(CEILING([.$C$5]*[.$D30];1)+CEILING([.$C$5]*[.AD$5];1)-CEILING([.$C$5]*MOD([.$D30]+[.AD$5];[.$C$4]);1);[.$C$3])" office:value-type="float" office:value="1" calcext:value-type="float">
            <text:p>1</text:p>
          </table:table-cell>
          <table:table-cell table:formula="of:=MOD(CEILING([.$C$5]*[.$D30];1)+CEILING([.$C$5]*[.AE$5];1)-CEILING([.$C$5]*MOD([.$D30]+[.AE$5];[.$C$4]);1);[.$C$3])" office:value-type="float" office:value="1" calcext:value-type="float">
            <text:p>1</text:p>
          </table:table-cell>
          <table:table-cell table:formula="of:=MOD(CEILING([.$C$5]*[.$D30];1)+CEILING([.$C$5]*[.AF$5];1)-CEILING([.$C$5]*MOD([.$D30]+[.AF$5];[.$C$4]);1);[.$C$3])" office:value-type="float" office:value="1" calcext:value-type="float">
            <text:p>1</text:p>
          </table:table-cell>
          <table:table-cell table:formula="of:=MOD(CEILING([.$C$5]*[.$D30];1)+CEILING([.$C$5]*[.AG$5];1)-CEILING([.$C$5]*MOD([.$D30]+[.AG$5];[.$C$4]);1);[.$C$3])" office:value-type="float" office:value="0" calcext:value-type="float">
            <text:p>0</text:p>
          </table:table-cell>
          <table:table-cell table:formula="of:=MOD(CEILING([.$C$5]*[.$D30];1)+CEILING([.$C$5]*[.AH$5];1)-CEILING([.$C$5]*MOD([.$D30]+[.AH$5];[.$C$4]);1);[.$C$3])" office:value-type="float" office:value="1" calcext:value-type="float">
            <text:p>1</text:p>
          </table:table-cell>
          <table:table-cell table:formula="of:=MOD(CEILING([.$C$5]*[.$D30];1)+CEILING([.$C$5]*[.AI$5];1)-CEILING([.$C$5]*MOD([.$D30]+[.AI$5];[.$C$4]);1);[.$C$3])" office:value-type="float" office:value="0" calcext:value-type="float">
            <text:p>0</text:p>
          </table:table-cell>
          <table:table-cell table:formula="of:=MOD(CEILING([.$C$5]*[.$D30];1)+CEILING([.$C$5]*[.AJ$5];1)-CEILING([.$C$5]*MOD([.$D30]+[.AJ$5];[.$C$4]);1);[.$C$3])" office:value-type="float" office:value="1" calcext:value-type="float">
            <text:p>1</text:p>
          </table:table-cell>
          <table:table-cell table:formula="of:=MOD(CEILING([.$C$5]*[.$D30];1)+CEILING([.$C$5]*[.AK$5];1)-CEILING([.$C$5]*MOD([.$D30]+[.AK$5];[.$C$4]);1);[.$C$3])" office:value-type="float" office:value="1" calcext:value-type="float">
            <text:p>1</text:p>
          </table:table-cell>
          <table:table-cell table:formula="of:=MOD(CEILING([.$C$5]*[.$D30];1)+CEILING([.$C$5]*[.AL$5];1)-CEILING([.$C$5]*MOD([.$D30]+[.AL$5];[.$C$4]);1);[.$C$3])" office:value-type="float" office:value="1" calcext:value-type="float">
            <text:p>1</text:p>
          </table:table-cell>
          <table:table-cell table:formula="of:=MOD(CEILING([.$C$5]*[.$D30];1)+CEILING([.$C$5]*[.AM$5];1)-CEILING([.$C$5]*MOD([.$D30]+[.AM$5];[.$C$4]);1);[.$C$3])" office:value-type="float" office:value="1" calcext:value-type="float">
            <text:p>1</text:p>
          </table:table-cell>
          <table:table-cell table:formula="of:=MOD(CEILING([.$C$5]*[.$D30];1)+CEILING([.$C$5]*[.AN$5];1)-CEILING([.$C$5]*MOD([.$D30]+[.AN$5];[.$C$4]);1);[.$C$3])" office:value-type="float" office:value="0" calcext:value-type="float">
            <text:p>0</text:p>
          </table:table-cell>
          <table:table-cell table:formula="of:=MOD(CEILING([.$C$5]*[.$D30];1)+CEILING([.$C$5]*[.AO$5];1)-CEILING([.$C$5]*MOD([.$D30]+[.AO$5];[.$C$4]);1);[.$C$3])" office:value-type="float" office:value="1" calcext:value-type="float">
            <text:p>1</text:p>
          </table:table-cell>
          <table:table-cell table:formula="of:=MOD(CEILING([.$C$5]*[.$D30];1)+CEILING([.$C$5]*[.AP$5];1)-CEILING([.$C$5]*MOD([.$D30]+[.AP$5];[.$C$4]);1);[.$C$3])" office:value-type="float" office:value="0" calcext:value-type="float">
            <text:p>0</text:p>
          </table:table-cell>
          <table:table-cell table:formula="of:=MOD(CEILING([.$C$5]*[.$D30];1)+CEILING([.$C$5]*[.AQ$5];1)-CEILING([.$C$5]*MOD([.$D30]+[.AQ$5];[.$C$4]);1);[.$C$3])" office:value-type="float" office:value="1" calcext:value-type="float">
            <text:p>1</text:p>
          </table:table-cell>
          <table:table-cell table:formula="of:=MOD(CEILING([.$C$5]*[.$D30];1)+CEILING([.$C$5]*[.AR$5];1)-CEILING([.$C$5]*MOD([.$D30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05" calcext:value-type="float">
            <text:p>26.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MOD(CEILING([.$C$5]*[.$D31];1)+CEILING([.$C$5]*[.E$5];1)-CEILING([.$C$5]*MOD([.$D31]+[.E$5];[.$C$4]);1);[.$C$3])" office:value-type="float" office:value="0" calcext:value-type="float">
            <text:p>0</text:p>
          </table:table-cell>
          <table:table-cell table:formula="of:=MOD(CEILING([.$C$5]*[.$D31];1)+CEILING([.$C$5]*[.F$5];1)-CEILING([.$C$5]*MOD([.$D31]+[.F$5];[.$C$4]);1);[.$C$3])" office:value-type="float" office:value="0" calcext:value-type="float">
            <text:p>0</text:p>
          </table:table-cell>
          <table:table-cell table:formula="of:=MOD(CEILING([.$C$5]*[.$D31];1)+CEILING([.$C$5]*[.G$5];1)-CEILING([.$C$5]*MOD([.$D31]+[.G$5];[.$C$4]);1);[.$C$3])" office:value-type="float" office:value="0" calcext:value-type="float">
            <text:p>0</text:p>
          </table:table-cell>
          <table:table-cell table:formula="of:=MOD(CEILING([.$C$5]*[.$D31];1)+CEILING([.$C$5]*[.H$5];1)-CEILING([.$C$5]*MOD([.$D31]+[.H$5];[.$C$4]);1);[.$C$3])" office:value-type="float" office:value="1" calcext:value-type="float">
            <text:p>1</text:p>
          </table:table-cell>
          <table:table-cell table:formula="of:=MOD(CEILING([.$C$5]*[.$D31];1)+CEILING([.$C$5]*[.I$5];1)-CEILING([.$C$5]*MOD([.$D31]+[.I$5];[.$C$4]);1);[.$C$3])" office:value-type="float" office:value="0" calcext:value-type="float">
            <text:p>0</text:p>
          </table:table-cell>
          <table:table-cell table:formula="of:=MOD(CEILING([.$C$5]*[.$D31];1)+CEILING([.$C$5]*[.J$5];1)-CEILING([.$C$5]*MOD([.$D31]+[.J$5];[.$C$4]);1);[.$C$3])" office:value-type="float" office:value="1" calcext:value-type="float">
            <text:p>1</text:p>
          </table:table-cell>
          <table:table-cell table:formula="of:=MOD(CEILING([.$C$5]*[.$D31];1)+CEILING([.$C$5]*[.K$5];1)-CEILING([.$C$5]*MOD([.$D31]+[.K$5];[.$C$4]);1);[.$C$3])" office:value-type="float" office:value="0" calcext:value-type="float">
            <text:p>0</text:p>
          </table:table-cell>
          <table:table-cell table:formula="of:=MOD(CEILING([.$C$5]*[.$D31];1)+CEILING([.$C$5]*[.L$5];1)-CEILING([.$C$5]*MOD([.$D31]+[.L$5];[.$C$4]);1);[.$C$3])" office:value-type="float" office:value="0" calcext:value-type="float">
            <text:p>0</text:p>
          </table:table-cell>
          <table:table-cell table:formula="of:=MOD(CEILING([.$C$5]*[.$D31];1)+CEILING([.$C$5]*[.M$5];1)-CEILING([.$C$5]*MOD([.$D31]+[.M$5];[.$C$4]);1);[.$C$3])" office:value-type="float" office:value="0" calcext:value-type="float">
            <text:p>0</text:p>
          </table:table-cell>
          <table:table-cell table:formula="of:=MOD(CEILING([.$C$5]*[.$D31];1)+CEILING([.$C$5]*[.N$5];1)-CEILING([.$C$5]*MOD([.$D31]+[.N$5];[.$C$4]);1);[.$C$3])" office:value-type="float" office:value="0" calcext:value-type="float">
            <text:p>0</text:p>
          </table:table-cell>
          <table:table-cell table:formula="of:=MOD(CEILING([.$C$5]*[.$D31];1)+CEILING([.$C$5]*[.O$5];1)-CEILING([.$C$5]*MOD([.$D31]+[.O$5];[.$C$4]);1);[.$C$3])" office:value-type="float" office:value="1" calcext:value-type="float">
            <text:p>1</text:p>
          </table:table-cell>
          <table:table-cell table:formula="of:=MOD(CEILING([.$C$5]*[.$D31];1)+CEILING([.$C$5]*[.P$5];1)-CEILING([.$C$5]*MOD([.$D31]+[.P$5];[.$C$4]);1);[.$C$3])" office:value-type="float" office:value="0" calcext:value-type="float">
            <text:p>0</text:p>
          </table:table-cell>
          <table:table-cell table:formula="of:=MOD(CEILING([.$C$5]*[.$D31];1)+CEILING([.$C$5]*[.Q$5];1)-CEILING([.$C$5]*MOD([.$D31]+[.Q$5];[.$C$4]);1);[.$C$3])" office:value-type="float" office:value="1" calcext:value-type="float">
            <text:p>1</text:p>
          </table:table-cell>
          <table:table-cell table:formula="of:=MOD(CEILING([.$C$5]*[.$D31];1)+CEILING([.$C$5]*[.R$5];1)-CEILING([.$C$5]*MOD([.$D31]+[.R$5];[.$C$4]);1);[.$C$3])" office:value-type="float" office:value="0" calcext:value-type="float">
            <text:p>0</text:p>
          </table:table-cell>
          <table:table-cell table:formula="of:=MOD(CEILING([.$C$5]*[.$D31];1)+CEILING([.$C$5]*[.S$5];1)-CEILING([.$C$5]*MOD([.$D31]+[.S$5];[.$C$4]);1);[.$C$3])" office:value-type="float" office:value="0" calcext:value-type="float">
            <text:p>0</text:p>
          </table:table-cell>
          <table:table-cell table:formula="of:=MOD(CEILING([.$C$5]*[.$D31];1)+CEILING([.$C$5]*[.T$5];1)-CEILING([.$C$5]*MOD([.$D31]+[.T$5];[.$C$4]);1);[.$C$3])" office:value-type="float" office:value="0" calcext:value-type="float">
            <text:p>0</text:p>
          </table:table-cell>
          <table:table-cell table:formula="of:=MOD(CEILING([.$C$5]*[.$D31];1)+CEILING([.$C$5]*[.U$5];1)-CEILING([.$C$5]*MOD([.$D31]+[.U$5];[.$C$4]);1);[.$C$3])" office:value-type="float" office:value="0" calcext:value-type="float">
            <text:p>0</text:p>
          </table:table-cell>
          <table:table-cell table:formula="of:=MOD(CEILING([.$C$5]*[.$D31];1)+CEILING([.$C$5]*[.V$5];1)-CEILING([.$C$5]*MOD([.$D31]+[.V$5];[.$C$4]);1);[.$C$3])" office:value-type="float" office:value="1" calcext:value-type="float">
            <text:p>1</text:p>
          </table:table-cell>
          <table:table-cell table:formula="of:=MOD(CEILING([.$C$5]*[.$D31];1)+CEILING([.$C$5]*[.W$5];1)-CEILING([.$C$5]*MOD([.$D31]+[.W$5];[.$C$4]);1);[.$C$3])" office:value-type="float" office:value="0" calcext:value-type="float">
            <text:p>0</text:p>
          </table:table-cell>
          <table:table-cell table:formula="of:=MOD(CEILING([.$C$5]*[.$D31];1)+CEILING([.$C$5]*[.X$5];1)-CEILING([.$C$5]*MOD([.$D31]+[.X$5];[.$C$4]);1);[.$C$3])" office:value-type="float" office:value="1" calcext:value-type="float">
            <text:p>1</text:p>
          </table:table-cell>
          <table:table-cell table:formula="of:=MOD(CEILING([.$C$5]*[.$D31];1)+CEILING([.$C$5]*[.Y$5];1)-CEILING([.$C$5]*MOD([.$D31]+[.Y$5];[.$C$4]);1);[.$C$3])" office:value-type="float" office:value="0" calcext:value-type="float">
            <text:p>0</text:p>
          </table:table-cell>
          <table:table-cell table:formula="of:=MOD(CEILING([.$C$5]*[.$D31];1)+CEILING([.$C$5]*[.Z$5];1)-CEILING([.$C$5]*MOD([.$D31]+[.Z$5];[.$C$4]);1);[.$C$3])" office:value-type="float" office:value="0" calcext:value-type="float">
            <text:p>0</text:p>
          </table:table-cell>
          <table:table-cell table:formula="of:=MOD(CEILING([.$C$5]*[.$D31];1)+CEILING([.$C$5]*[.AA$5];1)-CEILING([.$C$5]*MOD([.$D31]+[.AA$5];[.$C$4]);1);[.$C$3])" office:value-type="float" office:value="0" calcext:value-type="float">
            <text:p>0</text:p>
          </table:table-cell>
          <table:table-cell table:formula="of:=MOD(CEILING([.$C$5]*[.$D31];1)+CEILING([.$C$5]*[.AB$5];1)-CEILING([.$C$5]*MOD([.$D31]+[.AB$5];[.$C$4]);1);[.$C$3])" office:value-type="float" office:value="0" calcext:value-type="float">
            <text:p>0</text:p>
          </table:table-cell>
          <table:table-cell table:formula="of:=MOD(CEILING([.$C$5]*[.$D31];1)+CEILING([.$C$5]*[.AC$5];1)-CEILING([.$C$5]*MOD([.$D31]+[.AC$5];[.$C$4]);1);[.$C$3])" office:value-type="float" office:value="1" calcext:value-type="float">
            <text:p>1</text:p>
          </table:table-cell>
          <table:table-cell table:formula="of:=MOD(CEILING([.$C$5]*[.$D31];1)+CEILING([.$C$5]*[.AD$5];1)-CEILING([.$C$5]*MOD([.$D31]+[.AD$5];[.$C$4]);1);[.$C$3])" office:value-type="float" office:value="0" calcext:value-type="float">
            <text:p>0</text:p>
          </table:table-cell>
          <table:table-cell table:formula="of:=MOD(CEILING([.$C$5]*[.$D31];1)+CEILING([.$C$5]*[.AE$5];1)-CEILING([.$C$5]*MOD([.$D31]+[.AE$5];[.$C$4]);1);[.$C$3])" office:value-type="float" office:value="1" calcext:value-type="float">
            <text:p>1</text:p>
          </table:table-cell>
          <table:table-cell table:formula="of:=MOD(CEILING([.$C$5]*[.$D31];1)+CEILING([.$C$5]*[.AF$5];1)-CEILING([.$C$5]*MOD([.$D31]+[.AF$5];[.$C$4]);1);[.$C$3])" office:value-type="float" office:value="0" calcext:value-type="float">
            <text:p>0</text:p>
          </table:table-cell>
          <table:table-cell table:formula="of:=MOD(CEILING([.$C$5]*[.$D31];1)+CEILING([.$C$5]*[.AG$5];1)-CEILING([.$C$5]*MOD([.$D31]+[.AG$5];[.$C$4]);1);[.$C$3])" office:value-type="float" office:value="0" calcext:value-type="float">
            <text:p>0</text:p>
          </table:table-cell>
          <table:table-cell table:formula="of:=MOD(CEILING([.$C$5]*[.$D31];1)+CEILING([.$C$5]*[.AH$5];1)-CEILING([.$C$5]*MOD([.$D31]+[.AH$5];[.$C$4]);1);[.$C$3])" office:value-type="float" office:value="0" calcext:value-type="float">
            <text:p>0</text:p>
          </table:table-cell>
          <table:table-cell table:formula="of:=MOD(CEILING([.$C$5]*[.$D31];1)+CEILING([.$C$5]*[.AI$5];1)-CEILING([.$C$5]*MOD([.$D31]+[.AI$5];[.$C$4]);1);[.$C$3])" office:value-type="float" office:value="0" calcext:value-type="float">
            <text:p>0</text:p>
          </table:table-cell>
          <table:table-cell table:formula="of:=MOD(CEILING([.$C$5]*[.$D31];1)+CEILING([.$C$5]*[.AJ$5];1)-CEILING([.$C$5]*MOD([.$D31]+[.AJ$5];[.$C$4]);1);[.$C$3])" office:value-type="float" office:value="1" calcext:value-type="float">
            <text:p>1</text:p>
          </table:table-cell>
          <table:table-cell table:formula="of:=MOD(CEILING([.$C$5]*[.$D31];1)+CEILING([.$C$5]*[.AK$5];1)-CEILING([.$C$5]*MOD([.$D31]+[.AK$5];[.$C$4]);1);[.$C$3])" office:value-type="float" office:value="0" calcext:value-type="float">
            <text:p>0</text:p>
          </table:table-cell>
          <table:table-cell table:formula="of:=MOD(CEILING([.$C$5]*[.$D31];1)+CEILING([.$C$5]*[.AL$5];1)-CEILING([.$C$5]*MOD([.$D31]+[.AL$5];[.$C$4]);1);[.$C$3])" office:value-type="float" office:value="1" calcext:value-type="float">
            <text:p>1</text:p>
          </table:table-cell>
          <table:table-cell table:formula="of:=MOD(CEILING([.$C$5]*[.$D31];1)+CEILING([.$C$5]*[.AM$5];1)-CEILING([.$C$5]*MOD([.$D31]+[.AM$5];[.$C$4]);1);[.$C$3])" office:value-type="float" office:value="0" calcext:value-type="float">
            <text:p>0</text:p>
          </table:table-cell>
          <table:table-cell table:formula="of:=MOD(CEILING([.$C$5]*[.$D31];1)+CEILING([.$C$5]*[.AN$5];1)-CEILING([.$C$5]*MOD([.$D31]+[.AN$5];[.$C$4]);1);[.$C$3])" office:value-type="float" office:value="0" calcext:value-type="float">
            <text:p>0</text:p>
          </table:table-cell>
          <table:table-cell table:formula="of:=MOD(CEILING([.$C$5]*[.$D31];1)+CEILING([.$C$5]*[.AO$5];1)-CEILING([.$C$5]*MOD([.$D31]+[.AO$5];[.$C$4]);1);[.$C$3])" office:value-type="float" office:value="0" calcext:value-type="float">
            <text:p>0</text:p>
          </table:table-cell>
          <table:table-cell table:formula="of:=MOD(CEILING([.$C$5]*[.$D31];1)+CEILING([.$C$5]*[.AP$5];1)-CEILING([.$C$5]*MOD([.$D31]+[.AP$5];[.$C$4]);1);[.$C$3])" office:value-type="float" office:value="0" calcext:value-type="float">
            <text:p>0</text:p>
          </table:table-cell>
          <table:table-cell table:formula="of:=MOD(CEILING([.$C$5]*[.$D31];1)+CEILING([.$C$5]*[.AQ$5];1)-CEILING([.$C$5]*MOD([.$D31]+[.AQ$5];[.$C$4]);1);[.$C$3])" office:value-type="float" office:value="1" calcext:value-type="float">
            <text:p>1</text:p>
          </table:table-cell>
          <table:table-cell table:formula="of:=MOD(CEILING([.$C$5]*[.$D31];1)+CEILING([.$C$5]*[.AR$5];1)-CEILING([.$C$5]*MOD([.$D3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1" calcext:value-type="float">
            <text:p>26.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MOD(CEILING([.$C$5]*[.$D32];1)+CEILING([.$C$5]*[.E$5];1)-CEILING([.$C$5]*MOD([.$D32]+[.E$5];[.$C$4]);1);[.$C$3])" office:value-type="float" office:value="0" calcext:value-type="float">
            <text:p>0</text:p>
          </table:table-cell>
          <table:table-cell table:formula="of:=MOD(CEILING([.$C$5]*[.$D32];1)+CEILING([.$C$5]*[.F$5];1)-CEILING([.$C$5]*MOD([.$D32]+[.F$5];[.$C$4]);1);[.$C$3])" office:value-type="float" office:value="1" calcext:value-type="float">
            <text:p>1</text:p>
          </table:table-cell>
          <table:table-cell table:formula="of:=MOD(CEILING([.$C$5]*[.$D32];1)+CEILING([.$C$5]*[.G$5];1)-CEILING([.$C$5]*MOD([.$D32]+[.G$5];[.$C$4]);1);[.$C$3])" office:value-type="float" office:value="1" calcext:value-type="float">
            <text:p>1</text:p>
          </table:table-cell>
          <table:table-cell table:formula="of:=MOD(CEILING([.$C$5]*[.$D32];1)+CEILING([.$C$5]*[.H$5];1)-CEILING([.$C$5]*MOD([.$D32]+[.H$5];[.$C$4]);1);[.$C$3])" office:value-type="float" office:value="1" calcext:value-type="float">
            <text:p>1</text:p>
          </table:table-cell>
          <table:table-cell table:formula="of:=MOD(CEILING([.$C$5]*[.$D32];1)+CEILING([.$C$5]*[.I$5];1)-CEILING([.$C$5]*MOD([.$D32]+[.I$5];[.$C$4]);1);[.$C$3])" office:value-type="float" office:value="1" calcext:value-type="float">
            <text:p>1</text:p>
          </table:table-cell>
          <table:table-cell table:formula="of:=MOD(CEILING([.$C$5]*[.$D32];1)+CEILING([.$C$5]*[.J$5];1)-CEILING([.$C$5]*MOD([.$D32]+[.J$5];[.$C$4]);1);[.$C$3])" office:value-type="float" office:value="1" calcext:value-type="float">
            <text:p>1</text:p>
          </table:table-cell>
          <table:table-cell table:formula="of:=MOD(CEILING([.$C$5]*[.$D32];1)+CEILING([.$C$5]*[.K$5];1)-CEILING([.$C$5]*MOD([.$D32]+[.K$5];[.$C$4]);1);[.$C$3])" office:value-type="float" office:value="1" calcext:value-type="float">
            <text:p>1</text:p>
          </table:table-cell>
          <table:table-cell table:formula="of:=MOD(CEILING([.$C$5]*[.$D32];1)+CEILING([.$C$5]*[.L$5];1)-CEILING([.$C$5]*MOD([.$D32]+[.L$5];[.$C$4]);1);[.$C$3])" office:value-type="float" office:value="0" calcext:value-type="float">
            <text:p>0</text:p>
          </table:table-cell>
          <table:table-cell table:formula="of:=MOD(CEILING([.$C$5]*[.$D32];1)+CEILING([.$C$5]*[.M$5];1)-CEILING([.$C$5]*MOD([.$D32]+[.M$5];[.$C$4]);1);[.$C$3])" office:value-type="float" office:value="1" calcext:value-type="float">
            <text:p>1</text:p>
          </table:table-cell>
          <table:table-cell table:formula="of:=MOD(CEILING([.$C$5]*[.$D32];1)+CEILING([.$C$5]*[.N$5];1)-CEILING([.$C$5]*MOD([.$D32]+[.N$5];[.$C$4]);1);[.$C$3])" office:value-type="float" office:value="1" calcext:value-type="float">
            <text:p>1</text:p>
          </table:table-cell>
          <table:table-cell table:formula="of:=MOD(CEILING([.$C$5]*[.$D32];1)+CEILING([.$C$5]*[.O$5];1)-CEILING([.$C$5]*MOD([.$D32]+[.O$5];[.$C$4]);1);[.$C$3])" office:value-type="float" office:value="1" calcext:value-type="float">
            <text:p>1</text:p>
          </table:table-cell>
          <table:table-cell table:formula="of:=MOD(CEILING([.$C$5]*[.$D32];1)+CEILING([.$C$5]*[.P$5];1)-CEILING([.$C$5]*MOD([.$D32]+[.P$5];[.$C$4]);1);[.$C$3])" office:value-type="float" office:value="1" calcext:value-type="float">
            <text:p>1</text:p>
          </table:table-cell>
          <table:table-cell table:formula="of:=MOD(CEILING([.$C$5]*[.$D32];1)+CEILING([.$C$5]*[.Q$5];1)-CEILING([.$C$5]*MOD([.$D32]+[.Q$5];[.$C$4]);1);[.$C$3])" office:value-type="float" office:value="1" calcext:value-type="float">
            <text:p>1</text:p>
          </table:table-cell>
          <table:table-cell table:formula="of:=MOD(CEILING([.$C$5]*[.$D32];1)+CEILING([.$C$5]*[.R$5];1)-CEILING([.$C$5]*MOD([.$D32]+[.R$5];[.$C$4]);1);[.$C$3])" office:value-type="float" office:value="1" calcext:value-type="float">
            <text:p>1</text:p>
          </table:table-cell>
          <table:table-cell table:formula="of:=MOD(CEILING([.$C$5]*[.$D32];1)+CEILING([.$C$5]*[.S$5];1)-CEILING([.$C$5]*MOD([.$D32]+[.S$5];[.$C$4]);1);[.$C$3])" office:value-type="float" office:value="0" calcext:value-type="float">
            <text:p>0</text:p>
          </table:table-cell>
          <table:table-cell table:formula="of:=MOD(CEILING([.$C$5]*[.$D32];1)+CEILING([.$C$5]*[.T$5];1)-CEILING([.$C$5]*MOD([.$D32]+[.T$5];[.$C$4]);1);[.$C$3])" office:value-type="float" office:value="1" calcext:value-type="float">
            <text:p>1</text:p>
          </table:table-cell>
          <table:table-cell table:formula="of:=MOD(CEILING([.$C$5]*[.$D32];1)+CEILING([.$C$5]*[.U$5];1)-CEILING([.$C$5]*MOD([.$D32]+[.U$5];[.$C$4]);1);[.$C$3])" office:value-type="float" office:value="1" calcext:value-type="float">
            <text:p>1</text:p>
          </table:table-cell>
          <table:table-cell table:formula="of:=MOD(CEILING([.$C$5]*[.$D32];1)+CEILING([.$C$5]*[.V$5];1)-CEILING([.$C$5]*MOD([.$D32]+[.V$5];[.$C$4]);1);[.$C$3])" office:value-type="float" office:value="1" calcext:value-type="float">
            <text:p>1</text:p>
          </table:table-cell>
          <table:table-cell table:formula="of:=MOD(CEILING([.$C$5]*[.$D32];1)+CEILING([.$C$5]*[.W$5];1)-CEILING([.$C$5]*MOD([.$D32]+[.W$5];[.$C$4]);1);[.$C$3])" office:value-type="float" office:value="1" calcext:value-type="float">
            <text:p>1</text:p>
          </table:table-cell>
          <table:table-cell table:formula="of:=MOD(CEILING([.$C$5]*[.$D32];1)+CEILING([.$C$5]*[.X$5];1)-CEILING([.$C$5]*MOD([.$D32]+[.X$5];[.$C$4]);1);[.$C$3])" office:value-type="float" office:value="1" calcext:value-type="float">
            <text:p>1</text:p>
          </table:table-cell>
          <table:table-cell table:formula="of:=MOD(CEILING([.$C$5]*[.$D32];1)+CEILING([.$C$5]*[.Y$5];1)-CEILING([.$C$5]*MOD([.$D32]+[.Y$5];[.$C$4]);1);[.$C$3])" office:value-type="float" office:value="1" calcext:value-type="float">
            <text:p>1</text:p>
          </table:table-cell>
          <table:table-cell table:formula="of:=MOD(CEILING([.$C$5]*[.$D32];1)+CEILING([.$C$5]*[.Z$5];1)-CEILING([.$C$5]*MOD([.$D32]+[.Z$5];[.$C$4]);1);[.$C$3])" office:value-type="float" office:value="0" calcext:value-type="float">
            <text:p>0</text:p>
          </table:table-cell>
          <table:table-cell table:formula="of:=MOD(CEILING([.$C$5]*[.$D32];1)+CEILING([.$C$5]*[.AA$5];1)-CEILING([.$C$5]*MOD([.$D32]+[.AA$5];[.$C$4]);1);[.$C$3])" office:value-type="float" office:value="1" calcext:value-type="float">
            <text:p>1</text:p>
          </table:table-cell>
          <table:table-cell table:formula="of:=MOD(CEILING([.$C$5]*[.$D32];1)+CEILING([.$C$5]*[.AB$5];1)-CEILING([.$C$5]*MOD([.$D32]+[.AB$5];[.$C$4]);1);[.$C$3])" office:value-type="float" office:value="1" calcext:value-type="float">
            <text:p>1</text:p>
          </table:table-cell>
          <table:table-cell table:formula="of:=MOD(CEILING([.$C$5]*[.$D32];1)+CEILING([.$C$5]*[.AC$5];1)-CEILING([.$C$5]*MOD([.$D32]+[.AC$5];[.$C$4]);1);[.$C$3])" office:value-type="float" office:value="1" calcext:value-type="float">
            <text:p>1</text:p>
          </table:table-cell>
          <table:table-cell table:formula="of:=MOD(CEILING([.$C$5]*[.$D32];1)+CEILING([.$C$5]*[.AD$5];1)-CEILING([.$C$5]*MOD([.$D32]+[.AD$5];[.$C$4]);1);[.$C$3])" office:value-type="float" office:value="1" calcext:value-type="float">
            <text:p>1</text:p>
          </table:table-cell>
          <table:table-cell table:formula="of:=MOD(CEILING([.$C$5]*[.$D32];1)+CEILING([.$C$5]*[.AE$5];1)-CEILING([.$C$5]*MOD([.$D32]+[.AE$5];[.$C$4]);1);[.$C$3])" office:value-type="float" office:value="1" calcext:value-type="float">
            <text:p>1</text:p>
          </table:table-cell>
          <table:table-cell table:formula="of:=MOD(CEILING([.$C$5]*[.$D32];1)+CEILING([.$C$5]*[.AF$5];1)-CEILING([.$C$5]*MOD([.$D32]+[.AF$5];[.$C$4]);1);[.$C$3])" office:value-type="float" office:value="1" calcext:value-type="float">
            <text:p>1</text:p>
          </table:table-cell>
          <table:table-cell table:formula="of:=MOD(CEILING([.$C$5]*[.$D32];1)+CEILING([.$C$5]*[.AG$5];1)-CEILING([.$C$5]*MOD([.$D32]+[.AG$5];[.$C$4]);1);[.$C$3])" office:value-type="float" office:value="0" calcext:value-type="float">
            <text:p>0</text:p>
          </table:table-cell>
          <table:table-cell table:formula="of:=MOD(CEILING([.$C$5]*[.$D32];1)+CEILING([.$C$5]*[.AH$5];1)-CEILING([.$C$5]*MOD([.$D32]+[.AH$5];[.$C$4]);1);[.$C$3])" office:value-type="float" office:value="1" calcext:value-type="float">
            <text:p>1</text:p>
          </table:table-cell>
          <table:table-cell table:formula="of:=MOD(CEILING([.$C$5]*[.$D32];1)+CEILING([.$C$5]*[.AI$5];1)-CEILING([.$C$5]*MOD([.$D32]+[.AI$5];[.$C$4]);1);[.$C$3])" office:value-type="float" office:value="1" calcext:value-type="float">
            <text:p>1</text:p>
          </table:table-cell>
          <table:table-cell table:formula="of:=MOD(CEILING([.$C$5]*[.$D32];1)+CEILING([.$C$5]*[.AJ$5];1)-CEILING([.$C$5]*MOD([.$D32]+[.AJ$5];[.$C$4]);1);[.$C$3])" office:value-type="float" office:value="1" calcext:value-type="float">
            <text:p>1</text:p>
          </table:table-cell>
          <table:table-cell table:formula="of:=MOD(CEILING([.$C$5]*[.$D32];1)+CEILING([.$C$5]*[.AK$5];1)-CEILING([.$C$5]*MOD([.$D32]+[.AK$5];[.$C$4]);1);[.$C$3])" office:value-type="float" office:value="1" calcext:value-type="float">
            <text:p>1</text:p>
          </table:table-cell>
          <table:table-cell table:formula="of:=MOD(CEILING([.$C$5]*[.$D32];1)+CEILING([.$C$5]*[.AL$5];1)-CEILING([.$C$5]*MOD([.$D32]+[.AL$5];[.$C$4]);1);[.$C$3])" office:value-type="float" office:value="1" calcext:value-type="float">
            <text:p>1</text:p>
          </table:table-cell>
          <table:table-cell table:formula="of:=MOD(CEILING([.$C$5]*[.$D32];1)+CEILING([.$C$5]*[.AM$5];1)-CEILING([.$C$5]*MOD([.$D32]+[.AM$5];[.$C$4]);1);[.$C$3])" office:value-type="float" office:value="1" calcext:value-type="float">
            <text:p>1</text:p>
          </table:table-cell>
          <table:table-cell table:formula="of:=MOD(CEILING([.$C$5]*[.$D32];1)+CEILING([.$C$5]*[.AN$5];1)-CEILING([.$C$5]*MOD([.$D32]+[.AN$5];[.$C$4]);1);[.$C$3])" office:value-type="float" office:value="0" calcext:value-type="float">
            <text:p>0</text:p>
          </table:table-cell>
          <table:table-cell table:formula="of:=MOD(CEILING([.$C$5]*[.$D32];1)+CEILING([.$C$5]*[.AO$5];1)-CEILING([.$C$5]*MOD([.$D32]+[.AO$5];[.$C$4]);1);[.$C$3])" office:value-type="float" office:value="1" calcext:value-type="float">
            <text:p>1</text:p>
          </table:table-cell>
          <table:table-cell table:formula="of:=MOD(CEILING([.$C$5]*[.$D32];1)+CEILING([.$C$5]*[.AP$5];1)-CEILING([.$C$5]*MOD([.$D32]+[.AP$5];[.$C$4]);1);[.$C$3])" office:value-type="float" office:value="1" calcext:value-type="float">
            <text:p>1</text:p>
          </table:table-cell>
          <table:table-cell table:formula="of:=MOD(CEILING([.$C$5]*[.$D32];1)+CEILING([.$C$5]*[.AQ$5];1)-CEILING([.$C$5]*MOD([.$D32]+[.AQ$5];[.$C$4]);1);[.$C$3])" office:value-type="float" office:value="1" calcext:value-type="float">
            <text:p>1</text:p>
          </table:table-cell>
          <table:table-cell table:formula="of:=MOD(CEILING([.$C$5]*[.$D32];1)+CEILING([.$C$5]*[.AR$5];1)-CEILING([.$C$5]*MOD([.$D32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15" calcext:value-type="float">
            <text:p>26.1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MOD(CEILING([.$C$5]*[.$D33];1)+CEILING([.$C$5]*[.E$5];1)-CEILING([.$C$5]*MOD([.$D33]+[.E$5];[.$C$4]);1);[.$C$3])" office:value-type="float" office:value="0" calcext:value-type="float">
            <text:p>0</text:p>
          </table:table-cell>
          <table:table-cell table:formula="of:=MOD(CEILING([.$C$5]*[.$D33];1)+CEILING([.$C$5]*[.F$5];1)-CEILING([.$C$5]*MOD([.$D33]+[.F$5];[.$C$4]);1);[.$C$3])" office:value-type="float" office:value="1" calcext:value-type="float">
            <text:p>1</text:p>
          </table:table-cell>
          <table:table-cell table:formula="of:=MOD(CEILING([.$C$5]*[.$D33];1)+CEILING([.$C$5]*[.G$5];1)-CEILING([.$C$5]*MOD([.$D33]+[.G$5];[.$C$4]);1);[.$C$3])" office:value-type="float" office:value="0" calcext:value-type="float">
            <text:p>0</text:p>
          </table:table-cell>
          <table:table-cell table:formula="of:=MOD(CEILING([.$C$5]*[.$D33];1)+CEILING([.$C$5]*[.H$5];1)-CEILING([.$C$5]*MOD([.$D33]+[.H$5];[.$C$4]);1);[.$C$3])" office:value-type="float" office:value="1" calcext:value-type="float">
            <text:p>1</text:p>
          </table:table-cell>
          <table:table-cell table:formula="of:=MOD(CEILING([.$C$5]*[.$D33];1)+CEILING([.$C$5]*[.I$5];1)-CEILING([.$C$5]*MOD([.$D33]+[.I$5];[.$C$4]);1);[.$C$3])" office:value-type="float" office:value="0" calcext:value-type="float">
            <text:p>0</text:p>
          </table:table-cell>
          <table:table-cell table:formula="of:=MOD(CEILING([.$C$5]*[.$D33];1)+CEILING([.$C$5]*[.J$5];1)-CEILING([.$C$5]*MOD([.$D33]+[.J$5];[.$C$4]);1);[.$C$3])" office:value-type="float" office:value="1" calcext:value-type="float">
            <text:p>1</text:p>
          </table:table-cell>
          <table:table-cell table:formula="of:=MOD(CEILING([.$C$5]*[.$D33];1)+CEILING([.$C$5]*[.K$5];1)-CEILING([.$C$5]*MOD([.$D33]+[.K$5];[.$C$4]);1);[.$C$3])" office:value-type="float" office:value="0" calcext:value-type="float">
            <text:p>0</text:p>
          </table:table-cell>
          <table:table-cell table:formula="of:=MOD(CEILING([.$C$5]*[.$D33];1)+CEILING([.$C$5]*[.L$5];1)-CEILING([.$C$5]*MOD([.$D33]+[.L$5];[.$C$4]);1);[.$C$3])" office:value-type="float" office:value="0" calcext:value-type="float">
            <text:p>0</text:p>
          </table:table-cell>
          <table:table-cell table:formula="of:=MOD(CEILING([.$C$5]*[.$D33];1)+CEILING([.$C$5]*[.M$5];1)-CEILING([.$C$5]*MOD([.$D33]+[.M$5];[.$C$4]);1);[.$C$3])" office:value-type="float" office:value="1" calcext:value-type="float">
            <text:p>1</text:p>
          </table:table-cell>
          <table:table-cell table:formula="of:=MOD(CEILING([.$C$5]*[.$D33];1)+CEILING([.$C$5]*[.N$5];1)-CEILING([.$C$5]*MOD([.$D33]+[.N$5];[.$C$4]);1);[.$C$3])" office:value-type="float" office:value="0" calcext:value-type="float">
            <text:p>0</text:p>
          </table:table-cell>
          <table:table-cell table:formula="of:=MOD(CEILING([.$C$5]*[.$D33];1)+CEILING([.$C$5]*[.O$5];1)-CEILING([.$C$5]*MOD([.$D33]+[.O$5];[.$C$4]);1);[.$C$3])" office:value-type="float" office:value="1" calcext:value-type="float">
            <text:p>1</text:p>
          </table:table-cell>
          <table:table-cell table:formula="of:=MOD(CEILING([.$C$5]*[.$D33];1)+CEILING([.$C$5]*[.P$5];1)-CEILING([.$C$5]*MOD([.$D33]+[.P$5];[.$C$4]);1);[.$C$3])" office:value-type="float" office:value="0" calcext:value-type="float">
            <text:p>0</text:p>
          </table:table-cell>
          <table:table-cell table:formula="of:=MOD(CEILING([.$C$5]*[.$D33];1)+CEILING([.$C$5]*[.Q$5];1)-CEILING([.$C$5]*MOD([.$D33]+[.Q$5];[.$C$4]);1);[.$C$3])" office:value-type="float" office:value="1" calcext:value-type="float">
            <text:p>1</text:p>
          </table:table-cell>
          <table:table-cell table:formula="of:=MOD(CEILING([.$C$5]*[.$D33];1)+CEILING([.$C$5]*[.R$5];1)-CEILING([.$C$5]*MOD([.$D33]+[.R$5];[.$C$4]);1);[.$C$3])" office:value-type="float" office:value="0" calcext:value-type="float">
            <text:p>0</text:p>
          </table:table-cell>
          <table:table-cell table:formula="of:=MOD(CEILING([.$C$5]*[.$D33];1)+CEILING([.$C$5]*[.S$5];1)-CEILING([.$C$5]*MOD([.$D33]+[.S$5];[.$C$4]);1);[.$C$3])" office:value-type="float" office:value="0" calcext:value-type="float">
            <text:p>0</text:p>
          </table:table-cell>
          <table:table-cell table:formula="of:=MOD(CEILING([.$C$5]*[.$D33];1)+CEILING([.$C$5]*[.T$5];1)-CEILING([.$C$5]*MOD([.$D33]+[.T$5];[.$C$4]);1);[.$C$3])" office:value-type="float" office:value="1" calcext:value-type="float">
            <text:p>1</text:p>
          </table:table-cell>
          <table:table-cell table:formula="of:=MOD(CEILING([.$C$5]*[.$D33];1)+CEILING([.$C$5]*[.U$5];1)-CEILING([.$C$5]*MOD([.$D33]+[.U$5];[.$C$4]);1);[.$C$3])" office:value-type="float" office:value="0" calcext:value-type="float">
            <text:p>0</text:p>
          </table:table-cell>
          <table:table-cell table:formula="of:=MOD(CEILING([.$C$5]*[.$D33];1)+CEILING([.$C$5]*[.V$5];1)-CEILING([.$C$5]*MOD([.$D33]+[.V$5];[.$C$4]);1);[.$C$3])" office:value-type="float" office:value="1" calcext:value-type="float">
            <text:p>1</text:p>
          </table:table-cell>
          <table:table-cell table:formula="of:=MOD(CEILING([.$C$5]*[.$D33];1)+CEILING([.$C$5]*[.W$5];1)-CEILING([.$C$5]*MOD([.$D33]+[.W$5];[.$C$4]);1);[.$C$3])" office:value-type="float" office:value="0" calcext:value-type="float">
            <text:p>0</text:p>
          </table:table-cell>
          <table:table-cell table:formula="of:=MOD(CEILING([.$C$5]*[.$D33];1)+CEILING([.$C$5]*[.X$5];1)-CEILING([.$C$5]*MOD([.$D33]+[.X$5];[.$C$4]);1);[.$C$3])" office:value-type="float" office:value="1" calcext:value-type="float">
            <text:p>1</text:p>
          </table:table-cell>
          <table:table-cell table:formula="of:=MOD(CEILING([.$C$5]*[.$D33];1)+CEILING([.$C$5]*[.Y$5];1)-CEILING([.$C$5]*MOD([.$D33]+[.Y$5];[.$C$4]);1);[.$C$3])" office:value-type="float" office:value="0" calcext:value-type="float">
            <text:p>0</text:p>
          </table:table-cell>
          <table:table-cell table:formula="of:=MOD(CEILING([.$C$5]*[.$D33];1)+CEILING([.$C$5]*[.Z$5];1)-CEILING([.$C$5]*MOD([.$D33]+[.Z$5];[.$C$4]);1);[.$C$3])" office:value-type="float" office:value="0" calcext:value-type="float">
            <text:p>0</text:p>
          </table:table-cell>
          <table:table-cell table:formula="of:=MOD(CEILING([.$C$5]*[.$D33];1)+CEILING([.$C$5]*[.AA$5];1)-CEILING([.$C$5]*MOD([.$D33]+[.AA$5];[.$C$4]);1);[.$C$3])" office:value-type="float" office:value="1" calcext:value-type="float">
            <text:p>1</text:p>
          </table:table-cell>
          <table:table-cell table:formula="of:=MOD(CEILING([.$C$5]*[.$D33];1)+CEILING([.$C$5]*[.AB$5];1)-CEILING([.$C$5]*MOD([.$D33]+[.AB$5];[.$C$4]);1);[.$C$3])" office:value-type="float" office:value="0" calcext:value-type="float">
            <text:p>0</text:p>
          </table:table-cell>
          <table:table-cell table:formula="of:=MOD(CEILING([.$C$5]*[.$D33];1)+CEILING([.$C$5]*[.AC$5];1)-CEILING([.$C$5]*MOD([.$D33]+[.AC$5];[.$C$4]);1);[.$C$3])" office:value-type="float" office:value="1" calcext:value-type="float">
            <text:p>1</text:p>
          </table:table-cell>
          <table:table-cell table:formula="of:=MOD(CEILING([.$C$5]*[.$D33];1)+CEILING([.$C$5]*[.AD$5];1)-CEILING([.$C$5]*MOD([.$D33]+[.AD$5];[.$C$4]);1);[.$C$3])" office:value-type="float" office:value="0" calcext:value-type="float">
            <text:p>0</text:p>
          </table:table-cell>
          <table:table-cell table:formula="of:=MOD(CEILING([.$C$5]*[.$D33];1)+CEILING([.$C$5]*[.AE$5];1)-CEILING([.$C$5]*MOD([.$D33]+[.AE$5];[.$C$4]);1);[.$C$3])" office:value-type="float" office:value="1" calcext:value-type="float">
            <text:p>1</text:p>
          </table:table-cell>
          <table:table-cell table:formula="of:=MOD(CEILING([.$C$5]*[.$D33];1)+CEILING([.$C$5]*[.AF$5];1)-CEILING([.$C$5]*MOD([.$D33]+[.AF$5];[.$C$4]);1);[.$C$3])" office:value-type="float" office:value="0" calcext:value-type="float">
            <text:p>0</text:p>
          </table:table-cell>
          <table:table-cell table:formula="of:=MOD(CEILING([.$C$5]*[.$D33];1)+CEILING([.$C$5]*[.AG$5];1)-CEILING([.$C$5]*MOD([.$D33]+[.AG$5];[.$C$4]);1);[.$C$3])" office:value-type="float" office:value="0" calcext:value-type="float">
            <text:p>0</text:p>
          </table:table-cell>
          <table:table-cell table:formula="of:=MOD(CEILING([.$C$5]*[.$D33];1)+CEILING([.$C$5]*[.AH$5];1)-CEILING([.$C$5]*MOD([.$D33]+[.AH$5];[.$C$4]);1);[.$C$3])" office:value-type="float" office:value="1" calcext:value-type="float">
            <text:p>1</text:p>
          </table:table-cell>
          <table:table-cell table:formula="of:=MOD(CEILING([.$C$5]*[.$D33];1)+CEILING([.$C$5]*[.AI$5];1)-CEILING([.$C$5]*MOD([.$D33]+[.AI$5];[.$C$4]);1);[.$C$3])" office:value-type="float" office:value="0" calcext:value-type="float">
            <text:p>0</text:p>
          </table:table-cell>
          <table:table-cell table:formula="of:=MOD(CEILING([.$C$5]*[.$D33];1)+CEILING([.$C$5]*[.AJ$5];1)-CEILING([.$C$5]*MOD([.$D33]+[.AJ$5];[.$C$4]);1);[.$C$3])" office:value-type="float" office:value="1" calcext:value-type="float">
            <text:p>1</text:p>
          </table:table-cell>
          <table:table-cell table:formula="of:=MOD(CEILING([.$C$5]*[.$D33];1)+CEILING([.$C$5]*[.AK$5];1)-CEILING([.$C$5]*MOD([.$D33]+[.AK$5];[.$C$4]);1);[.$C$3])" office:value-type="float" office:value="0" calcext:value-type="float">
            <text:p>0</text:p>
          </table:table-cell>
          <table:table-cell table:formula="of:=MOD(CEILING([.$C$5]*[.$D33];1)+CEILING([.$C$5]*[.AL$5];1)-CEILING([.$C$5]*MOD([.$D33]+[.AL$5];[.$C$4]);1);[.$C$3])" office:value-type="float" office:value="1" calcext:value-type="float">
            <text:p>1</text:p>
          </table:table-cell>
          <table:table-cell table:formula="of:=MOD(CEILING([.$C$5]*[.$D33];1)+CEILING([.$C$5]*[.AM$5];1)-CEILING([.$C$5]*MOD([.$D33]+[.AM$5];[.$C$4]);1);[.$C$3])" office:value-type="float" office:value="0" calcext:value-type="float">
            <text:p>0</text:p>
          </table:table-cell>
          <table:table-cell table:formula="of:=MOD(CEILING([.$C$5]*[.$D33];1)+CEILING([.$C$5]*[.AN$5];1)-CEILING([.$C$5]*MOD([.$D33]+[.AN$5];[.$C$4]);1);[.$C$3])" office:value-type="float" office:value="0" calcext:value-type="float">
            <text:p>0</text:p>
          </table:table-cell>
          <table:table-cell table:formula="of:=MOD(CEILING([.$C$5]*[.$D33];1)+CEILING([.$C$5]*[.AO$5];1)-CEILING([.$C$5]*MOD([.$D33]+[.AO$5];[.$C$4]);1);[.$C$3])" office:value-type="float" office:value="1" calcext:value-type="float">
            <text:p>1</text:p>
          </table:table-cell>
          <table:table-cell table:formula="of:=MOD(CEILING([.$C$5]*[.$D33];1)+CEILING([.$C$5]*[.AP$5];1)-CEILING([.$C$5]*MOD([.$D33]+[.AP$5];[.$C$4]);1);[.$C$3])" office:value-type="float" office:value="0" calcext:value-type="float">
            <text:p>0</text:p>
          </table:table-cell>
          <table:table-cell table:formula="of:=MOD(CEILING([.$C$5]*[.$D33];1)+CEILING([.$C$5]*[.AQ$5];1)-CEILING([.$C$5]*MOD([.$D33]+[.AQ$5];[.$C$4]);1);[.$C$3])" office:value-type="float" office:value="1" calcext:value-type="float">
            <text:p>1</text:p>
          </table:table-cell>
          <table:table-cell table:formula="of:=MOD(CEILING([.$C$5]*[.$D33];1)+CEILING([.$C$5]*[.AR$5];1)-CEILING([.$C$5]*MOD([.$D3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2" calcext:value-type="float">
            <text:p>26.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MOD(CEILING([.$C$5]*[.$D34];1)+CEILING([.$C$5]*[.E$5];1)-CEILING([.$C$5]*MOD([.$D34]+[.E$5];[.$C$4]);1);[.$C$3])" office:value-type="float" office:value="0" calcext:value-type="float">
            <text:p>0</text:p>
          </table:table-cell>
          <table:table-cell table:formula="of:=MOD(CEILING([.$C$5]*[.$D34];1)+CEILING([.$C$5]*[.F$5];1)-CEILING([.$C$5]*MOD([.$D34]+[.F$5];[.$C$4]);1);[.$C$3])" office:value-type="float" office:value="0" calcext:value-type="float">
            <text:p>0</text:p>
          </table:table-cell>
          <table:table-cell table:formula="of:=MOD(CEILING([.$C$5]*[.$D34];1)+CEILING([.$C$5]*[.G$5];1)-CEILING([.$C$5]*MOD([.$D34]+[.G$5];[.$C$4]);1);[.$C$3])" office:value-type="float" office:value="0" calcext:value-type="float">
            <text:p>0</text:p>
          </table:table-cell>
          <table:table-cell table:formula="of:=MOD(CEILING([.$C$5]*[.$D34];1)+CEILING([.$C$5]*[.H$5];1)-CEILING([.$C$5]*MOD([.$D34]+[.H$5];[.$C$4]);1);[.$C$3])" office:value-type="float" office:value="0" calcext:value-type="float">
            <text:p>0</text:p>
          </table:table-cell>
          <table:table-cell table:formula="of:=MOD(CEILING([.$C$5]*[.$D34];1)+CEILING([.$C$5]*[.I$5];1)-CEILING([.$C$5]*MOD([.$D34]+[.I$5];[.$C$4]);1);[.$C$3])" office:value-type="float" office:value="0" calcext:value-type="float">
            <text:p>0</text:p>
          </table:table-cell>
          <table:table-cell table:formula="of:=MOD(CEILING([.$C$5]*[.$D34];1)+CEILING([.$C$5]*[.J$5];1)-CEILING([.$C$5]*MOD([.$D34]+[.J$5];[.$C$4]);1);[.$C$3])" office:value-type="float" office:value="0" calcext:value-type="float">
            <text:p>0</text:p>
          </table:table-cell>
          <table:table-cell table:formula="of:=MOD(CEILING([.$C$5]*[.$D34];1)+CEILING([.$C$5]*[.K$5];1)-CEILING([.$C$5]*MOD([.$D34]+[.K$5];[.$C$4]);1);[.$C$3])" office:value-type="float" office:value="0" calcext:value-type="float">
            <text:p>0</text:p>
          </table:table-cell>
          <table:table-cell table:formula="of:=MOD(CEILING([.$C$5]*[.$D34];1)+CEILING([.$C$5]*[.L$5];1)-CEILING([.$C$5]*MOD([.$D34]+[.L$5];[.$C$4]);1);[.$C$3])" office:value-type="float" office:value="0" calcext:value-type="float">
            <text:p>0</text:p>
          </table:table-cell>
          <table:table-cell table:formula="of:=MOD(CEILING([.$C$5]*[.$D34];1)+CEILING([.$C$5]*[.M$5];1)-CEILING([.$C$5]*MOD([.$D34]+[.M$5];[.$C$4]);1);[.$C$3])" office:value-type="float" office:value="0" calcext:value-type="float">
            <text:p>0</text:p>
          </table:table-cell>
          <table:table-cell table:formula="of:=MOD(CEILING([.$C$5]*[.$D34];1)+CEILING([.$C$5]*[.N$5];1)-CEILING([.$C$5]*MOD([.$D34]+[.N$5];[.$C$4]);1);[.$C$3])" office:value-type="float" office:value="0" calcext:value-type="float">
            <text:p>0</text:p>
          </table:table-cell>
          <table:table-cell table:formula="of:=MOD(CEILING([.$C$5]*[.$D34];1)+CEILING([.$C$5]*[.O$5];1)-CEILING([.$C$5]*MOD([.$D34]+[.O$5];[.$C$4]);1);[.$C$3])" office:value-type="float" office:value="0" calcext:value-type="float">
            <text:p>0</text:p>
          </table:table-cell>
          <table:table-cell table:formula="of:=MOD(CEILING([.$C$5]*[.$D34];1)+CEILING([.$C$5]*[.P$5];1)-CEILING([.$C$5]*MOD([.$D34]+[.P$5];[.$C$4]);1);[.$C$3])" office:value-type="float" office:value="0" calcext:value-type="float">
            <text:p>0</text:p>
          </table:table-cell>
          <table:table-cell table:formula="of:=MOD(CEILING([.$C$5]*[.$D34];1)+CEILING([.$C$5]*[.Q$5];1)-CEILING([.$C$5]*MOD([.$D34]+[.Q$5];[.$C$4]);1);[.$C$3])" office:value-type="float" office:value="0" calcext:value-type="float">
            <text:p>0</text:p>
          </table:table-cell>
          <table:table-cell table:formula="of:=MOD(CEILING([.$C$5]*[.$D34];1)+CEILING([.$C$5]*[.R$5];1)-CEILING([.$C$5]*MOD([.$D34]+[.R$5];[.$C$4]);1);[.$C$3])" office:value-type="float" office:value="0" calcext:value-type="float">
            <text:p>0</text:p>
          </table:table-cell>
          <table:table-cell table:formula="of:=MOD(CEILING([.$C$5]*[.$D34];1)+CEILING([.$C$5]*[.S$5];1)-CEILING([.$C$5]*MOD([.$D34]+[.S$5];[.$C$4]);1);[.$C$3])" office:value-type="float" office:value="0" calcext:value-type="float">
            <text:p>0</text:p>
          </table:table-cell>
          <table:table-cell table:formula="of:=MOD(CEILING([.$C$5]*[.$D34];1)+CEILING([.$C$5]*[.T$5];1)-CEILING([.$C$5]*MOD([.$D34]+[.T$5];[.$C$4]);1);[.$C$3])" office:value-type="float" office:value="0" calcext:value-type="float">
            <text:p>0</text:p>
          </table:table-cell>
          <table:table-cell table:formula="of:=MOD(CEILING([.$C$5]*[.$D34];1)+CEILING([.$C$5]*[.U$5];1)-CEILING([.$C$5]*MOD([.$D34]+[.U$5];[.$C$4]);1);[.$C$3])" office:value-type="float" office:value="0" calcext:value-type="float">
            <text:p>0</text:p>
          </table:table-cell>
          <table:table-cell table:formula="of:=MOD(CEILING([.$C$5]*[.$D34];1)+CEILING([.$C$5]*[.V$5];1)-CEILING([.$C$5]*MOD([.$D34]+[.V$5];[.$C$4]);1);[.$C$3])" office:value-type="float" office:value="0" calcext:value-type="float">
            <text:p>0</text:p>
          </table:table-cell>
          <table:table-cell table:formula="of:=MOD(CEILING([.$C$5]*[.$D34];1)+CEILING([.$C$5]*[.W$5];1)-CEILING([.$C$5]*MOD([.$D34]+[.W$5];[.$C$4]);1);[.$C$3])" office:value-type="float" office:value="0" calcext:value-type="float">
            <text:p>0</text:p>
          </table:table-cell>
          <table:table-cell table:formula="of:=MOD(CEILING([.$C$5]*[.$D34];1)+CEILING([.$C$5]*[.X$5];1)-CEILING([.$C$5]*MOD([.$D34]+[.X$5];[.$C$4]);1);[.$C$3])" office:value-type="float" office:value="0" calcext:value-type="float">
            <text:p>0</text:p>
          </table:table-cell>
          <table:table-cell table:formula="of:=MOD(CEILING([.$C$5]*[.$D34];1)+CEILING([.$C$5]*[.Y$5];1)-CEILING([.$C$5]*MOD([.$D34]+[.Y$5];[.$C$4]);1);[.$C$3])" office:value-type="float" office:value="0" calcext:value-type="float">
            <text:p>0</text:p>
          </table:table-cell>
          <table:table-cell table:formula="of:=MOD(CEILING([.$C$5]*[.$D34];1)+CEILING([.$C$5]*[.Z$5];1)-CEILING([.$C$5]*MOD([.$D34]+[.Z$5];[.$C$4]);1);[.$C$3])" office:value-type="float" office:value="0" calcext:value-type="float">
            <text:p>0</text:p>
          </table:table-cell>
          <table:table-cell table:formula="of:=MOD(CEILING([.$C$5]*[.$D34];1)+CEILING([.$C$5]*[.AA$5];1)-CEILING([.$C$5]*MOD([.$D34]+[.AA$5];[.$C$4]);1);[.$C$3])" office:value-type="float" office:value="0" calcext:value-type="float">
            <text:p>0</text:p>
          </table:table-cell>
          <table:table-cell table:formula="of:=MOD(CEILING([.$C$5]*[.$D34];1)+CEILING([.$C$5]*[.AB$5];1)-CEILING([.$C$5]*MOD([.$D34]+[.AB$5];[.$C$4]);1);[.$C$3])" office:value-type="float" office:value="0" calcext:value-type="float">
            <text:p>0</text:p>
          </table:table-cell>
          <table:table-cell table:formula="of:=MOD(CEILING([.$C$5]*[.$D34];1)+CEILING([.$C$5]*[.AC$5];1)-CEILING([.$C$5]*MOD([.$D34]+[.AC$5];[.$C$4]);1);[.$C$3])" office:value-type="float" office:value="0" calcext:value-type="float">
            <text:p>0</text:p>
          </table:table-cell>
          <table:table-cell table:formula="of:=MOD(CEILING([.$C$5]*[.$D34];1)+CEILING([.$C$5]*[.AD$5];1)-CEILING([.$C$5]*MOD([.$D34]+[.AD$5];[.$C$4]);1);[.$C$3])" office:value-type="float" office:value="0" calcext:value-type="float">
            <text:p>0</text:p>
          </table:table-cell>
          <table:table-cell table:formula="of:=MOD(CEILING([.$C$5]*[.$D34];1)+CEILING([.$C$5]*[.AE$5];1)-CEILING([.$C$5]*MOD([.$D34]+[.AE$5];[.$C$4]);1);[.$C$3])" office:value-type="float" office:value="0" calcext:value-type="float">
            <text:p>0</text:p>
          </table:table-cell>
          <table:table-cell table:formula="of:=MOD(CEILING([.$C$5]*[.$D34];1)+CEILING([.$C$5]*[.AF$5];1)-CEILING([.$C$5]*MOD([.$D34]+[.AF$5];[.$C$4]);1);[.$C$3])" office:value-type="float" office:value="0" calcext:value-type="float">
            <text:p>0</text:p>
          </table:table-cell>
          <table:table-cell table:formula="of:=MOD(CEILING([.$C$5]*[.$D34];1)+CEILING([.$C$5]*[.AG$5];1)-CEILING([.$C$5]*MOD([.$D34]+[.AG$5];[.$C$4]);1);[.$C$3])" office:value-type="float" office:value="0" calcext:value-type="float">
            <text:p>0</text:p>
          </table:table-cell>
          <table:table-cell table:formula="of:=MOD(CEILING([.$C$5]*[.$D34];1)+CEILING([.$C$5]*[.AH$5];1)-CEILING([.$C$5]*MOD([.$D34]+[.AH$5];[.$C$4]);1);[.$C$3])" office:value-type="float" office:value="0" calcext:value-type="float">
            <text:p>0</text:p>
          </table:table-cell>
          <table:table-cell table:formula="of:=MOD(CEILING([.$C$5]*[.$D34];1)+CEILING([.$C$5]*[.AI$5];1)-CEILING([.$C$5]*MOD([.$D34]+[.AI$5];[.$C$4]);1);[.$C$3])" office:value-type="float" office:value="0" calcext:value-type="float">
            <text:p>0</text:p>
          </table:table-cell>
          <table:table-cell table:formula="of:=MOD(CEILING([.$C$5]*[.$D34];1)+CEILING([.$C$5]*[.AJ$5];1)-CEILING([.$C$5]*MOD([.$D34]+[.AJ$5];[.$C$4]);1);[.$C$3])" office:value-type="float" office:value="0" calcext:value-type="float">
            <text:p>0</text:p>
          </table:table-cell>
          <table:table-cell table:formula="of:=MOD(CEILING([.$C$5]*[.$D34];1)+CEILING([.$C$5]*[.AK$5];1)-CEILING([.$C$5]*MOD([.$D34]+[.AK$5];[.$C$4]);1);[.$C$3])" office:value-type="float" office:value="0" calcext:value-type="float">
            <text:p>0</text:p>
          </table:table-cell>
          <table:table-cell table:formula="of:=MOD(CEILING([.$C$5]*[.$D34];1)+CEILING([.$C$5]*[.AL$5];1)-CEILING([.$C$5]*MOD([.$D34]+[.AL$5];[.$C$4]);1);[.$C$3])" office:value-type="float" office:value="0" calcext:value-type="float">
            <text:p>0</text:p>
          </table:table-cell>
          <table:table-cell table:formula="of:=MOD(CEILING([.$C$5]*[.$D34];1)+CEILING([.$C$5]*[.AM$5];1)-CEILING([.$C$5]*MOD([.$D34]+[.AM$5];[.$C$4]);1);[.$C$3])" office:value-type="float" office:value="0" calcext:value-type="float">
            <text:p>0</text:p>
          </table:table-cell>
          <table:table-cell table:formula="of:=MOD(CEILING([.$C$5]*[.$D34];1)+CEILING([.$C$5]*[.AN$5];1)-CEILING([.$C$5]*MOD([.$D34]+[.AN$5];[.$C$4]);1);[.$C$3])" office:value-type="float" office:value="0" calcext:value-type="float">
            <text:p>0</text:p>
          </table:table-cell>
          <table:table-cell table:formula="of:=MOD(CEILING([.$C$5]*[.$D34];1)+CEILING([.$C$5]*[.AO$5];1)-CEILING([.$C$5]*MOD([.$D34]+[.AO$5];[.$C$4]);1);[.$C$3])" office:value-type="float" office:value="0" calcext:value-type="float">
            <text:p>0</text:p>
          </table:table-cell>
          <table:table-cell table:formula="of:=MOD(CEILING([.$C$5]*[.$D34];1)+CEILING([.$C$5]*[.AP$5];1)-CEILING([.$C$5]*MOD([.$D34]+[.AP$5];[.$C$4]);1);[.$C$3])" office:value-type="float" office:value="0" calcext:value-type="float">
            <text:p>0</text:p>
          </table:table-cell>
          <table:table-cell table:formula="of:=MOD(CEILING([.$C$5]*[.$D34];1)+CEILING([.$C$5]*[.AQ$5];1)-CEILING([.$C$5]*MOD([.$D34]+[.AQ$5];[.$C$4]);1);[.$C$3])" office:value-type="float" office:value="0" calcext:value-type="float">
            <text:p>0</text:p>
          </table:table-cell>
          <table:table-cell table:formula="of:=MOD(CEILING([.$C$5]*[.$D34];1)+CEILING([.$C$5]*[.AR$5];1)-CEILING([.$C$5]*MOD([.$D3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25" calcext:value-type="float">
            <text:p>26.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MOD(CEILING([.$C$5]*[.$D35];1)+CEILING([.$C$5]*[.E$5];1)-CEILING([.$C$5]*MOD([.$D35]+[.E$5];[.$C$4]);1);[.$C$3])" office:value-type="float" office:value="0" calcext:value-type="float">
            <text:p>0</text:p>
          </table:table-cell>
          <table:table-cell table:formula="of:=MOD(CEILING([.$C$5]*[.$D35];1)+CEILING([.$C$5]*[.F$5];1)-CEILING([.$C$5]*MOD([.$D35]+[.F$5];[.$C$4]);1);[.$C$3])" office:value-type="float" office:value="1" calcext:value-type="float">
            <text:p>1</text:p>
          </table:table-cell>
          <table:table-cell table:formula="of:=MOD(CEILING([.$C$5]*[.$D35];1)+CEILING([.$C$5]*[.G$5];1)-CEILING([.$C$5]*MOD([.$D35]+[.G$5];[.$C$4]);1);[.$C$3])" office:value-type="float" office:value="0" calcext:value-type="float">
            <text:p>0</text:p>
          </table:table-cell>
          <table:table-cell table:formula="of:=MOD(CEILING([.$C$5]*[.$D35];1)+CEILING([.$C$5]*[.H$5];1)-CEILING([.$C$5]*MOD([.$D35]+[.H$5];[.$C$4]);1);[.$C$3])" office:value-type="float" office:value="1" calcext:value-type="float">
            <text:p>1</text:p>
          </table:table-cell>
          <table:table-cell table:formula="of:=MOD(CEILING([.$C$5]*[.$D35];1)+CEILING([.$C$5]*[.I$5];1)-CEILING([.$C$5]*MOD([.$D35]+[.I$5];[.$C$4]);1);[.$C$3])" office:value-type="float" office:value="0" calcext:value-type="float">
            <text:p>0</text:p>
          </table:table-cell>
          <table:table-cell table:formula="of:=MOD(CEILING([.$C$5]*[.$D35];1)+CEILING([.$C$5]*[.J$5];1)-CEILING([.$C$5]*MOD([.$D35]+[.J$5];[.$C$4]);1);[.$C$3])" office:value-type="float" office:value="1" calcext:value-type="float">
            <text:p>1</text:p>
          </table:table-cell>
          <table:table-cell table:formula="of:=MOD(CEILING([.$C$5]*[.$D35];1)+CEILING([.$C$5]*[.K$5];1)-CEILING([.$C$5]*MOD([.$D35]+[.K$5];[.$C$4]);1);[.$C$3])" office:value-type="float" office:value="1" calcext:value-type="float">
            <text:p>1</text:p>
          </table:table-cell>
          <table:table-cell table:formula="of:=MOD(CEILING([.$C$5]*[.$D35];1)+CEILING([.$C$5]*[.L$5];1)-CEILING([.$C$5]*MOD([.$D35]+[.L$5];[.$C$4]);1);[.$C$3])" office:value-type="float" office:value="0" calcext:value-type="float">
            <text:p>0</text:p>
          </table:table-cell>
          <table:table-cell table:formula="of:=MOD(CEILING([.$C$5]*[.$D35];1)+CEILING([.$C$5]*[.M$5];1)-CEILING([.$C$5]*MOD([.$D35]+[.M$5];[.$C$4]);1);[.$C$3])" office:value-type="float" office:value="1" calcext:value-type="float">
            <text:p>1</text:p>
          </table:table-cell>
          <table:table-cell table:formula="of:=MOD(CEILING([.$C$5]*[.$D35];1)+CEILING([.$C$5]*[.N$5];1)-CEILING([.$C$5]*MOD([.$D35]+[.N$5];[.$C$4]);1);[.$C$3])" office:value-type="float" office:value="0" calcext:value-type="float">
            <text:p>0</text:p>
          </table:table-cell>
          <table:table-cell table:formula="of:=MOD(CEILING([.$C$5]*[.$D35];1)+CEILING([.$C$5]*[.O$5];1)-CEILING([.$C$5]*MOD([.$D35]+[.O$5];[.$C$4]);1);[.$C$3])" office:value-type="float" office:value="1" calcext:value-type="float">
            <text:p>1</text:p>
          </table:table-cell>
          <table:table-cell table:formula="of:=MOD(CEILING([.$C$5]*[.$D35];1)+CEILING([.$C$5]*[.P$5];1)-CEILING([.$C$5]*MOD([.$D35]+[.P$5];[.$C$4]);1);[.$C$3])" office:value-type="float" office:value="0" calcext:value-type="float">
            <text:p>0</text:p>
          </table:table-cell>
          <table:table-cell table:formula="of:=MOD(CEILING([.$C$5]*[.$D35];1)+CEILING([.$C$5]*[.Q$5];1)-CEILING([.$C$5]*MOD([.$D35]+[.Q$5];[.$C$4]);1);[.$C$3])" office:value-type="float" office:value="1" calcext:value-type="float">
            <text:p>1</text:p>
          </table:table-cell>
          <table:table-cell table:formula="of:=MOD(CEILING([.$C$5]*[.$D35];1)+CEILING([.$C$5]*[.R$5];1)-CEILING([.$C$5]*MOD([.$D35]+[.R$5];[.$C$4]);1);[.$C$3])" office:value-type="float" office:value="1" calcext:value-type="float">
            <text:p>1</text:p>
          </table:table-cell>
          <table:table-cell table:formula="of:=MOD(CEILING([.$C$5]*[.$D35];1)+CEILING([.$C$5]*[.S$5];1)-CEILING([.$C$5]*MOD([.$D35]+[.S$5];[.$C$4]);1);[.$C$3])" office:value-type="float" office:value="0" calcext:value-type="float">
            <text:p>0</text:p>
          </table:table-cell>
          <table:table-cell table:formula="of:=MOD(CEILING([.$C$5]*[.$D35];1)+CEILING([.$C$5]*[.T$5];1)-CEILING([.$C$5]*MOD([.$D35]+[.T$5];[.$C$4]);1);[.$C$3])" office:value-type="float" office:value="1" calcext:value-type="float">
            <text:p>1</text:p>
          </table:table-cell>
          <table:table-cell table:formula="of:=MOD(CEILING([.$C$5]*[.$D35];1)+CEILING([.$C$5]*[.U$5];1)-CEILING([.$C$5]*MOD([.$D35]+[.U$5];[.$C$4]);1);[.$C$3])" office:value-type="float" office:value="0" calcext:value-type="float">
            <text:p>0</text:p>
          </table:table-cell>
          <table:table-cell table:formula="of:=MOD(CEILING([.$C$5]*[.$D35];1)+CEILING([.$C$5]*[.V$5];1)-CEILING([.$C$5]*MOD([.$D35]+[.V$5];[.$C$4]);1);[.$C$3])" office:value-type="float" office:value="1" calcext:value-type="float">
            <text:p>1</text:p>
          </table:table-cell>
          <table:table-cell table:formula="of:=MOD(CEILING([.$C$5]*[.$D35];1)+CEILING([.$C$5]*[.W$5];1)-CEILING([.$C$5]*MOD([.$D35]+[.W$5];[.$C$4]);1);[.$C$3])" office:value-type="float" office:value="0" calcext:value-type="float">
            <text:p>0</text:p>
          </table:table-cell>
          <table:table-cell table:formula="of:=MOD(CEILING([.$C$5]*[.$D35];1)+CEILING([.$C$5]*[.X$5];1)-CEILING([.$C$5]*MOD([.$D35]+[.X$5];[.$C$4]);1);[.$C$3])" office:value-type="float" office:value="1" calcext:value-type="float">
            <text:p>1</text:p>
          </table:table-cell>
          <table:table-cell table:formula="of:=MOD(CEILING([.$C$5]*[.$D35];1)+CEILING([.$C$5]*[.Y$5];1)-CEILING([.$C$5]*MOD([.$D35]+[.Y$5];[.$C$4]);1);[.$C$3])" office:value-type="float" office:value="1" calcext:value-type="float">
            <text:p>1</text:p>
          </table:table-cell>
          <table:table-cell table:formula="of:=MOD(CEILING([.$C$5]*[.$D35];1)+CEILING([.$C$5]*[.Z$5];1)-CEILING([.$C$5]*MOD([.$D35]+[.Z$5];[.$C$4]);1);[.$C$3])" office:value-type="float" office:value="0" calcext:value-type="float">
            <text:p>0</text:p>
          </table:table-cell>
          <table:table-cell table:formula="of:=MOD(CEILING([.$C$5]*[.$D35];1)+CEILING([.$C$5]*[.AA$5];1)-CEILING([.$C$5]*MOD([.$D35]+[.AA$5];[.$C$4]);1);[.$C$3])" office:value-type="float" office:value="1" calcext:value-type="float">
            <text:p>1</text:p>
          </table:table-cell>
          <table:table-cell table:formula="of:=MOD(CEILING([.$C$5]*[.$D35];1)+CEILING([.$C$5]*[.AB$5];1)-CEILING([.$C$5]*MOD([.$D35]+[.AB$5];[.$C$4]);1);[.$C$3])" office:value-type="float" office:value="0" calcext:value-type="float">
            <text:p>0</text:p>
          </table:table-cell>
          <table:table-cell table:formula="of:=MOD(CEILING([.$C$5]*[.$D35];1)+CEILING([.$C$5]*[.AC$5];1)-CEILING([.$C$5]*MOD([.$D35]+[.AC$5];[.$C$4]);1);[.$C$3])" office:value-type="float" office:value="1" calcext:value-type="float">
            <text:p>1</text:p>
          </table:table-cell>
          <table:table-cell table:formula="of:=MOD(CEILING([.$C$5]*[.$D35];1)+CEILING([.$C$5]*[.AD$5];1)-CEILING([.$C$5]*MOD([.$D35]+[.AD$5];[.$C$4]);1);[.$C$3])" office:value-type="float" office:value="0" calcext:value-type="float">
            <text:p>0</text:p>
          </table:table-cell>
          <table:table-cell table:formula="of:=MOD(CEILING([.$C$5]*[.$D35];1)+CEILING([.$C$5]*[.AE$5];1)-CEILING([.$C$5]*MOD([.$D35]+[.AE$5];[.$C$4]);1);[.$C$3])" office:value-type="float" office:value="1" calcext:value-type="float">
            <text:p>1</text:p>
          </table:table-cell>
          <table:table-cell table:formula="of:=MOD(CEILING([.$C$5]*[.$D35];1)+CEILING([.$C$5]*[.AF$5];1)-CEILING([.$C$5]*MOD([.$D35]+[.AF$5];[.$C$4]);1);[.$C$3])" office:value-type="float" office:value="1" calcext:value-type="float">
            <text:p>1</text:p>
          </table:table-cell>
          <table:table-cell table:formula="of:=MOD(CEILING([.$C$5]*[.$D35];1)+CEILING([.$C$5]*[.AG$5];1)-CEILING([.$C$5]*MOD([.$D35]+[.AG$5];[.$C$4]);1);[.$C$3])" office:value-type="float" office:value="0" calcext:value-type="float">
            <text:p>0</text:p>
          </table:table-cell>
          <table:table-cell table:formula="of:=MOD(CEILING([.$C$5]*[.$D35];1)+CEILING([.$C$5]*[.AH$5];1)-CEILING([.$C$5]*MOD([.$D35]+[.AH$5];[.$C$4]);1);[.$C$3])" office:value-type="float" office:value="1" calcext:value-type="float">
            <text:p>1</text:p>
          </table:table-cell>
          <table:table-cell table:formula="of:=MOD(CEILING([.$C$5]*[.$D35];1)+CEILING([.$C$5]*[.AI$5];1)-CEILING([.$C$5]*MOD([.$D35]+[.AI$5];[.$C$4]);1);[.$C$3])" office:value-type="float" office:value="0" calcext:value-type="float">
            <text:p>0</text:p>
          </table:table-cell>
          <table:table-cell table:formula="of:=MOD(CEILING([.$C$5]*[.$D35];1)+CEILING([.$C$5]*[.AJ$5];1)-CEILING([.$C$5]*MOD([.$D35]+[.AJ$5];[.$C$4]);1);[.$C$3])" office:value-type="float" office:value="1" calcext:value-type="float">
            <text:p>1</text:p>
          </table:table-cell>
          <table:table-cell table:formula="of:=MOD(CEILING([.$C$5]*[.$D35];1)+CEILING([.$C$5]*[.AK$5];1)-CEILING([.$C$5]*MOD([.$D35]+[.AK$5];[.$C$4]);1);[.$C$3])" office:value-type="float" office:value="0" calcext:value-type="float">
            <text:p>0</text:p>
          </table:table-cell>
          <table:table-cell table:formula="of:=MOD(CEILING([.$C$5]*[.$D35];1)+CEILING([.$C$5]*[.AL$5];1)-CEILING([.$C$5]*MOD([.$D35]+[.AL$5];[.$C$4]);1);[.$C$3])" office:value-type="float" office:value="1" calcext:value-type="float">
            <text:p>1</text:p>
          </table:table-cell>
          <table:table-cell table:formula="of:=MOD(CEILING([.$C$5]*[.$D35];1)+CEILING([.$C$5]*[.AM$5];1)-CEILING([.$C$5]*MOD([.$D35]+[.AM$5];[.$C$4]);1);[.$C$3])" office:value-type="float" office:value="1" calcext:value-type="float">
            <text:p>1</text:p>
          </table:table-cell>
          <table:table-cell table:formula="of:=MOD(CEILING([.$C$5]*[.$D35];1)+CEILING([.$C$5]*[.AN$5];1)-CEILING([.$C$5]*MOD([.$D35]+[.AN$5];[.$C$4]);1);[.$C$3])" office:value-type="float" office:value="0" calcext:value-type="float">
            <text:p>0</text:p>
          </table:table-cell>
          <table:table-cell table:formula="of:=MOD(CEILING([.$C$5]*[.$D35];1)+CEILING([.$C$5]*[.AO$5];1)-CEILING([.$C$5]*MOD([.$D35]+[.AO$5];[.$C$4]);1);[.$C$3])" office:value-type="float" office:value="1" calcext:value-type="float">
            <text:p>1</text:p>
          </table:table-cell>
          <table:table-cell table:formula="of:=MOD(CEILING([.$C$5]*[.$D35];1)+CEILING([.$C$5]*[.AP$5];1)-CEILING([.$C$5]*MOD([.$D35]+[.AP$5];[.$C$4]);1);[.$C$3])" office:value-type="float" office:value="0" calcext:value-type="float">
            <text:p>0</text:p>
          </table:table-cell>
          <table:table-cell table:formula="of:=MOD(CEILING([.$C$5]*[.$D35];1)+CEILING([.$C$5]*[.AQ$5];1)-CEILING([.$C$5]*MOD([.$D35]+[.AQ$5];[.$C$4]);1);[.$C$3])" office:value-type="float" office:value="1" calcext:value-type="float">
            <text:p>1</text:p>
          </table:table-cell>
          <table:table-cell table:formula="of:=MOD(CEILING([.$C$5]*[.$D35];1)+CEILING([.$C$5]*[.AR$5];1)-CEILING([.$C$5]*MOD([.$D3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MOD(CEILING([.$C$5]*[.$D36];1)+CEILING([.$C$5]*[.E$5];1)-CEILING([.$C$5]*MOD([.$D36]+[.E$5];[.$C$4]);1);[.$C$3])" office:value-type="float" office:value="0" calcext:value-type="float">
            <text:p>0</text:p>
          </table:table-cell>
          <table:table-cell table:formula="of:=MOD(CEILING([.$C$5]*[.$D36];1)+CEILING([.$C$5]*[.F$5];1)-CEILING([.$C$5]*MOD([.$D36]+[.F$5];[.$C$4]);1);[.$C$3])" office:value-type="float" office:value="0" calcext:value-type="float">
            <text:p>0</text:p>
          </table:table-cell>
          <table:table-cell table:formula="of:=MOD(CEILING([.$C$5]*[.$D36];1)+CEILING([.$C$5]*[.G$5];1)-CEILING([.$C$5]*MOD([.$D36]+[.G$5];[.$C$4]);1);[.$C$3])" office:value-type="float" office:value="0" calcext:value-type="float">
            <text:p>0</text:p>
          </table:table-cell>
          <table:table-cell table:formula="of:=MOD(CEILING([.$C$5]*[.$D36];1)+CEILING([.$C$5]*[.H$5];1)-CEILING([.$C$5]*MOD([.$D36]+[.H$5];[.$C$4]);1);[.$C$3])" office:value-type="float" office:value="0" calcext:value-type="float">
            <text:p>0</text:p>
          </table:table-cell>
          <table:table-cell table:formula="of:=MOD(CEILING([.$C$5]*[.$D36];1)+CEILING([.$C$5]*[.I$5];1)-CEILING([.$C$5]*MOD([.$D36]+[.I$5];[.$C$4]);1);[.$C$3])" office:value-type="float" office:value="0" calcext:value-type="float">
            <text:p>0</text:p>
          </table:table-cell>
          <table:table-cell table:formula="of:=MOD(CEILING([.$C$5]*[.$D36];1)+CEILING([.$C$5]*[.J$5];1)-CEILING([.$C$5]*MOD([.$D36]+[.J$5];[.$C$4]);1);[.$C$3])" office:value-type="float" office:value="1" calcext:value-type="float">
            <text:p>1</text:p>
          </table:table-cell>
          <table:table-cell table:formula="of:=MOD(CEILING([.$C$5]*[.$D36];1)+CEILING([.$C$5]*[.K$5];1)-CEILING([.$C$5]*MOD([.$D36]+[.K$5];[.$C$4]);1);[.$C$3])" office:value-type="float" office:value="0" calcext:value-type="float">
            <text:p>0</text:p>
          </table:table-cell>
          <table:table-cell table:formula="of:=MOD(CEILING([.$C$5]*[.$D36];1)+CEILING([.$C$5]*[.L$5];1)-CEILING([.$C$5]*MOD([.$D36]+[.L$5];[.$C$4]);1);[.$C$3])" office:value-type="float" office:value="0" calcext:value-type="float">
            <text:p>0</text:p>
          </table:table-cell>
          <table:table-cell table:formula="of:=MOD(CEILING([.$C$5]*[.$D36];1)+CEILING([.$C$5]*[.M$5];1)-CEILING([.$C$5]*MOD([.$D36]+[.M$5];[.$C$4]);1);[.$C$3])" office:value-type="float" office:value="0" calcext:value-type="float">
            <text:p>0</text:p>
          </table:table-cell>
          <table:table-cell table:formula="of:=MOD(CEILING([.$C$5]*[.$D36];1)+CEILING([.$C$5]*[.N$5];1)-CEILING([.$C$5]*MOD([.$D36]+[.N$5];[.$C$4]);1);[.$C$3])" office:value-type="float" office:value="0" calcext:value-type="float">
            <text:p>0</text:p>
          </table:table-cell>
          <table:table-cell table:formula="of:=MOD(CEILING([.$C$5]*[.$D36];1)+CEILING([.$C$5]*[.O$5];1)-CEILING([.$C$5]*MOD([.$D36]+[.O$5];[.$C$4]);1);[.$C$3])" office:value-type="float" office:value="0" calcext:value-type="float">
            <text:p>0</text:p>
          </table:table-cell>
          <table:table-cell table:formula="of:=MOD(CEILING([.$C$5]*[.$D36];1)+CEILING([.$C$5]*[.P$5];1)-CEILING([.$C$5]*MOD([.$D36]+[.P$5];[.$C$4]);1);[.$C$3])" office:value-type="float" office:value="0" calcext:value-type="float">
            <text:p>0</text:p>
          </table:table-cell>
          <table:table-cell table:formula="of:=MOD(CEILING([.$C$5]*[.$D36];1)+CEILING([.$C$5]*[.Q$5];1)-CEILING([.$C$5]*MOD([.$D36]+[.Q$5];[.$C$4]);1);[.$C$3])" office:value-type="float" office:value="1" calcext:value-type="float">
            <text:p>1</text:p>
          </table:table-cell>
          <table:table-cell table:formula="of:=MOD(CEILING([.$C$5]*[.$D36];1)+CEILING([.$C$5]*[.R$5];1)-CEILING([.$C$5]*MOD([.$D36]+[.R$5];[.$C$4]);1);[.$C$3])" office:value-type="float" office:value="0" calcext:value-type="float">
            <text:p>0</text:p>
          </table:table-cell>
          <table:table-cell table:formula="of:=MOD(CEILING([.$C$5]*[.$D36];1)+CEILING([.$C$5]*[.S$5];1)-CEILING([.$C$5]*MOD([.$D36]+[.S$5];[.$C$4]);1);[.$C$3])" office:value-type="float" office:value="0" calcext:value-type="float">
            <text:p>0</text:p>
          </table:table-cell>
          <table:table-cell table:formula="of:=MOD(CEILING([.$C$5]*[.$D36];1)+CEILING([.$C$5]*[.T$5];1)-CEILING([.$C$5]*MOD([.$D36]+[.T$5];[.$C$4]);1);[.$C$3])" office:value-type="float" office:value="0" calcext:value-type="float">
            <text:p>0</text:p>
          </table:table-cell>
          <table:table-cell table:formula="of:=MOD(CEILING([.$C$5]*[.$D36];1)+CEILING([.$C$5]*[.U$5];1)-CEILING([.$C$5]*MOD([.$D36]+[.U$5];[.$C$4]);1);[.$C$3])" office:value-type="float" office:value="0" calcext:value-type="float">
            <text:p>0</text:p>
          </table:table-cell>
          <table:table-cell table:formula="of:=MOD(CEILING([.$C$5]*[.$D36];1)+CEILING([.$C$5]*[.V$5];1)-CEILING([.$C$5]*MOD([.$D36]+[.V$5];[.$C$4]);1);[.$C$3])" office:value-type="float" office:value="0" calcext:value-type="float">
            <text:p>0</text:p>
          </table:table-cell>
          <table:table-cell table:formula="of:=MOD(CEILING([.$C$5]*[.$D36];1)+CEILING([.$C$5]*[.W$5];1)-CEILING([.$C$5]*MOD([.$D36]+[.W$5];[.$C$4]);1);[.$C$3])" office:value-type="float" office:value="0" calcext:value-type="float">
            <text:p>0</text:p>
          </table:table-cell>
          <table:table-cell table:formula="of:=MOD(CEILING([.$C$5]*[.$D36];1)+CEILING([.$C$5]*[.X$5];1)-CEILING([.$C$5]*MOD([.$D36]+[.X$5];[.$C$4]);1);[.$C$3])" office:value-type="float" office:value="1" calcext:value-type="float">
            <text:p>1</text:p>
          </table:table-cell>
          <table:table-cell table:formula="of:=MOD(CEILING([.$C$5]*[.$D36];1)+CEILING([.$C$5]*[.Y$5];1)-CEILING([.$C$5]*MOD([.$D36]+[.Y$5];[.$C$4]);1);[.$C$3])" office:value-type="float" office:value="0" calcext:value-type="float">
            <text:p>0</text:p>
          </table:table-cell>
          <table:table-cell table:formula="of:=MOD(CEILING([.$C$5]*[.$D36];1)+CEILING([.$C$5]*[.Z$5];1)-CEILING([.$C$5]*MOD([.$D36]+[.Z$5];[.$C$4]);1);[.$C$3])" office:value-type="float" office:value="0" calcext:value-type="float">
            <text:p>0</text:p>
          </table:table-cell>
          <table:table-cell table:formula="of:=MOD(CEILING([.$C$5]*[.$D36];1)+CEILING([.$C$5]*[.AA$5];1)-CEILING([.$C$5]*MOD([.$D36]+[.AA$5];[.$C$4]);1);[.$C$3])" office:value-type="float" office:value="0" calcext:value-type="float">
            <text:p>0</text:p>
          </table:table-cell>
          <table:table-cell table:formula="of:=MOD(CEILING([.$C$5]*[.$D36];1)+CEILING([.$C$5]*[.AB$5];1)-CEILING([.$C$5]*MOD([.$D36]+[.AB$5];[.$C$4]);1);[.$C$3])" office:value-type="float" office:value="0" calcext:value-type="float">
            <text:p>0</text:p>
          </table:table-cell>
          <table:table-cell table:formula="of:=MOD(CEILING([.$C$5]*[.$D36];1)+CEILING([.$C$5]*[.AC$5];1)-CEILING([.$C$5]*MOD([.$D36]+[.AC$5];[.$C$4]);1);[.$C$3])" office:value-type="float" office:value="0" calcext:value-type="float">
            <text:p>0</text:p>
          </table:table-cell>
          <table:table-cell table:formula="of:=MOD(CEILING([.$C$5]*[.$D36];1)+CEILING([.$C$5]*[.AD$5];1)-CEILING([.$C$5]*MOD([.$D36]+[.AD$5];[.$C$4]);1);[.$C$3])" office:value-type="float" office:value="0" calcext:value-type="float">
            <text:p>0</text:p>
          </table:table-cell>
          <table:table-cell table:formula="of:=MOD(CEILING([.$C$5]*[.$D36];1)+CEILING([.$C$5]*[.AE$5];1)-CEILING([.$C$5]*MOD([.$D36]+[.AE$5];[.$C$4]);1);[.$C$3])" office:value-type="float" office:value="1" calcext:value-type="float">
            <text:p>1</text:p>
          </table:table-cell>
          <table:table-cell table:formula="of:=MOD(CEILING([.$C$5]*[.$D36];1)+CEILING([.$C$5]*[.AF$5];1)-CEILING([.$C$5]*MOD([.$D36]+[.AF$5];[.$C$4]);1);[.$C$3])" office:value-type="float" office:value="0" calcext:value-type="float">
            <text:p>0</text:p>
          </table:table-cell>
          <table:table-cell table:formula="of:=MOD(CEILING([.$C$5]*[.$D36];1)+CEILING([.$C$5]*[.AG$5];1)-CEILING([.$C$5]*MOD([.$D36]+[.AG$5];[.$C$4]);1);[.$C$3])" office:value-type="float" office:value="0" calcext:value-type="float">
            <text:p>0</text:p>
          </table:table-cell>
          <table:table-cell table:formula="of:=MOD(CEILING([.$C$5]*[.$D36];1)+CEILING([.$C$5]*[.AH$5];1)-CEILING([.$C$5]*MOD([.$D36]+[.AH$5];[.$C$4]);1);[.$C$3])" office:value-type="float" office:value="0" calcext:value-type="float">
            <text:p>0</text:p>
          </table:table-cell>
          <table:table-cell table:formula="of:=MOD(CEILING([.$C$5]*[.$D36];1)+CEILING([.$C$5]*[.AI$5];1)-CEILING([.$C$5]*MOD([.$D36]+[.AI$5];[.$C$4]);1);[.$C$3])" office:value-type="float" office:value="0" calcext:value-type="float">
            <text:p>0</text:p>
          </table:table-cell>
          <table:table-cell table:formula="of:=MOD(CEILING([.$C$5]*[.$D36];1)+CEILING([.$C$5]*[.AJ$5];1)-CEILING([.$C$5]*MOD([.$D36]+[.AJ$5];[.$C$4]);1);[.$C$3])" office:value-type="float" office:value="0" calcext:value-type="float">
            <text:p>0</text:p>
          </table:table-cell>
          <table:table-cell table:formula="of:=MOD(CEILING([.$C$5]*[.$D36];1)+CEILING([.$C$5]*[.AK$5];1)-CEILING([.$C$5]*MOD([.$D36]+[.AK$5];[.$C$4]);1);[.$C$3])" office:value-type="float" office:value="0" calcext:value-type="float">
            <text:p>0</text:p>
          </table:table-cell>
          <table:table-cell table:formula="of:=MOD(CEILING([.$C$5]*[.$D36];1)+CEILING([.$C$5]*[.AL$5];1)-CEILING([.$C$5]*MOD([.$D36]+[.AL$5];[.$C$4]);1);[.$C$3])" office:value-type="float" office:value="1" calcext:value-type="float">
            <text:p>1</text:p>
          </table:table-cell>
          <table:table-cell table:formula="of:=MOD(CEILING([.$C$5]*[.$D36];1)+CEILING([.$C$5]*[.AM$5];1)-CEILING([.$C$5]*MOD([.$D36]+[.AM$5];[.$C$4]);1);[.$C$3])" office:value-type="float" office:value="0" calcext:value-type="float">
            <text:p>0</text:p>
          </table:table-cell>
          <table:table-cell table:formula="of:=MOD(CEILING([.$C$5]*[.$D36];1)+CEILING([.$C$5]*[.AN$5];1)-CEILING([.$C$5]*MOD([.$D36]+[.AN$5];[.$C$4]);1);[.$C$3])" office:value-type="float" office:value="0" calcext:value-type="float">
            <text:p>0</text:p>
          </table:table-cell>
          <table:table-cell table:formula="of:=MOD(CEILING([.$C$5]*[.$D36];1)+CEILING([.$C$5]*[.AO$5];1)-CEILING([.$C$5]*MOD([.$D36]+[.AO$5];[.$C$4]);1);[.$C$3])" office:value-type="float" office:value="0" calcext:value-type="float">
            <text:p>0</text:p>
          </table:table-cell>
          <table:table-cell table:formula="of:=MOD(CEILING([.$C$5]*[.$D36];1)+CEILING([.$C$5]*[.AP$5];1)-CEILING([.$C$5]*MOD([.$D36]+[.AP$5];[.$C$4]);1);[.$C$3])" office:value-type="float" office:value="0" calcext:value-type="float">
            <text:p>0</text:p>
          </table:table-cell>
          <table:table-cell table:formula="of:=MOD(CEILING([.$C$5]*[.$D36];1)+CEILING([.$C$5]*[.AQ$5];1)-CEILING([.$C$5]*MOD([.$D36]+[.AQ$5];[.$C$4]);1);[.$C$3])" office:value-type="float" office:value="0" calcext:value-type="float">
            <text:p>0</text:p>
          </table:table-cell>
          <table:table-cell table:formula="of:=MOD(CEILING([.$C$5]*[.$D36];1)+CEILING([.$C$5]*[.AR$5];1)-CEILING([.$C$5]*MOD([.$D3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35" calcext:value-type="float">
            <text:p>26.3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MOD(CEILING([.$C$5]*[.$D37];1)+CEILING([.$C$5]*[.E$5];1)-CEILING([.$C$5]*MOD([.$D37]+[.E$5];[.$C$4]);1);[.$C$3])" office:value-type="float" office:value="0" calcext:value-type="float">
            <text:p>0</text:p>
          </table:table-cell>
          <table:table-cell table:formula="of:=MOD(CEILING([.$C$5]*[.$D37];1)+CEILING([.$C$5]*[.F$5];1)-CEILING([.$C$5]*MOD([.$D37]+[.F$5];[.$C$4]);1);[.$C$3])" office:value-type="float" office:value="1" calcext:value-type="float">
            <text:p>1</text:p>
          </table:table-cell>
          <table:table-cell table:formula="of:=MOD(CEILING([.$C$5]*[.$D37];1)+CEILING([.$C$5]*[.G$5];1)-CEILING([.$C$5]*MOD([.$D37]+[.G$5];[.$C$4]);1);[.$C$3])" office:value-type="float" office:value="0" calcext:value-type="float">
            <text:p>0</text:p>
          </table:table-cell>
          <table:table-cell table:formula="of:=MOD(CEILING([.$C$5]*[.$D37];1)+CEILING([.$C$5]*[.H$5];1)-CEILING([.$C$5]*MOD([.$D37]+[.H$5];[.$C$4]);1);[.$C$3])" office:value-type="float" office:value="1" calcext:value-type="float">
            <text:p>1</text:p>
          </table:table-cell>
          <table:table-cell table:formula="of:=MOD(CEILING([.$C$5]*[.$D37];1)+CEILING([.$C$5]*[.I$5];1)-CEILING([.$C$5]*MOD([.$D37]+[.I$5];[.$C$4]);1);[.$C$3])" office:value-type="float" office:value="1" calcext:value-type="float">
            <text:p>1</text:p>
          </table:table-cell>
          <table:table-cell table:formula="of:=MOD(CEILING([.$C$5]*[.$D37];1)+CEILING([.$C$5]*[.J$5];1)-CEILING([.$C$5]*MOD([.$D37]+[.J$5];[.$C$4]);1);[.$C$3])" office:value-type="float" office:value="1" calcext:value-type="float">
            <text:p>1</text:p>
          </table:table-cell>
          <table:table-cell table:formula="of:=MOD(CEILING([.$C$5]*[.$D37];1)+CEILING([.$C$5]*[.K$5];1)-CEILING([.$C$5]*MOD([.$D37]+[.K$5];[.$C$4]);1);[.$C$3])" office:value-type="float" office:value="1" calcext:value-type="float">
            <text:p>1</text:p>
          </table:table-cell>
          <table:table-cell table:formula="of:=MOD(CEILING([.$C$5]*[.$D37];1)+CEILING([.$C$5]*[.L$5];1)-CEILING([.$C$5]*MOD([.$D37]+[.L$5];[.$C$4]);1);[.$C$3])" office:value-type="float" office:value="0" calcext:value-type="float">
            <text:p>0</text:p>
          </table:table-cell>
          <table:table-cell table:formula="of:=MOD(CEILING([.$C$5]*[.$D37];1)+CEILING([.$C$5]*[.M$5];1)-CEILING([.$C$5]*MOD([.$D37]+[.M$5];[.$C$4]);1);[.$C$3])" office:value-type="float" office:value="1" calcext:value-type="float">
            <text:p>1</text:p>
          </table:table-cell>
          <table:table-cell table:formula="of:=MOD(CEILING([.$C$5]*[.$D37];1)+CEILING([.$C$5]*[.N$5];1)-CEILING([.$C$5]*MOD([.$D37]+[.N$5];[.$C$4]);1);[.$C$3])" office:value-type="float" office:value="0" calcext:value-type="float">
            <text:p>0</text:p>
          </table:table-cell>
          <table:table-cell table:formula="of:=MOD(CEILING([.$C$5]*[.$D37];1)+CEILING([.$C$5]*[.O$5];1)-CEILING([.$C$5]*MOD([.$D37]+[.O$5];[.$C$4]);1);[.$C$3])" office:value-type="float" office:value="1" calcext:value-type="float">
            <text:p>1</text:p>
          </table:table-cell>
          <table:table-cell table:formula="of:=MOD(CEILING([.$C$5]*[.$D37];1)+CEILING([.$C$5]*[.P$5];1)-CEILING([.$C$5]*MOD([.$D37]+[.P$5];[.$C$4]);1);[.$C$3])" office:value-type="float" office:value="1" calcext:value-type="float">
            <text:p>1</text:p>
          </table:table-cell>
          <table:table-cell table:formula="of:=MOD(CEILING([.$C$5]*[.$D37];1)+CEILING([.$C$5]*[.Q$5];1)-CEILING([.$C$5]*MOD([.$D37]+[.Q$5];[.$C$4]);1);[.$C$3])" office:value-type="float" office:value="1" calcext:value-type="float">
            <text:p>1</text:p>
          </table:table-cell>
          <table:table-cell table:formula="of:=MOD(CEILING([.$C$5]*[.$D37];1)+CEILING([.$C$5]*[.R$5];1)-CEILING([.$C$5]*MOD([.$D37]+[.R$5];[.$C$4]);1);[.$C$3])" office:value-type="float" office:value="1" calcext:value-type="float">
            <text:p>1</text:p>
          </table:table-cell>
          <table:table-cell table:formula="of:=MOD(CEILING([.$C$5]*[.$D37];1)+CEILING([.$C$5]*[.S$5];1)-CEILING([.$C$5]*MOD([.$D37]+[.S$5];[.$C$4]);1);[.$C$3])" office:value-type="float" office:value="0" calcext:value-type="float">
            <text:p>0</text:p>
          </table:table-cell>
          <table:table-cell table:formula="of:=MOD(CEILING([.$C$5]*[.$D37];1)+CEILING([.$C$5]*[.T$5];1)-CEILING([.$C$5]*MOD([.$D37]+[.T$5];[.$C$4]);1);[.$C$3])" office:value-type="float" office:value="1" calcext:value-type="float">
            <text:p>1</text:p>
          </table:table-cell>
          <table:table-cell table:formula="of:=MOD(CEILING([.$C$5]*[.$D37];1)+CEILING([.$C$5]*[.U$5];1)-CEILING([.$C$5]*MOD([.$D37]+[.U$5];[.$C$4]);1);[.$C$3])" office:value-type="float" office:value="0" calcext:value-type="float">
            <text:p>0</text:p>
          </table:table-cell>
          <table:table-cell table:formula="of:=MOD(CEILING([.$C$5]*[.$D37];1)+CEILING([.$C$5]*[.V$5];1)-CEILING([.$C$5]*MOD([.$D37]+[.V$5];[.$C$4]);1);[.$C$3])" office:value-type="float" office:value="1" calcext:value-type="float">
            <text:p>1</text:p>
          </table:table-cell>
          <table:table-cell table:formula="of:=MOD(CEILING([.$C$5]*[.$D37];1)+CEILING([.$C$5]*[.W$5];1)-CEILING([.$C$5]*MOD([.$D37]+[.W$5];[.$C$4]);1);[.$C$3])" office:value-type="float" office:value="1" calcext:value-type="float">
            <text:p>1</text:p>
          </table:table-cell>
          <table:table-cell table:formula="of:=MOD(CEILING([.$C$5]*[.$D37];1)+CEILING([.$C$5]*[.X$5];1)-CEILING([.$C$5]*MOD([.$D37]+[.X$5];[.$C$4]);1);[.$C$3])" office:value-type="float" office:value="1" calcext:value-type="float">
            <text:p>1</text:p>
          </table:table-cell>
          <table:table-cell table:formula="of:=MOD(CEILING([.$C$5]*[.$D37];1)+CEILING([.$C$5]*[.Y$5];1)-CEILING([.$C$5]*MOD([.$D37]+[.Y$5];[.$C$4]);1);[.$C$3])" office:value-type="float" office:value="1" calcext:value-type="float">
            <text:p>1</text:p>
          </table:table-cell>
          <table:table-cell table:formula="of:=MOD(CEILING([.$C$5]*[.$D37];1)+CEILING([.$C$5]*[.Z$5];1)-CEILING([.$C$5]*MOD([.$D37]+[.Z$5];[.$C$4]);1);[.$C$3])" office:value-type="float" office:value="0" calcext:value-type="float">
            <text:p>0</text:p>
          </table:table-cell>
          <table:table-cell table:formula="of:=MOD(CEILING([.$C$5]*[.$D37];1)+CEILING([.$C$5]*[.AA$5];1)-CEILING([.$C$5]*MOD([.$D37]+[.AA$5];[.$C$4]);1);[.$C$3])" office:value-type="float" office:value="1" calcext:value-type="float">
            <text:p>1</text:p>
          </table:table-cell>
          <table:table-cell table:formula="of:=MOD(CEILING([.$C$5]*[.$D37];1)+CEILING([.$C$5]*[.AB$5];1)-CEILING([.$C$5]*MOD([.$D37]+[.AB$5];[.$C$4]);1);[.$C$3])" office:value-type="float" office:value="0" calcext:value-type="float">
            <text:p>0</text:p>
          </table:table-cell>
          <table:table-cell table:formula="of:=MOD(CEILING([.$C$5]*[.$D37];1)+CEILING([.$C$5]*[.AC$5];1)-CEILING([.$C$5]*MOD([.$D37]+[.AC$5];[.$C$4]);1);[.$C$3])" office:value-type="float" office:value="1" calcext:value-type="float">
            <text:p>1</text:p>
          </table:table-cell>
          <table:table-cell table:formula="of:=MOD(CEILING([.$C$5]*[.$D37];1)+CEILING([.$C$5]*[.AD$5];1)-CEILING([.$C$5]*MOD([.$D37]+[.AD$5];[.$C$4]);1);[.$C$3])" office:value-type="float" office:value="1" calcext:value-type="float">
            <text:p>1</text:p>
          </table:table-cell>
          <table:table-cell table:formula="of:=MOD(CEILING([.$C$5]*[.$D37];1)+CEILING([.$C$5]*[.AE$5];1)-CEILING([.$C$5]*MOD([.$D37]+[.AE$5];[.$C$4]);1);[.$C$3])" office:value-type="float" office:value="1" calcext:value-type="float">
            <text:p>1</text:p>
          </table:table-cell>
          <table:table-cell table:formula="of:=MOD(CEILING([.$C$5]*[.$D37];1)+CEILING([.$C$5]*[.AF$5];1)-CEILING([.$C$5]*MOD([.$D37]+[.AF$5];[.$C$4]);1);[.$C$3])" office:value-type="float" office:value="1" calcext:value-type="float">
            <text:p>1</text:p>
          </table:table-cell>
          <table:table-cell table:formula="of:=MOD(CEILING([.$C$5]*[.$D37];1)+CEILING([.$C$5]*[.AG$5];1)-CEILING([.$C$5]*MOD([.$D37]+[.AG$5];[.$C$4]);1);[.$C$3])" office:value-type="float" office:value="0" calcext:value-type="float">
            <text:p>0</text:p>
          </table:table-cell>
          <table:table-cell table:formula="of:=MOD(CEILING([.$C$5]*[.$D37];1)+CEILING([.$C$5]*[.AH$5];1)-CEILING([.$C$5]*MOD([.$D37]+[.AH$5];[.$C$4]);1);[.$C$3])" office:value-type="float" office:value="1" calcext:value-type="float">
            <text:p>1</text:p>
          </table:table-cell>
          <table:table-cell table:formula="of:=MOD(CEILING([.$C$5]*[.$D37];1)+CEILING([.$C$5]*[.AI$5];1)-CEILING([.$C$5]*MOD([.$D37]+[.AI$5];[.$C$4]);1);[.$C$3])" office:value-type="float" office:value="0" calcext:value-type="float">
            <text:p>0</text:p>
          </table:table-cell>
          <table:table-cell table:formula="of:=MOD(CEILING([.$C$5]*[.$D37];1)+CEILING([.$C$5]*[.AJ$5];1)-CEILING([.$C$5]*MOD([.$D37]+[.AJ$5];[.$C$4]);1);[.$C$3])" office:value-type="float" office:value="1" calcext:value-type="float">
            <text:p>1</text:p>
          </table:table-cell>
          <table:table-cell table:formula="of:=MOD(CEILING([.$C$5]*[.$D37];1)+CEILING([.$C$5]*[.AK$5];1)-CEILING([.$C$5]*MOD([.$D37]+[.AK$5];[.$C$4]);1);[.$C$3])" office:value-type="float" office:value="1" calcext:value-type="float">
            <text:p>1</text:p>
          </table:table-cell>
          <table:table-cell table:formula="of:=MOD(CEILING([.$C$5]*[.$D37];1)+CEILING([.$C$5]*[.AL$5];1)-CEILING([.$C$5]*MOD([.$D37]+[.AL$5];[.$C$4]);1);[.$C$3])" office:value-type="float" office:value="1" calcext:value-type="float">
            <text:p>1</text:p>
          </table:table-cell>
          <table:table-cell table:formula="of:=MOD(CEILING([.$C$5]*[.$D37];1)+CEILING([.$C$5]*[.AM$5];1)-CEILING([.$C$5]*MOD([.$D37]+[.AM$5];[.$C$4]);1);[.$C$3])" office:value-type="float" office:value="1" calcext:value-type="float">
            <text:p>1</text:p>
          </table:table-cell>
          <table:table-cell table:formula="of:=MOD(CEILING([.$C$5]*[.$D37];1)+CEILING([.$C$5]*[.AN$5];1)-CEILING([.$C$5]*MOD([.$D37]+[.AN$5];[.$C$4]);1);[.$C$3])" office:value-type="float" office:value="0" calcext:value-type="float">
            <text:p>0</text:p>
          </table:table-cell>
          <table:table-cell table:formula="of:=MOD(CEILING([.$C$5]*[.$D37];1)+CEILING([.$C$5]*[.AO$5];1)-CEILING([.$C$5]*MOD([.$D37]+[.AO$5];[.$C$4]);1);[.$C$3])" office:value-type="float" office:value="1" calcext:value-type="float">
            <text:p>1</text:p>
          </table:table-cell>
          <table:table-cell table:formula="of:=MOD(CEILING([.$C$5]*[.$D37];1)+CEILING([.$C$5]*[.AP$5];1)-CEILING([.$C$5]*MOD([.$D37]+[.AP$5];[.$C$4]);1);[.$C$3])" office:value-type="float" office:value="0" calcext:value-type="float">
            <text:p>0</text:p>
          </table:table-cell>
          <table:table-cell table:formula="of:=MOD(CEILING([.$C$5]*[.$D37];1)+CEILING([.$C$5]*[.AQ$5];1)-CEILING([.$C$5]*MOD([.$D37]+[.AQ$5];[.$C$4]);1);[.$C$3])" office:value-type="float" office:value="1" calcext:value-type="float">
            <text:p>1</text:p>
          </table:table-cell>
          <table:table-cell table:formula="of:=MOD(CEILING([.$C$5]*[.$D37];1)+CEILING([.$C$5]*[.AR$5];1)-CEILING([.$C$5]*MOD([.$D37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4" calcext:value-type="float">
            <text:p>26.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MOD(CEILING([.$C$5]*[.$D38];1)+CEILING([.$C$5]*[.E$5];1)-CEILING([.$C$5]*MOD([.$D38]+[.E$5];[.$C$4]);1);[.$C$3])" office:value-type="float" office:value="0" calcext:value-type="float">
            <text:p>0</text:p>
          </table:table-cell>
          <table:table-cell table:formula="of:=MOD(CEILING([.$C$5]*[.$D38];1)+CEILING([.$C$5]*[.F$5];1)-CEILING([.$C$5]*MOD([.$D38]+[.F$5];[.$C$4]);1);[.$C$3])" office:value-type="float" office:value="0" calcext:value-type="float">
            <text:p>0</text:p>
          </table:table-cell>
          <table:table-cell table:formula="of:=MOD(CEILING([.$C$5]*[.$D38];1)+CEILING([.$C$5]*[.G$5];1)-CEILING([.$C$5]*MOD([.$D38]+[.G$5];[.$C$4]);1);[.$C$3])" office:value-type="float" office:value="0" calcext:value-type="float">
            <text:p>0</text:p>
          </table:table-cell>
          <table:table-cell table:formula="of:=MOD(CEILING([.$C$5]*[.$D38];1)+CEILING([.$C$5]*[.H$5];1)-CEILING([.$C$5]*MOD([.$D38]+[.H$5];[.$C$4]);1);[.$C$3])" office:value-type="float" office:value="1" calcext:value-type="float">
            <text:p>1</text:p>
          </table:table-cell>
          <table:table-cell table:formula="of:=MOD(CEILING([.$C$5]*[.$D38];1)+CEILING([.$C$5]*[.I$5];1)-CEILING([.$C$5]*MOD([.$D38]+[.I$5];[.$C$4]);1);[.$C$3])" office:value-type="float" office:value="0" calcext:value-type="float">
            <text:p>0</text:p>
          </table:table-cell>
          <table:table-cell table:formula="of:=MOD(CEILING([.$C$5]*[.$D38];1)+CEILING([.$C$5]*[.J$5];1)-CEILING([.$C$5]*MOD([.$D38]+[.J$5];[.$C$4]);1);[.$C$3])" office:value-type="float" office:value="1" calcext:value-type="float">
            <text:p>1</text:p>
          </table:table-cell>
          <table:table-cell table:formula="of:=MOD(CEILING([.$C$5]*[.$D38];1)+CEILING([.$C$5]*[.K$5];1)-CEILING([.$C$5]*MOD([.$D38]+[.K$5];[.$C$4]);1);[.$C$3])" office:value-type="float" office:value="0" calcext:value-type="float">
            <text:p>0</text:p>
          </table:table-cell>
          <table:table-cell table:formula="of:=MOD(CEILING([.$C$5]*[.$D38];1)+CEILING([.$C$5]*[.L$5];1)-CEILING([.$C$5]*MOD([.$D38]+[.L$5];[.$C$4]);1);[.$C$3])" office:value-type="float" office:value="0" calcext:value-type="float">
            <text:p>0</text:p>
          </table:table-cell>
          <table:table-cell table:formula="of:=MOD(CEILING([.$C$5]*[.$D38];1)+CEILING([.$C$5]*[.M$5];1)-CEILING([.$C$5]*MOD([.$D38]+[.M$5];[.$C$4]);1);[.$C$3])" office:value-type="float" office:value="0" calcext:value-type="float">
            <text:p>0</text:p>
          </table:table-cell>
          <table:table-cell table:formula="of:=MOD(CEILING([.$C$5]*[.$D38];1)+CEILING([.$C$5]*[.N$5];1)-CEILING([.$C$5]*MOD([.$D38]+[.N$5];[.$C$4]);1);[.$C$3])" office:value-type="float" office:value="0" calcext:value-type="float">
            <text:p>0</text:p>
          </table:table-cell>
          <table:table-cell table:formula="of:=MOD(CEILING([.$C$5]*[.$D38];1)+CEILING([.$C$5]*[.O$5];1)-CEILING([.$C$5]*MOD([.$D38]+[.O$5];[.$C$4]);1);[.$C$3])" office:value-type="float" office:value="1" calcext:value-type="float">
            <text:p>1</text:p>
          </table:table-cell>
          <table:table-cell table:formula="of:=MOD(CEILING([.$C$5]*[.$D38];1)+CEILING([.$C$5]*[.P$5];1)-CEILING([.$C$5]*MOD([.$D38]+[.P$5];[.$C$4]);1);[.$C$3])" office:value-type="float" office:value="0" calcext:value-type="float">
            <text:p>0</text:p>
          </table:table-cell>
          <table:table-cell table:formula="of:=MOD(CEILING([.$C$5]*[.$D38];1)+CEILING([.$C$5]*[.Q$5];1)-CEILING([.$C$5]*MOD([.$D38]+[.Q$5];[.$C$4]);1);[.$C$3])" office:value-type="float" office:value="1" calcext:value-type="float">
            <text:p>1</text:p>
          </table:table-cell>
          <table:table-cell table:formula="of:=MOD(CEILING([.$C$5]*[.$D38];1)+CEILING([.$C$5]*[.R$5];1)-CEILING([.$C$5]*MOD([.$D38]+[.R$5];[.$C$4]);1);[.$C$3])" office:value-type="float" office:value="0" calcext:value-type="float">
            <text:p>0</text:p>
          </table:table-cell>
          <table:table-cell table:formula="of:=MOD(CEILING([.$C$5]*[.$D38];1)+CEILING([.$C$5]*[.S$5];1)-CEILING([.$C$5]*MOD([.$D38]+[.S$5];[.$C$4]);1);[.$C$3])" office:value-type="float" office:value="0" calcext:value-type="float">
            <text:p>0</text:p>
          </table:table-cell>
          <table:table-cell table:formula="of:=MOD(CEILING([.$C$5]*[.$D38];1)+CEILING([.$C$5]*[.T$5];1)-CEILING([.$C$5]*MOD([.$D38]+[.T$5];[.$C$4]);1);[.$C$3])" office:value-type="float" office:value="0" calcext:value-type="float">
            <text:p>0</text:p>
          </table:table-cell>
          <table:table-cell table:formula="of:=MOD(CEILING([.$C$5]*[.$D38];1)+CEILING([.$C$5]*[.U$5];1)-CEILING([.$C$5]*MOD([.$D38]+[.U$5];[.$C$4]);1);[.$C$3])" office:value-type="float" office:value="0" calcext:value-type="float">
            <text:p>0</text:p>
          </table:table-cell>
          <table:table-cell table:formula="of:=MOD(CEILING([.$C$5]*[.$D38];1)+CEILING([.$C$5]*[.V$5];1)-CEILING([.$C$5]*MOD([.$D38]+[.V$5];[.$C$4]);1);[.$C$3])" office:value-type="float" office:value="1" calcext:value-type="float">
            <text:p>1</text:p>
          </table:table-cell>
          <table:table-cell table:formula="of:=MOD(CEILING([.$C$5]*[.$D38];1)+CEILING([.$C$5]*[.W$5];1)-CEILING([.$C$5]*MOD([.$D38]+[.W$5];[.$C$4]);1);[.$C$3])" office:value-type="float" office:value="0" calcext:value-type="float">
            <text:p>0</text:p>
          </table:table-cell>
          <table:table-cell table:formula="of:=MOD(CEILING([.$C$5]*[.$D38];1)+CEILING([.$C$5]*[.X$5];1)-CEILING([.$C$5]*MOD([.$D38]+[.X$5];[.$C$4]);1);[.$C$3])" office:value-type="float" office:value="1" calcext:value-type="float">
            <text:p>1</text:p>
          </table:table-cell>
          <table:table-cell table:formula="of:=MOD(CEILING([.$C$5]*[.$D38];1)+CEILING([.$C$5]*[.Y$5];1)-CEILING([.$C$5]*MOD([.$D38]+[.Y$5];[.$C$4]);1);[.$C$3])" office:value-type="float" office:value="0" calcext:value-type="float">
            <text:p>0</text:p>
          </table:table-cell>
          <table:table-cell table:formula="of:=MOD(CEILING([.$C$5]*[.$D38];1)+CEILING([.$C$5]*[.Z$5];1)-CEILING([.$C$5]*MOD([.$D38]+[.Z$5];[.$C$4]);1);[.$C$3])" office:value-type="float" office:value="0" calcext:value-type="float">
            <text:p>0</text:p>
          </table:table-cell>
          <table:table-cell table:formula="of:=MOD(CEILING([.$C$5]*[.$D38];1)+CEILING([.$C$5]*[.AA$5];1)-CEILING([.$C$5]*MOD([.$D38]+[.AA$5];[.$C$4]);1);[.$C$3])" office:value-type="float" office:value="0" calcext:value-type="float">
            <text:p>0</text:p>
          </table:table-cell>
          <table:table-cell table:formula="of:=MOD(CEILING([.$C$5]*[.$D38];1)+CEILING([.$C$5]*[.AB$5];1)-CEILING([.$C$5]*MOD([.$D38]+[.AB$5];[.$C$4]);1);[.$C$3])" office:value-type="float" office:value="0" calcext:value-type="float">
            <text:p>0</text:p>
          </table:table-cell>
          <table:table-cell table:formula="of:=MOD(CEILING([.$C$5]*[.$D38];1)+CEILING([.$C$5]*[.AC$5];1)-CEILING([.$C$5]*MOD([.$D38]+[.AC$5];[.$C$4]);1);[.$C$3])" office:value-type="float" office:value="1" calcext:value-type="float">
            <text:p>1</text:p>
          </table:table-cell>
          <table:table-cell table:formula="of:=MOD(CEILING([.$C$5]*[.$D38];1)+CEILING([.$C$5]*[.AD$5];1)-CEILING([.$C$5]*MOD([.$D38]+[.AD$5];[.$C$4]);1);[.$C$3])" office:value-type="float" office:value="0" calcext:value-type="float">
            <text:p>0</text:p>
          </table:table-cell>
          <table:table-cell table:formula="of:=MOD(CEILING([.$C$5]*[.$D38];1)+CEILING([.$C$5]*[.AE$5];1)-CEILING([.$C$5]*MOD([.$D38]+[.AE$5];[.$C$4]);1);[.$C$3])" office:value-type="float" office:value="1" calcext:value-type="float">
            <text:p>1</text:p>
          </table:table-cell>
          <table:table-cell table:formula="of:=MOD(CEILING([.$C$5]*[.$D38];1)+CEILING([.$C$5]*[.AF$5];1)-CEILING([.$C$5]*MOD([.$D38]+[.AF$5];[.$C$4]);1);[.$C$3])" office:value-type="float" office:value="0" calcext:value-type="float">
            <text:p>0</text:p>
          </table:table-cell>
          <table:table-cell table:formula="of:=MOD(CEILING([.$C$5]*[.$D38];1)+CEILING([.$C$5]*[.AG$5];1)-CEILING([.$C$5]*MOD([.$D38]+[.AG$5];[.$C$4]);1);[.$C$3])" office:value-type="float" office:value="0" calcext:value-type="float">
            <text:p>0</text:p>
          </table:table-cell>
          <table:table-cell table:formula="of:=MOD(CEILING([.$C$5]*[.$D38];1)+CEILING([.$C$5]*[.AH$5];1)-CEILING([.$C$5]*MOD([.$D38]+[.AH$5];[.$C$4]);1);[.$C$3])" office:value-type="float" office:value="0" calcext:value-type="float">
            <text:p>0</text:p>
          </table:table-cell>
          <table:table-cell table:formula="of:=MOD(CEILING([.$C$5]*[.$D38];1)+CEILING([.$C$5]*[.AI$5];1)-CEILING([.$C$5]*MOD([.$D38]+[.AI$5];[.$C$4]);1);[.$C$3])" office:value-type="float" office:value="0" calcext:value-type="float">
            <text:p>0</text:p>
          </table:table-cell>
          <table:table-cell table:formula="of:=MOD(CEILING([.$C$5]*[.$D38];1)+CEILING([.$C$5]*[.AJ$5];1)-CEILING([.$C$5]*MOD([.$D38]+[.AJ$5];[.$C$4]);1);[.$C$3])" office:value-type="float" office:value="1" calcext:value-type="float">
            <text:p>1</text:p>
          </table:table-cell>
          <table:table-cell table:formula="of:=MOD(CEILING([.$C$5]*[.$D38];1)+CEILING([.$C$5]*[.AK$5];1)-CEILING([.$C$5]*MOD([.$D38]+[.AK$5];[.$C$4]);1);[.$C$3])" office:value-type="float" office:value="0" calcext:value-type="float">
            <text:p>0</text:p>
          </table:table-cell>
          <table:table-cell table:formula="of:=MOD(CEILING([.$C$5]*[.$D38];1)+CEILING([.$C$5]*[.AL$5];1)-CEILING([.$C$5]*MOD([.$D38]+[.AL$5];[.$C$4]);1);[.$C$3])" office:value-type="float" office:value="1" calcext:value-type="float">
            <text:p>1</text:p>
          </table:table-cell>
          <table:table-cell table:formula="of:=MOD(CEILING([.$C$5]*[.$D38];1)+CEILING([.$C$5]*[.AM$5];1)-CEILING([.$C$5]*MOD([.$D38]+[.AM$5];[.$C$4]);1);[.$C$3])" office:value-type="float" office:value="0" calcext:value-type="float">
            <text:p>0</text:p>
          </table:table-cell>
          <table:table-cell table:formula="of:=MOD(CEILING([.$C$5]*[.$D38];1)+CEILING([.$C$5]*[.AN$5];1)-CEILING([.$C$5]*MOD([.$D38]+[.AN$5];[.$C$4]);1);[.$C$3])" office:value-type="float" office:value="0" calcext:value-type="float">
            <text:p>0</text:p>
          </table:table-cell>
          <table:table-cell table:formula="of:=MOD(CEILING([.$C$5]*[.$D38];1)+CEILING([.$C$5]*[.AO$5];1)-CEILING([.$C$5]*MOD([.$D38]+[.AO$5];[.$C$4]);1);[.$C$3])" office:value-type="float" office:value="0" calcext:value-type="float">
            <text:p>0</text:p>
          </table:table-cell>
          <table:table-cell table:formula="of:=MOD(CEILING([.$C$5]*[.$D38];1)+CEILING([.$C$5]*[.AP$5];1)-CEILING([.$C$5]*MOD([.$D38]+[.AP$5];[.$C$4]);1);[.$C$3])" office:value-type="float" office:value="0" calcext:value-type="float">
            <text:p>0</text:p>
          </table:table-cell>
          <table:table-cell table:formula="of:=MOD(CEILING([.$C$5]*[.$D38];1)+CEILING([.$C$5]*[.AQ$5];1)-CEILING([.$C$5]*MOD([.$D38]+[.AQ$5];[.$C$4]);1);[.$C$3])" office:value-type="float" office:value="1" calcext:value-type="float">
            <text:p>1</text:p>
          </table:table-cell>
          <table:table-cell table:formula="of:=MOD(CEILING([.$C$5]*[.$D38];1)+CEILING([.$C$5]*[.AR$5];1)-CEILING([.$C$5]*MOD([.$D3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45" calcext:value-type="float">
            <text:p>26.4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MOD(CEILING([.$C$5]*[.$D39];1)+CEILING([.$C$5]*[.E$5];1)-CEILING([.$C$5]*MOD([.$D39]+[.E$5];[.$C$4]);1);[.$C$3])" office:value-type="float" office:value="0" calcext:value-type="float">
            <text:p>0</text:p>
          </table:table-cell>
          <table:table-cell table:formula="of:=MOD(CEILING([.$C$5]*[.$D39];1)+CEILING([.$C$5]*[.F$5];1)-CEILING([.$C$5]*MOD([.$D39]+[.F$5];[.$C$4]);1);[.$C$3])" office:value-type="float" office:value="1" calcext:value-type="float">
            <text:p>1</text:p>
          </table:table-cell>
          <table:table-cell table:formula="of:=MOD(CEILING([.$C$5]*[.$D39];1)+CEILING([.$C$5]*[.G$5];1)-CEILING([.$C$5]*MOD([.$D39]+[.G$5];[.$C$4]);1);[.$C$3])" office:value-type="float" office:value="1" calcext:value-type="float">
            <text:p>1</text:p>
          </table:table-cell>
          <table:table-cell table:formula="of:=MOD(CEILING([.$C$5]*[.$D39];1)+CEILING([.$C$5]*[.H$5];1)-CEILING([.$C$5]*MOD([.$D39]+[.H$5];[.$C$4]);1);[.$C$3])" office:value-type="float" office:value="1" calcext:value-type="float">
            <text:p>1</text:p>
          </table:table-cell>
          <table:table-cell table:formula="of:=MOD(CEILING([.$C$5]*[.$D39];1)+CEILING([.$C$5]*[.I$5];1)-CEILING([.$C$5]*MOD([.$D39]+[.I$5];[.$C$4]);1);[.$C$3])" office:value-type="float" office:value="1" calcext:value-type="float">
            <text:p>1</text:p>
          </table:table-cell>
          <table:table-cell table:formula="of:=MOD(CEILING([.$C$5]*[.$D39];1)+CEILING([.$C$5]*[.J$5];1)-CEILING([.$C$5]*MOD([.$D39]+[.J$5];[.$C$4]);1);[.$C$3])" office:value-type="float" office:value="1" calcext:value-type="float">
            <text:p>1</text:p>
          </table:table-cell>
          <table:table-cell table:formula="of:=MOD(CEILING([.$C$5]*[.$D39];1)+CEILING([.$C$5]*[.K$5];1)-CEILING([.$C$5]*MOD([.$D39]+[.K$5];[.$C$4]);1);[.$C$3])" office:value-type="float" office:value="1" calcext:value-type="float">
            <text:p>1</text:p>
          </table:table-cell>
          <table:table-cell table:formula="of:=MOD(CEILING([.$C$5]*[.$D39];1)+CEILING([.$C$5]*[.L$5];1)-CEILING([.$C$5]*MOD([.$D39]+[.L$5];[.$C$4]);1);[.$C$3])" office:value-type="float" office:value="0" calcext:value-type="float">
            <text:p>0</text:p>
          </table:table-cell>
          <table:table-cell table:formula="of:=MOD(CEILING([.$C$5]*[.$D39];1)+CEILING([.$C$5]*[.M$5];1)-CEILING([.$C$5]*MOD([.$D39]+[.M$5];[.$C$4]);1);[.$C$3])" office:value-type="float" office:value="1" calcext:value-type="float">
            <text:p>1</text:p>
          </table:table-cell>
          <table:table-cell table:formula="of:=MOD(CEILING([.$C$5]*[.$D39];1)+CEILING([.$C$5]*[.N$5];1)-CEILING([.$C$5]*MOD([.$D39]+[.N$5];[.$C$4]);1);[.$C$3])" office:value-type="float" office:value="1" calcext:value-type="float">
            <text:p>1</text:p>
          </table:table-cell>
          <table:table-cell table:formula="of:=MOD(CEILING([.$C$5]*[.$D39];1)+CEILING([.$C$5]*[.O$5];1)-CEILING([.$C$5]*MOD([.$D39]+[.O$5];[.$C$4]);1);[.$C$3])" office:value-type="float" office:value="1" calcext:value-type="float">
            <text:p>1</text:p>
          </table:table-cell>
          <table:table-cell table:formula="of:=MOD(CEILING([.$C$5]*[.$D39];1)+CEILING([.$C$5]*[.P$5];1)-CEILING([.$C$5]*MOD([.$D39]+[.P$5];[.$C$4]);1);[.$C$3])" office:value-type="float" office:value="1" calcext:value-type="float">
            <text:p>1</text:p>
          </table:table-cell>
          <table:table-cell table:formula="of:=MOD(CEILING([.$C$5]*[.$D39];1)+CEILING([.$C$5]*[.Q$5];1)-CEILING([.$C$5]*MOD([.$D39]+[.Q$5];[.$C$4]);1);[.$C$3])" office:value-type="float" office:value="1" calcext:value-type="float">
            <text:p>1</text:p>
          </table:table-cell>
          <table:table-cell table:formula="of:=MOD(CEILING([.$C$5]*[.$D39];1)+CEILING([.$C$5]*[.R$5];1)-CEILING([.$C$5]*MOD([.$D39]+[.R$5];[.$C$4]);1);[.$C$3])" office:value-type="float" office:value="1" calcext:value-type="float">
            <text:p>1</text:p>
          </table:table-cell>
          <table:table-cell table:formula="of:=MOD(CEILING([.$C$5]*[.$D39];1)+CEILING([.$C$5]*[.S$5];1)-CEILING([.$C$5]*MOD([.$D39]+[.S$5];[.$C$4]);1);[.$C$3])" office:value-type="float" office:value="0" calcext:value-type="float">
            <text:p>0</text:p>
          </table:table-cell>
          <table:table-cell table:formula="of:=MOD(CEILING([.$C$5]*[.$D39];1)+CEILING([.$C$5]*[.T$5];1)-CEILING([.$C$5]*MOD([.$D39]+[.T$5];[.$C$4]);1);[.$C$3])" office:value-type="float" office:value="1" calcext:value-type="float">
            <text:p>1</text:p>
          </table:table-cell>
          <table:table-cell table:formula="of:=MOD(CEILING([.$C$5]*[.$D39];1)+CEILING([.$C$5]*[.U$5];1)-CEILING([.$C$5]*MOD([.$D39]+[.U$5];[.$C$4]);1);[.$C$3])" office:value-type="float" office:value="1" calcext:value-type="float">
            <text:p>1</text:p>
          </table:table-cell>
          <table:table-cell table:formula="of:=MOD(CEILING([.$C$5]*[.$D39];1)+CEILING([.$C$5]*[.V$5];1)-CEILING([.$C$5]*MOD([.$D39]+[.V$5];[.$C$4]);1);[.$C$3])" office:value-type="float" office:value="1" calcext:value-type="float">
            <text:p>1</text:p>
          </table:table-cell>
          <table:table-cell table:formula="of:=MOD(CEILING([.$C$5]*[.$D39];1)+CEILING([.$C$5]*[.W$5];1)-CEILING([.$C$5]*MOD([.$D39]+[.W$5];[.$C$4]);1);[.$C$3])" office:value-type="float" office:value="1" calcext:value-type="float">
            <text:p>1</text:p>
          </table:table-cell>
          <table:table-cell table:formula="of:=MOD(CEILING([.$C$5]*[.$D39];1)+CEILING([.$C$5]*[.X$5];1)-CEILING([.$C$5]*MOD([.$D39]+[.X$5];[.$C$4]);1);[.$C$3])" office:value-type="float" office:value="1" calcext:value-type="float">
            <text:p>1</text:p>
          </table:table-cell>
          <table:table-cell table:formula="of:=MOD(CEILING([.$C$5]*[.$D39];1)+CEILING([.$C$5]*[.Y$5];1)-CEILING([.$C$5]*MOD([.$D39]+[.Y$5];[.$C$4]);1);[.$C$3])" office:value-type="float" office:value="1" calcext:value-type="float">
            <text:p>1</text:p>
          </table:table-cell>
          <table:table-cell table:formula="of:=MOD(CEILING([.$C$5]*[.$D39];1)+CEILING([.$C$5]*[.Z$5];1)-CEILING([.$C$5]*MOD([.$D39]+[.Z$5];[.$C$4]);1);[.$C$3])" office:value-type="float" office:value="0" calcext:value-type="float">
            <text:p>0</text:p>
          </table:table-cell>
          <table:table-cell table:formula="of:=MOD(CEILING([.$C$5]*[.$D39];1)+CEILING([.$C$5]*[.AA$5];1)-CEILING([.$C$5]*MOD([.$D39]+[.AA$5];[.$C$4]);1);[.$C$3])" office:value-type="float" office:value="1" calcext:value-type="float">
            <text:p>1</text:p>
          </table:table-cell>
          <table:table-cell table:formula="of:=MOD(CEILING([.$C$5]*[.$D39];1)+CEILING([.$C$5]*[.AB$5];1)-CEILING([.$C$5]*MOD([.$D39]+[.AB$5];[.$C$4]);1);[.$C$3])" office:value-type="float" office:value="1" calcext:value-type="float">
            <text:p>1</text:p>
          </table:table-cell>
          <table:table-cell table:formula="of:=MOD(CEILING([.$C$5]*[.$D39];1)+CEILING([.$C$5]*[.AC$5];1)-CEILING([.$C$5]*MOD([.$D39]+[.AC$5];[.$C$4]);1);[.$C$3])" office:value-type="float" office:value="1" calcext:value-type="float">
            <text:p>1</text:p>
          </table:table-cell>
          <table:table-cell table:formula="of:=MOD(CEILING([.$C$5]*[.$D39];1)+CEILING([.$C$5]*[.AD$5];1)-CEILING([.$C$5]*MOD([.$D39]+[.AD$5];[.$C$4]);1);[.$C$3])" office:value-type="float" office:value="1" calcext:value-type="float">
            <text:p>1</text:p>
          </table:table-cell>
          <table:table-cell table:formula="of:=MOD(CEILING([.$C$5]*[.$D39];1)+CEILING([.$C$5]*[.AE$5];1)-CEILING([.$C$5]*MOD([.$D39]+[.AE$5];[.$C$4]);1);[.$C$3])" office:value-type="float" office:value="1" calcext:value-type="float">
            <text:p>1</text:p>
          </table:table-cell>
          <table:table-cell table:formula="of:=MOD(CEILING([.$C$5]*[.$D39];1)+CEILING([.$C$5]*[.AF$5];1)-CEILING([.$C$5]*MOD([.$D39]+[.AF$5];[.$C$4]);1);[.$C$3])" office:value-type="float" office:value="1" calcext:value-type="float">
            <text:p>1</text:p>
          </table:table-cell>
          <table:table-cell table:formula="of:=MOD(CEILING([.$C$5]*[.$D39];1)+CEILING([.$C$5]*[.AG$5];1)-CEILING([.$C$5]*MOD([.$D39]+[.AG$5];[.$C$4]);1);[.$C$3])" office:value-type="float" office:value="0" calcext:value-type="float">
            <text:p>0</text:p>
          </table:table-cell>
          <table:table-cell table:formula="of:=MOD(CEILING([.$C$5]*[.$D39];1)+CEILING([.$C$5]*[.AH$5];1)-CEILING([.$C$5]*MOD([.$D39]+[.AH$5];[.$C$4]);1);[.$C$3])" office:value-type="float" office:value="1" calcext:value-type="float">
            <text:p>1</text:p>
          </table:table-cell>
          <table:table-cell table:formula="of:=MOD(CEILING([.$C$5]*[.$D39];1)+CEILING([.$C$5]*[.AI$5];1)-CEILING([.$C$5]*MOD([.$D39]+[.AI$5];[.$C$4]);1);[.$C$3])" office:value-type="float" office:value="1" calcext:value-type="float">
            <text:p>1</text:p>
          </table:table-cell>
          <table:table-cell table:formula="of:=MOD(CEILING([.$C$5]*[.$D39];1)+CEILING([.$C$5]*[.AJ$5];1)-CEILING([.$C$5]*MOD([.$D39]+[.AJ$5];[.$C$4]);1);[.$C$3])" office:value-type="float" office:value="1" calcext:value-type="float">
            <text:p>1</text:p>
          </table:table-cell>
          <table:table-cell table:formula="of:=MOD(CEILING([.$C$5]*[.$D39];1)+CEILING([.$C$5]*[.AK$5];1)-CEILING([.$C$5]*MOD([.$D39]+[.AK$5];[.$C$4]);1);[.$C$3])" office:value-type="float" office:value="1" calcext:value-type="float">
            <text:p>1</text:p>
          </table:table-cell>
          <table:table-cell table:formula="of:=MOD(CEILING([.$C$5]*[.$D39];1)+CEILING([.$C$5]*[.AL$5];1)-CEILING([.$C$5]*MOD([.$D39]+[.AL$5];[.$C$4]);1);[.$C$3])" office:value-type="float" office:value="1" calcext:value-type="float">
            <text:p>1</text:p>
          </table:table-cell>
          <table:table-cell table:formula="of:=MOD(CEILING([.$C$5]*[.$D39];1)+CEILING([.$C$5]*[.AM$5];1)-CEILING([.$C$5]*MOD([.$D39]+[.AM$5];[.$C$4]);1);[.$C$3])" office:value-type="float" office:value="1" calcext:value-type="float">
            <text:p>1</text:p>
          </table:table-cell>
          <table:table-cell table:formula="of:=MOD(CEILING([.$C$5]*[.$D39];1)+CEILING([.$C$5]*[.AN$5];1)-CEILING([.$C$5]*MOD([.$D39]+[.AN$5];[.$C$4]);1);[.$C$3])" office:value-type="float" office:value="0" calcext:value-type="float">
            <text:p>0</text:p>
          </table:table-cell>
          <table:table-cell table:formula="of:=MOD(CEILING([.$C$5]*[.$D39];1)+CEILING([.$C$5]*[.AO$5];1)-CEILING([.$C$5]*MOD([.$D39]+[.AO$5];[.$C$4]);1);[.$C$3])" office:value-type="float" office:value="1" calcext:value-type="float">
            <text:p>1</text:p>
          </table:table-cell>
          <table:table-cell table:formula="of:=MOD(CEILING([.$C$5]*[.$D39];1)+CEILING([.$C$5]*[.AP$5];1)-CEILING([.$C$5]*MOD([.$D39]+[.AP$5];[.$C$4]);1);[.$C$3])" office:value-type="float" office:value="1" calcext:value-type="float">
            <text:p>1</text:p>
          </table:table-cell>
          <table:table-cell table:formula="of:=MOD(CEILING([.$C$5]*[.$D39];1)+CEILING([.$C$5]*[.AQ$5];1)-CEILING([.$C$5]*MOD([.$D39]+[.AQ$5];[.$C$4]);1);[.$C$3])" office:value-type="float" office:value="1" calcext:value-type="float">
            <text:p>1</text:p>
          </table:table-cell>
          <table:table-cell table:formula="of:=MOD(CEILING([.$C$5]*[.$D39];1)+CEILING([.$C$5]*[.AR$5];1)-CEILING([.$C$5]*MOD([.$D39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MOD(CEILING([.$C$5]*[.$D40];1)+CEILING([.$C$5]*[.E$5];1)-CEILING([.$C$5]*MOD([.$D40]+[.E$5];[.$C$4]);1);[.$C$3])" office:value-type="float" office:value="0" calcext:value-type="float">
            <text:p>0</text:p>
          </table:table-cell>
          <table:table-cell table:formula="of:=MOD(CEILING([.$C$5]*[.$D40];1)+CEILING([.$C$5]*[.F$5];1)-CEILING([.$C$5]*MOD([.$D40]+[.F$5];[.$C$4]);1);[.$C$3])" office:value-type="float" office:value="1" calcext:value-type="float">
            <text:p>1</text:p>
          </table:table-cell>
          <table:table-cell table:formula="of:=MOD(CEILING([.$C$5]*[.$D40];1)+CEILING([.$C$5]*[.G$5];1)-CEILING([.$C$5]*MOD([.$D40]+[.G$5];[.$C$4]);1);[.$C$3])" office:value-type="float" office:value="0" calcext:value-type="float">
            <text:p>0</text:p>
          </table:table-cell>
          <table:table-cell table:formula="of:=MOD(CEILING([.$C$5]*[.$D40];1)+CEILING([.$C$5]*[.H$5];1)-CEILING([.$C$5]*MOD([.$D40]+[.H$5];[.$C$4]);1);[.$C$3])" office:value-type="float" office:value="1" calcext:value-type="float">
            <text:p>1</text:p>
          </table:table-cell>
          <table:table-cell table:formula="of:=MOD(CEILING([.$C$5]*[.$D40];1)+CEILING([.$C$5]*[.I$5];1)-CEILING([.$C$5]*MOD([.$D40]+[.I$5];[.$C$4]);1);[.$C$3])" office:value-type="float" office:value="0" calcext:value-type="float">
            <text:p>0</text:p>
          </table:table-cell>
          <table:table-cell table:formula="of:=MOD(CEILING([.$C$5]*[.$D40];1)+CEILING([.$C$5]*[.J$5];1)-CEILING([.$C$5]*MOD([.$D40]+[.J$5];[.$C$4]);1);[.$C$3])" office:value-type="float" office:value="1" calcext:value-type="float">
            <text:p>1</text:p>
          </table:table-cell>
          <table:table-cell table:formula="of:=MOD(CEILING([.$C$5]*[.$D40];1)+CEILING([.$C$5]*[.K$5];1)-CEILING([.$C$5]*MOD([.$D40]+[.K$5];[.$C$4]);1);[.$C$3])" office:value-type="float" office:value="0" calcext:value-type="float">
            <text:p>0</text:p>
          </table:table-cell>
          <table:table-cell table:formula="of:=MOD(CEILING([.$C$5]*[.$D40];1)+CEILING([.$C$5]*[.L$5];1)-CEILING([.$C$5]*MOD([.$D40]+[.L$5];[.$C$4]);1);[.$C$3])" office:value-type="float" office:value="0" calcext:value-type="float">
            <text:p>0</text:p>
          </table:table-cell>
          <table:table-cell table:formula="of:=MOD(CEILING([.$C$5]*[.$D40];1)+CEILING([.$C$5]*[.M$5];1)-CEILING([.$C$5]*MOD([.$D40]+[.M$5];[.$C$4]);1);[.$C$3])" office:value-type="float" office:value="1" calcext:value-type="float">
            <text:p>1</text:p>
          </table:table-cell>
          <table:table-cell table:formula="of:=MOD(CEILING([.$C$5]*[.$D40];1)+CEILING([.$C$5]*[.N$5];1)-CEILING([.$C$5]*MOD([.$D40]+[.N$5];[.$C$4]);1);[.$C$3])" office:value-type="float" office:value="0" calcext:value-type="float">
            <text:p>0</text:p>
          </table:table-cell>
          <table:table-cell table:formula="of:=MOD(CEILING([.$C$5]*[.$D40];1)+CEILING([.$C$5]*[.O$5];1)-CEILING([.$C$5]*MOD([.$D40]+[.O$5];[.$C$4]);1);[.$C$3])" office:value-type="float" office:value="1" calcext:value-type="float">
            <text:p>1</text:p>
          </table:table-cell>
          <table:table-cell table:formula="of:=MOD(CEILING([.$C$5]*[.$D40];1)+CEILING([.$C$5]*[.P$5];1)-CEILING([.$C$5]*MOD([.$D40]+[.P$5];[.$C$4]);1);[.$C$3])" office:value-type="float" office:value="0" calcext:value-type="float">
            <text:p>0</text:p>
          </table:table-cell>
          <table:table-cell table:formula="of:=MOD(CEILING([.$C$5]*[.$D40];1)+CEILING([.$C$5]*[.Q$5];1)-CEILING([.$C$5]*MOD([.$D40]+[.Q$5];[.$C$4]);1);[.$C$3])" office:value-type="float" office:value="1" calcext:value-type="float">
            <text:p>1</text:p>
          </table:table-cell>
          <table:table-cell table:formula="of:=MOD(CEILING([.$C$5]*[.$D40];1)+CEILING([.$C$5]*[.R$5];1)-CEILING([.$C$5]*MOD([.$D40]+[.R$5];[.$C$4]);1);[.$C$3])" office:value-type="float" office:value="0" calcext:value-type="float">
            <text:p>0</text:p>
          </table:table-cell>
          <table:table-cell table:formula="of:=MOD(CEILING([.$C$5]*[.$D40];1)+CEILING([.$C$5]*[.S$5];1)-CEILING([.$C$5]*MOD([.$D40]+[.S$5];[.$C$4]);1);[.$C$3])" office:value-type="float" office:value="0" calcext:value-type="float">
            <text:p>0</text:p>
          </table:table-cell>
          <table:table-cell table:formula="of:=MOD(CEILING([.$C$5]*[.$D40];1)+CEILING([.$C$5]*[.T$5];1)-CEILING([.$C$5]*MOD([.$D40]+[.T$5];[.$C$4]);1);[.$C$3])" office:value-type="float" office:value="1" calcext:value-type="float">
            <text:p>1</text:p>
          </table:table-cell>
          <table:table-cell table:formula="of:=MOD(CEILING([.$C$5]*[.$D40];1)+CEILING([.$C$5]*[.U$5];1)-CEILING([.$C$5]*MOD([.$D40]+[.U$5];[.$C$4]);1);[.$C$3])" office:value-type="float" office:value="0" calcext:value-type="float">
            <text:p>0</text:p>
          </table:table-cell>
          <table:table-cell table:formula="of:=MOD(CEILING([.$C$5]*[.$D40];1)+CEILING([.$C$5]*[.V$5];1)-CEILING([.$C$5]*MOD([.$D40]+[.V$5];[.$C$4]);1);[.$C$3])" office:value-type="float" office:value="1" calcext:value-type="float">
            <text:p>1</text:p>
          </table:table-cell>
          <table:table-cell table:formula="of:=MOD(CEILING([.$C$5]*[.$D40];1)+CEILING([.$C$5]*[.W$5];1)-CEILING([.$C$5]*MOD([.$D40]+[.W$5];[.$C$4]);1);[.$C$3])" office:value-type="float" office:value="0" calcext:value-type="float">
            <text:p>0</text:p>
          </table:table-cell>
          <table:table-cell table:formula="of:=MOD(CEILING([.$C$5]*[.$D40];1)+CEILING([.$C$5]*[.X$5];1)-CEILING([.$C$5]*MOD([.$D40]+[.X$5];[.$C$4]);1);[.$C$3])" office:value-type="float" office:value="1" calcext:value-type="float">
            <text:p>1</text:p>
          </table:table-cell>
          <table:table-cell table:formula="of:=MOD(CEILING([.$C$5]*[.$D40];1)+CEILING([.$C$5]*[.Y$5];1)-CEILING([.$C$5]*MOD([.$D40]+[.Y$5];[.$C$4]);1);[.$C$3])" office:value-type="float" office:value="0" calcext:value-type="float">
            <text:p>0</text:p>
          </table:table-cell>
          <table:table-cell table:formula="of:=MOD(CEILING([.$C$5]*[.$D40];1)+CEILING([.$C$5]*[.Z$5];1)-CEILING([.$C$5]*MOD([.$D40]+[.Z$5];[.$C$4]);1);[.$C$3])" office:value-type="float" office:value="0" calcext:value-type="float">
            <text:p>0</text:p>
          </table:table-cell>
          <table:table-cell table:formula="of:=MOD(CEILING([.$C$5]*[.$D40];1)+CEILING([.$C$5]*[.AA$5];1)-CEILING([.$C$5]*MOD([.$D40]+[.AA$5];[.$C$4]);1);[.$C$3])" office:value-type="float" office:value="1" calcext:value-type="float">
            <text:p>1</text:p>
          </table:table-cell>
          <table:table-cell table:formula="of:=MOD(CEILING([.$C$5]*[.$D40];1)+CEILING([.$C$5]*[.AB$5];1)-CEILING([.$C$5]*MOD([.$D40]+[.AB$5];[.$C$4]);1);[.$C$3])" office:value-type="float" office:value="0" calcext:value-type="float">
            <text:p>0</text:p>
          </table:table-cell>
          <table:table-cell table:formula="of:=MOD(CEILING([.$C$5]*[.$D40];1)+CEILING([.$C$5]*[.AC$5];1)-CEILING([.$C$5]*MOD([.$D40]+[.AC$5];[.$C$4]);1);[.$C$3])" office:value-type="float" office:value="1" calcext:value-type="float">
            <text:p>1</text:p>
          </table:table-cell>
          <table:table-cell table:formula="of:=MOD(CEILING([.$C$5]*[.$D40];1)+CEILING([.$C$5]*[.AD$5];1)-CEILING([.$C$5]*MOD([.$D40]+[.AD$5];[.$C$4]);1);[.$C$3])" office:value-type="float" office:value="0" calcext:value-type="float">
            <text:p>0</text:p>
          </table:table-cell>
          <table:table-cell table:formula="of:=MOD(CEILING([.$C$5]*[.$D40];1)+CEILING([.$C$5]*[.AE$5];1)-CEILING([.$C$5]*MOD([.$D40]+[.AE$5];[.$C$4]);1);[.$C$3])" office:value-type="float" office:value="1" calcext:value-type="float">
            <text:p>1</text:p>
          </table:table-cell>
          <table:table-cell table:formula="of:=MOD(CEILING([.$C$5]*[.$D40];1)+CEILING([.$C$5]*[.AF$5];1)-CEILING([.$C$5]*MOD([.$D40]+[.AF$5];[.$C$4]);1);[.$C$3])" office:value-type="float" office:value="0" calcext:value-type="float">
            <text:p>0</text:p>
          </table:table-cell>
          <table:table-cell table:formula="of:=MOD(CEILING([.$C$5]*[.$D40];1)+CEILING([.$C$5]*[.AG$5];1)-CEILING([.$C$5]*MOD([.$D40]+[.AG$5];[.$C$4]);1);[.$C$3])" office:value-type="float" office:value="0" calcext:value-type="float">
            <text:p>0</text:p>
          </table:table-cell>
          <table:table-cell table:formula="of:=MOD(CEILING([.$C$5]*[.$D40];1)+CEILING([.$C$5]*[.AH$5];1)-CEILING([.$C$5]*MOD([.$D40]+[.AH$5];[.$C$4]);1);[.$C$3])" office:value-type="float" office:value="1" calcext:value-type="float">
            <text:p>1</text:p>
          </table:table-cell>
          <table:table-cell table:formula="of:=MOD(CEILING([.$C$5]*[.$D40];1)+CEILING([.$C$5]*[.AI$5];1)-CEILING([.$C$5]*MOD([.$D40]+[.AI$5];[.$C$4]);1);[.$C$3])" office:value-type="float" office:value="0" calcext:value-type="float">
            <text:p>0</text:p>
          </table:table-cell>
          <table:table-cell table:formula="of:=MOD(CEILING([.$C$5]*[.$D40];1)+CEILING([.$C$5]*[.AJ$5];1)-CEILING([.$C$5]*MOD([.$D40]+[.AJ$5];[.$C$4]);1);[.$C$3])" office:value-type="float" office:value="1" calcext:value-type="float">
            <text:p>1</text:p>
          </table:table-cell>
          <table:table-cell table:formula="of:=MOD(CEILING([.$C$5]*[.$D40];1)+CEILING([.$C$5]*[.AK$5];1)-CEILING([.$C$5]*MOD([.$D40]+[.AK$5];[.$C$4]);1);[.$C$3])" office:value-type="float" office:value="0" calcext:value-type="float">
            <text:p>0</text:p>
          </table:table-cell>
          <table:table-cell table:formula="of:=MOD(CEILING([.$C$5]*[.$D40];1)+CEILING([.$C$5]*[.AL$5];1)-CEILING([.$C$5]*MOD([.$D40]+[.AL$5];[.$C$4]);1);[.$C$3])" office:value-type="float" office:value="1" calcext:value-type="float">
            <text:p>1</text:p>
          </table:table-cell>
          <table:table-cell table:formula="of:=MOD(CEILING([.$C$5]*[.$D40];1)+CEILING([.$C$5]*[.AM$5];1)-CEILING([.$C$5]*MOD([.$D40]+[.AM$5];[.$C$4]);1);[.$C$3])" office:value-type="float" office:value="0" calcext:value-type="float">
            <text:p>0</text:p>
          </table:table-cell>
          <table:table-cell table:formula="of:=MOD(CEILING([.$C$5]*[.$D40];1)+CEILING([.$C$5]*[.AN$5];1)-CEILING([.$C$5]*MOD([.$D40]+[.AN$5];[.$C$4]);1);[.$C$3])" office:value-type="float" office:value="0" calcext:value-type="float">
            <text:p>0</text:p>
          </table:table-cell>
          <table:table-cell table:formula="of:=MOD(CEILING([.$C$5]*[.$D40];1)+CEILING([.$C$5]*[.AO$5];1)-CEILING([.$C$5]*MOD([.$D40]+[.AO$5];[.$C$4]);1);[.$C$3])" office:value-type="float" office:value="1" calcext:value-type="float">
            <text:p>1</text:p>
          </table:table-cell>
          <table:table-cell table:formula="of:=MOD(CEILING([.$C$5]*[.$D40];1)+CEILING([.$C$5]*[.AP$5];1)-CEILING([.$C$5]*MOD([.$D40]+[.AP$5];[.$C$4]);1);[.$C$3])" office:value-type="float" office:value="0" calcext:value-type="float">
            <text:p>0</text:p>
          </table:table-cell>
          <table:table-cell table:formula="of:=MOD(CEILING([.$C$5]*[.$D40];1)+CEILING([.$C$5]*[.AQ$5];1)-CEILING([.$C$5]*MOD([.$D40]+[.AQ$5];[.$C$4]);1);[.$C$3])" office:value-type="float" office:value="1" calcext:value-type="float">
            <text:p>1</text:p>
          </table:table-cell>
          <table:table-cell table:formula="of:=MOD(CEILING([.$C$5]*[.$D40];1)+CEILING([.$C$5]*[.AR$5];1)-CEILING([.$C$5]*MOD([.$D4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55" calcext:value-type="float">
            <text:p>26.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MOD(CEILING([.$C$5]*[.$D41];1)+CEILING([.$C$5]*[.E$5];1)-CEILING([.$C$5]*MOD([.$D41]+[.E$5];[.$C$4]);1);[.$C$3])" office:value-type="float" office:value="0" calcext:value-type="float">
            <text:p>0</text:p>
          </table:table-cell>
          <table:table-cell table:formula="of:=MOD(CEILING([.$C$5]*[.$D41];1)+CEILING([.$C$5]*[.F$5];1)-CEILING([.$C$5]*MOD([.$D41]+[.F$5];[.$C$4]);1);[.$C$3])" office:value-type="float" office:value="0" calcext:value-type="float">
            <text:p>0</text:p>
          </table:table-cell>
          <table:table-cell table:formula="of:=MOD(CEILING([.$C$5]*[.$D41];1)+CEILING([.$C$5]*[.G$5];1)-CEILING([.$C$5]*MOD([.$D41]+[.G$5];[.$C$4]);1);[.$C$3])" office:value-type="float" office:value="0" calcext:value-type="float">
            <text:p>0</text:p>
          </table:table-cell>
          <table:table-cell table:formula="of:=MOD(CEILING([.$C$5]*[.$D41];1)+CEILING([.$C$5]*[.H$5];1)-CEILING([.$C$5]*MOD([.$D41]+[.H$5];[.$C$4]);1);[.$C$3])" office:value-type="float" office:value="0" calcext:value-type="float">
            <text:p>0</text:p>
          </table:table-cell>
          <table:table-cell table:formula="of:=MOD(CEILING([.$C$5]*[.$D41];1)+CEILING([.$C$5]*[.I$5];1)-CEILING([.$C$5]*MOD([.$D41]+[.I$5];[.$C$4]);1);[.$C$3])" office:value-type="float" office:value="0" calcext:value-type="float">
            <text:p>0</text:p>
          </table:table-cell>
          <table:table-cell table:formula="of:=MOD(CEILING([.$C$5]*[.$D41];1)+CEILING([.$C$5]*[.J$5];1)-CEILING([.$C$5]*MOD([.$D41]+[.J$5];[.$C$4]);1);[.$C$3])" office:value-type="float" office:value="0" calcext:value-type="float">
            <text:p>0</text:p>
          </table:table-cell>
          <table:table-cell table:formula="of:=MOD(CEILING([.$C$5]*[.$D41];1)+CEILING([.$C$5]*[.K$5];1)-CEILING([.$C$5]*MOD([.$D41]+[.K$5];[.$C$4]);1);[.$C$3])" office:value-type="float" office:value="0" calcext:value-type="float">
            <text:p>0</text:p>
          </table:table-cell>
          <table:table-cell table:formula="of:=MOD(CEILING([.$C$5]*[.$D41];1)+CEILING([.$C$5]*[.L$5];1)-CEILING([.$C$5]*MOD([.$D41]+[.L$5];[.$C$4]);1);[.$C$3])" office:value-type="float" office:value="0" calcext:value-type="float">
            <text:p>0</text:p>
          </table:table-cell>
          <table:table-cell table:formula="of:=MOD(CEILING([.$C$5]*[.$D41];1)+CEILING([.$C$5]*[.M$5];1)-CEILING([.$C$5]*MOD([.$D41]+[.M$5];[.$C$4]);1);[.$C$3])" office:value-type="float" office:value="0" calcext:value-type="float">
            <text:p>0</text:p>
          </table:table-cell>
          <table:table-cell table:formula="of:=MOD(CEILING([.$C$5]*[.$D41];1)+CEILING([.$C$5]*[.N$5];1)-CEILING([.$C$5]*MOD([.$D41]+[.N$5];[.$C$4]);1);[.$C$3])" office:value-type="float" office:value="0" calcext:value-type="float">
            <text:p>0</text:p>
          </table:table-cell>
          <table:table-cell table:formula="of:=MOD(CEILING([.$C$5]*[.$D41];1)+CEILING([.$C$5]*[.O$5];1)-CEILING([.$C$5]*MOD([.$D41]+[.O$5];[.$C$4]);1);[.$C$3])" office:value-type="float" office:value="0" calcext:value-type="float">
            <text:p>0</text:p>
          </table:table-cell>
          <table:table-cell table:formula="of:=MOD(CEILING([.$C$5]*[.$D41];1)+CEILING([.$C$5]*[.P$5];1)-CEILING([.$C$5]*MOD([.$D41]+[.P$5];[.$C$4]);1);[.$C$3])" office:value-type="float" office:value="0" calcext:value-type="float">
            <text:p>0</text:p>
          </table:table-cell>
          <table:table-cell table:formula="of:=MOD(CEILING([.$C$5]*[.$D41];1)+CEILING([.$C$5]*[.Q$5];1)-CEILING([.$C$5]*MOD([.$D41]+[.Q$5];[.$C$4]);1);[.$C$3])" office:value-type="float" office:value="0" calcext:value-type="float">
            <text:p>0</text:p>
          </table:table-cell>
          <table:table-cell table:formula="of:=MOD(CEILING([.$C$5]*[.$D41];1)+CEILING([.$C$5]*[.R$5];1)-CEILING([.$C$5]*MOD([.$D41]+[.R$5];[.$C$4]);1);[.$C$3])" office:value-type="float" office:value="0" calcext:value-type="float">
            <text:p>0</text:p>
          </table:table-cell>
          <table:table-cell table:formula="of:=MOD(CEILING([.$C$5]*[.$D41];1)+CEILING([.$C$5]*[.S$5];1)-CEILING([.$C$5]*MOD([.$D41]+[.S$5];[.$C$4]);1);[.$C$3])" office:value-type="float" office:value="0" calcext:value-type="float">
            <text:p>0</text:p>
          </table:table-cell>
          <table:table-cell table:formula="of:=MOD(CEILING([.$C$5]*[.$D41];1)+CEILING([.$C$5]*[.T$5];1)-CEILING([.$C$5]*MOD([.$D41]+[.T$5];[.$C$4]);1);[.$C$3])" office:value-type="float" office:value="0" calcext:value-type="float">
            <text:p>0</text:p>
          </table:table-cell>
          <table:table-cell table:formula="of:=MOD(CEILING([.$C$5]*[.$D41];1)+CEILING([.$C$5]*[.U$5];1)-CEILING([.$C$5]*MOD([.$D41]+[.U$5];[.$C$4]);1);[.$C$3])" office:value-type="float" office:value="0" calcext:value-type="float">
            <text:p>0</text:p>
          </table:table-cell>
          <table:table-cell table:formula="of:=MOD(CEILING([.$C$5]*[.$D41];1)+CEILING([.$C$5]*[.V$5];1)-CEILING([.$C$5]*MOD([.$D41]+[.V$5];[.$C$4]);1);[.$C$3])" office:value-type="float" office:value="0" calcext:value-type="float">
            <text:p>0</text:p>
          </table:table-cell>
          <table:table-cell table:formula="of:=MOD(CEILING([.$C$5]*[.$D41];1)+CEILING([.$C$5]*[.W$5];1)-CEILING([.$C$5]*MOD([.$D41]+[.W$5];[.$C$4]);1);[.$C$3])" office:value-type="float" office:value="0" calcext:value-type="float">
            <text:p>0</text:p>
          </table:table-cell>
          <table:table-cell table:formula="of:=MOD(CEILING([.$C$5]*[.$D41];1)+CEILING([.$C$5]*[.X$5];1)-CEILING([.$C$5]*MOD([.$D41]+[.X$5];[.$C$4]);1);[.$C$3])" office:value-type="float" office:value="0" calcext:value-type="float">
            <text:p>0</text:p>
          </table:table-cell>
          <table:table-cell table:formula="of:=MOD(CEILING([.$C$5]*[.$D41];1)+CEILING([.$C$5]*[.Y$5];1)-CEILING([.$C$5]*MOD([.$D41]+[.Y$5];[.$C$4]);1);[.$C$3])" office:value-type="float" office:value="0" calcext:value-type="float">
            <text:p>0</text:p>
          </table:table-cell>
          <table:table-cell table:formula="of:=MOD(CEILING([.$C$5]*[.$D41];1)+CEILING([.$C$5]*[.Z$5];1)-CEILING([.$C$5]*MOD([.$D41]+[.Z$5];[.$C$4]);1);[.$C$3])" office:value-type="float" office:value="0" calcext:value-type="float">
            <text:p>0</text:p>
          </table:table-cell>
          <table:table-cell table:formula="of:=MOD(CEILING([.$C$5]*[.$D41];1)+CEILING([.$C$5]*[.AA$5];1)-CEILING([.$C$5]*MOD([.$D41]+[.AA$5];[.$C$4]);1);[.$C$3])" office:value-type="float" office:value="0" calcext:value-type="float">
            <text:p>0</text:p>
          </table:table-cell>
          <table:table-cell table:formula="of:=MOD(CEILING([.$C$5]*[.$D41];1)+CEILING([.$C$5]*[.AB$5];1)-CEILING([.$C$5]*MOD([.$D41]+[.AB$5];[.$C$4]);1);[.$C$3])" office:value-type="float" office:value="0" calcext:value-type="float">
            <text:p>0</text:p>
          </table:table-cell>
          <table:table-cell table:formula="of:=MOD(CEILING([.$C$5]*[.$D41];1)+CEILING([.$C$5]*[.AC$5];1)-CEILING([.$C$5]*MOD([.$D41]+[.AC$5];[.$C$4]);1);[.$C$3])" office:value-type="float" office:value="0" calcext:value-type="float">
            <text:p>0</text:p>
          </table:table-cell>
          <table:table-cell table:formula="of:=MOD(CEILING([.$C$5]*[.$D41];1)+CEILING([.$C$5]*[.AD$5];1)-CEILING([.$C$5]*MOD([.$D41]+[.AD$5];[.$C$4]);1);[.$C$3])" office:value-type="float" office:value="0" calcext:value-type="float">
            <text:p>0</text:p>
          </table:table-cell>
          <table:table-cell table:formula="of:=MOD(CEILING([.$C$5]*[.$D41];1)+CEILING([.$C$5]*[.AE$5];1)-CEILING([.$C$5]*MOD([.$D41]+[.AE$5];[.$C$4]);1);[.$C$3])" office:value-type="float" office:value="0" calcext:value-type="float">
            <text:p>0</text:p>
          </table:table-cell>
          <table:table-cell table:formula="of:=MOD(CEILING([.$C$5]*[.$D41];1)+CEILING([.$C$5]*[.AF$5];1)-CEILING([.$C$5]*MOD([.$D41]+[.AF$5];[.$C$4]);1);[.$C$3])" office:value-type="float" office:value="0" calcext:value-type="float">
            <text:p>0</text:p>
          </table:table-cell>
          <table:table-cell table:formula="of:=MOD(CEILING([.$C$5]*[.$D41];1)+CEILING([.$C$5]*[.AG$5];1)-CEILING([.$C$5]*MOD([.$D41]+[.AG$5];[.$C$4]);1);[.$C$3])" office:value-type="float" office:value="0" calcext:value-type="float">
            <text:p>0</text:p>
          </table:table-cell>
          <table:table-cell table:formula="of:=MOD(CEILING([.$C$5]*[.$D41];1)+CEILING([.$C$5]*[.AH$5];1)-CEILING([.$C$5]*MOD([.$D41]+[.AH$5];[.$C$4]);1);[.$C$3])" office:value-type="float" office:value="0" calcext:value-type="float">
            <text:p>0</text:p>
          </table:table-cell>
          <table:table-cell table:formula="of:=MOD(CEILING([.$C$5]*[.$D41];1)+CEILING([.$C$5]*[.AI$5];1)-CEILING([.$C$5]*MOD([.$D41]+[.AI$5];[.$C$4]);1);[.$C$3])" office:value-type="float" office:value="0" calcext:value-type="float">
            <text:p>0</text:p>
          </table:table-cell>
          <table:table-cell table:formula="of:=MOD(CEILING([.$C$5]*[.$D41];1)+CEILING([.$C$5]*[.AJ$5];1)-CEILING([.$C$5]*MOD([.$D41]+[.AJ$5];[.$C$4]);1);[.$C$3])" office:value-type="float" office:value="0" calcext:value-type="float">
            <text:p>0</text:p>
          </table:table-cell>
          <table:table-cell table:formula="of:=MOD(CEILING([.$C$5]*[.$D41];1)+CEILING([.$C$5]*[.AK$5];1)-CEILING([.$C$5]*MOD([.$D41]+[.AK$5];[.$C$4]);1);[.$C$3])" office:value-type="float" office:value="0" calcext:value-type="float">
            <text:p>0</text:p>
          </table:table-cell>
          <table:table-cell table:formula="of:=MOD(CEILING([.$C$5]*[.$D41];1)+CEILING([.$C$5]*[.AL$5];1)-CEILING([.$C$5]*MOD([.$D41]+[.AL$5];[.$C$4]);1);[.$C$3])" office:value-type="float" office:value="0" calcext:value-type="float">
            <text:p>0</text:p>
          </table:table-cell>
          <table:table-cell table:formula="of:=MOD(CEILING([.$C$5]*[.$D41];1)+CEILING([.$C$5]*[.AM$5];1)-CEILING([.$C$5]*MOD([.$D41]+[.AM$5];[.$C$4]);1);[.$C$3])" office:value-type="float" office:value="0" calcext:value-type="float">
            <text:p>0</text:p>
          </table:table-cell>
          <table:table-cell table:formula="of:=MOD(CEILING([.$C$5]*[.$D41];1)+CEILING([.$C$5]*[.AN$5];1)-CEILING([.$C$5]*MOD([.$D41]+[.AN$5];[.$C$4]);1);[.$C$3])" office:value-type="float" office:value="0" calcext:value-type="float">
            <text:p>0</text:p>
          </table:table-cell>
          <table:table-cell table:formula="of:=MOD(CEILING([.$C$5]*[.$D41];1)+CEILING([.$C$5]*[.AO$5];1)-CEILING([.$C$5]*MOD([.$D41]+[.AO$5];[.$C$4]);1);[.$C$3])" office:value-type="float" office:value="0" calcext:value-type="float">
            <text:p>0</text:p>
          </table:table-cell>
          <table:table-cell table:formula="of:=MOD(CEILING([.$C$5]*[.$D41];1)+CEILING([.$C$5]*[.AP$5];1)-CEILING([.$C$5]*MOD([.$D41]+[.AP$5];[.$C$4]);1);[.$C$3])" office:value-type="float" office:value="0" calcext:value-type="float">
            <text:p>0</text:p>
          </table:table-cell>
          <table:table-cell table:formula="of:=MOD(CEILING([.$C$5]*[.$D41];1)+CEILING([.$C$5]*[.AQ$5];1)-CEILING([.$C$5]*MOD([.$D41]+[.AQ$5];[.$C$4]);1);[.$C$3])" office:value-type="float" office:value="0" calcext:value-type="float">
            <text:p>0</text:p>
          </table:table-cell>
          <table:table-cell table:formula="of:=MOD(CEILING([.$C$5]*[.$D41];1)+CEILING([.$C$5]*[.AR$5];1)-CEILING([.$C$5]*MOD([.$D4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6" calcext:value-type="float">
            <text:p>26.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MOD(CEILING([.$C$5]*[.$D42];1)+CEILING([.$C$5]*[.E$5];1)-CEILING([.$C$5]*MOD([.$D42]+[.E$5];[.$C$4]);1);[.$C$3])" office:value-type="float" office:value="0" calcext:value-type="float">
            <text:p>0</text:p>
          </table:table-cell>
          <table:table-cell table:formula="of:=MOD(CEILING([.$C$5]*[.$D42];1)+CEILING([.$C$5]*[.F$5];1)-CEILING([.$C$5]*MOD([.$D42]+[.F$5];[.$C$4]);1);[.$C$3])" office:value-type="float" office:value="1" calcext:value-type="float">
            <text:p>1</text:p>
          </table:table-cell>
          <table:table-cell table:formula="of:=MOD(CEILING([.$C$5]*[.$D42];1)+CEILING([.$C$5]*[.G$5];1)-CEILING([.$C$5]*MOD([.$D42]+[.G$5];[.$C$4]);1);[.$C$3])" office:value-type="float" office:value="0" calcext:value-type="float">
            <text:p>0</text:p>
          </table:table-cell>
          <table:table-cell table:formula="of:=MOD(CEILING([.$C$5]*[.$D42];1)+CEILING([.$C$5]*[.H$5];1)-CEILING([.$C$5]*MOD([.$D42]+[.H$5];[.$C$4]);1);[.$C$3])" office:value-type="float" office:value="1" calcext:value-type="float">
            <text:p>1</text:p>
          </table:table-cell>
          <table:table-cell table:formula="of:=MOD(CEILING([.$C$5]*[.$D42];1)+CEILING([.$C$5]*[.I$5];1)-CEILING([.$C$5]*MOD([.$D42]+[.I$5];[.$C$4]);1);[.$C$3])" office:value-type="float" office:value="0" calcext:value-type="float">
            <text:p>0</text:p>
          </table:table-cell>
          <table:table-cell table:formula="of:=MOD(CEILING([.$C$5]*[.$D42];1)+CEILING([.$C$5]*[.J$5];1)-CEILING([.$C$5]*MOD([.$D42]+[.J$5];[.$C$4]);1);[.$C$3])" office:value-type="float" office:value="1" calcext:value-type="float">
            <text:p>1</text:p>
          </table:table-cell>
          <table:table-cell table:formula="of:=MOD(CEILING([.$C$5]*[.$D42];1)+CEILING([.$C$5]*[.K$5];1)-CEILING([.$C$5]*MOD([.$D42]+[.K$5];[.$C$4]);1);[.$C$3])" office:value-type="float" office:value="1" calcext:value-type="float">
            <text:p>1</text:p>
          </table:table-cell>
          <table:table-cell table:formula="of:=MOD(CEILING([.$C$5]*[.$D42];1)+CEILING([.$C$5]*[.L$5];1)-CEILING([.$C$5]*MOD([.$D42]+[.L$5];[.$C$4]);1);[.$C$3])" office:value-type="float" office:value="0" calcext:value-type="float">
            <text:p>0</text:p>
          </table:table-cell>
          <table:table-cell table:formula="of:=MOD(CEILING([.$C$5]*[.$D42];1)+CEILING([.$C$5]*[.M$5];1)-CEILING([.$C$5]*MOD([.$D42]+[.M$5];[.$C$4]);1);[.$C$3])" office:value-type="float" office:value="1" calcext:value-type="float">
            <text:p>1</text:p>
          </table:table-cell>
          <table:table-cell table:formula="of:=MOD(CEILING([.$C$5]*[.$D42];1)+CEILING([.$C$5]*[.N$5];1)-CEILING([.$C$5]*MOD([.$D42]+[.N$5];[.$C$4]);1);[.$C$3])" office:value-type="float" office:value="0" calcext:value-type="float">
            <text:p>0</text:p>
          </table:table-cell>
          <table:table-cell table:formula="of:=MOD(CEILING([.$C$5]*[.$D42];1)+CEILING([.$C$5]*[.O$5];1)-CEILING([.$C$5]*MOD([.$D42]+[.O$5];[.$C$4]);1);[.$C$3])" office:value-type="float" office:value="1" calcext:value-type="float">
            <text:p>1</text:p>
          </table:table-cell>
          <table:table-cell table:formula="of:=MOD(CEILING([.$C$5]*[.$D42];1)+CEILING([.$C$5]*[.P$5];1)-CEILING([.$C$5]*MOD([.$D42]+[.P$5];[.$C$4]);1);[.$C$3])" office:value-type="float" office:value="0" calcext:value-type="float">
            <text:p>0</text:p>
          </table:table-cell>
          <table:table-cell table:formula="of:=MOD(CEILING([.$C$5]*[.$D42];1)+CEILING([.$C$5]*[.Q$5];1)-CEILING([.$C$5]*MOD([.$D42]+[.Q$5];[.$C$4]);1);[.$C$3])" office:value-type="float" office:value="1" calcext:value-type="float">
            <text:p>1</text:p>
          </table:table-cell>
          <table:table-cell table:formula="of:=MOD(CEILING([.$C$5]*[.$D42];1)+CEILING([.$C$5]*[.R$5];1)-CEILING([.$C$5]*MOD([.$D42]+[.R$5];[.$C$4]);1);[.$C$3])" office:value-type="float" office:value="1" calcext:value-type="float">
            <text:p>1</text:p>
          </table:table-cell>
          <table:table-cell table:formula="of:=MOD(CEILING([.$C$5]*[.$D42];1)+CEILING([.$C$5]*[.S$5];1)-CEILING([.$C$5]*MOD([.$D42]+[.S$5];[.$C$4]);1);[.$C$3])" office:value-type="float" office:value="0" calcext:value-type="float">
            <text:p>0</text:p>
          </table:table-cell>
          <table:table-cell table:formula="of:=MOD(CEILING([.$C$5]*[.$D42];1)+CEILING([.$C$5]*[.T$5];1)-CEILING([.$C$5]*MOD([.$D42]+[.T$5];[.$C$4]);1);[.$C$3])" office:value-type="float" office:value="1" calcext:value-type="float">
            <text:p>1</text:p>
          </table:table-cell>
          <table:table-cell table:formula="of:=MOD(CEILING([.$C$5]*[.$D42];1)+CEILING([.$C$5]*[.U$5];1)-CEILING([.$C$5]*MOD([.$D42]+[.U$5];[.$C$4]);1);[.$C$3])" office:value-type="float" office:value="0" calcext:value-type="float">
            <text:p>0</text:p>
          </table:table-cell>
          <table:table-cell table:formula="of:=MOD(CEILING([.$C$5]*[.$D42];1)+CEILING([.$C$5]*[.V$5];1)-CEILING([.$C$5]*MOD([.$D42]+[.V$5];[.$C$4]);1);[.$C$3])" office:value-type="float" office:value="1" calcext:value-type="float">
            <text:p>1</text:p>
          </table:table-cell>
          <table:table-cell table:formula="of:=MOD(CEILING([.$C$5]*[.$D42];1)+CEILING([.$C$5]*[.W$5];1)-CEILING([.$C$5]*MOD([.$D42]+[.W$5];[.$C$4]);1);[.$C$3])" office:value-type="float" office:value="0" calcext:value-type="float">
            <text:p>0</text:p>
          </table:table-cell>
          <table:table-cell table:formula="of:=MOD(CEILING([.$C$5]*[.$D42];1)+CEILING([.$C$5]*[.X$5];1)-CEILING([.$C$5]*MOD([.$D42]+[.X$5];[.$C$4]);1);[.$C$3])" office:value-type="float" office:value="1" calcext:value-type="float">
            <text:p>1</text:p>
          </table:table-cell>
          <table:table-cell table:formula="of:=MOD(CEILING([.$C$5]*[.$D42];1)+CEILING([.$C$5]*[.Y$5];1)-CEILING([.$C$5]*MOD([.$D42]+[.Y$5];[.$C$4]);1);[.$C$3])" office:value-type="float" office:value="1" calcext:value-type="float">
            <text:p>1</text:p>
          </table:table-cell>
          <table:table-cell table:formula="of:=MOD(CEILING([.$C$5]*[.$D42];1)+CEILING([.$C$5]*[.Z$5];1)-CEILING([.$C$5]*MOD([.$D42]+[.Z$5];[.$C$4]);1);[.$C$3])" office:value-type="float" office:value="0" calcext:value-type="float">
            <text:p>0</text:p>
          </table:table-cell>
          <table:table-cell table:formula="of:=MOD(CEILING([.$C$5]*[.$D42];1)+CEILING([.$C$5]*[.AA$5];1)-CEILING([.$C$5]*MOD([.$D42]+[.AA$5];[.$C$4]);1);[.$C$3])" office:value-type="float" office:value="1" calcext:value-type="float">
            <text:p>1</text:p>
          </table:table-cell>
          <table:table-cell table:formula="of:=MOD(CEILING([.$C$5]*[.$D42];1)+CEILING([.$C$5]*[.AB$5];1)-CEILING([.$C$5]*MOD([.$D42]+[.AB$5];[.$C$4]);1);[.$C$3])" office:value-type="float" office:value="0" calcext:value-type="float">
            <text:p>0</text:p>
          </table:table-cell>
          <table:table-cell table:formula="of:=MOD(CEILING([.$C$5]*[.$D42];1)+CEILING([.$C$5]*[.AC$5];1)-CEILING([.$C$5]*MOD([.$D42]+[.AC$5];[.$C$4]);1);[.$C$3])" office:value-type="float" office:value="1" calcext:value-type="float">
            <text:p>1</text:p>
          </table:table-cell>
          <table:table-cell table:formula="of:=MOD(CEILING([.$C$5]*[.$D42];1)+CEILING([.$C$5]*[.AD$5];1)-CEILING([.$C$5]*MOD([.$D42]+[.AD$5];[.$C$4]);1);[.$C$3])" office:value-type="float" office:value="0" calcext:value-type="float">
            <text:p>0</text:p>
          </table:table-cell>
          <table:table-cell table:formula="of:=MOD(CEILING([.$C$5]*[.$D42];1)+CEILING([.$C$5]*[.AE$5];1)-CEILING([.$C$5]*MOD([.$D42]+[.AE$5];[.$C$4]);1);[.$C$3])" office:value-type="float" office:value="1" calcext:value-type="float">
            <text:p>1</text:p>
          </table:table-cell>
          <table:table-cell table:formula="of:=MOD(CEILING([.$C$5]*[.$D42];1)+CEILING([.$C$5]*[.AF$5];1)-CEILING([.$C$5]*MOD([.$D42]+[.AF$5];[.$C$4]);1);[.$C$3])" office:value-type="float" office:value="1" calcext:value-type="float">
            <text:p>1</text:p>
          </table:table-cell>
          <table:table-cell table:formula="of:=MOD(CEILING([.$C$5]*[.$D42];1)+CEILING([.$C$5]*[.AG$5];1)-CEILING([.$C$5]*MOD([.$D42]+[.AG$5];[.$C$4]);1);[.$C$3])" office:value-type="float" office:value="0" calcext:value-type="float">
            <text:p>0</text:p>
          </table:table-cell>
          <table:table-cell table:formula="of:=MOD(CEILING([.$C$5]*[.$D42];1)+CEILING([.$C$5]*[.AH$5];1)-CEILING([.$C$5]*MOD([.$D42]+[.AH$5];[.$C$4]);1);[.$C$3])" office:value-type="float" office:value="1" calcext:value-type="float">
            <text:p>1</text:p>
          </table:table-cell>
          <table:table-cell table:formula="of:=MOD(CEILING([.$C$5]*[.$D42];1)+CEILING([.$C$5]*[.AI$5];1)-CEILING([.$C$5]*MOD([.$D42]+[.AI$5];[.$C$4]);1);[.$C$3])" office:value-type="float" office:value="0" calcext:value-type="float">
            <text:p>0</text:p>
          </table:table-cell>
          <table:table-cell table:formula="of:=MOD(CEILING([.$C$5]*[.$D42];1)+CEILING([.$C$5]*[.AJ$5];1)-CEILING([.$C$5]*MOD([.$D42]+[.AJ$5];[.$C$4]);1);[.$C$3])" office:value-type="float" office:value="1" calcext:value-type="float">
            <text:p>1</text:p>
          </table:table-cell>
          <table:table-cell table:formula="of:=MOD(CEILING([.$C$5]*[.$D42];1)+CEILING([.$C$5]*[.AK$5];1)-CEILING([.$C$5]*MOD([.$D42]+[.AK$5];[.$C$4]);1);[.$C$3])" office:value-type="float" office:value="0" calcext:value-type="float">
            <text:p>0</text:p>
          </table:table-cell>
          <table:table-cell table:formula="of:=MOD(CEILING([.$C$5]*[.$D42];1)+CEILING([.$C$5]*[.AL$5];1)-CEILING([.$C$5]*MOD([.$D42]+[.AL$5];[.$C$4]);1);[.$C$3])" office:value-type="float" office:value="1" calcext:value-type="float">
            <text:p>1</text:p>
          </table:table-cell>
          <table:table-cell table:formula="of:=MOD(CEILING([.$C$5]*[.$D42];1)+CEILING([.$C$5]*[.AM$5];1)-CEILING([.$C$5]*MOD([.$D42]+[.AM$5];[.$C$4]);1);[.$C$3])" office:value-type="float" office:value="1" calcext:value-type="float">
            <text:p>1</text:p>
          </table:table-cell>
          <table:table-cell table:formula="of:=MOD(CEILING([.$C$5]*[.$D42];1)+CEILING([.$C$5]*[.AN$5];1)-CEILING([.$C$5]*MOD([.$D42]+[.AN$5];[.$C$4]);1);[.$C$3])" office:value-type="float" office:value="0" calcext:value-type="float">
            <text:p>0</text:p>
          </table:table-cell>
          <table:table-cell table:formula="of:=MOD(CEILING([.$C$5]*[.$D42];1)+CEILING([.$C$5]*[.AO$5];1)-CEILING([.$C$5]*MOD([.$D42]+[.AO$5];[.$C$4]);1);[.$C$3])" office:value-type="float" office:value="1" calcext:value-type="float">
            <text:p>1</text:p>
          </table:table-cell>
          <table:table-cell table:formula="of:=MOD(CEILING([.$C$5]*[.$D42];1)+CEILING([.$C$5]*[.AP$5];1)-CEILING([.$C$5]*MOD([.$D42]+[.AP$5];[.$C$4]);1);[.$C$3])" office:value-type="float" office:value="0" calcext:value-type="float">
            <text:p>0</text:p>
          </table:table-cell>
          <table:table-cell table:formula="of:=MOD(CEILING([.$C$5]*[.$D42];1)+CEILING([.$C$5]*[.AQ$5];1)-CEILING([.$C$5]*MOD([.$D42]+[.AQ$5];[.$C$4]);1);[.$C$3])" office:value-type="float" office:value="1" calcext:value-type="float">
            <text:p>1</text:p>
          </table:table-cell>
          <table:table-cell table:formula="of:=MOD(CEILING([.$C$5]*[.$D42];1)+CEILING([.$C$5]*[.AR$5];1)-CEILING([.$C$5]*MOD([.$D4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65" calcext:value-type="float">
            <text:p>26.6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MOD(CEILING([.$C$5]*[.$D43];1)+CEILING([.$C$5]*[.E$5];1)-CEILING([.$C$5]*MOD([.$D43]+[.E$5];[.$C$4]);1);[.$C$3])" office:value-type="float" office:value="0" calcext:value-type="float">
            <text:p>0</text:p>
          </table:table-cell>
          <table:table-cell table:formula="of:=MOD(CEILING([.$C$5]*[.$D43];1)+CEILING([.$C$5]*[.F$5];1)-CEILING([.$C$5]*MOD([.$D43]+[.F$5];[.$C$4]);1);[.$C$3])" office:value-type="float" office:value="0" calcext:value-type="float">
            <text:p>0</text:p>
          </table:table-cell>
          <table:table-cell table:formula="of:=MOD(CEILING([.$C$5]*[.$D43];1)+CEILING([.$C$5]*[.G$5];1)-CEILING([.$C$5]*MOD([.$D43]+[.G$5];[.$C$4]);1);[.$C$3])" office:value-type="float" office:value="0" calcext:value-type="float">
            <text:p>0</text:p>
          </table:table-cell>
          <table:table-cell table:formula="of:=MOD(CEILING([.$C$5]*[.$D43];1)+CEILING([.$C$5]*[.H$5];1)-CEILING([.$C$5]*MOD([.$D43]+[.H$5];[.$C$4]);1);[.$C$3])" office:value-type="float" office:value="0" calcext:value-type="float">
            <text:p>0</text:p>
          </table:table-cell>
          <table:table-cell table:formula="of:=MOD(CEILING([.$C$5]*[.$D43];1)+CEILING([.$C$5]*[.I$5];1)-CEILING([.$C$5]*MOD([.$D43]+[.I$5];[.$C$4]);1);[.$C$3])" office:value-type="float" office:value="0" calcext:value-type="float">
            <text:p>0</text:p>
          </table:table-cell>
          <table:table-cell table:formula="of:=MOD(CEILING([.$C$5]*[.$D43];1)+CEILING([.$C$5]*[.J$5];1)-CEILING([.$C$5]*MOD([.$D43]+[.J$5];[.$C$4]);1);[.$C$3])" office:value-type="float" office:value="1" calcext:value-type="float">
            <text:p>1</text:p>
          </table:table-cell>
          <table:table-cell table:formula="of:=MOD(CEILING([.$C$5]*[.$D43];1)+CEILING([.$C$5]*[.K$5];1)-CEILING([.$C$5]*MOD([.$D43]+[.K$5];[.$C$4]);1);[.$C$3])" office:value-type="float" office:value="0" calcext:value-type="float">
            <text:p>0</text:p>
          </table:table-cell>
          <table:table-cell table:formula="of:=MOD(CEILING([.$C$5]*[.$D43];1)+CEILING([.$C$5]*[.L$5];1)-CEILING([.$C$5]*MOD([.$D43]+[.L$5];[.$C$4]);1);[.$C$3])" office:value-type="float" office:value="0" calcext:value-type="float">
            <text:p>0</text:p>
          </table:table-cell>
          <table:table-cell table:formula="of:=MOD(CEILING([.$C$5]*[.$D43];1)+CEILING([.$C$5]*[.M$5];1)-CEILING([.$C$5]*MOD([.$D43]+[.M$5];[.$C$4]);1);[.$C$3])" office:value-type="float" office:value="0" calcext:value-type="float">
            <text:p>0</text:p>
          </table:table-cell>
          <table:table-cell table:formula="of:=MOD(CEILING([.$C$5]*[.$D43];1)+CEILING([.$C$5]*[.N$5];1)-CEILING([.$C$5]*MOD([.$D43]+[.N$5];[.$C$4]);1);[.$C$3])" office:value-type="float" office:value="0" calcext:value-type="float">
            <text:p>0</text:p>
          </table:table-cell>
          <table:table-cell table:formula="of:=MOD(CEILING([.$C$5]*[.$D43];1)+CEILING([.$C$5]*[.O$5];1)-CEILING([.$C$5]*MOD([.$D43]+[.O$5];[.$C$4]);1);[.$C$3])" office:value-type="float" office:value="0" calcext:value-type="float">
            <text:p>0</text:p>
          </table:table-cell>
          <table:table-cell table:formula="of:=MOD(CEILING([.$C$5]*[.$D43];1)+CEILING([.$C$5]*[.P$5];1)-CEILING([.$C$5]*MOD([.$D43]+[.P$5];[.$C$4]);1);[.$C$3])" office:value-type="float" office:value="0" calcext:value-type="float">
            <text:p>0</text:p>
          </table:table-cell>
          <table:table-cell table:formula="of:=MOD(CEILING([.$C$5]*[.$D43];1)+CEILING([.$C$5]*[.Q$5];1)-CEILING([.$C$5]*MOD([.$D43]+[.Q$5];[.$C$4]);1);[.$C$3])" office:value-type="float" office:value="1" calcext:value-type="float">
            <text:p>1</text:p>
          </table:table-cell>
          <table:table-cell table:formula="of:=MOD(CEILING([.$C$5]*[.$D43];1)+CEILING([.$C$5]*[.R$5];1)-CEILING([.$C$5]*MOD([.$D43]+[.R$5];[.$C$4]);1);[.$C$3])" office:value-type="float" office:value="0" calcext:value-type="float">
            <text:p>0</text:p>
          </table:table-cell>
          <table:table-cell table:formula="of:=MOD(CEILING([.$C$5]*[.$D43];1)+CEILING([.$C$5]*[.S$5];1)-CEILING([.$C$5]*MOD([.$D43]+[.S$5];[.$C$4]);1);[.$C$3])" office:value-type="float" office:value="0" calcext:value-type="float">
            <text:p>0</text:p>
          </table:table-cell>
          <table:table-cell table:formula="of:=MOD(CEILING([.$C$5]*[.$D43];1)+CEILING([.$C$5]*[.T$5];1)-CEILING([.$C$5]*MOD([.$D43]+[.T$5];[.$C$4]);1);[.$C$3])" office:value-type="float" office:value="0" calcext:value-type="float">
            <text:p>0</text:p>
          </table:table-cell>
          <table:table-cell table:formula="of:=MOD(CEILING([.$C$5]*[.$D43];1)+CEILING([.$C$5]*[.U$5];1)-CEILING([.$C$5]*MOD([.$D43]+[.U$5];[.$C$4]);1);[.$C$3])" office:value-type="float" office:value="0" calcext:value-type="float">
            <text:p>0</text:p>
          </table:table-cell>
          <table:table-cell table:formula="of:=MOD(CEILING([.$C$5]*[.$D43];1)+CEILING([.$C$5]*[.V$5];1)-CEILING([.$C$5]*MOD([.$D43]+[.V$5];[.$C$4]);1);[.$C$3])" office:value-type="float" office:value="0" calcext:value-type="float">
            <text:p>0</text:p>
          </table:table-cell>
          <table:table-cell table:formula="of:=MOD(CEILING([.$C$5]*[.$D43];1)+CEILING([.$C$5]*[.W$5];1)-CEILING([.$C$5]*MOD([.$D43]+[.W$5];[.$C$4]);1);[.$C$3])" office:value-type="float" office:value="0" calcext:value-type="float">
            <text:p>0</text:p>
          </table:table-cell>
          <table:table-cell table:formula="of:=MOD(CEILING([.$C$5]*[.$D43];1)+CEILING([.$C$5]*[.X$5];1)-CEILING([.$C$5]*MOD([.$D43]+[.X$5];[.$C$4]);1);[.$C$3])" office:value-type="float" office:value="1" calcext:value-type="float">
            <text:p>1</text:p>
          </table:table-cell>
          <table:table-cell table:formula="of:=MOD(CEILING([.$C$5]*[.$D43];1)+CEILING([.$C$5]*[.Y$5];1)-CEILING([.$C$5]*MOD([.$D43]+[.Y$5];[.$C$4]);1);[.$C$3])" office:value-type="float" office:value="0" calcext:value-type="float">
            <text:p>0</text:p>
          </table:table-cell>
          <table:table-cell table:formula="of:=MOD(CEILING([.$C$5]*[.$D43];1)+CEILING([.$C$5]*[.Z$5];1)-CEILING([.$C$5]*MOD([.$D43]+[.Z$5];[.$C$4]);1);[.$C$3])" office:value-type="float" office:value="0" calcext:value-type="float">
            <text:p>0</text:p>
          </table:table-cell>
          <table:table-cell table:formula="of:=MOD(CEILING([.$C$5]*[.$D43];1)+CEILING([.$C$5]*[.AA$5];1)-CEILING([.$C$5]*MOD([.$D43]+[.AA$5];[.$C$4]);1);[.$C$3])" office:value-type="float" office:value="0" calcext:value-type="float">
            <text:p>0</text:p>
          </table:table-cell>
          <table:table-cell table:formula="of:=MOD(CEILING([.$C$5]*[.$D43];1)+CEILING([.$C$5]*[.AB$5];1)-CEILING([.$C$5]*MOD([.$D43]+[.AB$5];[.$C$4]);1);[.$C$3])" office:value-type="float" office:value="0" calcext:value-type="float">
            <text:p>0</text:p>
          </table:table-cell>
          <table:table-cell table:formula="of:=MOD(CEILING([.$C$5]*[.$D43];1)+CEILING([.$C$5]*[.AC$5];1)-CEILING([.$C$5]*MOD([.$D43]+[.AC$5];[.$C$4]);1);[.$C$3])" office:value-type="float" office:value="0" calcext:value-type="float">
            <text:p>0</text:p>
          </table:table-cell>
          <table:table-cell table:formula="of:=MOD(CEILING([.$C$5]*[.$D43];1)+CEILING([.$C$5]*[.AD$5];1)-CEILING([.$C$5]*MOD([.$D43]+[.AD$5];[.$C$4]);1);[.$C$3])" office:value-type="float" office:value="0" calcext:value-type="float">
            <text:p>0</text:p>
          </table:table-cell>
          <table:table-cell table:formula="of:=MOD(CEILING([.$C$5]*[.$D43];1)+CEILING([.$C$5]*[.AE$5];1)-CEILING([.$C$5]*MOD([.$D43]+[.AE$5];[.$C$4]);1);[.$C$3])" office:value-type="float" office:value="1" calcext:value-type="float">
            <text:p>1</text:p>
          </table:table-cell>
          <table:table-cell table:formula="of:=MOD(CEILING([.$C$5]*[.$D43];1)+CEILING([.$C$5]*[.AF$5];1)-CEILING([.$C$5]*MOD([.$D43]+[.AF$5];[.$C$4]);1);[.$C$3])" office:value-type="float" office:value="0" calcext:value-type="float">
            <text:p>0</text:p>
          </table:table-cell>
          <table:table-cell table:formula="of:=MOD(CEILING([.$C$5]*[.$D43];1)+CEILING([.$C$5]*[.AG$5];1)-CEILING([.$C$5]*MOD([.$D43]+[.AG$5];[.$C$4]);1);[.$C$3])" office:value-type="float" office:value="0" calcext:value-type="float">
            <text:p>0</text:p>
          </table:table-cell>
          <table:table-cell table:formula="of:=MOD(CEILING([.$C$5]*[.$D43];1)+CEILING([.$C$5]*[.AH$5];1)-CEILING([.$C$5]*MOD([.$D43]+[.AH$5];[.$C$4]);1);[.$C$3])" office:value-type="float" office:value="0" calcext:value-type="float">
            <text:p>0</text:p>
          </table:table-cell>
          <table:table-cell table:formula="of:=MOD(CEILING([.$C$5]*[.$D43];1)+CEILING([.$C$5]*[.AI$5];1)-CEILING([.$C$5]*MOD([.$D43]+[.AI$5];[.$C$4]);1);[.$C$3])" office:value-type="float" office:value="0" calcext:value-type="float">
            <text:p>0</text:p>
          </table:table-cell>
          <table:table-cell table:formula="of:=MOD(CEILING([.$C$5]*[.$D43];1)+CEILING([.$C$5]*[.AJ$5];1)-CEILING([.$C$5]*MOD([.$D43]+[.AJ$5];[.$C$4]);1);[.$C$3])" office:value-type="float" office:value="0" calcext:value-type="float">
            <text:p>0</text:p>
          </table:table-cell>
          <table:table-cell table:formula="of:=MOD(CEILING([.$C$5]*[.$D43];1)+CEILING([.$C$5]*[.AK$5];1)-CEILING([.$C$5]*MOD([.$D43]+[.AK$5];[.$C$4]);1);[.$C$3])" office:value-type="float" office:value="0" calcext:value-type="float">
            <text:p>0</text:p>
          </table:table-cell>
          <table:table-cell table:formula="of:=MOD(CEILING([.$C$5]*[.$D43];1)+CEILING([.$C$5]*[.AL$5];1)-CEILING([.$C$5]*MOD([.$D43]+[.AL$5];[.$C$4]);1);[.$C$3])" office:value-type="float" office:value="1" calcext:value-type="float">
            <text:p>1</text:p>
          </table:table-cell>
          <table:table-cell table:formula="of:=MOD(CEILING([.$C$5]*[.$D43];1)+CEILING([.$C$5]*[.AM$5];1)-CEILING([.$C$5]*MOD([.$D43]+[.AM$5];[.$C$4]);1);[.$C$3])" office:value-type="float" office:value="0" calcext:value-type="float">
            <text:p>0</text:p>
          </table:table-cell>
          <table:table-cell table:formula="of:=MOD(CEILING([.$C$5]*[.$D43];1)+CEILING([.$C$5]*[.AN$5];1)-CEILING([.$C$5]*MOD([.$D43]+[.AN$5];[.$C$4]);1);[.$C$3])" office:value-type="float" office:value="0" calcext:value-type="float">
            <text:p>0</text:p>
          </table:table-cell>
          <table:table-cell table:formula="of:=MOD(CEILING([.$C$5]*[.$D43];1)+CEILING([.$C$5]*[.AO$5];1)-CEILING([.$C$5]*MOD([.$D43]+[.AO$5];[.$C$4]);1);[.$C$3])" office:value-type="float" office:value="0" calcext:value-type="float">
            <text:p>0</text:p>
          </table:table-cell>
          <table:table-cell table:formula="of:=MOD(CEILING([.$C$5]*[.$D43];1)+CEILING([.$C$5]*[.AP$5];1)-CEILING([.$C$5]*MOD([.$D43]+[.AP$5];[.$C$4]);1);[.$C$3])" office:value-type="float" office:value="0" calcext:value-type="float">
            <text:p>0</text:p>
          </table:table-cell>
          <table:table-cell table:formula="of:=MOD(CEILING([.$C$5]*[.$D43];1)+CEILING([.$C$5]*[.AQ$5];1)-CEILING([.$C$5]*MOD([.$D43]+[.AQ$5];[.$C$4]);1);[.$C$3])" office:value-type="float" office:value="0" calcext:value-type="float">
            <text:p>0</text:p>
          </table:table-cell>
          <table:table-cell table:formula="of:=MOD(CEILING([.$C$5]*[.$D43];1)+CEILING([.$C$5]*[.AR$5];1)-CEILING([.$C$5]*MOD([.$D4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MOD(CEILING([.$C$5]*[.$D44];1)+CEILING([.$C$5]*[.E$5];1)-CEILING([.$C$5]*MOD([.$D44]+[.E$5];[.$C$4]);1);[.$C$3])" office:value-type="float" office:value="0" calcext:value-type="float">
            <text:p>0</text:p>
          </table:table-cell>
          <table:table-cell table:formula="of:=MOD(CEILING([.$C$5]*[.$D44];1)+CEILING([.$C$5]*[.F$5];1)-CEILING([.$C$5]*MOD([.$D44]+[.F$5];[.$C$4]);1);[.$C$3])" office:value-type="float" office:value="1" calcext:value-type="float">
            <text:p>1</text:p>
          </table:table-cell>
          <table:table-cell table:formula="of:=MOD(CEILING([.$C$5]*[.$D44];1)+CEILING([.$C$5]*[.G$5];1)-CEILING([.$C$5]*MOD([.$D44]+[.G$5];[.$C$4]);1);[.$C$3])" office:value-type="float" office:value="0" calcext:value-type="float">
            <text:p>0</text:p>
          </table:table-cell>
          <table:table-cell table:formula="of:=MOD(CEILING([.$C$5]*[.$D44];1)+CEILING([.$C$5]*[.H$5];1)-CEILING([.$C$5]*MOD([.$D44]+[.H$5];[.$C$4]);1);[.$C$3])" office:value-type="float" office:value="1" calcext:value-type="float">
            <text:p>1</text:p>
          </table:table-cell>
          <table:table-cell table:formula="of:=MOD(CEILING([.$C$5]*[.$D44];1)+CEILING([.$C$5]*[.I$5];1)-CEILING([.$C$5]*MOD([.$D44]+[.I$5];[.$C$4]);1);[.$C$3])" office:value-type="float" office:value="1" calcext:value-type="float">
            <text:p>1</text:p>
          </table:table-cell>
          <table:table-cell table:formula="of:=MOD(CEILING([.$C$5]*[.$D44];1)+CEILING([.$C$5]*[.J$5];1)-CEILING([.$C$5]*MOD([.$D44]+[.J$5];[.$C$4]);1);[.$C$3])" office:value-type="float" office:value="1" calcext:value-type="float">
            <text:p>1</text:p>
          </table:table-cell>
          <table:table-cell table:formula="of:=MOD(CEILING([.$C$5]*[.$D44];1)+CEILING([.$C$5]*[.K$5];1)-CEILING([.$C$5]*MOD([.$D44]+[.K$5];[.$C$4]);1);[.$C$3])" office:value-type="float" office:value="1" calcext:value-type="float">
            <text:p>1</text:p>
          </table:table-cell>
          <table:table-cell table:formula="of:=MOD(CEILING([.$C$5]*[.$D44];1)+CEILING([.$C$5]*[.L$5];1)-CEILING([.$C$5]*MOD([.$D44]+[.L$5];[.$C$4]);1);[.$C$3])" office:value-type="float" office:value="0" calcext:value-type="float">
            <text:p>0</text:p>
          </table:table-cell>
          <table:table-cell table:formula="of:=MOD(CEILING([.$C$5]*[.$D44];1)+CEILING([.$C$5]*[.M$5];1)-CEILING([.$C$5]*MOD([.$D44]+[.M$5];[.$C$4]);1);[.$C$3])" office:value-type="float" office:value="1" calcext:value-type="float">
            <text:p>1</text:p>
          </table:table-cell>
          <table:table-cell table:formula="of:=MOD(CEILING([.$C$5]*[.$D44];1)+CEILING([.$C$5]*[.N$5];1)-CEILING([.$C$5]*MOD([.$D44]+[.N$5];[.$C$4]);1);[.$C$3])" office:value-type="float" office:value="0" calcext:value-type="float">
            <text:p>0</text:p>
          </table:table-cell>
          <table:table-cell table:formula="of:=MOD(CEILING([.$C$5]*[.$D44];1)+CEILING([.$C$5]*[.O$5];1)-CEILING([.$C$5]*MOD([.$D44]+[.O$5];[.$C$4]);1);[.$C$3])" office:value-type="float" office:value="1" calcext:value-type="float">
            <text:p>1</text:p>
          </table:table-cell>
          <table:table-cell table:formula="of:=MOD(CEILING([.$C$5]*[.$D44];1)+CEILING([.$C$5]*[.P$5];1)-CEILING([.$C$5]*MOD([.$D44]+[.P$5];[.$C$4]);1);[.$C$3])" office:value-type="float" office:value="1" calcext:value-type="float">
            <text:p>1</text:p>
          </table:table-cell>
          <table:table-cell table:formula="of:=MOD(CEILING([.$C$5]*[.$D44];1)+CEILING([.$C$5]*[.Q$5];1)-CEILING([.$C$5]*MOD([.$D44]+[.Q$5];[.$C$4]);1);[.$C$3])" office:value-type="float" office:value="1" calcext:value-type="float">
            <text:p>1</text:p>
          </table:table-cell>
          <table:table-cell table:formula="of:=MOD(CEILING([.$C$5]*[.$D44];1)+CEILING([.$C$5]*[.R$5];1)-CEILING([.$C$5]*MOD([.$D44]+[.R$5];[.$C$4]);1);[.$C$3])" office:value-type="float" office:value="1" calcext:value-type="float">
            <text:p>1</text:p>
          </table:table-cell>
          <table:table-cell table:formula="of:=MOD(CEILING([.$C$5]*[.$D44];1)+CEILING([.$C$5]*[.S$5];1)-CEILING([.$C$5]*MOD([.$D44]+[.S$5];[.$C$4]);1);[.$C$3])" office:value-type="float" office:value="0" calcext:value-type="float">
            <text:p>0</text:p>
          </table:table-cell>
          <table:table-cell table:formula="of:=MOD(CEILING([.$C$5]*[.$D44];1)+CEILING([.$C$5]*[.T$5];1)-CEILING([.$C$5]*MOD([.$D44]+[.T$5];[.$C$4]);1);[.$C$3])" office:value-type="float" office:value="1" calcext:value-type="float">
            <text:p>1</text:p>
          </table:table-cell>
          <table:table-cell table:formula="of:=MOD(CEILING([.$C$5]*[.$D44];1)+CEILING([.$C$5]*[.U$5];1)-CEILING([.$C$5]*MOD([.$D44]+[.U$5];[.$C$4]);1);[.$C$3])" office:value-type="float" office:value="0" calcext:value-type="float">
            <text:p>0</text:p>
          </table:table-cell>
          <table:table-cell table:formula="of:=MOD(CEILING([.$C$5]*[.$D44];1)+CEILING([.$C$5]*[.V$5];1)-CEILING([.$C$5]*MOD([.$D44]+[.V$5];[.$C$4]);1);[.$C$3])" office:value-type="float" office:value="1" calcext:value-type="float">
            <text:p>1</text:p>
          </table:table-cell>
          <table:table-cell table:formula="of:=MOD(CEILING([.$C$5]*[.$D44];1)+CEILING([.$C$5]*[.W$5];1)-CEILING([.$C$5]*MOD([.$D44]+[.W$5];[.$C$4]);1);[.$C$3])" office:value-type="float" office:value="1" calcext:value-type="float">
            <text:p>1</text:p>
          </table:table-cell>
          <table:table-cell table:formula="of:=MOD(CEILING([.$C$5]*[.$D44];1)+CEILING([.$C$5]*[.X$5];1)-CEILING([.$C$5]*MOD([.$D44]+[.X$5];[.$C$4]);1);[.$C$3])" office:value-type="float" office:value="1" calcext:value-type="float">
            <text:p>1</text:p>
          </table:table-cell>
          <table:table-cell table:formula="of:=MOD(CEILING([.$C$5]*[.$D44];1)+CEILING([.$C$5]*[.Y$5];1)-CEILING([.$C$5]*MOD([.$D44]+[.Y$5];[.$C$4]);1);[.$C$3])" office:value-type="float" office:value="1" calcext:value-type="float">
            <text:p>1</text:p>
          </table:table-cell>
          <table:table-cell table:formula="of:=MOD(CEILING([.$C$5]*[.$D44];1)+CEILING([.$C$5]*[.Z$5];1)-CEILING([.$C$5]*MOD([.$D44]+[.Z$5];[.$C$4]);1);[.$C$3])" office:value-type="float" office:value="0" calcext:value-type="float">
            <text:p>0</text:p>
          </table:table-cell>
          <table:table-cell table:formula="of:=MOD(CEILING([.$C$5]*[.$D44];1)+CEILING([.$C$5]*[.AA$5];1)-CEILING([.$C$5]*MOD([.$D44]+[.AA$5];[.$C$4]);1);[.$C$3])" office:value-type="float" office:value="1" calcext:value-type="float">
            <text:p>1</text:p>
          </table:table-cell>
          <table:table-cell table:formula="of:=MOD(CEILING([.$C$5]*[.$D44];1)+CEILING([.$C$5]*[.AB$5];1)-CEILING([.$C$5]*MOD([.$D44]+[.AB$5];[.$C$4]);1);[.$C$3])" office:value-type="float" office:value="0" calcext:value-type="float">
            <text:p>0</text:p>
          </table:table-cell>
          <table:table-cell table:formula="of:=MOD(CEILING([.$C$5]*[.$D44];1)+CEILING([.$C$5]*[.AC$5];1)-CEILING([.$C$5]*MOD([.$D44]+[.AC$5];[.$C$4]);1);[.$C$3])" office:value-type="float" office:value="1" calcext:value-type="float">
            <text:p>1</text:p>
          </table:table-cell>
          <table:table-cell table:formula="of:=MOD(CEILING([.$C$5]*[.$D44];1)+CEILING([.$C$5]*[.AD$5];1)-CEILING([.$C$5]*MOD([.$D44]+[.AD$5];[.$C$4]);1);[.$C$3])" office:value-type="float" office:value="1" calcext:value-type="float">
            <text:p>1</text:p>
          </table:table-cell>
          <table:table-cell table:formula="of:=MOD(CEILING([.$C$5]*[.$D44];1)+CEILING([.$C$5]*[.AE$5];1)-CEILING([.$C$5]*MOD([.$D44]+[.AE$5];[.$C$4]);1);[.$C$3])" office:value-type="float" office:value="1" calcext:value-type="float">
            <text:p>1</text:p>
          </table:table-cell>
          <table:table-cell table:formula="of:=MOD(CEILING([.$C$5]*[.$D44];1)+CEILING([.$C$5]*[.AF$5];1)-CEILING([.$C$5]*MOD([.$D44]+[.AF$5];[.$C$4]);1);[.$C$3])" office:value-type="float" office:value="1" calcext:value-type="float">
            <text:p>1</text:p>
          </table:table-cell>
          <table:table-cell table:formula="of:=MOD(CEILING([.$C$5]*[.$D44];1)+CEILING([.$C$5]*[.AG$5];1)-CEILING([.$C$5]*MOD([.$D44]+[.AG$5];[.$C$4]);1);[.$C$3])" office:value-type="float" office:value="0" calcext:value-type="float">
            <text:p>0</text:p>
          </table:table-cell>
          <table:table-cell table:formula="of:=MOD(CEILING([.$C$5]*[.$D44];1)+CEILING([.$C$5]*[.AH$5];1)-CEILING([.$C$5]*MOD([.$D44]+[.AH$5];[.$C$4]);1);[.$C$3])" office:value-type="float" office:value="1" calcext:value-type="float">
            <text:p>1</text:p>
          </table:table-cell>
          <table:table-cell table:formula="of:=MOD(CEILING([.$C$5]*[.$D44];1)+CEILING([.$C$5]*[.AI$5];1)-CEILING([.$C$5]*MOD([.$D44]+[.AI$5];[.$C$4]);1);[.$C$3])" office:value-type="float" office:value="0" calcext:value-type="float">
            <text:p>0</text:p>
          </table:table-cell>
          <table:table-cell table:formula="of:=MOD(CEILING([.$C$5]*[.$D44];1)+CEILING([.$C$5]*[.AJ$5];1)-CEILING([.$C$5]*MOD([.$D44]+[.AJ$5];[.$C$4]);1);[.$C$3])" office:value-type="float" office:value="1" calcext:value-type="float">
            <text:p>1</text:p>
          </table:table-cell>
          <table:table-cell table:formula="of:=MOD(CEILING([.$C$5]*[.$D44];1)+CEILING([.$C$5]*[.AK$5];1)-CEILING([.$C$5]*MOD([.$D44]+[.AK$5];[.$C$4]);1);[.$C$3])" office:value-type="float" office:value="1" calcext:value-type="float">
            <text:p>1</text:p>
          </table:table-cell>
          <table:table-cell table:formula="of:=MOD(CEILING([.$C$5]*[.$D44];1)+CEILING([.$C$5]*[.AL$5];1)-CEILING([.$C$5]*MOD([.$D44]+[.AL$5];[.$C$4]);1);[.$C$3])" office:value-type="float" office:value="1" calcext:value-type="float">
            <text:p>1</text:p>
          </table:table-cell>
          <table:table-cell table:formula="of:=MOD(CEILING([.$C$5]*[.$D44];1)+CEILING([.$C$5]*[.AM$5];1)-CEILING([.$C$5]*MOD([.$D44]+[.AM$5];[.$C$4]);1);[.$C$3])" office:value-type="float" office:value="1" calcext:value-type="float">
            <text:p>1</text:p>
          </table:table-cell>
          <table:table-cell table:formula="of:=MOD(CEILING([.$C$5]*[.$D44];1)+CEILING([.$C$5]*[.AN$5];1)-CEILING([.$C$5]*MOD([.$D44]+[.AN$5];[.$C$4]);1);[.$C$3])" office:value-type="float" office:value="0" calcext:value-type="float">
            <text:p>0</text:p>
          </table:table-cell>
          <table:table-cell table:formula="of:=MOD(CEILING([.$C$5]*[.$D44];1)+CEILING([.$C$5]*[.AO$5];1)-CEILING([.$C$5]*MOD([.$D44]+[.AO$5];[.$C$4]);1);[.$C$3])" office:value-type="float" office:value="1" calcext:value-type="float">
            <text:p>1</text:p>
          </table:table-cell>
          <table:table-cell table:formula="of:=MOD(CEILING([.$C$5]*[.$D44];1)+CEILING([.$C$5]*[.AP$5];1)-CEILING([.$C$5]*MOD([.$D44]+[.AP$5];[.$C$4]);1);[.$C$3])" office:value-type="float" office:value="0" calcext:value-type="float">
            <text:p>0</text:p>
          </table:table-cell>
          <table:table-cell table:formula="of:=MOD(CEILING([.$C$5]*[.$D44];1)+CEILING([.$C$5]*[.AQ$5];1)-CEILING([.$C$5]*MOD([.$D44]+[.AQ$5];[.$C$4]);1);[.$C$3])" office:value-type="float" office:value="1" calcext:value-type="float">
            <text:p>1</text:p>
          </table:table-cell>
          <table:table-cell table:formula="of:=MOD(CEILING([.$C$5]*[.$D44];1)+CEILING([.$C$5]*[.AR$5];1)-CEILING([.$C$5]*MOD([.$D44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75" calcext:value-type="float">
            <text:p>26.7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MOD(CEILING([.$C$5]*[.$D45];1)+CEILING([.$C$5]*[.E$5];1)-CEILING([.$C$5]*MOD([.$D45]+[.E$5];[.$C$4]);1);[.$C$3])" office:value-type="float" office:value="0" calcext:value-type="float">
            <text:p>0</text:p>
          </table:table-cell>
          <table:table-cell table:formula="of:=MOD(CEILING([.$C$5]*[.$D45];1)+CEILING([.$C$5]*[.F$5];1)-CEILING([.$C$5]*MOD([.$D45]+[.F$5];[.$C$4]);1);[.$C$3])" office:value-type="float" office:value="0" calcext:value-type="float">
            <text:p>0</text:p>
          </table:table-cell>
          <table:table-cell table:formula="of:=MOD(CEILING([.$C$5]*[.$D45];1)+CEILING([.$C$5]*[.G$5];1)-CEILING([.$C$5]*MOD([.$D45]+[.G$5];[.$C$4]);1);[.$C$3])" office:value-type="float" office:value="0" calcext:value-type="float">
            <text:p>0</text:p>
          </table:table-cell>
          <table:table-cell table:formula="of:=MOD(CEILING([.$C$5]*[.$D45];1)+CEILING([.$C$5]*[.H$5];1)-CEILING([.$C$5]*MOD([.$D45]+[.H$5];[.$C$4]);1);[.$C$3])" office:value-type="float" office:value="1" calcext:value-type="float">
            <text:p>1</text:p>
          </table:table-cell>
          <table:table-cell table:formula="of:=MOD(CEILING([.$C$5]*[.$D45];1)+CEILING([.$C$5]*[.I$5];1)-CEILING([.$C$5]*MOD([.$D45]+[.I$5];[.$C$4]);1);[.$C$3])" office:value-type="float" office:value="0" calcext:value-type="float">
            <text:p>0</text:p>
          </table:table-cell>
          <table:table-cell table:formula="of:=MOD(CEILING([.$C$5]*[.$D45];1)+CEILING([.$C$5]*[.J$5];1)-CEILING([.$C$5]*MOD([.$D45]+[.J$5];[.$C$4]);1);[.$C$3])" office:value-type="float" office:value="1" calcext:value-type="float">
            <text:p>1</text:p>
          </table:table-cell>
          <table:table-cell table:formula="of:=MOD(CEILING([.$C$5]*[.$D45];1)+CEILING([.$C$5]*[.K$5];1)-CEILING([.$C$5]*MOD([.$D45]+[.K$5];[.$C$4]);1);[.$C$3])" office:value-type="float" office:value="0" calcext:value-type="float">
            <text:p>0</text:p>
          </table:table-cell>
          <table:table-cell table:formula="of:=MOD(CEILING([.$C$5]*[.$D45];1)+CEILING([.$C$5]*[.L$5];1)-CEILING([.$C$5]*MOD([.$D45]+[.L$5];[.$C$4]);1);[.$C$3])" office:value-type="float" office:value="0" calcext:value-type="float">
            <text:p>0</text:p>
          </table:table-cell>
          <table:table-cell table:formula="of:=MOD(CEILING([.$C$5]*[.$D45];1)+CEILING([.$C$5]*[.M$5];1)-CEILING([.$C$5]*MOD([.$D45]+[.M$5];[.$C$4]);1);[.$C$3])" office:value-type="float" office:value="0" calcext:value-type="float">
            <text:p>0</text:p>
          </table:table-cell>
          <table:table-cell table:formula="of:=MOD(CEILING([.$C$5]*[.$D45];1)+CEILING([.$C$5]*[.N$5];1)-CEILING([.$C$5]*MOD([.$D45]+[.N$5];[.$C$4]);1);[.$C$3])" office:value-type="float" office:value="0" calcext:value-type="float">
            <text:p>0</text:p>
          </table:table-cell>
          <table:table-cell table:formula="of:=MOD(CEILING([.$C$5]*[.$D45];1)+CEILING([.$C$5]*[.O$5];1)-CEILING([.$C$5]*MOD([.$D45]+[.O$5];[.$C$4]);1);[.$C$3])" office:value-type="float" office:value="1" calcext:value-type="float">
            <text:p>1</text:p>
          </table:table-cell>
          <table:table-cell table:formula="of:=MOD(CEILING([.$C$5]*[.$D45];1)+CEILING([.$C$5]*[.P$5];1)-CEILING([.$C$5]*MOD([.$D45]+[.P$5];[.$C$4]);1);[.$C$3])" office:value-type="float" office:value="0" calcext:value-type="float">
            <text:p>0</text:p>
          </table:table-cell>
          <table:table-cell table:formula="of:=MOD(CEILING([.$C$5]*[.$D45];1)+CEILING([.$C$5]*[.Q$5];1)-CEILING([.$C$5]*MOD([.$D45]+[.Q$5];[.$C$4]);1);[.$C$3])" office:value-type="float" office:value="1" calcext:value-type="float">
            <text:p>1</text:p>
          </table:table-cell>
          <table:table-cell table:formula="of:=MOD(CEILING([.$C$5]*[.$D45];1)+CEILING([.$C$5]*[.R$5];1)-CEILING([.$C$5]*MOD([.$D45]+[.R$5];[.$C$4]);1);[.$C$3])" office:value-type="float" office:value="0" calcext:value-type="float">
            <text:p>0</text:p>
          </table:table-cell>
          <table:table-cell table:formula="of:=MOD(CEILING([.$C$5]*[.$D45];1)+CEILING([.$C$5]*[.S$5];1)-CEILING([.$C$5]*MOD([.$D45]+[.S$5];[.$C$4]);1);[.$C$3])" office:value-type="float" office:value="0" calcext:value-type="float">
            <text:p>0</text:p>
          </table:table-cell>
          <table:table-cell table:formula="of:=MOD(CEILING([.$C$5]*[.$D45];1)+CEILING([.$C$5]*[.T$5];1)-CEILING([.$C$5]*MOD([.$D45]+[.T$5];[.$C$4]);1);[.$C$3])" office:value-type="float" office:value="0" calcext:value-type="float">
            <text:p>0</text:p>
          </table:table-cell>
          <table:table-cell table:formula="of:=MOD(CEILING([.$C$5]*[.$D45];1)+CEILING([.$C$5]*[.U$5];1)-CEILING([.$C$5]*MOD([.$D45]+[.U$5];[.$C$4]);1);[.$C$3])" office:value-type="float" office:value="0" calcext:value-type="float">
            <text:p>0</text:p>
          </table:table-cell>
          <table:table-cell table:formula="of:=MOD(CEILING([.$C$5]*[.$D45];1)+CEILING([.$C$5]*[.V$5];1)-CEILING([.$C$5]*MOD([.$D45]+[.V$5];[.$C$4]);1);[.$C$3])" office:value-type="float" office:value="1" calcext:value-type="float">
            <text:p>1</text:p>
          </table:table-cell>
          <table:table-cell table:formula="of:=MOD(CEILING([.$C$5]*[.$D45];1)+CEILING([.$C$5]*[.W$5];1)-CEILING([.$C$5]*MOD([.$D45]+[.W$5];[.$C$4]);1);[.$C$3])" office:value-type="float" office:value="0" calcext:value-type="float">
            <text:p>0</text:p>
          </table:table-cell>
          <table:table-cell table:formula="of:=MOD(CEILING([.$C$5]*[.$D45];1)+CEILING([.$C$5]*[.X$5];1)-CEILING([.$C$5]*MOD([.$D45]+[.X$5];[.$C$4]);1);[.$C$3])" office:value-type="float" office:value="1" calcext:value-type="float">
            <text:p>1</text:p>
          </table:table-cell>
          <table:table-cell table:formula="of:=MOD(CEILING([.$C$5]*[.$D45];1)+CEILING([.$C$5]*[.Y$5];1)-CEILING([.$C$5]*MOD([.$D45]+[.Y$5];[.$C$4]);1);[.$C$3])" office:value-type="float" office:value="0" calcext:value-type="float">
            <text:p>0</text:p>
          </table:table-cell>
          <table:table-cell table:formula="of:=MOD(CEILING([.$C$5]*[.$D45];1)+CEILING([.$C$5]*[.Z$5];1)-CEILING([.$C$5]*MOD([.$D45]+[.Z$5];[.$C$4]);1);[.$C$3])" office:value-type="float" office:value="0" calcext:value-type="float">
            <text:p>0</text:p>
          </table:table-cell>
          <table:table-cell table:formula="of:=MOD(CEILING([.$C$5]*[.$D45];1)+CEILING([.$C$5]*[.AA$5];1)-CEILING([.$C$5]*MOD([.$D45]+[.AA$5];[.$C$4]);1);[.$C$3])" office:value-type="float" office:value="0" calcext:value-type="float">
            <text:p>0</text:p>
          </table:table-cell>
          <table:table-cell table:formula="of:=MOD(CEILING([.$C$5]*[.$D45];1)+CEILING([.$C$5]*[.AB$5];1)-CEILING([.$C$5]*MOD([.$D45]+[.AB$5];[.$C$4]);1);[.$C$3])" office:value-type="float" office:value="0" calcext:value-type="float">
            <text:p>0</text:p>
          </table:table-cell>
          <table:table-cell table:formula="of:=MOD(CEILING([.$C$5]*[.$D45];1)+CEILING([.$C$5]*[.AC$5];1)-CEILING([.$C$5]*MOD([.$D45]+[.AC$5];[.$C$4]);1);[.$C$3])" office:value-type="float" office:value="1" calcext:value-type="float">
            <text:p>1</text:p>
          </table:table-cell>
          <table:table-cell table:formula="of:=MOD(CEILING([.$C$5]*[.$D45];1)+CEILING([.$C$5]*[.AD$5];1)-CEILING([.$C$5]*MOD([.$D45]+[.AD$5];[.$C$4]);1);[.$C$3])" office:value-type="float" office:value="0" calcext:value-type="float">
            <text:p>0</text:p>
          </table:table-cell>
          <table:table-cell table:formula="of:=MOD(CEILING([.$C$5]*[.$D45];1)+CEILING([.$C$5]*[.AE$5];1)-CEILING([.$C$5]*MOD([.$D45]+[.AE$5];[.$C$4]);1);[.$C$3])" office:value-type="float" office:value="1" calcext:value-type="float">
            <text:p>1</text:p>
          </table:table-cell>
          <table:table-cell table:formula="of:=MOD(CEILING([.$C$5]*[.$D45];1)+CEILING([.$C$5]*[.AF$5];1)-CEILING([.$C$5]*MOD([.$D45]+[.AF$5];[.$C$4]);1);[.$C$3])" office:value-type="float" office:value="0" calcext:value-type="float">
            <text:p>0</text:p>
          </table:table-cell>
          <table:table-cell table:formula="of:=MOD(CEILING([.$C$5]*[.$D45];1)+CEILING([.$C$5]*[.AG$5];1)-CEILING([.$C$5]*MOD([.$D45]+[.AG$5];[.$C$4]);1);[.$C$3])" office:value-type="float" office:value="0" calcext:value-type="float">
            <text:p>0</text:p>
          </table:table-cell>
          <table:table-cell table:formula="of:=MOD(CEILING([.$C$5]*[.$D45];1)+CEILING([.$C$5]*[.AH$5];1)-CEILING([.$C$5]*MOD([.$D45]+[.AH$5];[.$C$4]);1);[.$C$3])" office:value-type="float" office:value="0" calcext:value-type="float">
            <text:p>0</text:p>
          </table:table-cell>
          <table:table-cell table:formula="of:=MOD(CEILING([.$C$5]*[.$D45];1)+CEILING([.$C$5]*[.AI$5];1)-CEILING([.$C$5]*MOD([.$D45]+[.AI$5];[.$C$4]);1);[.$C$3])" office:value-type="float" office:value="0" calcext:value-type="float">
            <text:p>0</text:p>
          </table:table-cell>
          <table:table-cell table:formula="of:=MOD(CEILING([.$C$5]*[.$D45];1)+CEILING([.$C$5]*[.AJ$5];1)-CEILING([.$C$5]*MOD([.$D45]+[.AJ$5];[.$C$4]);1);[.$C$3])" office:value-type="float" office:value="1" calcext:value-type="float">
            <text:p>1</text:p>
          </table:table-cell>
          <table:table-cell table:formula="of:=MOD(CEILING([.$C$5]*[.$D45];1)+CEILING([.$C$5]*[.AK$5];1)-CEILING([.$C$5]*MOD([.$D45]+[.AK$5];[.$C$4]);1);[.$C$3])" office:value-type="float" office:value="0" calcext:value-type="float">
            <text:p>0</text:p>
          </table:table-cell>
          <table:table-cell table:formula="of:=MOD(CEILING([.$C$5]*[.$D45];1)+CEILING([.$C$5]*[.AL$5];1)-CEILING([.$C$5]*MOD([.$D45]+[.AL$5];[.$C$4]);1);[.$C$3])" office:value-type="float" office:value="1" calcext:value-type="float">
            <text:p>1</text:p>
          </table:table-cell>
          <table:table-cell table:formula="of:=MOD(CEILING([.$C$5]*[.$D45];1)+CEILING([.$C$5]*[.AM$5];1)-CEILING([.$C$5]*MOD([.$D45]+[.AM$5];[.$C$4]);1);[.$C$3])" office:value-type="float" office:value="0" calcext:value-type="float">
            <text:p>0</text:p>
          </table:table-cell>
          <table:table-cell table:formula="of:=MOD(CEILING([.$C$5]*[.$D45];1)+CEILING([.$C$5]*[.AN$5];1)-CEILING([.$C$5]*MOD([.$D45]+[.AN$5];[.$C$4]);1);[.$C$3])" office:value-type="float" office:value="0" calcext:value-type="float">
            <text:p>0</text:p>
          </table:table-cell>
          <table:table-cell table:formula="of:=MOD(CEILING([.$C$5]*[.$D45];1)+CEILING([.$C$5]*[.AO$5];1)-CEILING([.$C$5]*MOD([.$D45]+[.AO$5];[.$C$4]);1);[.$C$3])" office:value-type="float" office:value="0" calcext:value-type="float">
            <text:p>0</text:p>
          </table:table-cell>
          <table:table-cell table:formula="of:=MOD(CEILING([.$C$5]*[.$D45];1)+CEILING([.$C$5]*[.AP$5];1)-CEILING([.$C$5]*MOD([.$D45]+[.AP$5];[.$C$4]);1);[.$C$3])" office:value-type="float" office:value="0" calcext:value-type="float">
            <text:p>0</text:p>
          </table:table-cell>
          <table:table-cell table:formula="of:=MOD(CEILING([.$C$5]*[.$D45];1)+CEILING([.$C$5]*[.AQ$5];1)-CEILING([.$C$5]*MOD([.$D45]+[.AQ$5];[.$C$4]);1);[.$C$3])" office:value-type="float" office:value="1" calcext:value-type="float">
            <text:p>1</text:p>
          </table:table-cell>
          <table:table-cell table:formula="of:=MOD(CEILING([.$C$5]*[.$D45];1)+CEILING([.$C$5]*[.AR$5];1)-CEILING([.$C$5]*MOD([.$D4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8" calcext:value-type="float">
            <text:p>26.8</text:p>
          </table:table-cell>
          <table:table-cell table:number-columns-repeated="1023"/>
        </table:table-row>
        <table:table-row table:style-name="ro2">
          <table:table-cell office:value-type="float" office:value="26.85" calcext:value-type="float">
            <text:p>26.85</text:p>
          </table:table-cell>
          <table:table-cell table:number-columns-repeated="1023"/>
        </table:table-row>
        <table:table-row table:style-name="ro2">
          <table:table-cell office:value-type="float" office:value="26.9" calcext:value-type="float">
            <text:p>26.9</text:p>
          </table:table-cell>
          <table:table-cell table:number-columns-repeated="1023"/>
        </table:table-row>
        <table:table-row table:style-name="ro2">
          <table:table-cell office:value-type="float" office:value="26.95" calcext:value-type="float">
            <text:p>26.95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.05" calcext:value-type="float">
            <text:p>27.05</text:p>
          </table:table-cell>
          <table:table-cell table:number-columns-repeated="1023"/>
        </table:table-row>
        <table:table-row table:style-name="ro2">
          <table:table-cell office:value-type="float" office:value="27.1" calcext:value-type="float">
            <text:p>27.1</text:p>
          </table:table-cell>
          <table:table-cell table:number-columns-repeated="1023"/>
        </table:table-row>
        <table:table-row table:style-name="ro2">
          <table:table-cell office:value-type="float" office:value="27.15" calcext:value-type="float">
            <text:p>27.15</text:p>
          </table:table-cell>
          <table:table-cell table:number-columns-repeated="1023"/>
        </table:table-row>
        <table:table-row table:style-name="ro2">
          <table:table-cell office:value-type="float" office:value="27.2" calcext:value-type="float">
            <text:p>27.2</text:p>
          </table:table-cell>
          <table:table-cell table:number-columns-repeated="1023"/>
        </table:table-row>
        <table:table-row table:style-name="ro2">
          <table:table-cell office:value-type="float" office:value="27.25" calcext:value-type="float">
            <text:p>27.25</text:p>
          </table:table-cell>
          <table:table-cell table:number-columns-repeated="1023"/>
        </table:table-row>
        <table:table-row table:style-name="ro2">
          <table:table-cell office:value-type="float" office:value="27.3" calcext:value-type="float">
            <text:p>27.3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384" calcext:value-type="float">
            <text:p>384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1" table:formula="of:=384/14" office:value-type="float" office:value="27.4285714285714" calcext:value-type="float">
            <text:p>27.42857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CEILING([.C3]/[.C4];1)" office:value-type="float" office:value="14" calcext:value-type="float">
            <text:p>14</text:p>
          </table:table-cell>
          <table:table-cell table:formula="of:=[.C3]/[.C4]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19"/>
          <table:table-cell table:formula="of:=[.T8]-[.C3]" office:value-type="float" office:value="0" calcext:value-type="float">
            <text:p>0</text:p>
          </table:table-cell>
          <table:table-cell table:formula="of:=[.U8]-[.C3]" office:value-type="float" office:value="28" calcext:value-type="float">
            <text:p>28</text:p>
          </table:table-cell>
          <table:table-cell table:formula="of:=[.V8]-[.C3]"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CEILING([.$C$4]*[.F7];1)" office:value-type="float" office:value="0" calcext:value-type="float">
            <text:p>0</text:p>
          </table:table-cell>
          <table:table-cell table:formula="of:=CEILING([.$C$4]*[.G7];1)" office:value-type="float" office:value="28" calcext:value-type="float">
            <text:p>28</text:p>
          </table:table-cell>
          <table:table-cell table:formula="of:=CEILING([.$C$4]*[.H7];1)" office:value-type="float" office:value="55" calcext:value-type="float">
            <text:p>55</text:p>
          </table:table-cell>
          <table:table-cell table:formula="of:=CEILING([.$C$4]*[.I7];1)" office:value-type="float" office:value="83" calcext:value-type="float">
            <text:p>83</text:p>
          </table:table-cell>
          <table:table-cell table:formula="of:=CEILING([.$C$4]*[.J7];1)" office:value-type="float" office:value="110" calcext:value-type="float">
            <text:p>110</text:p>
          </table:table-cell>
          <table:table-cell table:formula="of:=CEILING([.$C$4]*[.K7];1)" office:value-type="float" office:value="138" calcext:value-type="float">
            <text:p>138</text:p>
          </table:table-cell>
          <table:table-cell table:formula="of:=CEILING([.$C$4]*[.L7];1)" office:value-type="float" office:value="165" calcext:value-type="float">
            <text:p>165</text:p>
          </table:table-cell>
          <table:table-cell table:formula="of:=CEILING([.$C$4]*[.M7];1)" office:value-type="float" office:value="192" calcext:value-type="float">
            <text:p>192</text:p>
          </table:table-cell>
          <table:table-cell table:formula="of:=CEILING([.$C$4]*[.N7];1)" office:value-type="float" office:value="220" calcext:value-type="float">
            <text:p>220</text:p>
          </table:table-cell>
          <table:table-cell table:formula="of:=CEILING([.$C$4]*[.O7];1)" office:value-type="float" office:value="247" calcext:value-type="float">
            <text:p>247</text:p>
          </table:table-cell>
          <table:table-cell table:formula="of:=CEILING([.$C$4]*[.P7];1)" office:value-type="float" office:value="275" calcext:value-type="float">
            <text:p>275</text:p>
          </table:table-cell>
          <table:table-cell table:formula="of:=CEILING([.$C$4]*[.Q7];1)" office:value-type="float" office:value="302" calcext:value-type="float">
            <text:p>302</text:p>
          </table:table-cell>
          <table:table-cell table:formula="of:=CEILING([.$C$4]*[.R7];1)" office:value-type="float" office:value="330" calcext:value-type="float">
            <text:p>330</text:p>
          </table:table-cell>
          <table:table-cell table:formula="of:=CEILING([.$C$4]*[.S7];1)" office:value-type="float" office:value="357" calcext:value-type="float">
            <text:p>357</text:p>
          </table:table-cell>
          <table:table-cell table:formula="of:=CEILING([.$C$4]*[.T7];1)" office:value-type="float" office:value="384" calcext:value-type="float">
            <text:p>384</text:p>
          </table:table-cell>
          <table:table-cell table:formula="of:=CEILING([.$C$4]*[.U7];1)" office:value-type="float" office:value="412" calcext:value-type="float">
            <text:p>412</text:p>
          </table:table-cell>
          <table:table-cell table:formula="of:=CEILING([.$C$4]*[.V7];1)" office:value-type="float" office:value="439" calcext:value-type="float">
            <text:p>439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CEILING([.$C$4]*[.D9];1)" office:value-type="float" office:value="0" calcext:value-type="float">
            <text:p>0</text:p>
          </table:table-cell>
          <table:table-cell table:style-name="ce2" table:formula="of:=MOD([.$E9]+[.F$8]-CEILING([.$C$4]* MOD([.F$7]+[.$D9];[.$C$5]);1);[.$C$3])" office:value-type="float" office:value="0" calcext:value-type="float">
            <text:p>0</text:p>
          </table:table-cell>
          <table:table-cell table:style-name="ce2" table:formula="of:=MOD([.$E9]+[.G$8]-CEILING([.$C$4]* MOD([.G$7]+[.$D9];[.$C$5]);1);[.$C$3])" office:value-type="float" office:value="0" calcext:value-type="float">
            <text:p>0</text:p>
          </table:table-cell>
          <table:table-cell table:style-name="ce2" table:formula="of:=MOD([.$E9]+[.H$8]-CEILING([.$C$4]* MOD([.H$7]+[.$D9];[.$C$5]);1);[.$C$3])" office:value-type="float" office:value="0" calcext:value-type="float">
            <text:p>0</text:p>
          </table:table-cell>
          <table:table-cell table:style-name="ce2" table:formula="of:=MOD([.$E9]+[.I$8]-CEILING([.$C$4]* MOD([.I$7]+[.$D9];[.$C$5]);1);[.$C$3])" office:value-type="float" office:value="0" calcext:value-type="float">
            <text:p>0</text:p>
          </table:table-cell>
          <table:table-cell table:style-name="ce2" table:formula="of:=MOD([.$E9]+[.J$8]-CEILING([.$C$4]* MOD([.J$7]+[.$D9];[.$C$5]);1);[.$C$3])" office:value-type="float" office:value="0" calcext:value-type="float">
            <text:p>0</text:p>
          </table:table-cell>
          <table:table-cell table:style-name="ce2" table:formula="of:=MOD([.$E9]+[.K$8]-CEILING([.$C$4]* MOD([.K$7]+[.$D9];[.$C$5]);1);[.$C$3])" office:value-type="float" office:value="0" calcext:value-type="float">
            <text:p>0</text:p>
          </table:table-cell>
          <table:table-cell table:style-name="ce2" table:formula="of:=MOD([.$E9]+[.L$8]-CEILING([.$C$4]* MOD([.L$7]+[.$D9];[.$C$5]);1);[.$C$3])" office:value-type="float" office:value="0" calcext:value-type="float">
            <text:p>0</text:p>
          </table:table-cell>
          <table:table-cell table:style-name="ce2" table:formula="of:=MOD([.$E9]+[.M$8]-CEILING([.$C$4]* MOD([.M$7]+[.$D9];[.$C$5]);1);[.$C$3])" office:value-type="float" office:value="0" calcext:value-type="float">
            <text:p>0</text:p>
          </table:table-cell>
          <table:table-cell table:style-name="ce2" table:formula="of:=MOD([.$E9]+[.N$8]-CEILING([.$C$4]* MOD([.N$7]+[.$D9];[.$C$5]);1);[.$C$3])" office:value-type="float" office:value="0" calcext:value-type="float">
            <text:p>0</text:p>
          </table:table-cell>
          <table:table-cell table:style-name="ce2" table:formula="of:=MOD([.$E9]+[.O$8]-CEILING([.$C$4]* MOD([.O$7]+[.$D9];[.$C$5]);1);[.$C$3])" office:value-type="float" office:value="0" calcext:value-type="float">
            <text:p>0</text:p>
          </table:table-cell>
          <table:table-cell table:style-name="ce2" table:formula="of:=MOD([.$E9]+[.P$8]-CEILING([.$C$4]* MOD([.P$7]+[.$D9];[.$C$5]);1);[.$C$3])" office:value-type="float" office:value="0" calcext:value-type="float">
            <text:p>0</text:p>
          </table:table-cell>
          <table:table-cell table:style-name="ce2" table:formula="of:=MOD([.$E9]+[.Q$8]-CEILING([.$C$4]* MOD([.Q$7]+[.$D9];[.$C$5]);1);[.$C$3])" office:value-type="float" office:value="0" calcext:value-type="float">
            <text:p>0</text:p>
          </table:table-cell>
          <table:table-cell table:style-name="ce2" table:formula="of:=MOD([.$E9]+[.R$8]-CEILING([.$C$4]* MOD([.R$7]+[.$D9];[.$C$5]);1);[.$C$3])" office:value-type="float" office:value="0" calcext:value-type="float">
            <text:p>0</text:p>
          </table:table-cell>
          <table:table-cell table:style-name="ce2" table:formula="of:=MOD([.$E9]+[.S$8]-CEILING([.$C$4]* MOD([.S$7]+[.$D9];[.$C$5]);1);[.$C$3])" office:value-type="float" office:value="0" calcext:value-type="float">
            <text:p>0</text:p>
          </table:table-cell>
          <table:table-cell table:style-name="ce2" table:formula="of:=MOD([.$E9]+[.T$8]-CEILING([.$C$4]* MOD([.T$7]+[.$D9];[.$C$5]);1);[.$C$3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CEILING([.$C$4]*[.D10];1)" office:value-type="float" office:value="28" calcext:value-type="float">
            <text:p>28</text:p>
          </table:table-cell>
          <table:table-cell table:style-name="ce2" table:formula="of:=MOD([.$E10]+[.F$8]-CEILING([.$C$4]* MOD([.F$7]+[.$D10];[.$C$5]);1);[.$C$3])" office:value-type="float" office:value="0" calcext:value-type="float">
            <text:p>0</text:p>
          </table:table-cell>
          <table:table-cell table:style-name="ce2" table:formula="of:=MOD([.$E10]+[.G$8]-CEILING([.$C$4]* MOD([.G$7]+[.$D10];[.$C$5]);1);[.$C$3])" office:value-type="float" office:value="1" calcext:value-type="float">
            <text:p>1</text:p>
          </table:table-cell>
          <table:table-cell table:style-name="ce2" table:formula="of:=MOD([.$E10]+[.H$8]-CEILING([.$C$4]* MOD([.H$7]+[.$D10];[.$C$5]);1);[.$C$3])" office:value-type="float" office:value="0" calcext:value-type="float">
            <text:p>0</text:p>
          </table:table-cell>
          <table:table-cell table:style-name="ce2" table:formula="of:=MOD([.$E10]+[.I$8]-CEILING([.$C$4]* MOD([.I$7]+[.$D10];[.$C$5]);1);[.$C$3])" office:value-type="float" office:value="1" calcext:value-type="float">
            <text:p>1</text:p>
          </table:table-cell>
          <table:table-cell table:style-name="ce2" table:formula="of:=MOD([.$E10]+[.J$8]-CEILING([.$C$4]* MOD([.J$7]+[.$D10];[.$C$5]);1);[.$C$3])" office:value-type="float" office:value="0" calcext:value-type="float">
            <text:p>0</text:p>
          </table:table-cell>
          <table:table-cell table:style-name="ce2" table:formula="of:=MOD([.$E10]+[.K$8]-CEILING([.$C$4]* MOD([.K$7]+[.$D10];[.$C$5]);1);[.$C$3])" office:value-type="float" office:value="1" calcext:value-type="float">
            <text:p>1</text:p>
          </table:table-cell>
          <table:table-cell table:style-name="ce2" table:formula="of:=MOD([.$E10]+[.L$8]-CEILING([.$C$4]* MOD([.L$7]+[.$D10];[.$C$5]);1);[.$C$3])" office:value-type="float" office:value="1" calcext:value-type="float">
            <text:p>1</text:p>
          </table:table-cell>
          <table:table-cell table:style-name="ce2" table:formula="of:=MOD([.$E10]+[.M$8]-CEILING([.$C$4]* MOD([.M$7]+[.$D10];[.$C$5]);1);[.$C$3])" office:value-type="float" office:value="0" calcext:value-type="float">
            <text:p>0</text:p>
          </table:table-cell>
          <table:table-cell table:style-name="ce2" table:formula="of:=MOD([.$E10]+[.N$8]-CEILING([.$C$4]* MOD([.N$7]+[.$D10];[.$C$5]);1);[.$C$3])" office:value-type="float" office:value="1" calcext:value-type="float">
            <text:p>1</text:p>
          </table:table-cell>
          <table:table-cell table:style-name="ce2" table:formula="of:=MOD([.$E10]+[.O$8]-CEILING([.$C$4]* MOD([.O$7]+[.$D10];[.$C$5]);1);[.$C$3])" office:value-type="float" office:value="0" calcext:value-type="float">
            <text:p>0</text:p>
          </table:table-cell>
          <table:table-cell table:style-name="ce2" table:formula="of:=MOD([.$E10]+[.P$8]-CEILING([.$C$4]* MOD([.P$7]+[.$D10];[.$C$5]);1);[.$C$3])" office:value-type="float" office:value="1" calcext:value-type="float">
            <text:p>1</text:p>
          </table:table-cell>
          <table:table-cell table:style-name="ce2" table:formula="of:=MOD([.$E10]+[.Q$8]-CEILING([.$C$4]* MOD([.Q$7]+[.$D10];[.$C$5]);1);[.$C$3])" office:value-type="float" office:value="0" calcext:value-type="float">
            <text:p>0</text:p>
          </table:table-cell>
          <table:table-cell table:style-name="ce2" table:formula="of:=MOD([.$E10]+[.R$8]-CEILING([.$C$4]* MOD([.R$7]+[.$D10];[.$C$5]);1);[.$C$3])" office:value-type="float" office:value="1" calcext:value-type="float">
            <text:p>1</text:p>
          </table:table-cell>
          <table:table-cell table:style-name="ce2" table:formula="of:=MOD([.$E10]+[.S$8]-CEILING([.$C$4]* MOD([.S$7]+[.$D10];[.$C$5]);1);[.$C$3])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CEILING([.$C$4]*[.D11];1)" office:value-type="float" office:value="55" calcext:value-type="float">
            <text:p>55</text:p>
          </table:table-cell>
          <table:table-cell table:style-name="ce2" table:formula="of:=MOD([.$E11]+[.F$8]-CEILING([.$C$4]* MOD([.F$7]+[.$D11];[.$C$5]);1);[.$C$3])" office:value-type="float" office:value="0" calcext:value-type="float">
            <text:p>0</text:p>
          </table:table-cell>
          <table:table-cell table:style-name="ce2" table:formula="of:=MOD([.$E11]+[.G$8]-CEILING([.$C$4]* MOD([.G$7]+[.$D11];[.$C$5]);1);[.$C$3])" office:value-type="float" office:value="0" calcext:value-type="float">
            <text:p>0</text:p>
          </table:table-cell>
          <table:table-cell table:style-name="ce2" table:formula="of:=MOD([.$E11]+[.H$8]-CEILING([.$C$4]* MOD([.H$7]+[.$D11];[.$C$5]);1);[.$C$3])" office:value-type="float" office:value="0" calcext:value-type="float">
            <text:p>0</text:p>
          </table:table-cell>
          <table:table-cell table:style-name="ce2" table:formula="of:=MOD([.$E11]+[.I$8]-CEILING([.$C$4]* MOD([.I$7]+[.$D11];[.$C$5]);1);[.$C$3])" office:value-type="float" office:value="0" calcext:value-type="float">
            <text:p>0</text:p>
          </table:table-cell>
          <table:table-cell table:style-name="ce2" table:formula="of:=MOD([.$E11]+[.J$8]-CEILING([.$C$4]* MOD([.J$7]+[.$D11];[.$C$5]);1);[.$C$3])" office:value-type="float" office:value="0" calcext:value-type="float">
            <text:p>0</text:p>
          </table:table-cell>
          <table:table-cell table:style-name="ce2" table:formula="of:=MOD([.$E11]+[.K$8]-CEILING([.$C$4]* MOD([.K$7]+[.$D11];[.$C$5]);1);[.$C$3])" office:value-type="float" office:value="1" calcext:value-type="float">
            <text:p>1</text:p>
          </table:table-cell>
          <table:table-cell table:style-name="ce2" table:formula="of:=MOD([.$E11]+[.L$8]-CEILING([.$C$4]* MOD([.L$7]+[.$D11];[.$C$5]);1);[.$C$3])" office:value-type="float" office:value="0" calcext:value-type="float">
            <text:p>0</text:p>
          </table:table-cell>
          <table:table-cell table:style-name="ce2" table:formula="of:=MOD([.$E11]+[.M$8]-CEILING([.$C$4]* MOD([.M$7]+[.$D11];[.$C$5]);1);[.$C$3])" office:value-type="float" office:value="0" calcext:value-type="float">
            <text:p>0</text:p>
          </table:table-cell>
          <table:table-cell table:style-name="ce2" table:formula="of:=MOD([.$E11]+[.N$8]-CEILING([.$C$4]* MOD([.N$7]+[.$D11];[.$C$5]);1);[.$C$3])" office:value-type="float" office:value="0" calcext:value-type="float">
            <text:p>0</text:p>
          </table:table-cell>
          <table:table-cell table:style-name="ce2" table:formula="of:=MOD([.$E11]+[.O$8]-CEILING([.$C$4]* MOD([.O$7]+[.$D11];[.$C$5]);1);[.$C$3])" office:value-type="float" office:value="0" calcext:value-type="float">
            <text:p>0</text:p>
          </table:table-cell>
          <table:table-cell table:style-name="ce2" table:formula="of:=MOD([.$E11]+[.P$8]-CEILING([.$C$4]* MOD([.P$7]+[.$D11];[.$C$5]);1);[.$C$3])" office:value-type="float" office:value="0" calcext:value-type="float">
            <text:p>0</text:p>
          </table:table-cell>
          <table:table-cell table:style-name="ce2" table:formula="of:=MOD([.$E11]+[.Q$8]-CEILING([.$C$4]* MOD([.Q$7]+[.$D11];[.$C$5]);1);[.$C$3])" office:value-type="float" office:value="0" calcext:value-type="float">
            <text:p>0</text:p>
          </table:table-cell>
          <table:table-cell table:style-name="ce2" table:formula="of:=MOD([.$E11]+[.R$8]-CEILING([.$C$4]* MOD([.R$7]+[.$D11];[.$C$5]);1);[.$C$3])" office:value-type="float" office:value="1" calcext:value-type="float">
            <text:p>1</text:p>
          </table:table-cell>
          <table:table-cell table:style-name="ce2" table:formula="of:=MOD([.$E11]+[.S$8]-CEILING([.$C$4]* MOD([.S$7]+[.$D11];[.$C$5]);1);[.$C$3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CEILING([.$C$4]*[.D12];1)" office:value-type="float" office:value="83" calcext:value-type="float">
            <text:p>83</text:p>
          </table:table-cell>
          <table:table-cell table:style-name="ce2" table:formula="of:=MOD([.$E12]+[.F$8]-CEILING([.$C$4]* MOD([.F$7]+[.$D12];[.$C$5]);1);[.$C$3])" office:value-type="float" office:value="0" calcext:value-type="float">
            <text:p>0</text:p>
          </table:table-cell>
          <table:table-cell table:style-name="ce2" table:formula="of:=MOD([.$E12]+[.G$8]-CEILING([.$C$4]* MOD([.G$7]+[.$D12];[.$C$5]);1);[.$C$3])" office:value-type="float" office:value="1" calcext:value-type="float">
            <text:p>1</text:p>
          </table:table-cell>
          <table:table-cell table:style-name="ce2" table:formula="of:=MOD([.$E12]+[.H$8]-CEILING([.$C$4]* MOD([.H$7]+[.$D12];[.$C$5]);1);[.$C$3])" office:value-type="float" office:value="0" calcext:value-type="float">
            <text:p>0</text:p>
          </table:table-cell>
          <table:table-cell table:style-name="ce2" table:formula="of:=MOD([.$E12]+[.I$8]-CEILING([.$C$4]* MOD([.I$7]+[.$D12];[.$C$5]);1);[.$C$3])" office:value-type="float" office:value="1" calcext:value-type="float">
            <text:p>1</text:p>
          </table:table-cell>
          <table:table-cell table:style-name="ce2" table:formula="of:=MOD([.$E12]+[.J$8]-CEILING([.$C$4]* MOD([.J$7]+[.$D12];[.$C$5]);1);[.$C$3])" office:value-type="float" office:value="1" calcext:value-type="float">
            <text:p>1</text:p>
          </table:table-cell>
          <table:table-cell table:style-name="ce2" table:formula="of:=MOD([.$E12]+[.K$8]-CEILING([.$C$4]* MOD([.K$7]+[.$D12];[.$C$5]);1);[.$C$3])" office:value-type="float" office:value="1" calcext:value-type="float">
            <text:p>1</text:p>
          </table:table-cell>
          <table:table-cell table:style-name="ce2" table:formula="of:=MOD([.$E12]+[.L$8]-CEILING([.$C$4]* MOD([.L$7]+[.$D12];[.$C$5]);1);[.$C$3])" office:value-type="float" office:value="1" calcext:value-type="float">
            <text:p>1</text:p>
          </table:table-cell>
          <table:table-cell table:style-name="ce2" table:formula="of:=MOD([.$E12]+[.M$8]-CEILING([.$C$4]* MOD([.M$7]+[.$D12];[.$C$5]);1);[.$C$3])" office:value-type="float" office:value="0" calcext:value-type="float">
            <text:p>0</text:p>
          </table:table-cell>
          <table:table-cell table:style-name="ce2" table:formula="of:=MOD([.$E12]+[.N$8]-CEILING([.$C$4]* MOD([.N$7]+[.$D12];[.$C$5]);1);[.$C$3])" office:value-type="float" office:value="1" calcext:value-type="float">
            <text:p>1</text:p>
          </table:table-cell>
          <table:table-cell table:style-name="ce2" table:formula="of:=MOD([.$E12]+[.O$8]-CEILING([.$C$4]* MOD([.O$7]+[.$D12];[.$C$5]);1);[.$C$3])" office:value-type="float" office:value="0" calcext:value-type="float">
            <text:p>0</text:p>
          </table:table-cell>
          <table:table-cell table:style-name="ce2" table:formula="of:=MOD([.$E12]+[.P$8]-CEILING([.$C$4]* MOD([.P$7]+[.$D12];[.$C$5]);1);[.$C$3])" office:value-type="float" office:value="1" calcext:value-type="float">
            <text:p>1</text:p>
          </table:table-cell>
          <table:table-cell table:style-name="ce2" table:formula="of:=MOD([.$E12]+[.Q$8]-CEILING([.$C$4]* MOD([.Q$7]+[.$D12];[.$C$5]);1);[.$C$3])" office:value-type="float" office:value="1" calcext:value-type="float">
            <text:p>1</text:p>
          </table:table-cell>
          <table:table-cell table:style-name="ce2" table:formula="of:=MOD([.$E12]+[.R$8]-CEILING([.$C$4]* MOD([.R$7]+[.$D12];[.$C$5]);1);[.$C$3])" office:value-type="float" office:value="1" calcext:value-type="float">
            <text:p>1</text:p>
          </table:table-cell>
          <table:table-cell table:style-name="ce2" table:formula="of:=MOD([.$E12]+[.S$8]-CEILING([.$C$4]* MOD([.S$7]+[.$D12];[.$C$5]);1);[.$C$3])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CEILING([.$C$4]*[.D13];1)" office:value-type="float" office:value="110" calcext:value-type="float">
            <text:p>110</text:p>
          </table:table-cell>
          <table:table-cell table:style-name="ce2" table:formula="of:=MOD([.$E13]+[.F$8]-CEILING([.$C$4]* MOD([.F$7]+[.$D13];[.$C$5]);1);[.$C$3])" office:value-type="float" office:value="0" calcext:value-type="float">
            <text:p>0</text:p>
          </table:table-cell>
          <table:table-cell table:style-name="ce2" table:formula="of:=MOD([.$E13]+[.G$8]-CEILING([.$C$4]* MOD([.G$7]+[.$D13];[.$C$5]);1);[.$C$3])" office:value-type="float" office:value="0" calcext:value-type="float">
            <text:p>0</text:p>
          </table:table-cell>
          <table:table-cell table:style-name="ce2" table:formula="of:=MOD([.$E13]+[.H$8]-CEILING([.$C$4]* MOD([.H$7]+[.$D13];[.$C$5]);1);[.$C$3])" office:value-type="float" office:value="0" calcext:value-type="float">
            <text:p>0</text:p>
          </table:table-cell>
          <table:table-cell table:style-name="ce2" table:formula="of:=MOD([.$E13]+[.I$8]-CEILING([.$C$4]* MOD([.I$7]+[.$D13];[.$C$5]);1);[.$C$3])" office:value-type="float" office:value="1" calcext:value-type="float">
            <text:p>1</text:p>
          </table:table-cell>
          <table:table-cell table:style-name="ce2" table:formula="of:=MOD([.$E13]+[.J$8]-CEILING([.$C$4]* MOD([.J$7]+[.$D13];[.$C$5]);1);[.$C$3])" office:value-type="float" office:value="0" calcext:value-type="float">
            <text:p>0</text:p>
          </table:table-cell>
          <table:table-cell table:style-name="ce2" table:formula="of:=MOD([.$E13]+[.K$8]-CEILING([.$C$4]* MOD([.K$7]+[.$D13];[.$C$5]);1);[.$C$3])" office:value-type="float" office:value="1" calcext:value-type="float">
            <text:p>1</text:p>
          </table:table-cell>
          <table:table-cell table:style-name="ce2" table:formula="of:=MOD([.$E13]+[.L$8]-CEILING([.$C$4]* MOD([.L$7]+[.$D13];[.$C$5]);1);[.$C$3])" office:value-type="float" office:value="0" calcext:value-type="float">
            <text:p>0</text:p>
          </table:table-cell>
          <table:table-cell table:style-name="ce2" table:formula="of:=MOD([.$E13]+[.M$8]-CEILING([.$C$4]* MOD([.M$7]+[.$D13];[.$C$5]);1);[.$C$3])" office:value-type="float" office:value="0" calcext:value-type="float">
            <text:p>0</text:p>
          </table:table-cell>
          <table:table-cell table:style-name="ce2" table:formula="of:=MOD([.$E13]+[.N$8]-CEILING([.$C$4]* MOD([.N$7]+[.$D13];[.$C$5]);1);[.$C$3])" office:value-type="float" office:value="0" calcext:value-type="float">
            <text:p>0</text:p>
          </table:table-cell>
          <table:table-cell table:style-name="ce2" table:formula="of:=MOD([.$E13]+[.O$8]-CEILING([.$C$4]* MOD([.O$7]+[.$D13];[.$C$5]);1);[.$C$3])" office:value-type="float" office:value="0" calcext:value-type="float">
            <text:p>0</text:p>
          </table:table-cell>
          <table:table-cell table:style-name="ce2" table:formula="of:=MOD([.$E13]+[.P$8]-CEILING([.$C$4]* MOD([.P$7]+[.$D13];[.$C$5]);1);[.$C$3])" office:value-type="float" office:value="1" calcext:value-type="float">
            <text:p>1</text:p>
          </table:table-cell>
          <table:table-cell table:style-name="ce2" table:formula="of:=MOD([.$E13]+[.Q$8]-CEILING([.$C$4]* MOD([.Q$7]+[.$D13];[.$C$5]);1);[.$C$3])" office:value-type="float" office:value="0" calcext:value-type="float">
            <text:p>0</text:p>
          </table:table-cell>
          <table:table-cell table:style-name="ce2" table:formula="of:=MOD([.$E13]+[.R$8]-CEILING([.$C$4]* MOD([.R$7]+[.$D13];[.$C$5]);1);[.$C$3])" office:value-type="float" office:value="1" calcext:value-type="float">
            <text:p>1</text:p>
          </table:table-cell>
          <table:table-cell table:style-name="ce2" table:formula="of:=MOD([.$E13]+[.S$8]-CEILING([.$C$4]* MOD([.S$7]+[.$D13];[.$C$5]);1);[.$C$3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CEILING([.$C$4]*[.D14];1)" office:value-type="float" office:value="138" calcext:value-type="float">
            <text:p>138</text:p>
          </table:table-cell>
          <table:table-cell table:style-name="ce2" table:formula="of:=MOD([.$E14]+[.F$8]-CEILING([.$C$4]* MOD([.F$7]+[.$D14];[.$C$5]);1);[.$C$3])" office:value-type="float" office:value="0" calcext:value-type="float">
            <text:p>0</text:p>
          </table:table-cell>
          <table:table-cell table:style-name="ce2" table:formula="of:=MOD([.$E14]+[.G$8]-CEILING([.$C$4]* MOD([.G$7]+[.$D14];[.$C$5]);1);[.$C$3])" office:value-type="float" office:value="1" calcext:value-type="float">
            <text:p>1</text:p>
          </table:table-cell>
          <table:table-cell table:style-name="ce2" table:formula="of:=MOD([.$E14]+[.H$8]-CEILING([.$C$4]* MOD([.H$7]+[.$D14];[.$C$5]);1);[.$C$3])" office:value-type="float" office:value="1" calcext:value-type="float">
            <text:p>1</text:p>
          </table:table-cell>
          <table:table-cell table:style-name="ce2" table:formula="of:=MOD([.$E14]+[.I$8]-CEILING([.$C$4]* MOD([.I$7]+[.$D14];[.$C$5]);1);[.$C$3])" office:value-type="float" office:value="1" calcext:value-type="float">
            <text:p>1</text:p>
          </table:table-cell>
          <table:table-cell table:style-name="ce2" table:formula="of:=MOD([.$E14]+[.J$8]-CEILING([.$C$4]* MOD([.J$7]+[.$D14];[.$C$5]);1);[.$C$3])" office:value-type="float" office:value="1" calcext:value-type="float">
            <text:p>1</text:p>
          </table:table-cell>
          <table:table-cell table:style-name="ce2" table:formula="of:=MOD([.$E14]+[.K$8]-CEILING([.$C$4]* MOD([.K$7]+[.$D14];[.$C$5]);1);[.$C$3])" office:value-type="float" office:value="1" calcext:value-type="float">
            <text:p>1</text:p>
          </table:table-cell>
          <table:table-cell table:style-name="ce2" table:formula="of:=MOD([.$E14]+[.L$8]-CEILING([.$C$4]* MOD([.L$7]+[.$D14];[.$C$5]);1);[.$C$3])" office:value-type="float" office:value="1" calcext:value-type="float">
            <text:p>1</text:p>
          </table:table-cell>
          <table:table-cell table:style-name="ce2" table:formula="of:=MOD([.$E14]+[.M$8]-CEILING([.$C$4]* MOD([.M$7]+[.$D14];[.$C$5]);1);[.$C$3])" office:value-type="float" office:value="0" calcext:value-type="float">
            <text:p>0</text:p>
          </table:table-cell>
          <table:table-cell table:style-name="ce2" table:formula="of:=MOD([.$E14]+[.N$8]-CEILING([.$C$4]* MOD([.N$7]+[.$D14];[.$C$5]);1);[.$C$3])" office:value-type="float" office:value="1" calcext:value-type="float">
            <text:p>1</text:p>
          </table:table-cell>
          <table:table-cell table:style-name="ce2" table:formula="of:=MOD([.$E14]+[.O$8]-CEILING([.$C$4]* MOD([.O$7]+[.$D14];[.$C$5]);1);[.$C$3])" office:value-type="float" office:value="1" calcext:value-type="float">
            <text:p>1</text:p>
          </table:table-cell>
          <table:table-cell table:style-name="ce2" table:formula="of:=MOD([.$E14]+[.P$8]-CEILING([.$C$4]* MOD([.P$7]+[.$D14];[.$C$5]);1);[.$C$3])" office:value-type="float" office:value="1" calcext:value-type="float">
            <text:p>1</text:p>
          </table:table-cell>
          <table:table-cell table:style-name="ce2" table:formula="of:=MOD([.$E14]+[.Q$8]-CEILING([.$C$4]* MOD([.Q$7]+[.$D14];[.$C$5]);1);[.$C$3])" office:value-type="float" office:value="1" calcext:value-type="float">
            <text:p>1</text:p>
          </table:table-cell>
          <table:table-cell table:style-name="ce2" table:formula="of:=MOD([.$E14]+[.R$8]-CEILING([.$C$4]* MOD([.R$7]+[.$D14];[.$C$5]);1);[.$C$3])" office:value-type="float" office:value="1" calcext:value-type="float">
            <text:p>1</text:p>
          </table:table-cell>
          <table:table-cell table:style-name="ce2" table:formula="of:=MOD([.$E14]+[.S$8]-CEILING([.$C$4]* MOD([.S$7]+[.$D14];[.$C$5]);1);[.$C$3])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CEILING([.$C$4]*[.D15];1)" office:value-type="float" office:value="165" calcext:value-type="float">
            <text:p>165</text:p>
          </table:table-cell>
          <table:table-cell table:style-name="ce2" table:formula="of:=MOD([.$E15]+[.F$8]-CEILING([.$C$4]* MOD([.F$7]+[.$D15];[.$C$5]);1);[.$C$3])" office:value-type="float" office:value="0" calcext:value-type="float">
            <text:p>0</text:p>
          </table:table-cell>
          <table:table-cell table:style-name="ce2" table:formula="of:=MOD([.$E15]+[.G$8]-CEILING([.$C$4]* MOD([.G$7]+[.$D15];[.$C$5]);1);[.$C$3])" office:value-type="float" office:value="1" calcext:value-type="float">
            <text:p>1</text:p>
          </table:table-cell>
          <table:table-cell table:style-name="ce2" table:formula="of:=MOD([.$E15]+[.H$8]-CEILING([.$C$4]* MOD([.H$7]+[.$D15];[.$C$5]);1);[.$C$3])" office:value-type="float" office:value="0" calcext:value-type="float">
            <text:p>0</text:p>
          </table:table-cell>
          <table:table-cell table:style-name="ce2" table:formula="of:=MOD([.$E15]+[.I$8]-CEILING([.$C$4]* MOD([.I$7]+[.$D15];[.$C$5]);1);[.$C$3])" office:value-type="float" office:value="1" calcext:value-type="float">
            <text:p>1</text:p>
          </table:table-cell>
          <table:table-cell table:style-name="ce2" table:formula="of:=MOD([.$E15]+[.J$8]-CEILING([.$C$4]* MOD([.J$7]+[.$D15];[.$C$5]);1);[.$C$3])" office:value-type="float" office:value="0" calcext:value-type="float">
            <text:p>0</text:p>
          </table:table-cell>
          <table:table-cell table:style-name="ce2" table:formula="of:=MOD([.$E15]+[.K$8]-CEILING([.$C$4]* MOD([.K$7]+[.$D15];[.$C$5]);1);[.$C$3])" office:value-type="float" office:value="1" calcext:value-type="float">
            <text:p>1</text:p>
          </table:table-cell>
          <table:table-cell table:style-name="ce2" table:formula="of:=MOD([.$E15]+[.L$8]-CEILING([.$C$4]* MOD([.L$7]+[.$D15];[.$C$5]);1);[.$C$3])" office:value-type="float" office:value="0" calcext:value-type="float">
            <text:p>0</text:p>
          </table:table-cell>
          <table:table-cell table:style-name="ce2" table:formula="of:=MOD([.$E15]+[.M$8]-CEILING([.$C$4]* MOD([.M$7]+[.$D15];[.$C$5]);1);[.$C$3])" office:value-type="float" office:value="0" calcext:value-type="float">
            <text:p>0</text:p>
          </table:table-cell>
          <table:table-cell table:style-name="ce2" table:formula="of:=MOD([.$E15]+[.N$8]-CEILING([.$C$4]* MOD([.N$7]+[.$D15];[.$C$5]);1);[.$C$3])" office:value-type="float" office:value="1" calcext:value-type="float">
            <text:p>1</text:p>
          </table:table-cell>
          <table:table-cell table:style-name="ce2" table:formula="of:=MOD([.$E15]+[.O$8]-CEILING([.$C$4]* MOD([.O$7]+[.$D15];[.$C$5]);1);[.$C$3])" office:value-type="float" office:value="0" calcext:value-type="float">
            <text:p>0</text:p>
          </table:table-cell>
          <table:table-cell table:style-name="ce2" table:formula="of:=MOD([.$E15]+[.P$8]-CEILING([.$C$4]* MOD([.P$7]+[.$D15];[.$C$5]);1);[.$C$3])" office:value-type="float" office:value="1" calcext:value-type="float">
            <text:p>1</text:p>
          </table:table-cell>
          <table:table-cell table:style-name="ce2" table:formula="of:=MOD([.$E15]+[.Q$8]-CEILING([.$C$4]* MOD([.Q$7]+[.$D15];[.$C$5]);1);[.$C$3])" office:value-type="float" office:value="0" calcext:value-type="float">
            <text:p>0</text:p>
          </table:table-cell>
          <table:table-cell table:style-name="ce2" table:formula="of:=MOD([.$E15]+[.R$8]-CEILING([.$C$4]* MOD([.R$7]+[.$D15];[.$C$5]);1);[.$C$3])" office:value-type="float" office:value="1" calcext:value-type="float">
            <text:p>1</text:p>
          </table:table-cell>
          <table:table-cell table:style-name="ce2" table:formula="of:=MOD([.$E15]+[.S$8]-CEILING([.$C$4]* MOD([.S$7]+[.$D15];[.$C$5]);1);[.$C$3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CEILING([.$C$4]*[.D16];1)" office:value-type="float" office:value="192" calcext:value-type="float">
            <text:p>192</text:p>
          </table:table-cell>
          <table:table-cell table:style-name="ce2" table:formula="of:=MOD([.$E16]+[.F$8]-CEILING([.$C$4]* MOD([.F$7]+[.$D16];[.$C$5]);1);[.$C$3])" office:value-type="float" office:value="0" calcext:value-type="float">
            <text:p>0</text:p>
          </table:table-cell>
          <table:table-cell table:style-name="ce2" table:formula="of:=MOD([.$E16]+[.G$8]-CEILING([.$C$4]* MOD([.G$7]+[.$D16];[.$C$5]);1);[.$C$3])" office:value-type="float" office:value="0" calcext:value-type="float">
            <text:p>0</text:p>
          </table:table-cell>
          <table:table-cell table:style-name="ce2" table:formula="of:=MOD([.$E16]+[.H$8]-CEILING([.$C$4]* MOD([.H$7]+[.$D16];[.$C$5]);1);[.$C$3])" office:value-type="float" office:value="0" calcext:value-type="float">
            <text:p>0</text:p>
          </table:table-cell>
          <table:table-cell table:style-name="ce2" table:formula="of:=MOD([.$E16]+[.I$8]-CEILING([.$C$4]* MOD([.I$7]+[.$D16];[.$C$5]);1);[.$C$3])" office:value-type="float" office:value="0" calcext:value-type="float">
            <text:p>0</text:p>
          </table:table-cell>
          <table:table-cell table:style-name="ce2" table:formula="of:=MOD([.$E16]+[.J$8]-CEILING([.$C$4]* MOD([.J$7]+[.$D16];[.$C$5]);1);[.$C$3])" office:value-type="float" office:value="0" calcext:value-type="float">
            <text:p>0</text:p>
          </table:table-cell>
          <table:table-cell table:style-name="ce2" table:formula="of:=MOD([.$E16]+[.K$8]-CEILING([.$C$4]* MOD([.K$7]+[.$D16];[.$C$5]);1);[.$C$3])" office:value-type="float" office:value="0" calcext:value-type="float">
            <text:p>0</text:p>
          </table:table-cell>
          <table:table-cell table:style-name="ce2" table:formula="of:=MOD([.$E16]+[.L$8]-CEILING([.$C$4]* MOD([.L$7]+[.$D16];[.$C$5]);1);[.$C$3])" office:value-type="float" office:value="0" calcext:value-type="float">
            <text:p>0</text:p>
          </table:table-cell>
          <table:table-cell table:style-name="ce2" table:formula="of:=MOD([.$E16]+[.M$8]-CEILING([.$C$4]* MOD([.M$7]+[.$D16];[.$C$5]);1);[.$C$3])" office:value-type="float" office:value="0" calcext:value-type="float">
            <text:p>0</text:p>
          </table:table-cell>
          <table:table-cell table:style-name="ce2" table:formula="of:=MOD([.$E16]+[.N$8]-CEILING([.$C$4]* MOD([.N$7]+[.$D16];[.$C$5]);1);[.$C$3])" office:value-type="float" office:value="0" calcext:value-type="float">
            <text:p>0</text:p>
          </table:table-cell>
          <table:table-cell table:style-name="ce2" table:formula="of:=MOD([.$E16]+[.O$8]-CEILING([.$C$4]* MOD([.O$7]+[.$D16];[.$C$5]);1);[.$C$3])" office:value-type="float" office:value="0" calcext:value-type="float">
            <text:p>0</text:p>
          </table:table-cell>
          <table:table-cell table:style-name="ce2" table:formula="of:=MOD([.$E16]+[.P$8]-CEILING([.$C$4]* MOD([.P$7]+[.$D16];[.$C$5]);1);[.$C$3])" office:value-type="float" office:value="0" calcext:value-type="float">
            <text:p>0</text:p>
          </table:table-cell>
          <table:table-cell table:style-name="ce2" table:formula="of:=MOD([.$E16]+[.Q$8]-CEILING([.$C$4]* MOD([.Q$7]+[.$D16];[.$C$5]);1);[.$C$3])" office:value-type="float" office:value="0" calcext:value-type="float">
            <text:p>0</text:p>
          </table:table-cell>
          <table:table-cell table:style-name="ce2" table:formula="of:=MOD([.$E16]+[.R$8]-CEILING([.$C$4]* MOD([.R$7]+[.$D16];[.$C$5]);1);[.$C$3])" office:value-type="float" office:value="0" calcext:value-type="float">
            <text:p>0</text:p>
          </table:table-cell>
          <table:table-cell table:style-name="ce2" table:formula="of:=MOD([.$E16]+[.S$8]-CEILING([.$C$4]* MOD([.S$7]+[.$D16];[.$C$5]);1);[.$C$3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CEILING([.$C$4]*[.D17];1)" office:value-type="float" office:value="220" calcext:value-type="float">
            <text:p>220</text:p>
          </table:table-cell>
          <table:table-cell table:style-name="ce2" table:formula="of:=MOD([.$E17]+[.F$8]-CEILING([.$C$4]* MOD([.F$7]+[.$D17];[.$C$5]);1);[.$C$3])" office:value-type="float" office:value="0" calcext:value-type="float">
            <text:p>0</text:p>
          </table:table-cell>
          <table:table-cell table:style-name="ce2" table:formula="of:=MOD([.$E17]+[.G$8]-CEILING([.$C$4]* MOD([.G$7]+[.$D17];[.$C$5]);1);[.$C$3])" office:value-type="float" office:value="1" calcext:value-type="float">
            <text:p>1</text:p>
          </table:table-cell>
          <table:table-cell table:style-name="ce2" table:formula="of:=MOD([.$E17]+[.H$8]-CEILING([.$C$4]* MOD([.H$7]+[.$D17];[.$C$5]);1);[.$C$3])" office:value-type="float" office:value="0" calcext:value-type="float">
            <text:p>0</text:p>
          </table:table-cell>
          <table:table-cell table:style-name="ce2" table:formula="of:=MOD([.$E17]+[.I$8]-CEILING([.$C$4]* MOD([.I$7]+[.$D17];[.$C$5]);1);[.$C$3])" office:value-type="float" office:value="1" calcext:value-type="float">
            <text:p>1</text:p>
          </table:table-cell>
          <table:table-cell table:style-name="ce2" table:formula="of:=MOD([.$E17]+[.J$8]-CEILING([.$C$4]* MOD([.J$7]+[.$D17];[.$C$5]);1);[.$C$3])" office:value-type="float" office:value="0" calcext:value-type="float">
            <text:p>0</text:p>
          </table:table-cell>
          <table:table-cell table:style-name="ce2" table:formula="of:=MOD([.$E17]+[.K$8]-CEILING([.$C$4]* MOD([.K$7]+[.$D17];[.$C$5]);1);[.$C$3])" office:value-type="float" office:value="1" calcext:value-type="float">
            <text:p>1</text:p>
          </table:table-cell>
          <table:table-cell table:style-name="ce2" table:formula="of:=MOD([.$E17]+[.L$8]-CEILING([.$C$4]* MOD([.L$7]+[.$D17];[.$C$5]);1);[.$C$3])" office:value-type="float" office:value="1" calcext:value-type="float">
            <text:p>1</text:p>
          </table:table-cell>
          <table:table-cell table:style-name="ce2" table:formula="of:=MOD([.$E17]+[.M$8]-CEILING([.$C$4]* MOD([.M$7]+[.$D17];[.$C$5]);1);[.$C$3])" office:value-type="float" office:value="0" calcext:value-type="float">
            <text:p>0</text:p>
          </table:table-cell>
          <table:table-cell table:style-name="ce2" table:formula="of:=MOD([.$E17]+[.N$8]-CEILING([.$C$4]* MOD([.N$7]+[.$D17];[.$C$5]);1);[.$C$3])" office:value-type="float" office:value="1" calcext:value-type="float">
            <text:p>1</text:p>
          </table:table-cell>
          <table:table-cell table:style-name="ce2" table:formula="of:=MOD([.$E17]+[.O$8]-CEILING([.$C$4]* MOD([.O$7]+[.$D17];[.$C$5]);1);[.$C$3])" office:value-type="float" office:value="0" calcext:value-type="float">
            <text:p>0</text:p>
          </table:table-cell>
          <table:table-cell table:style-name="ce2" table:formula="of:=MOD([.$E17]+[.P$8]-CEILING([.$C$4]* MOD([.P$7]+[.$D17];[.$C$5]);1);[.$C$3])" office:value-type="float" office:value="1" calcext:value-type="float">
            <text:p>1</text:p>
          </table:table-cell>
          <table:table-cell table:style-name="ce2" table:formula="of:=MOD([.$E17]+[.Q$8]-CEILING([.$C$4]* MOD([.Q$7]+[.$D17];[.$C$5]);1);[.$C$3])" office:value-type="float" office:value="0" calcext:value-type="float">
            <text:p>0</text:p>
          </table:table-cell>
          <table:table-cell table:style-name="ce2" table:formula="of:=MOD([.$E17]+[.R$8]-CEILING([.$C$4]* MOD([.R$7]+[.$D17];[.$C$5]);1);[.$C$3])" office:value-type="float" office:value="1" calcext:value-type="float">
            <text:p>1</text:p>
          </table:table-cell>
          <table:table-cell table:style-name="ce2" table:formula="of:=MOD([.$E17]+[.S$8]-CEILING([.$C$4]* MOD([.S$7]+[.$D17];[.$C$5]);1);[.$C$3])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CEILING([.$C$4]*[.D18];1)" office:value-type="float" office:value="247" calcext:value-type="float">
            <text:p>247</text:p>
          </table:table-cell>
          <table:table-cell table:style-name="ce2" table:formula="of:=MOD([.$E18]+[.F$8]-CEILING([.$C$4]* MOD([.F$7]+[.$D18];[.$C$5]);1);[.$C$3])" office:value-type="float" office:value="0" calcext:value-type="float">
            <text:p>0</text:p>
          </table:table-cell>
          <table:table-cell table:style-name="ce2" table:formula="of:=MOD([.$E18]+[.G$8]-CEILING([.$C$4]* MOD([.G$7]+[.$D18];[.$C$5]);1);[.$C$3])" office:value-type="float" office:value="0" calcext:value-type="float">
            <text:p>0</text:p>
          </table:table-cell>
          <table:table-cell table:style-name="ce2" table:formula="of:=MOD([.$E18]+[.H$8]-CEILING([.$C$4]* MOD([.H$7]+[.$D18];[.$C$5]);1);[.$C$3])" office:value-type="float" office:value="0" calcext:value-type="float">
            <text:p>0</text:p>
          </table:table-cell>
          <table:table-cell table:style-name="ce2" table:formula="of:=MOD([.$E18]+[.I$8]-CEILING([.$C$4]* MOD([.I$7]+[.$D18];[.$C$5]);1);[.$C$3])" office:value-type="float" office:value="0" calcext:value-type="float">
            <text:p>0</text:p>
          </table:table-cell>
          <table:table-cell table:style-name="ce2" table:formula="of:=MOD([.$E18]+[.J$8]-CEILING([.$C$4]* MOD([.J$7]+[.$D18];[.$C$5]);1);[.$C$3])" office:value-type="float" office:value="0" calcext:value-type="float">
            <text:p>0</text:p>
          </table:table-cell>
          <table:table-cell table:style-name="ce2" table:formula="of:=MOD([.$E18]+[.K$8]-CEILING([.$C$4]* MOD([.K$7]+[.$D18];[.$C$5]);1);[.$C$3])" office:value-type="float" office:value="1" calcext:value-type="float">
            <text:p>1</text:p>
          </table:table-cell>
          <table:table-cell table:style-name="ce2" table:formula="of:=MOD([.$E18]+[.L$8]-CEILING([.$C$4]* MOD([.L$7]+[.$D18];[.$C$5]);1);[.$C$3])" office:value-type="float" office:value="0" calcext:value-type="float">
            <text:p>0</text:p>
          </table:table-cell>
          <table:table-cell table:style-name="ce2" table:formula="of:=MOD([.$E18]+[.M$8]-CEILING([.$C$4]* MOD([.M$7]+[.$D18];[.$C$5]);1);[.$C$3])" office:value-type="float" office:value="0" calcext:value-type="float">
            <text:p>0</text:p>
          </table:table-cell>
          <table:table-cell table:style-name="ce2" table:formula="of:=MOD([.$E18]+[.N$8]-CEILING([.$C$4]* MOD([.N$7]+[.$D18];[.$C$5]);1);[.$C$3])" office:value-type="float" office:value="0" calcext:value-type="float">
            <text:p>0</text:p>
          </table:table-cell>
          <table:table-cell table:style-name="ce2" table:formula="of:=MOD([.$E18]+[.O$8]-CEILING([.$C$4]* MOD([.O$7]+[.$D18];[.$C$5]);1);[.$C$3])" office:value-type="float" office:value="0" calcext:value-type="float">
            <text:p>0</text:p>
          </table:table-cell>
          <table:table-cell table:style-name="ce2" table:formula="of:=MOD([.$E18]+[.P$8]-CEILING([.$C$4]* MOD([.P$7]+[.$D18];[.$C$5]);1);[.$C$3])" office:value-type="float" office:value="0" calcext:value-type="float">
            <text:p>0</text:p>
          </table:table-cell>
          <table:table-cell table:style-name="ce2" table:formula="of:=MOD([.$E18]+[.Q$8]-CEILING([.$C$4]* MOD([.Q$7]+[.$D18];[.$C$5]);1);[.$C$3])" office:value-type="float" office:value="0" calcext:value-type="float">
            <text:p>0</text:p>
          </table:table-cell>
          <table:table-cell table:style-name="ce2" table:formula="of:=MOD([.$E18]+[.R$8]-CEILING([.$C$4]* MOD([.R$7]+[.$D18];[.$C$5]);1);[.$C$3])" office:value-type="float" office:value="1" calcext:value-type="float">
            <text:p>1</text:p>
          </table:table-cell>
          <table:table-cell table:style-name="ce2" table:formula="of:=MOD([.$E18]+[.S$8]-CEILING([.$C$4]* MOD([.S$7]+[.$D18];[.$C$5]);1);[.$C$3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EILING([.$C$4]*[.D19];1)" office:value-type="float" office:value="275" calcext:value-type="float">
            <text:p>275</text:p>
          </table:table-cell>
          <table:table-cell table:style-name="ce2" table:formula="of:=MOD([.$E19]+[.F$8]-CEILING([.$C$4]* MOD([.F$7]+[.$D19];[.$C$5]);1);[.$C$3])" office:value-type="float" office:value="0" calcext:value-type="float">
            <text:p>0</text:p>
          </table:table-cell>
          <table:table-cell table:style-name="ce2" table:formula="of:=MOD([.$E19]+[.G$8]-CEILING([.$C$4]* MOD([.G$7]+[.$D19];[.$C$5]);1);[.$C$3])" office:value-type="float" office:value="1" calcext:value-type="float">
            <text:p>1</text:p>
          </table:table-cell>
          <table:table-cell table:style-name="ce2" table:formula="of:=MOD([.$E19]+[.H$8]-CEILING([.$C$4]* MOD([.H$7]+[.$D19];[.$C$5]);1);[.$C$3])" office:value-type="float" office:value="0" calcext:value-type="float">
            <text:p>0</text:p>
          </table:table-cell>
          <table:table-cell table:style-name="ce2" table:formula="of:=MOD([.$E19]+[.I$8]-CEILING([.$C$4]* MOD([.I$7]+[.$D19];[.$C$5]);1);[.$C$3])" office:value-type="float" office:value="1" calcext:value-type="float">
            <text:p>1</text:p>
          </table:table-cell>
          <table:table-cell table:style-name="ce2" table:formula="of:=MOD([.$E19]+[.J$8]-CEILING([.$C$4]* MOD([.J$7]+[.$D19];[.$C$5]);1);[.$C$3])" office:value-type="float" office:value="1" calcext:value-type="float">
            <text:p>1</text:p>
          </table:table-cell>
          <table:table-cell table:style-name="ce2" table:formula="of:=MOD([.$E19]+[.K$8]-CEILING([.$C$4]* MOD([.K$7]+[.$D19];[.$C$5]);1);[.$C$3])" office:value-type="float" office:value="1" calcext:value-type="float">
            <text:p>1</text:p>
          </table:table-cell>
          <table:table-cell table:style-name="ce2" table:formula="of:=MOD([.$E19]+[.L$8]-CEILING([.$C$4]* MOD([.L$7]+[.$D19];[.$C$5]);1);[.$C$3])" office:value-type="float" office:value="1" calcext:value-type="float">
            <text:p>1</text:p>
          </table:table-cell>
          <table:table-cell table:style-name="ce2" table:formula="of:=MOD([.$E19]+[.M$8]-CEILING([.$C$4]* MOD([.M$7]+[.$D19];[.$C$5]);1);[.$C$3])" office:value-type="float" office:value="0" calcext:value-type="float">
            <text:p>0</text:p>
          </table:table-cell>
          <table:table-cell table:style-name="ce2" table:formula="of:=MOD([.$E19]+[.N$8]-CEILING([.$C$4]* MOD([.N$7]+[.$D19];[.$C$5]);1);[.$C$3])" office:value-type="float" office:value="1" calcext:value-type="float">
            <text:p>1</text:p>
          </table:table-cell>
          <table:table-cell table:style-name="ce2" table:formula="of:=MOD([.$E19]+[.O$8]-CEILING([.$C$4]* MOD([.O$7]+[.$D19];[.$C$5]);1);[.$C$3])" office:value-type="float" office:value="0" calcext:value-type="float">
            <text:p>0</text:p>
          </table:table-cell>
          <table:table-cell table:style-name="ce2" table:formula="of:=MOD([.$E19]+[.P$8]-CEILING([.$C$4]* MOD([.P$7]+[.$D19];[.$C$5]);1);[.$C$3])" office:value-type="float" office:value="1" calcext:value-type="float">
            <text:p>1</text:p>
          </table:table-cell>
          <table:table-cell table:style-name="ce2" table:formula="of:=MOD([.$E19]+[.Q$8]-CEILING([.$C$4]* MOD([.Q$7]+[.$D19];[.$C$5]);1);[.$C$3])" office:value-type="float" office:value="1" calcext:value-type="float">
            <text:p>1</text:p>
          </table:table-cell>
          <table:table-cell table:style-name="ce2" table:formula="of:=MOD([.$E19]+[.R$8]-CEILING([.$C$4]* MOD([.R$7]+[.$D19];[.$C$5]);1);[.$C$3])" office:value-type="float" office:value="1" calcext:value-type="float">
            <text:p>1</text:p>
          </table:table-cell>
          <table:table-cell table:style-name="ce2" table:formula="of:=MOD([.$E19]+[.S$8]-CEILING([.$C$4]* MOD([.S$7]+[.$D19];[.$C$5]);1);[.$C$3])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CEILING([.$C$4]*[.D20];1)" office:value-type="float" office:value="302" calcext:value-type="float">
            <text:p>302</text:p>
          </table:table-cell>
          <table:table-cell table:style-name="ce2" table:formula="of:=MOD([.$E20]+[.F$8]-CEILING([.$C$4]* MOD([.F$7]+[.$D20];[.$C$5]);1);[.$C$3])" office:value-type="float" office:value="0" calcext:value-type="float">
            <text:p>0</text:p>
          </table:table-cell>
          <table:table-cell table:style-name="ce2" table:formula="of:=MOD([.$E20]+[.G$8]-CEILING([.$C$4]* MOD([.G$7]+[.$D20];[.$C$5]);1);[.$C$3])" office:value-type="float" office:value="0" calcext:value-type="float">
            <text:p>0</text:p>
          </table:table-cell>
          <table:table-cell table:style-name="ce2" table:formula="of:=MOD([.$E20]+[.H$8]-CEILING([.$C$4]* MOD([.H$7]+[.$D20];[.$C$5]);1);[.$C$3])" office:value-type="float" office:value="0" calcext:value-type="float">
            <text:p>0</text:p>
          </table:table-cell>
          <table:table-cell table:style-name="ce2" table:formula="of:=MOD([.$E20]+[.I$8]-CEILING([.$C$4]* MOD([.I$7]+[.$D20];[.$C$5]);1);[.$C$3])" office:value-type="float" office:value="1" calcext:value-type="float">
            <text:p>1</text:p>
          </table:table-cell>
          <table:table-cell table:style-name="ce2" table:formula="of:=MOD([.$E20]+[.J$8]-CEILING([.$C$4]* MOD([.J$7]+[.$D20];[.$C$5]);1);[.$C$3])" office:value-type="float" office:value="0" calcext:value-type="float">
            <text:p>0</text:p>
          </table:table-cell>
          <table:table-cell table:style-name="ce2" table:formula="of:=MOD([.$E20]+[.K$8]-CEILING([.$C$4]* MOD([.K$7]+[.$D20];[.$C$5]);1);[.$C$3])" office:value-type="float" office:value="1" calcext:value-type="float">
            <text:p>1</text:p>
          </table:table-cell>
          <table:table-cell table:style-name="ce2" table:formula="of:=MOD([.$E20]+[.L$8]-CEILING([.$C$4]* MOD([.L$7]+[.$D20];[.$C$5]);1);[.$C$3])" office:value-type="float" office:value="0" calcext:value-type="float">
            <text:p>0</text:p>
          </table:table-cell>
          <table:table-cell table:style-name="ce2" table:formula="of:=MOD([.$E20]+[.M$8]-CEILING([.$C$4]* MOD([.M$7]+[.$D20];[.$C$5]);1);[.$C$3])" office:value-type="float" office:value="0" calcext:value-type="float">
            <text:p>0</text:p>
          </table:table-cell>
          <table:table-cell table:style-name="ce2" table:formula="of:=MOD([.$E20]+[.N$8]-CEILING([.$C$4]* MOD([.N$7]+[.$D20];[.$C$5]);1);[.$C$3])" office:value-type="float" office:value="0" calcext:value-type="float">
            <text:p>0</text:p>
          </table:table-cell>
          <table:table-cell table:style-name="ce2" table:formula="of:=MOD([.$E20]+[.O$8]-CEILING([.$C$4]* MOD([.O$7]+[.$D20];[.$C$5]);1);[.$C$3])" office:value-type="float" office:value="0" calcext:value-type="float">
            <text:p>0</text:p>
          </table:table-cell>
          <table:table-cell table:style-name="ce2" table:formula="of:=MOD([.$E20]+[.P$8]-CEILING([.$C$4]* MOD([.P$7]+[.$D20];[.$C$5]);1);[.$C$3])" office:value-type="float" office:value="1" calcext:value-type="float">
            <text:p>1</text:p>
          </table:table-cell>
          <table:table-cell table:style-name="ce2" table:formula="of:=MOD([.$E20]+[.Q$8]-CEILING([.$C$4]* MOD([.Q$7]+[.$D20];[.$C$5]);1);[.$C$3])" office:value-type="float" office:value="0" calcext:value-type="float">
            <text:p>0</text:p>
          </table:table-cell>
          <table:table-cell table:style-name="ce2" table:formula="of:=MOD([.$E20]+[.R$8]-CEILING([.$C$4]* MOD([.R$7]+[.$D20];[.$C$5]);1);[.$C$3])" office:value-type="float" office:value="1" calcext:value-type="float">
            <text:p>1</text:p>
          </table:table-cell>
          <table:table-cell table:style-name="ce2" table:formula="of:=MOD([.$E20]+[.S$8]-CEILING([.$C$4]* MOD([.S$7]+[.$D20];[.$C$5]);1);[.$C$3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CEILING([.$C$4]*[.D21];1)" office:value-type="float" office:value="330" calcext:value-type="float">
            <text:p>330</text:p>
          </table:table-cell>
          <table:table-cell table:style-name="ce2" table:formula="of:=MOD([.$E21]+[.F$8]-CEILING([.$C$4]* MOD([.F$7]+[.$D21];[.$C$5]);1);[.$C$3])" office:value-type="float" office:value="0" calcext:value-type="float">
            <text:p>0</text:p>
          </table:table-cell>
          <table:table-cell table:style-name="ce2" table:formula="of:=MOD([.$E21]+[.G$8]-CEILING([.$C$4]* MOD([.G$7]+[.$D21];[.$C$5]);1);[.$C$3])" office:value-type="float" office:value="1" calcext:value-type="float">
            <text:p>1</text:p>
          </table:table-cell>
          <table:table-cell table:style-name="ce2" table:formula="of:=MOD([.$E21]+[.H$8]-CEILING([.$C$4]* MOD([.H$7]+[.$D21];[.$C$5]);1);[.$C$3])" office:value-type="float" office:value="1" calcext:value-type="float">
            <text:p>1</text:p>
          </table:table-cell>
          <table:table-cell table:style-name="ce2" table:formula="of:=MOD([.$E21]+[.I$8]-CEILING([.$C$4]* MOD([.I$7]+[.$D21];[.$C$5]);1);[.$C$3])" office:value-type="float" office:value="1" calcext:value-type="float">
            <text:p>1</text:p>
          </table:table-cell>
          <table:table-cell table:style-name="ce2" table:formula="of:=MOD([.$E21]+[.J$8]-CEILING([.$C$4]* MOD([.J$7]+[.$D21];[.$C$5]);1);[.$C$3])" office:value-type="float" office:value="1" calcext:value-type="float">
            <text:p>1</text:p>
          </table:table-cell>
          <table:table-cell table:style-name="ce2" table:formula="of:=MOD([.$E21]+[.K$8]-CEILING([.$C$4]* MOD([.K$7]+[.$D21];[.$C$5]);1);[.$C$3])" office:value-type="float" office:value="1" calcext:value-type="float">
            <text:p>1</text:p>
          </table:table-cell>
          <table:table-cell table:style-name="ce2" table:formula="of:=MOD([.$E21]+[.L$8]-CEILING([.$C$4]* MOD([.L$7]+[.$D21];[.$C$5]);1);[.$C$3])" office:value-type="float" office:value="1" calcext:value-type="float">
            <text:p>1</text:p>
          </table:table-cell>
          <table:table-cell table:style-name="ce2" table:formula="of:=MOD([.$E21]+[.M$8]-CEILING([.$C$4]* MOD([.M$7]+[.$D21];[.$C$5]);1);[.$C$3])" office:value-type="float" office:value="0" calcext:value-type="float">
            <text:p>0</text:p>
          </table:table-cell>
          <table:table-cell table:style-name="ce2" table:formula="of:=MOD([.$E21]+[.N$8]-CEILING([.$C$4]* MOD([.N$7]+[.$D21];[.$C$5]);1);[.$C$3])" office:value-type="float" office:value="1" calcext:value-type="float">
            <text:p>1</text:p>
          </table:table-cell>
          <table:table-cell table:style-name="ce2" table:formula="of:=MOD([.$E21]+[.O$8]-CEILING([.$C$4]* MOD([.O$7]+[.$D21];[.$C$5]);1);[.$C$3])" office:value-type="float" office:value="1" calcext:value-type="float">
            <text:p>1</text:p>
          </table:table-cell>
          <table:table-cell table:style-name="ce2" table:formula="of:=MOD([.$E21]+[.P$8]-CEILING([.$C$4]* MOD([.P$7]+[.$D21];[.$C$5]);1);[.$C$3])" office:value-type="float" office:value="1" calcext:value-type="float">
            <text:p>1</text:p>
          </table:table-cell>
          <table:table-cell table:style-name="ce2" table:formula="of:=MOD([.$E21]+[.Q$8]-CEILING([.$C$4]* MOD([.Q$7]+[.$D21];[.$C$5]);1);[.$C$3])" office:value-type="float" office:value="1" calcext:value-type="float">
            <text:p>1</text:p>
          </table:table-cell>
          <table:table-cell table:style-name="ce2" table:formula="of:=MOD([.$E21]+[.R$8]-CEILING([.$C$4]* MOD([.R$7]+[.$D21];[.$C$5]);1);[.$C$3])" office:value-type="float" office:value="1" calcext:value-type="float">
            <text:p>1</text:p>
          </table:table-cell>
          <table:table-cell table:style-name="ce2" table:formula="of:=MOD([.$E21]+[.S$8]-CEILING([.$C$4]* MOD([.S$7]+[.$D21];[.$C$5]);1);[.$C$3])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CEILING([.$C$4]*[.D22];1)" office:value-type="float" office:value="357" calcext:value-type="float">
            <text:p>357</text:p>
          </table:table-cell>
          <table:table-cell table:style-name="ce2" table:formula="of:=MOD([.$E22]+[.F$8]-CEILING([.$C$4]* MOD([.F$7]+[.$D22];[.$C$5]);1);[.$C$3])" office:value-type="float" office:value="0" calcext:value-type="float">
            <text:p>0</text:p>
          </table:table-cell>
          <table:table-cell table:style-name="ce2" table:formula="of:=MOD([.$E22]+[.G$8]-CEILING([.$C$4]* MOD([.G$7]+[.$D22];[.$C$5]);1);[.$C$3])" office:value-type="float" office:value="1" calcext:value-type="float">
            <text:p>1</text:p>
          </table:table-cell>
          <table:table-cell table:style-name="ce2" table:formula="of:=MOD([.$E22]+[.H$8]-CEILING([.$C$4]* MOD([.H$7]+[.$D22];[.$C$5]);1);[.$C$3])" office:value-type="float" office:value="0" calcext:value-type="float">
            <text:p>0</text:p>
          </table:table-cell>
          <table:table-cell table:style-name="ce2" table:formula="of:=MOD([.$E22]+[.I$8]-CEILING([.$C$4]* MOD([.I$7]+[.$D22];[.$C$5]);1);[.$C$3])" office:value-type="float" office:value="1" calcext:value-type="float">
            <text:p>1</text:p>
          </table:table-cell>
          <table:table-cell table:style-name="ce2" table:formula="of:=MOD([.$E22]+[.J$8]-CEILING([.$C$4]* MOD([.J$7]+[.$D22];[.$C$5]);1);[.$C$3])" office:value-type="float" office:value="0" calcext:value-type="float">
            <text:p>0</text:p>
          </table:table-cell>
          <table:table-cell table:style-name="ce2" table:formula="of:=MOD([.$E22]+[.K$8]-CEILING([.$C$4]* MOD([.K$7]+[.$D22];[.$C$5]);1);[.$C$3])" office:value-type="float" office:value="1" calcext:value-type="float">
            <text:p>1</text:p>
          </table:table-cell>
          <table:table-cell table:style-name="ce2" table:formula="of:=MOD([.$E22]+[.L$8]-CEILING([.$C$4]* MOD([.L$7]+[.$D22];[.$C$5]);1);[.$C$3])" office:value-type="float" office:value="0" calcext:value-type="float">
            <text:p>0</text:p>
          </table:table-cell>
          <table:table-cell table:style-name="ce2" table:formula="of:=MOD([.$E22]+[.M$8]-CEILING([.$C$4]* MOD([.M$7]+[.$D22];[.$C$5]);1);[.$C$3])" office:value-type="float" office:value="0" calcext:value-type="float">
            <text:p>0</text:p>
          </table:table-cell>
          <table:table-cell table:style-name="ce2" table:formula="of:=MOD([.$E22]+[.N$8]-CEILING([.$C$4]* MOD([.N$7]+[.$D22];[.$C$5]);1);[.$C$3])" office:value-type="float" office:value="1" calcext:value-type="float">
            <text:p>1</text:p>
          </table:table-cell>
          <table:table-cell table:style-name="ce2" table:formula="of:=MOD([.$E22]+[.O$8]-CEILING([.$C$4]* MOD([.O$7]+[.$D22];[.$C$5]);1);[.$C$3])" office:value-type="float" office:value="0" calcext:value-type="float">
            <text:p>0</text:p>
          </table:table-cell>
          <table:table-cell table:style-name="ce2" table:formula="of:=MOD([.$E22]+[.P$8]-CEILING([.$C$4]* MOD([.P$7]+[.$D22];[.$C$5]);1);[.$C$3])" office:value-type="float" office:value="1" calcext:value-type="float">
            <text:p>1</text:p>
          </table:table-cell>
          <table:table-cell table:style-name="ce2" table:formula="of:=MOD([.$E22]+[.Q$8]-CEILING([.$C$4]* MOD([.Q$7]+[.$D22];[.$C$5]);1);[.$C$3])" office:value-type="float" office:value="0" calcext:value-type="float">
            <text:p>0</text:p>
          </table:table-cell>
          <table:table-cell table:style-name="ce2" table:formula="of:=MOD([.$E22]+[.R$8]-CEILING([.$C$4]* MOD([.R$7]+[.$D22];[.$C$5]);1);[.$C$3])" office:value-type="float" office:value="1" calcext:value-type="float">
            <text:p>1</text:p>
          </table:table-cell>
          <table:table-cell table:style-name="ce2" table:formula="of:=MOD([.$E22]+[.S$8]-CEILING([.$C$4]* MOD([.S$7]+[.$D22];[.$C$5]);1);[.$C$3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CEILING([.$C$4]*[.D23];1)" office:value-type="float" office:value="384" calcext:value-type="float">
            <text:p>384</text:p>
          </table:table-cell>
          <table:table-cell table:style-name="ce2" table:formula="of:=MOD([.$E23]+[.F$8]-CEILING([.$C$4]* MOD([.F$7]+[.$D23];[.$C$5]);1);[.$C$3])" office:value-type="float" office:value="0" calcext:value-type="float">
            <text:p>0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CEILING([.$C$4]*[.D24];1)" office:value-type="float" office:value="412" calcext:value-type="float">
            <text:p>412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CEILING([.$C$4]*[.D25];1)" office:value-type="float" office:value="439" calcext:value-type="float">
            <text:p>439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bits</text:p>
          </table:table-cell>
          <table:table-cell table:formula="of:=[.G8]-[.F8]" office:value-type="float" office:value="28" calcext:value-type="float">
            <text:p>28</text:p>
          </table:table-cell>
          <table:table-cell table:formula="of:=[.H8]-[.G8]" office:value-type="float" office:value="27" calcext:value-type="float">
            <text:p>27</text:p>
          </table:table-cell>
          <table:table-cell table:formula="of:=[.I8]-[.H8]" office:value-type="float" office:value="28" calcext:value-type="float">
            <text:p>28</text:p>
          </table:table-cell>
          <table:table-cell table:formula="of:=[.J8]-[.I8]" office:value-type="float" office:value="27" calcext:value-type="float">
            <text:p>27</text:p>
          </table:table-cell>
          <table:table-cell table:formula="of:=[.K8]-[.J8]" office:value-type="float" office:value="28" calcext:value-type="float">
            <text:p>28</text:p>
          </table:table-cell>
          <table:table-cell table:formula="of:=[.L8]-[.K8]" office:value-type="float" office:value="27" calcext:value-type="float">
            <text:p>27</text:p>
          </table:table-cell>
          <table:table-cell table:formula="of:=[.M8]-[.L8]" office:value-type="float" office:value="27" calcext:value-type="float">
            <text:p>27</text:p>
          </table:table-cell>
          <table:table-cell table:formula="of:=[.N8]-[.M8]" office:value-type="float" office:value="28" calcext:value-type="float">
            <text:p>28</text:p>
          </table:table-cell>
          <table:table-cell table:formula="of:=[.O8]-[.N8]" office:value-type="float" office:value="27" calcext:value-type="float">
            <text:p>27</text:p>
          </table:table-cell>
          <table:table-cell table:formula="of:=[.P8]-[.O8]" office:value-type="float" office:value="28" calcext:value-type="float">
            <text:p>28</text:p>
          </table:table-cell>
          <table:table-cell table:formula="of:=[.Q8]-[.P8]" office:value-type="float" office:value="27" calcext:value-type="float">
            <text:p>27</text:p>
          </table:table-cell>
          <table:table-cell table:formula="of:=[.R8]-[.Q8]" office:value-type="float" office:value="28" calcext:value-type="float">
            <text:p>28</text:p>
          </table:table-cell>
          <table:table-cell table:formula="of:=[.S8]-[.R8]" office:value-type="float" office:value="27" calcext:value-type="float">
            <text:p>27</text:p>
          </table:table-cell>
          <table:table-cell table:formula="of:=[.T8]-[.S8]" office:value-type="float" office:value="27" calcext:value-type="float">
            <text:p>27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formula="of:=CEILING([.$C$4]*[.F30];1)" office:value-type="float" office:value="0" calcext:value-type="float">
            <text:p>0</text:p>
          </table:table-cell>
          <table:table-cell table:formula="of:=CEILING([.$C$4]*[.G30];1)" office:value-type="float" office:value="28" calcext:value-type="float">
            <text:p>28</text:p>
          </table:table-cell>
          <table:table-cell table:formula="of:=CEILING([.$C$4]*[.H30];1)" office:value-type="float" office:value="55" calcext:value-type="float">
            <text:p>55</text:p>
          </table:table-cell>
          <table:table-cell table:formula="of:=CEILING([.$C$4]*[.I30];1)" office:value-type="float" office:value="83" calcext:value-type="float">
            <text:p>83</text:p>
          </table:table-cell>
          <table:table-cell table:formula="of:=CEILING([.$C$4]*[.J30];1)" office:value-type="float" office:value="110" calcext:value-type="float">
            <text:p>110</text:p>
          </table:table-cell>
          <table:table-cell table:formula="of:=CEILING([.$C$4]*[.K30];1)" office:value-type="float" office:value="138" calcext:value-type="float">
            <text:p>138</text:p>
          </table:table-cell>
          <table:table-cell table:formula="of:=CEILING([.$C$4]*[.L30];1)" office:value-type="float" office:value="165" calcext:value-type="float">
            <text:p>165</text:p>
          </table:table-cell>
          <table:table-cell table:formula="of:=CEILING([.$C$4]*[.M30];1)" office:value-type="float" office:value="192" calcext:value-type="float">
            <text:p>192</text:p>
          </table:table-cell>
          <table:table-cell table:formula="of:=CEILING([.$C$4]*[.N30];1)" office:value-type="float" office:value="220" calcext:value-type="float">
            <text:p>220</text:p>
          </table:table-cell>
          <table:table-cell table:formula="of:=CEILING([.$C$4]*[.O30];1)" office:value-type="float" office:value="247" calcext:value-type="float">
            <text:p>24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formula="of:=CEILING([.$C$4]*[.D32];1)" office:value-type="float" office:value="0" calcext:value-type="float">
            <text:p>0</text:p>
          </table:table-cell>
          <table:table-cell table:formula="of:=MOD([.$E32]+[.F$31]-CEILING( MOD([.F$30]+[.$D32];[.$C$5]);1);[.$C$3])" office:value-type="float" office:value="0" calcext:value-type="float">
            <text:p>0</text:p>
          </table:table-cell>
          <table:table-cell table:formula="of:=MOD([.$E32]+[.G$31]-CEILING( MOD([.G$30]+[.$D32];[.$C$5]);1);[.$C$3])" office:value-type="float" office:value="27" calcext:value-type="float">
            <text:p>27</text:p>
          </table:table-cell>
          <table:table-cell table:formula="of:=MOD([.$E32]+[.H$31]-CEILING( MOD([.H$30]+[.$D32];[.$C$5]);1);[.$C$3])" office:value-type="float" office:value="53" calcext:value-type="float">
            <text:p>53</text:p>
          </table:table-cell>
          <table:table-cell table:formula="of:=MOD([.$E32]+[.I$31]-CEILING( MOD([.I$30]+[.$D32];[.$C$5]);1);[.$C$3])" office:value-type="float" office:value="80" calcext:value-type="float">
            <text:p>80</text:p>
          </table:table-cell>
          <table:table-cell table:formula="of:=MOD([.$E32]+[.J$31]-CEILING( MOD([.J$30]+[.$D32];[.$C$5]);1);[.$C$3])" office:value-type="float" office:value="106" calcext:value-type="float">
            <text:p>106</text:p>
          </table:table-cell>
          <table:table-cell table:formula="of:=MOD([.$E32]+[.K$31]-CEILING( MOD([.K$30]+[.$D32];[.$C$5]);1);[.$C$3])" office:value-type="float" office:value="133" calcext:value-type="float">
            <text:p>133</text:p>
          </table:table-cell>
          <table:table-cell table:formula="of:=MOD([.$E32]+[.L$31]-CEILING( MOD([.L$30]+[.$D32];[.$C$5]);1);[.$C$3])" office:value-type="float" office:value="159" calcext:value-type="float">
            <text:p>159</text:p>
          </table:table-cell>
          <table:table-cell table:formula="of:=MOD([.$E32]+[.M$31]-CEILING( MOD([.M$30]+[.$D32];[.$C$5]);1);[.$C$3])" office:value-type="float" office:value="185" calcext:value-type="float">
            <text:p>185</text:p>
          </table:table-cell>
          <table:table-cell table:formula="of:=MOD([.$E32]+[.N$31]-CEILING( MOD([.N$30]+[.$D32];[.$C$5]);1);[.$C$3])" office:value-type="float" office:value="212" calcext:value-type="float">
            <text:p>212</text:p>
          </table:table-cell>
          <table:table-cell table:formula="of:=MOD([.$E32]+[.O$31]-CEILING( MOD([.O$30]+[.$D32];[.$C$5]);1);[.$C$3])" office:value-type="float" office:value="238" calcext:value-type="float">
            <text:p>238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formula="of:=CEILING([.$C$4]*[.D33];1)" office:value-type="float" office:value="28" calcext:value-type="float">
            <text:p>28</text:p>
          </table:table-cell>
          <table:table-cell table:formula="of:=MOD([.$E33]+[.O$31]-CEILING( MOD([.O$30]+[.$D33];[.$C$5]);1);[.$C$3])" office:value-type="float" office:value="265" calcext:value-type="float">
            <text:p>265</text:p>
          </table:table-cell>
          <table:table-cell table:formula="of:=MOD([.$E33]+[.F$31]-CEILING( MOD([.F$30]+[.$D33];[.$C$5]);1);[.$C$3])" office:value-type="float" office:value="27" calcext:value-type="float">
            <text:p>27</text:p>
          </table:table-cell>
          <table:table-cell table:formula="of:=MOD([.$E33]+[.G$31]-CEILING( MOD([.G$30]+[.$D33];[.$C$5]);1);[.$C$3])" office:value-type="float" office:value="54" calcext:value-type="float">
            <text:p>54</text:p>
          </table:table-cell>
          <table:table-cell table:formula="of:=MOD([.$E33]+[.H$31]-CEILING( MOD([.H$30]+[.$D33];[.$C$5]);1);[.$C$3])" office:value-type="float" office:value="80" calcext:value-type="float">
            <text:p>80</text:p>
          </table:table-cell>
          <table:table-cell table:formula="of:=MOD([.$E33]+[.I$31]-CEILING( MOD([.I$30]+[.$D33];[.$C$5]);1);[.$C$3])" office:value-type="float" office:value="107" calcext:value-type="float">
            <text:p>107</text:p>
          </table:table-cell>
          <table:table-cell table:formula="of:=MOD([.$E33]+[.J$31]-CEILING( MOD([.J$30]+[.$D33];[.$C$5]);1);[.$C$3])" office:value-type="float" office:value="133" calcext:value-type="float">
            <text:p>133</text:p>
          </table:table-cell>
          <table:table-cell table:formula="of:=MOD([.$E33]+[.K$31]-CEILING( MOD([.K$30]+[.$D33];[.$C$5]);1);[.$C$3])" office:value-type="float" office:value="160" calcext:value-type="float">
            <text:p>160</text:p>
          </table:table-cell>
          <table:table-cell table:formula="of:=MOD([.$E33]+[.L$31]-CEILING( MOD([.L$30]+[.$D33];[.$C$5]);1);[.$C$3])" office:value-type="float" office:value="186" calcext:value-type="float">
            <text:p>186</text:p>
          </table:table-cell>
          <table:table-cell table:formula="of:=MOD([.$E33]+[.M$31]-CEILING( MOD([.M$30]+[.$D33];[.$C$5]);1);[.$C$3])" office:value-type="float" office:value="212" calcext:value-type="float">
            <text:p>212</text:p>
          </table:table-cell>
          <table:table-cell table:formula="of:=MOD([.$E33]+[.N$31]-CEILING( MOD([.N$30]+[.$D33];[.$C$5]);1);[.$C$3])" office:value-type="float" office:value="239" calcext:value-type="float">
            <text:p>239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formula="of:=CEILING([.$C$4]*[.D34];1)" office:value-type="float" office:value="55" calcext:value-type="float">
            <text:p>55</text:p>
          </table:table-cell>
          <table:table-cell table:formula="of:=MOD([.$E34]+[.N$31]-CEILING( MOD([.N$30]+[.$D34];[.$C$5]);1);[.$C$3])" office:value-type="float" office:value="265" calcext:value-type="float">
            <text:p>265</text:p>
          </table:table-cell>
          <table:table-cell table:formula="of:=MOD([.$E34]+[.O$31]-CEILING( MOD([.O$30]+[.$D34];[.$C$5]);1);[.$C$3])" office:value-type="float" office:value="291" calcext:value-type="float">
            <text:p>291</text:p>
          </table:table-cell>
          <table:table-cell table:formula="of:=MOD([.$E34]+[.F$31]-CEILING( MOD([.F$30]+[.$D34];[.$C$5]);1);[.$C$3])" office:value-type="float" office:value="53" calcext:value-type="float">
            <text:p>53</text:p>
          </table:table-cell>
          <table:table-cell table:formula="of:=MOD([.$E34]+[.G$31]-CEILING( MOD([.G$30]+[.$D34];[.$C$5]);1);[.$C$3])" office:value-type="float" office:value="80" calcext:value-type="float">
            <text:p>80</text:p>
          </table:table-cell>
          <table:table-cell table:formula="of:=MOD([.$E34]+[.H$31]-CEILING( MOD([.H$30]+[.$D34];[.$C$5]);1);[.$C$3])" office:value-type="float" office:value="106" calcext:value-type="float">
            <text:p>106</text:p>
          </table:table-cell>
          <table:table-cell table:formula="of:=MOD([.$E34]+[.I$31]-CEILING( MOD([.I$30]+[.$D34];[.$C$5]);1);[.$C$3])" office:value-type="float" office:value="133" calcext:value-type="float">
            <text:p>133</text:p>
          </table:table-cell>
          <table:table-cell table:formula="of:=MOD([.$E34]+[.J$31]-CEILING( MOD([.J$30]+[.$D34];[.$C$5]);1);[.$C$3])" office:value-type="float" office:value="159" calcext:value-type="float">
            <text:p>159</text:p>
          </table:table-cell>
          <table:table-cell table:formula="of:=MOD([.$E34]+[.K$31]-CEILING( MOD([.K$30]+[.$D34];[.$C$5]);1);[.$C$3])" office:value-type="float" office:value="186" calcext:value-type="float">
            <text:p>186</text:p>
          </table:table-cell>
          <table:table-cell table:formula="of:=MOD([.$E34]+[.L$31]-CEILING( MOD([.L$30]+[.$D34];[.$C$5]);1);[.$C$3])" office:value-type="float" office:value="212" calcext:value-type="float">
            <text:p>212</text:p>
          </table:table-cell>
          <table:table-cell table:formula="of:=MOD([.$E34]+[.M$31]-CEILING( MOD([.M$30]+[.$D34];[.$C$5]);1);[.$C$3])" office:value-type="float" office:value="238" calcext:value-type="float">
            <text:p>238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formula="of:=CEILING([.$C$4]*[.D35];1)" office:value-type="float" office:value="83" calcext:value-type="float">
            <text:p>83</text:p>
          </table:table-cell>
          <table:table-cell table:formula="of:=MOD([.$E35]+[.M$31]-CEILING( MOD([.M$30]+[.$D35];[.$C$5]);1);[.$C$3])" office:value-type="float" office:value="265" calcext:value-type="float">
            <text:p>265</text:p>
          </table:table-cell>
          <table:table-cell table:formula="of:=MOD([.$E35]+[.N$31]-CEILING( MOD([.N$30]+[.$D35];[.$C$5]);1);[.$C$3])" office:value-type="float" office:value="292" calcext:value-type="float">
            <text:p>292</text:p>
          </table:table-cell>
          <table:table-cell table:formula="of:=MOD([.$E35]+[.O$31]-CEILING( MOD([.O$30]+[.$D35];[.$C$5]);1);[.$C$3])" office:value-type="float" office:value="318" calcext:value-type="float">
            <text:p>318</text:p>
          </table:table-cell>
          <table:table-cell table:formula="of:=MOD([.$E35]+[.F$31]-CEILING( MOD([.F$30]+[.$D35];[.$C$5]);1);[.$C$3])" office:value-type="float" office:value="80" calcext:value-type="float">
            <text:p>80</text:p>
          </table:table-cell>
          <table:table-cell table:formula="of:=MOD([.$E35]+[.G$31]-CEILING( MOD([.G$30]+[.$D35];[.$C$5]);1);[.$C$3])" office:value-type="float" office:value="107" calcext:value-type="float">
            <text:p>107</text:p>
          </table:table-cell>
          <table:table-cell table:formula="of:=MOD([.$E35]+[.H$31]-CEILING( MOD([.H$30]+[.$D35];[.$C$5]);1);[.$C$3])" office:value-type="float" office:value="133" calcext:value-type="float">
            <text:p>133</text:p>
          </table:table-cell>
          <table:table-cell table:formula="of:=MOD([.$E35]+[.I$31]-CEILING( MOD([.I$30]+[.$D35];[.$C$5]);1);[.$C$3])" office:value-type="float" office:value="160" calcext:value-type="float">
            <text:p>160</text:p>
          </table:table-cell>
          <table:table-cell table:formula="of:=MOD([.$E35]+[.J$31]-CEILING( MOD([.J$30]+[.$D35];[.$C$5]);1);[.$C$3])" office:value-type="float" office:value="186" calcext:value-type="float">
            <text:p>186</text:p>
          </table:table-cell>
          <table:table-cell table:formula="of:=MOD([.$E35]+[.K$31]-CEILING( MOD([.K$30]+[.$D35];[.$C$5]);1);[.$C$3])" office:value-type="float" office:value="213" calcext:value-type="float">
            <text:p>213</text:p>
          </table:table-cell>
          <table:table-cell table:formula="of:=MOD([.$E35]+[.L$31]-CEILING( MOD([.L$30]+[.$D35];[.$C$5]);1);[.$C$3])" office:value-type="float" office:value="239" calcext:value-type="float">
            <text:p>239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formula="of:=CEILING([.$C$4]*[.D36];1)" office:value-type="float" office:value="110" calcext:value-type="float">
            <text:p>110</text:p>
          </table:table-cell>
          <table:table-cell table:formula="of:=MOD([.$E36]+[.L$31]-CEILING( MOD([.L$30]+[.$D36];[.$C$5]);1);[.$C$3])" office:value-type="float" office:value="265" calcext:value-type="float">
            <text:p>265</text:p>
          </table:table-cell>
          <table:table-cell table:formula="of:=MOD([.$E36]+[.M$31]-CEILING( MOD([.M$30]+[.$D36];[.$C$5]);1);[.$C$3])" office:value-type="float" office:value="291" calcext:value-type="float">
            <text:p>291</text:p>
          </table:table-cell>
          <table:table-cell table:formula="of:=MOD([.$E36]+[.N$31]-CEILING( MOD([.N$30]+[.$D36];[.$C$5]);1);[.$C$3])" office:value-type="float" office:value="318" calcext:value-type="float">
            <text:p>318</text:p>
          </table:table-cell>
          <table:table-cell table:formula="of:=MOD([.$E36]+[.O$31]-CEILING( MOD([.O$30]+[.$D36];[.$C$5]);1);[.$C$3])" office:value-type="float" office:value="344" calcext:value-type="float">
            <text:p>344</text:p>
          </table:table-cell>
          <table:table-cell table:formula="of:=MOD([.$E36]+[.F$31]-CEILING( MOD([.F$30]+[.$D36];[.$C$5]);1);[.$C$3])" office:value-type="float" office:value="106" calcext:value-type="float">
            <text:p>106</text:p>
          </table:table-cell>
          <table:table-cell table:formula="of:=MOD([.$E36]+[.G$31]-CEILING( MOD([.G$30]+[.$D36];[.$C$5]);1);[.$C$3])" office:value-type="float" office:value="133" calcext:value-type="float">
            <text:p>133</text:p>
          </table:table-cell>
          <table:table-cell table:formula="of:=MOD([.$E36]+[.H$31]-CEILING( MOD([.H$30]+[.$D36];[.$C$5]);1);[.$C$3])" office:value-type="float" office:value="159" calcext:value-type="float">
            <text:p>159</text:p>
          </table:table-cell>
          <table:table-cell table:formula="of:=MOD([.$E36]+[.I$31]-CEILING( MOD([.I$30]+[.$D36];[.$C$5]);1);[.$C$3])" office:value-type="float" office:value="186" calcext:value-type="float">
            <text:p>186</text:p>
          </table:table-cell>
          <table:table-cell table:formula="of:=MOD([.$E36]+[.J$31]-CEILING( MOD([.J$30]+[.$D36];[.$C$5]);1);[.$C$3])" office:value-type="float" office:value="212" calcext:value-type="float">
            <text:p>212</text:p>
          </table:table-cell>
          <table:table-cell table:formula="of:=MOD([.$E36]+[.K$31]-CEILING( MOD([.K$30]+[.$D36];[.$C$5]);1);[.$C$3])" office:value-type="float" office:value="239" calcext:value-type="float">
            <text:p>239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formula="of:=CEILING([.$C$4]*[.D37];1)" office:value-type="float" office:value="138" calcext:value-type="float">
            <text:p>138</text:p>
          </table:table-cell>
          <table:table-cell table:formula="of:=MOD([.$E37]+[.K$31]-CEILING( MOD([.K$30]+[.$D37];[.$C$5]);1);[.$C$3])" office:value-type="float" office:value="266" calcext:value-type="float">
            <text:p>266</text:p>
          </table:table-cell>
          <table:table-cell table:formula="of:=MOD([.$E37]+[.L$31]-CEILING( MOD([.L$30]+[.$D37];[.$C$5]);1);[.$C$3])" office:value-type="float" office:value="292" calcext:value-type="float">
            <text:p>292</text:p>
          </table:table-cell>
          <table:table-cell table:formula="of:=MOD([.$E37]+[.M$31]-CEILING( MOD([.M$30]+[.$D37];[.$C$5]);1);[.$C$3])" office:value-type="float" office:value="318" calcext:value-type="float">
            <text:p>318</text:p>
          </table:table-cell>
          <table:table-cell table:formula="of:=MOD([.$E37]+[.N$31]-CEILING( MOD([.N$30]+[.$D37];[.$C$5]);1);[.$C$3])" office:value-type="float" office:value="345" calcext:value-type="float">
            <text:p>345</text:p>
          </table:table-cell>
          <table:table-cell table:formula="of:=MOD([.$E37]+[.O$31]-CEILING( MOD([.O$30]+[.$D37];[.$C$5]);1);[.$C$3])" office:value-type="float" office:value="1" calcext:value-type="float">
            <text:p>1</text:p>
          </table:table-cell>
          <table:table-cell table:formula="of:=MOD([.$E37]+[.F$31]-CEILING( MOD([.F$30]+[.$D37];[.$C$5]);1);[.$C$3])" office:value-type="float" office:value="133" calcext:value-type="float">
            <text:p>133</text:p>
          </table:table-cell>
          <table:table-cell table:formula="of:=MOD([.$E37]+[.G$31]-CEILING( MOD([.G$30]+[.$D37];[.$C$5]);1);[.$C$3])" office:value-type="float" office:value="160" calcext:value-type="float">
            <text:p>160</text:p>
          </table:table-cell>
          <table:table-cell table:formula="of:=MOD([.$E37]+[.H$31]-CEILING( MOD([.H$30]+[.$D37];[.$C$5]);1);[.$C$3])" office:value-type="float" office:value="186" calcext:value-type="float">
            <text:p>186</text:p>
          </table:table-cell>
          <table:table-cell table:formula="of:=MOD([.$E37]+[.I$31]-CEILING( MOD([.I$30]+[.$D37];[.$C$5]);1);[.$C$3])" office:value-type="float" office:value="213" calcext:value-type="float">
            <text:p>213</text:p>
          </table:table-cell>
          <table:table-cell table:formula="of:=MOD([.$E37]+[.J$31]-CEILING( MOD([.J$30]+[.$D37];[.$C$5]);1);[.$C$3])" office:value-type="float" office:value="239" calcext:value-type="float">
            <text:p>239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formula="of:=CEILING([.$C$4]*[.D38];1)" office:value-type="float" office:value="165" calcext:value-type="float">
            <text:p>165</text:p>
          </table:table-cell>
          <table:table-cell table:formula="of:=MOD([.$E38]+[.J$31]-CEILING( MOD([.J$30]+[.$D38];[.$C$5]);1);[.$C$3])" office:value-type="float" office:value="265" calcext:value-type="float">
            <text:p>265</text:p>
          </table:table-cell>
          <table:table-cell table:formula="of:=MOD([.$E38]+[.K$31]-CEILING( MOD([.K$30]+[.$D38];[.$C$5]);1);[.$C$3])" office:value-type="float" office:value="292" calcext:value-type="float">
            <text:p>292</text:p>
          </table:table-cell>
          <table:table-cell table:formula="of:=MOD([.$E38]+[.L$31]-CEILING( MOD([.L$30]+[.$D38];[.$C$5]);1);[.$C$3])" office:value-type="float" office:value="318" calcext:value-type="float">
            <text:p>318</text:p>
          </table:table-cell>
          <table:table-cell table:formula="of:=MOD([.$E38]+[.M$31]-CEILING( MOD([.M$30]+[.$D38];[.$C$5]);1);[.$C$3])" office:value-type="float" office:value="344" calcext:value-type="float">
            <text:p>344</text:p>
          </table:table-cell>
          <table:table-cell table:formula="of:=MOD([.$E38]+[.N$31]-CEILING( MOD([.N$30]+[.$D38];[.$C$5]);1);[.$C$3])" office:value-type="float" office:value="1" calcext:value-type="float">
            <text:p>1</text:p>
          </table:table-cell>
          <table:table-cell table:formula="of:=MOD([.$E38]+[.O$31]-CEILING( MOD([.O$30]+[.$D38];[.$C$5]);1);[.$C$3])" office:value-type="float" office:value="27" calcext:value-type="float">
            <text:p>27</text:p>
          </table:table-cell>
          <table:table-cell table:formula="of:=MOD([.$E38]+[.F$31]-CEILING( MOD([.F$30]+[.$D38];[.$C$5]);1);[.$C$3])" office:value-type="float" office:value="159" calcext:value-type="float">
            <text:p>159</text:p>
          </table:table-cell>
          <table:table-cell table:formula="of:=MOD([.$E38]+[.G$31]-CEILING( MOD([.G$30]+[.$D38];[.$C$5]);1);[.$C$3])" office:value-type="float" office:value="186" calcext:value-type="float">
            <text:p>186</text:p>
          </table:table-cell>
          <table:table-cell table:formula="of:=MOD([.$E38]+[.H$31]-CEILING( MOD([.H$30]+[.$D38];[.$C$5]);1);[.$C$3])" office:value-type="float" office:value="212" calcext:value-type="float">
            <text:p>212</text:p>
          </table:table-cell>
          <table:table-cell table:formula="of:=MOD([.$E38]+[.I$31]-CEILING( MOD([.I$30]+[.$D38];[.$C$5]);1);[.$C$3])" office:value-type="float" office:value="239" calcext:value-type="float">
            <text:p>239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formula="of:=CEILING([.$C$4]*[.D39];1)" office:value-type="float" office:value="192" calcext:value-type="float">
            <text:p>192</text:p>
          </table:table-cell>
          <table:table-cell table:formula="of:=MOD([.$E39]+[.I$31]-CEILING( MOD([.I$30]+[.$D39];[.$C$5]);1);[.$C$3])" office:value-type="float" office:value="265" calcext:value-type="float">
            <text:p>265</text:p>
          </table:table-cell>
          <table:table-cell table:formula="of:=MOD([.$E39]+[.J$31]-CEILING( MOD([.J$30]+[.$D39];[.$C$5]);1);[.$C$3])" office:value-type="float" office:value="291" calcext:value-type="float">
            <text:p>291</text:p>
          </table:table-cell>
          <table:table-cell table:formula="of:=MOD([.$E39]+[.K$31]-CEILING( MOD([.K$30]+[.$D39];[.$C$5]);1);[.$C$3])" office:value-type="float" office:value="318" calcext:value-type="float">
            <text:p>318</text:p>
          </table:table-cell>
          <table:table-cell table:formula="of:=MOD([.$E39]+[.L$31]-CEILING( MOD([.L$30]+[.$D39];[.$C$5]);1);[.$C$3])" office:value-type="float" office:value="344" calcext:value-type="float">
            <text:p>344</text:p>
          </table:table-cell>
          <table:table-cell table:formula="of:=MOD([.$E39]+[.M$31]-CEILING( MOD([.M$30]+[.$D39];[.$C$5]);1);[.$C$3])" office:value-type="float" office:value="0" calcext:value-type="float">
            <text:p>0</text:p>
          </table:table-cell>
          <table:table-cell table:formula="of:=MOD([.$E39]+[.N$31]-CEILING( MOD([.N$30]+[.$D39];[.$C$5]);1);[.$C$3])" office:value-type="float" office:value="27" calcext:value-type="float">
            <text:p>27</text:p>
          </table:table-cell>
          <table:table-cell table:formula="of:=MOD([.$E39]+[.O$31]-CEILING( MOD([.O$30]+[.$D39];[.$C$5]);1);[.$C$3])" office:value-type="float" office:value="53" calcext:value-type="float">
            <text:p>53</text:p>
          </table:table-cell>
          <table:table-cell table:formula="of:=MOD([.$E39]+[.F$31]-CEILING( MOD([.F$30]+[.$D39];[.$C$5]);1);[.$C$3])" office:value-type="float" office:value="185" calcext:value-type="float">
            <text:p>185</text:p>
          </table:table-cell>
          <table:table-cell table:formula="of:=MOD([.$E39]+[.G$31]-CEILING( MOD([.G$30]+[.$D39];[.$C$5]);1);[.$C$3])" office:value-type="float" office:value="212" calcext:value-type="float">
            <text:p>212</text:p>
          </table:table-cell>
          <table:table-cell table:formula="of:=MOD([.$E39]+[.H$31]-CEILING( MOD([.H$30]+[.$D39];[.$C$5]);1);[.$C$3])" office:value-type="float" office:value="238" calcext:value-type="float">
            <text:p>238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formula="of:=CEILING([.$C$4]*[.D40];1)" office:value-type="float" office:value="220" calcext:value-type="float">
            <text:p>220</text:p>
          </table:table-cell>
          <table:table-cell table:formula="of:=MOD([.$E40]+[.H$31]-CEILING( MOD([.H$30]+[.$D40];[.$C$5]);1);[.$C$3])" office:value-type="float" office:value="265" calcext:value-type="float">
            <text:p>265</text:p>
          </table:table-cell>
          <table:table-cell table:formula="of:=MOD([.$E40]+[.I$31]-CEILING( MOD([.I$30]+[.$D40];[.$C$5]);1);[.$C$3])" office:value-type="float" office:value="292" calcext:value-type="float">
            <text:p>292</text:p>
          </table:table-cell>
          <table:table-cell table:formula="of:=MOD([.$E40]+[.J$31]-CEILING( MOD([.J$30]+[.$D40];[.$C$5]);1);[.$C$3])" office:value-type="float" office:value="318" calcext:value-type="float">
            <text:p>318</text:p>
          </table:table-cell>
          <table:table-cell table:formula="of:=MOD([.$E40]+[.K$31]-CEILING( MOD([.K$30]+[.$D40];[.$C$5]);1);[.$C$3])" office:value-type="float" office:value="345" calcext:value-type="float">
            <text:p>345</text:p>
          </table:table-cell>
          <table:table-cell table:formula="of:=MOD([.$E40]+[.L$31]-CEILING( MOD([.L$30]+[.$D40];[.$C$5]);1);[.$C$3])" office:value-type="float" office:value="1" calcext:value-type="float">
            <text:p>1</text:p>
          </table:table-cell>
          <table:table-cell table:formula="of:=MOD([.$E40]+[.M$31]-CEILING( MOD([.M$30]+[.$D40];[.$C$5]);1);[.$C$3])" office:value-type="float" office:value="27" calcext:value-type="float">
            <text:p>27</text:p>
          </table:table-cell>
          <table:table-cell table:formula="of:=MOD([.$E40]+[.N$31]-CEILING( MOD([.N$30]+[.$D40];[.$C$5]);1);[.$C$3])" office:value-type="float" office:value="54" calcext:value-type="float">
            <text:p>54</text:p>
          </table:table-cell>
          <table:table-cell table:formula="of:=MOD([.$E40]+[.O$31]-CEILING( MOD([.O$30]+[.$D40];[.$C$5]);1);[.$C$3])" office:value-type="float" office:value="80" calcext:value-type="float">
            <text:p>80</text:p>
          </table:table-cell>
          <table:table-cell table:formula="of:=MOD([.$E40]+[.F$31]-CEILING( MOD([.F$30]+[.$D40];[.$C$5]);1);[.$C$3])" office:value-type="float" office:value="212" calcext:value-type="float">
            <text:p>212</text:p>
          </table:table-cell>
          <table:table-cell table:formula="of:=MOD([.$E40]+[.G$31]-CEILING( MOD([.G$30]+[.$D40];[.$C$5]);1);[.$C$3])" office:value-type="float" office:value="239" calcext:value-type="float">
            <text:p>239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formula="of:=CEILING([.$C$4]*[.D41];1)" office:value-type="float" office:value="247" calcext:value-type="float">
            <text:p>247</text:p>
          </table:table-cell>
          <table:table-cell table:formula="of:=MOD([.$E41]+[.G$31]-CEILING( MOD([.G$30]+[.$D41];[.$C$5]);1);[.$C$3])" office:value-type="float" office:value="265" calcext:value-type="float">
            <text:p>265</text:p>
          </table:table-cell>
          <table:table-cell table:formula="of:=MOD([.$E41]+[.H$31]-CEILING( MOD([.H$30]+[.$D41];[.$C$5]);1);[.$C$3])" office:value-type="float" office:value="291" calcext:value-type="float">
            <text:p>291</text:p>
          </table:table-cell>
          <table:table-cell table:formula="of:=MOD([.$E41]+[.I$31]-CEILING( MOD([.I$30]+[.$D41];[.$C$5]);1);[.$C$3])" office:value-type="float" office:value="318" calcext:value-type="float">
            <text:p>318</text:p>
          </table:table-cell>
          <table:table-cell table:formula="of:=MOD([.$E41]+[.J$31]-CEILING( MOD([.J$30]+[.$D41];[.$C$5]);1);[.$C$3])" office:value-type="float" office:value="344" calcext:value-type="float">
            <text:p>344</text:p>
          </table:table-cell>
          <table:table-cell table:formula="of:=MOD([.$E41]+[.K$31]-CEILING( MOD([.K$30]+[.$D41];[.$C$5]);1);[.$C$3])" office:value-type="float" office:value="1" calcext:value-type="float">
            <text:p>1</text:p>
          </table:table-cell>
          <table:table-cell table:formula="of:=MOD([.$E41]+[.L$31]-CEILING( MOD([.L$30]+[.$D41];[.$C$5]);1);[.$C$3])" office:value-type="float" office:value="27" calcext:value-type="float">
            <text:p>27</text:p>
          </table:table-cell>
          <table:table-cell table:formula="of:=MOD([.$E41]+[.M$31]-CEILING( MOD([.M$30]+[.$D41];[.$C$5]);1);[.$C$3])" office:value-type="float" office:value="53" calcext:value-type="float">
            <text:p>53</text:p>
          </table:table-cell>
          <table:table-cell table:formula="of:=MOD([.$E41]+[.N$31]-CEILING( MOD([.N$30]+[.$D41];[.$C$5]);1);[.$C$3])" office:value-type="float" office:value="80" calcext:value-type="float">
            <text:p>80</text:p>
          </table:table-cell>
          <table:table-cell/>
          <table:table-cell table:formula="of:=MOD([.$E41]+[.F$31]-CEILING( MOD([.F$30]+[.$D41];[.$C$5]);1);[.$C$3])" office:value-type="float" office:value="238" calcext:value-type="float">
            <text:p>238</text:p>
          </table:table-cell>
          <table:table-cell table:number-columns-repeated="8"/>
          <table:table-cell table:formula="of:=MOD([.$E41]+[.O$31]-CEILING( MOD([.O$30]+[.$D41];[.$C$5]);1);[.$C$3])" office:value-type="float" office:value="106" calcext:value-type="float">
            <text:p>106</text:p>
          </table:table-cell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2, 0, 1, 5,10,20,10,50,100,50, 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254+11" office:value-type="float" office:value="265" calcext:value-type="float">
            <text:p>265</text:p>
          </table:table-cell>
          <table:table-cell table:number-columns-repeated="1020"/>
        </table:table-row>
        <calcext:conditional-formats>
          <calcext:conditional-format calcext:target-range-address="Sheet2.F9:Sheet2.V25">
            <calcext:condition calcext:apply-style-name="Untitled1" calcext:value="&gt;0" calcext:base-cell-address="Sheet2.F9"/>
          </calcext:conditional-format>
        </calcext:conditional-formats>
      </table:table>
      <table:named-expressions/>
      <table:database-ranges>
        <table:database-range table:name="tab" table:target-range-address="Sheet1.E6:Sheet1.J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3:19:39.097826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Faz</meta:initial-creator>
    <meta:creation-date>2015-05-29T23:31:59</meta:creation-date>
    <dc:date>2016-05-27T13:57:17.882979151</dc:date>
    <meta:editing-duration>PT46M4S</meta:editing-duration>
    <meta:editing-cycles>7</meta:editing-cycles>
    <meta:generator>LibreOffice/5.0.6.2$Linux_X86_64 LibreOffice_project/00$Build-2</meta:generator>
    <meta:document-statistic meta:table-count="2" meta:cell-count="2181" meta:object-count="0"/>
  </office:meta>
</office:document-meta>
</file>